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89in"/>
    </style:style>
    <style:style style:name="co2" style:family="table-column">
      <style:table-column-properties fo:break-before="auto" style:column-width="2.7035in"/>
    </style:style>
    <style:style style:name="co3" style:family="table-column">
      <style:table-column-properties fo:break-before="auto" style:column-width="1.0193in"/>
    </style:style>
    <style:style style:name="co4" style:family="table-column">
      <style:table-column-properties fo:break-before="auto" style:column-width="0.4984in"/>
    </style:style>
    <style:style style:name="co5" style:family="table-column">
      <style:table-column-properties fo:break-before="auto" style:column-width="1.5181in"/>
    </style:style>
    <style:style style:name="co6" style:family="table-column">
      <style:table-column-properties fo:break-before="auto" style:column-width="1.4516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0.986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8783in"/>
    </style:style>
    <style:style style:name="co11" style:family="table-column">
      <style:table-column-properties fo:break-before="auto" style:column-width="0.7098in"/>
    </style:style>
    <style:style style:name="co12" style:family="table-column">
      <style:table-column-properties fo:break-before="auto" style:column-width="0.8083in"/>
    </style:style>
    <style:style style:name="co13" style:family="table-column">
      <style:table-column-properties fo:break-before="auto" style:column-width="1.6055in"/>
    </style:style>
    <style:style style:name="co14" style:family="table-column">
      <style:table-column-properties fo:break-before="auto" style:column-width="0.9937in"/>
    </style:style>
    <style:style style:name="co15" style:family="table-column">
      <style:table-column-properties fo:break-before="auto" style:column-width="0.6984in"/>
    </style:style>
    <style:style style:name="co16" style:family="table-column">
      <style:table-column-properties fo:break-before="auto" style:column-width="1.6283in"/>
    </style:style>
    <style:style style:name="co17" style:family="table-column">
      <style:table-column-properties fo:break-before="auto" style:column-width="0.9827in"/>
    </style:style>
    <style:style style:name="co18" style:family="table-column">
      <style:table-column-properties fo:break-before="auto" style:column-width="1.0047in"/>
    </style:style>
    <style:style style:name="co19" style:family="table-column">
      <style:table-column-properties fo:break-before="auto" style:column-width="0.5571in"/>
    </style:style>
    <style:style style:name="co20" style:family="table-column">
      <style:table-column-properties fo:break-before="auto" style:column-width="2.0425in"/>
    </style:style>
    <style:style style:name="co21" style:family="table-column">
      <style:table-column-properties fo:break-before="auto" style:column-width="0.3492in"/>
    </style:style>
    <style:style style:name="co22" style:family="table-column">
      <style:table-column-properties fo:break-before="auto" style:column-width="1.5728in"/>
    </style:style>
    <style:style style:name="co23" style:family="table-column">
      <style:table-column-properties fo:break-before="auto" style:column-width="0.7319in"/>
    </style:style>
    <style:style style:name="co24" style:family="table-column">
      <style:table-column-properties fo:break-before="auto" style:column-width="2.8516in"/>
    </style:style>
    <style:style style:name="co25" style:family="table-column">
      <style:table-column-properties fo:break-before="auto" style:column-width="0.85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-_20_Character_5f_v6_20_-">
      <style:table-properties table:display="true" style:writing-mode="lr-tb"/>
    </style:style>
    <style:style style:name="ta3" style:family="table" style:master-page-name="PageStyle_5f_PointsLog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4" style:family="table-cell" style:parent-style-name="Excel_20_Built-in_20_Normal">
      <style:text-properties style:font-name="Calibri" fo:font-size="11pt" fo:font-weight="bold" style:font-size-asian="11pt" style:font-weight-asian="bold" style:font-size-complex="11pt" style:font-weight-complex="bold"/>
    </style:style>
    <style:style style:name="ce5" style:family="table-cell" style:parent-style-name="Excel_20_Built-in_20_Normal">
      <style:table-cell-properties style:diagonal-bl-tr="none" style:diagonal-tl-br="none" fo:border="0.000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ext-properties style:font-name="Calibri" fo:font-size="11pt" style:font-size-asian="11pt" style:font-size-complex="11pt"/>
    </style:style>
    <style:style style:name="ce7" style:family="table-cell" style:parent-style-name="Excel_20_Built-in_20_Normal">
      <style:table-cell-properties fo:background-color="#fff2cc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ext-properties style:font-name="Calibri" fo:font-size="11pt" style:font-size-asian="11pt" style:font-size-complex="11pt"/>
    </style:style>
    <style:style style:name="ce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333300"/>
    </style:style>
    <style:style style:name="ce11" style:family="table-cell" style:parent-style-name="Excel_20_Built-in_20_Normal">
      <style:table-cell-properties fo:background-color="#fff2cc" style:diagonal-bl-tr="none" style:diagonal-tl-br="none" fo:border="0.000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008in solid #000000" style:diagonal-bl-tr="none" style:diagonal-tl-br="none" fo:border-left="0.0008in solid #000000" fo:border-right="none" style:rotation-align="none" fo:border-top="0.000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fo:border-left="0.0008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none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0.0008in solid #000000" fo:border-right="none" style:rotation-align="none" fo:border-top="0.0008in solid #000000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0.0008in solid #000000" fo:border-right="none" style:rotation-align="none" fo:border-top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none" style:rotation-align="none" fo:border-top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>
      <style:table-cell-properties fo:background-color="#ffffcc" style:text-align-source="fix" style:repeat-content="false"/>
      <style:paragraph-properties fo:text-align="center" fo:margin-left="0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border="0.0008in solid #000000" style:rotation-align="none"/>
      <style:paragraph-properties fo:text-align="center" fo:margin-left="0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fff2cc" style:diagonal-bl-tr="none" style:diagonal-tl-br="none" style:text-align-source="fix" style:repeat-content="false" fo:border="0.0138in solid #000000" style:rotation-align="none"/>
      <style:paragraph-properties fo:text-align="center" fo:margin-left="0in"/>
      <style:text-properties style:font-name="Calibri" fo:font-size="11pt" style:font-size-asian="11pt" style:font-size-complex="11pt"/>
    </style:style>
    <style:style style:name="ce26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Calibri" fo:font-size="11pt" style:font-size-asian="11pt" style:font-size-complex="11pt"/>
    </style:style>
    <style:style style:name="ce27" style:family="table-cell" style:parent-style-name="Excel_20_Built-in_20_Normal">
      <style:table-cell-properties style:glyph-orientation-vertical="0" fo:background-color="#fff2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008in solid #000000" style:diagonal-bl-tr="none" style:diagonal-tl-br="none" fo:border-left="none" fo:border-right="none" style:rotation-align="none" fo:border-top="0.000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fo:border="0.000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none" style:rotation-align="none"/>
      <style:text-properties style:font-name="Calibri" fo:font-size="11pt" style:font-size-asian="11pt" style:font-size-complex="11pt"/>
    </style:style>
    <style:style style:name="ce37" style:family="table-cell" style:parent-style-name="Excel_20_Built-in_20_Normal">
      <style:table-cell-properties fo:background-color="#fff2cc" style:diagonal-bl-tr="none" style:diagonal-tl-br="none" fo:border="0.0138in solid #000000" style:rotation-align="none"/>
      <style:text-properties style:font-name="Calibri" fo:font-size="11pt" style:font-size-asian="11pt" style:font-size-complex="11pt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style:font-name="Calibri" fo:font-size="11pt" style:font-size-asian="11pt" style:font-size-complex="11pt"/>
    </style:style>
    <style:style style:name="ce3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Calibri" fo:font-size="11pt" style:font-size-asian="11pt" style:font-size-complex="11pt"/>
    </style:style>
    <style:style style:name="ce40" style:family="table-cell" style:parent-style-name="Excel_20_Built-in_20_Normal">
      <style:table-cell-properties style:glyph-orientation-vertical="0" fo:background-color="#fff2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Calibri" fo:font-size="11pt" style:font-size-asian="11pt" style:font-size-complex="11pt"/>
    </style:style>
    <style:style style:name="ce4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Calibri" fo:font-size="11pt" style:font-size-asian="11pt" style:font-size-complex="11pt"/>
    </style:style>
    <style:style style:name="ce42" style:family="table-cell" style:parent-style-name="Excel_20_Built-in_20_Normal">
      <style:table-cell-properties style:glyph-orientation-vertical="0" fo:background-color="#fff2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9999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9999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ext-properties fo:color="#9999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333300"/>
      <style:text-properties fo:color="#9999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7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8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ackground-color="#ffcc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ffffcc" style:diagonal-bl-tr="none" style:diagonal-tl-br="none" fo:border="0.000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Normal">
      <style:table-cell-properties fo:background-color="#ffcc00" style:text-align-source="fix" style:repeat-content="false"/>
      <style:paragraph-properties fo:text-align="center" fo:margin-left="0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ffffcc" style:diagonal-bl-tr="none" style:diagonal-tl-br="none" style:text-align-source="fix" style:repeat-content="false" fo:border="0.0008in solid #000000" style:rotation-align="none"/>
      <style:paragraph-properties fo:text-align="center" fo:margin-left="0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 fo:font-size="11pt" style:font-size-asian="11pt" style:font-size-complex="11pt"/>
    </style:style>
    <style:style style:name="ce54" style:family="table-cell" style:parent-style-name="Excel_20_Built-in_20_Normal">
      <style:table-cell-properties fo:background-color="#333300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order-bottom="0.0008in solid #000000" style:diagonal-bl-tr="none" style:diagonal-tl-br="none" style:text-align-source="fix" style:repeat-content="false" fo:border-left="none" fo:border-right="none" style:rotation-align="none" fo:border-top="0.0008in solid #000000"/>
      <style:paragraph-properties fo:text-align="center" fo:margin-left="0in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0.0008in solid #000000"/>
      <style:paragraph-properties fo:text-align="center" fo:margin-left="0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0008in solid #000000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0">
      <style:text-properties style:font-name="Calibri" fo:font-size="11pt" style:font-size-asian="11pt" style:font-size-complex="11pt"/>
    </style:style>
    <style:style style:name="ce62" style:family="table-cell" style:parent-style-name="Excel_20_Built-in_20_Normal">
      <style:table-cell-properties style:glyph-orientation-vertical="0" fo:background-color="#fff2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Normal">
      <style:table-cell-properties fo:border-bottom="0.0008in solid #000000" style:diagonal-bl-tr="none" style:diagonal-tl-br="none" fo:border-left="none" fo:border-right="0.0008in solid #000000" style:rotation-align="none" fo:border-top="0.0008in solid #000000"/>
    </style:style>
    <style:style style:name="ce64" style:family="table-cell" style:parent-style-name="Excel_20_Built-in_20_Normal">
      <style:table-cell-properties fo:border-bottom="none" style:diagonal-bl-tr="none" style:diagonal-tl-br="none" fo:border-left="none" fo:border-right="0.0008in solid #000000" style:rotation-align="none" fo:border-top="none"/>
    </style:style>
    <style:style style:name="ce65" style:family="table-cell" style:parent-style-name="Excel_20_Built-in_20_Normal">
      <style:table-cell-properties fo:border-bottom="none" style:diagonal-bl-tr="none" style:diagonal-tl-br="none" fo:background-color="transparent" fo:border-left="none" fo:border-right="0.0008in solid #000000" style:rotation-align="none" fo:border-top="0.0008in solid #000000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fo:border-bottom="0.0008in solid #000000" style:diagonal-bl-tr="none" style:diagonal-tl-br="none" fo:background-color="transparent" fo:border-left="none" fo:border-right="0.0008in solid #000000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>
      <style:table-cell-properties fo:background-color="#ffcc99" style:diagonal-bl-tr="none" style:diagonal-tl-br="none" fo:border="0.0138in solid #000000" style:rotation-align="none"/>
      <style:text-properties fo:color="#1f4e7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Excel_20_Built-in_20_Normal">
      <style:table-cell-properties fo:background-color="#ffcc99" style:diagonal-bl-tr="none" style:diagonal-tl-br="none" fo:border="0.0138in solid #000000" style:rotation-align="none"/>
      <style:text-properties fo:color="#385724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Excel_20_Built-in_20_Normal">
      <style:table-cell-properties fo:background-color="#ffcc99" style:diagonal-bl-tr="none" style:diagonal-tl-br="none" fo:border="0.0138in solid #000000" style:rotation-align="none"/>
      <style:text-properties fo:color="#c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Excel_20_Built-in_20_Normal">
      <style:table-cell-properties fo:background-color="#ffcc99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Excel_20_Built-in_20_Normal">
      <style:table-cell-properties fo:background-color="#ff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Excel_20_Built-in_20_Normal">
      <style:table-cell-properties fo:background-color="#fbe5d6"/>
      <style:text-properties style:font-name="Calibri" fo:font-size="11pt" style:font-size-asian="11pt" style:font-size-complex="11pt"/>
    </style:style>
    <style:style style:name="ce75" style:family="table-cell" style:parent-style-name="Excel_20_Built-in_20_Normal">
      <style:table-cell-properties fo:background-color="#ccff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Excel_20_Built-in_20_Normal">
      <style:table-cell-properties fo:background-color="#e2f0d9"/>
      <style:text-properties style:font-name="Calibri" fo:font-size="11pt" style:font-size-asian="11pt" style:font-size-complex="11pt"/>
    </style:style>
    <style:style style:name="ce77" style:family="table-cell" style:parent-style-name="Excel_20_Built-in_20_Normal">
      <style:table-cell-properties fo:background-color="#ffff00" style:diagonal-bl-tr="none" style:diagonal-tl-br="none" fo:border="0.000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Excel_20_Built-in_20_Normal">
      <style:table-cell-properties fo:background-color="#ffebc8" style:diagonal-bl-tr="none" style:diagonal-tl-br="none" style:text-align-source="fix" style:repeat-content="false" fo:border="0.0138in solid #000000" style:rotation-align="none"/>
      <style:paragraph-properties fo:text-align="center" fo:margin-left="0in"/>
      <style:text-properties style:font-name="Calibri" fo:font-size="11pt" style:font-size-asian="11pt" style:font-size-complex="11pt"/>
    </style:style>
    <style:style style:name="ce79" style:family="table-cell" style:parent-style-name="Excel_20_Built-in_20_Normal">
      <style:table-cell-properties fo:background-color="#ffcccc" style:text-align-source="fix" style:repeat-content="false"/>
      <style:paragraph-properties fo:text-align="center" fo:margin-left="0in"/>
      <style:text-properties style:font-name="Calibri" fo:font-size="11pt" fo:font-weight="bold" style:font-size-asian="11pt" style:font-weight-asian="bold" style:font-size-complex="11pt" style:font-weight-complex="bold"/>
    </style:style>
    <style:style style:name="ce80" style:family="table-cell" style:parent-style-name="Excel_20_Built-in_20_Normal">
      <style:table-cell-properties fo:background-color="#fbe5d6" style:text-align-source="fix" style:repeat-content="false"/>
      <style:paragraph-properties fo:text-align="center" fo:margin-left="0in"/>
      <style:text-properties style:font-name="Calibri" fo:font-size="11pt" style:font-size-asian="11pt" style:font-size-complex="11pt"/>
    </style:style>
    <style:style style:name="ce81" style:family="table-cell" style:parent-style-name="Excel_20_Built-in_20_Normal">
      <style:table-cell-properties fo:background-color="#ccff99" style:text-align-source="fix" style:repeat-content="false"/>
      <style:paragraph-properties fo:text-align="center" fo:margin-left="0in"/>
      <style:text-properties style:font-name="Calibri" fo:font-size="11pt" fo:font-weight="bold" style:font-size-asian="11pt" style:font-weight-asian="bold" style:font-size-complex="11pt" style:font-weight-complex="bold"/>
    </style:style>
    <style:style style:name="ce82" style:family="table-cell" style:parent-style-name="Excel_20_Built-in_20_Normal">
      <style:table-cell-properties fo:background-color="#e2f0d9" style:text-align-source="fix" style:repeat-content="false"/>
      <style:paragraph-properties fo:text-align="center" fo:margin-left="0in"/>
      <style:text-properties style:font-name="Calibri" fo:font-size="11pt" style:font-size-asian="11pt" style:font-size-complex="11pt"/>
    </style:style>
    <style:style style:name="ce83" style:family="table-cell" style:parent-style-name="Excel_20_Built-in_20_Normal">
      <style:table-cell-properties style:glyph-orientation-vertical="0" fo:border-bottom="0.0008in solid #000000" fo:background-color="#fff2cc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Normal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Calibri" fo:font-size="11pt" fo:font-weight="bold" style:font-size-asian="11pt" style:font-weight-asian="bold" style:font-size-complex="11pt" style:font-weight-complex="bold"/>
    </style:style>
    <style:style style:name="ce85" style:family="table-cell" style:parent-style-name="Excel_20_Built-in_20_Normal">
      <style:table-cell-properties style:glyph-orientation-vertical="0" fo:background-color="#ffebc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Calibri" fo:font-size="11pt" style:font-size-asian="11pt" style:font-size-complex="11pt"/>
    </style:style>
    <style:style style:name="ce86" style:family="table-cell" style:parent-style-name="Excel_20_Built-in_20_Normal">
      <style:table-cell-properties fo:background-color="#ffcccc"/>
      <style:text-properties style:font-name="Calibri" fo:font-size="11pt" fo:font-weight="bold" style:font-size-asian="11pt" style:font-weight-asian="bold" style:font-size-complex="11pt" style:font-weight-complex="bold"/>
    </style:style>
    <style:style style:name="ce87" style:family="table-cell" style:parent-style-name="Excel_20_Built-in_20_Normal">
      <style:table-cell-properties fo:background-color="#ccff99"/>
      <style:text-properties style:font-name="Calibri" fo:font-size="11pt" fo:font-weight="bold" style:font-size-asian="11pt" style:font-weight-asian="bold" style:font-size-complex="11pt" style:font-weight-complex="bold"/>
    </style:style>
    <style:style style:name="ce88" style:family="table-cell" style:parent-style-name="Excel_20_Built-in_20_Normal">
      <style:table-cell-properties style:glyph-orientation-vertical="0" fo:border-bottom="0.0008in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89" style:family="table-cell" style:parent-style-name="Excel_20_Built-in_20_Normal">
      <style:table-cell-properties fo:background-color="#ffcccc"/>
      <style:text-properties style:font-name="Calibri" fo:font-size="11pt" style:font-size-asian="11pt" style:font-size-complex="11pt"/>
    </style:style>
    <style:style style:name="ce90" style:family="table-cell" style:parent-style-name="Excel_20_Built-in_20_Normal">
      <style:table-cell-properties fo:background-color="#ccff99"/>
      <style:text-properties style:font-name="Calibri" fo:font-size="11pt" style:font-size-asian="11pt" style:font-size-complex="11pt"/>
    </style:style>
    <style:style style:name="ce91" style:family="table-cell" style:parent-style-name="Excel_20_Built-in_20_Normal">
      <style:table-cell-properties style:glyph-orientation-vertical="0" fo:border-bottom="0.0008in solid #000000" fo:background-color="#fff2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92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Excel_20_Built-in_20_Normal">
      <style:text-properties style:font-name="Calibri"/>
    </style:style>
    <style:style style:name="ce94" style:family="table-cell" style:parent-style-name="Excel_20_Built-in_20_Normal">
      <style:table-cell-properties fo:background-color="#66ffff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Excel_20_Built-in_20_Normal">
      <style:table-cell-properties fo:background-color="#ffcc00"/>
      <style:text-properties style:font-name="Calibri"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ackground-color="#ffcc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Excel_20_Built-in_20_Normal">
      <style:table-cell-properties fo:background-color="#ffffcc" style:diagonal-bl-tr="none" style:diagonal-tl-br="none" fo:border="0.000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cc"/>
      <style:text-properties fo:color="#b2b2b2" style:font-name="Calibri" fo:font-size="11pt" style:font-size-asian="11pt" style:font-size-complex="11pt"/>
    </style:style>
    <style:style style:name="ce99" style:family="table-cell" style:parent-style-name="Excel_20_Built-in_20_Normal">
      <style:table-cell-properties fo:background-color="#ffcc00" style:diagonal-bl-tr="none" style:diagonal-tl-br="none" fo:border="0.000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b2b2b2" style:font-name="Calibri" fo:font-size="11pt" style:font-size-asian="11pt" style:font-size-complex="11pt"/>
    </style:style>
    <style:style style:name="ce102" style:family="table-cell" style:parent-style-name="Excel_20_Built-in_20_Normal">
      <style:table-cell-properties fo:background-color="#ffcc00" style:diagonal-bl-tr="none" style:diagonal-tl-br="none" style:text-align-source="fix" style:repeat-content="false" fo:border="0.0008in solid #000000" style:rotation-align="none"/>
      <style:paragraph-properties fo:text-align="center" fo:margin-left="0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style:font-name="Calibri" fo:font-size="11pt" fo:font-weight="bold" style:font-size-asian="11pt" style:font-weight-asian="bold" style:font-size-complex="11pt" style:font-weight-complex="bold"/>
    </style:style>
    <style:style style:name="ce104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Excel_20_Built-in_20_Normal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Normal">
      <style:table-cell-properties fo:background-color="transparent"/>
      <style:text-properties style:font-name="Calibri" fo:font-size="11pt" style:font-size-asian="11pt" style:font-size-complex="11pt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Excel_20_Built-in_20_Normal">
      <style:table-cell-properties fo:background-color="transparent"/>
      <style:text-properties style:font-name="Calibri"/>
    </style:style>
    <style:style style:name="ce109" style:family="table-cell" style:parent-style-name="Excel_20_Built-in_20_Normal">
      <style:table-cell-properties fo:background-color="transparent"/>
    </style:style>
    <style:style style:name="ce110" style:family="table-cell" style:parent-style-name="Default">
      <style:table-cell-properties fo:background-color="#66cc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ccff99" style:text-align-source="fix" style:repeat-content="false"/>
      <style:paragraph-properties fo:text-align="center" fo:margin-left="0in"/>
    </style:style>
    <style:style style:name="ce112" style:family="table-cell" style:parent-style-name="Excel_20_Built-in_20_Normal">
      <style:table-cell-properties fo:background-color="#ccff99" style:text-align-source="fix" style:repeat-content="false"/>
      <style:paragraph-properties fo:text-align="center" fo:margin-left="0in"/>
    </style:style>
    <style:style style:name="ce113" style:family="table-cell" style:parent-style-name="Default">
      <style:table-cell-properties fo:background-color="#66cc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Excel_20_Built-in_20_Normal">
      <style:table-cell-properties fo:background-color="#ccff99" style:text-align-source="fix" style:repeat-content="false"/>
      <style:paragraph-properties fo:text-align="center" fo:margin-left="0in"/>
      <style:text-properties style:font-name="Calibri" fo:font-size="11pt" style:font-size-asian="11pt" style:font-size-complex="11pt"/>
    </style:style>
    <style:style style:name="ce115" style:family="table-cell" style:parent-style-name="Excel_20_Built-in_20_Normal">
      <style:table-cell-properties fo:background-color="#ccff99"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Excel_20_Built-in_20_Normal">
      <style:table-cell-properties fo:background-color="#ccff99" style:text-align-source="fix" style:repeat-content="false"/>
      <style:paragraph-properties fo:text-align="center" fo:margin-left="0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Excel_20_Built-in_20_Normal">
      <style:table-cell-properties fo:background-color="#ccff99" style:text-align-source="fix" style:repeat-content="false"/>
      <style:paragraph-properties fo:text-align="start" fo:margin-left="0in"/>
    </style:style>
    <style:style style:name="ce118" style:family="table-cell" style:parent-style-name="Default">
      <style:table-cell-properties fo:background-color="#ccff99" style:text-align-source="fix" style:repeat-content="false"/>
      <style:paragraph-properties fo:text-align="start" fo:margin-left="0in"/>
    </style:style>
    <style:style style:name="ce119" style:family="table-cell" style:parent-style-name="Excel_20_Built-in_20_Normal">
      <style:table-cell-properties style:text-align-source="fix" style:repeat-content="false"/>
      <style:paragraph-properties fo:text-align="start" fo:margin-left="0in"/>
    </style:style>
    <style:style style:name="ce120" style:family="table-cell" style:parent-style-name="Default">
      <style:text-properties fo:font-size="11pt" style:font-size-asian="11pt" style:font-size-complex="11pt"/>
    </style:style>
    <style:style style:name="ce121" style:family="table-cell" style:parent-style-name="Excel_20_Built-in_20_Normal">
      <style:text-properties fo:font-size="11pt" style:font-size-asian="11pt" style:font-size-complex="11pt"/>
    </style:style>
    <style:style style:name="ce122" style:family="table-cell" style:parent-style-name="Default">
      <style:table-cell-properties style:glyph-orientation-vertical="0" fo:border-bottom="0.0008in solid #000000" fo:background-color="#cccccc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order-bottom="0.0008in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124" style:family="table-cell" style:parent-style-name="Default" style:data-style-name="N37">
      <style:table-cell-properties style:glyph-orientation-vertical="0" fo:border-bottom="0.0008in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125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0008in solid #000000" fo:background-color="#cccccc" fo:border-left="none" fo:border-right="none" fo:border-top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fo:border-bottom="0.0008in solid #000000" fo:background-color="#eeeeee" fo:border-left="none" fo:border-right="none" fo:border-top="0.0008in solid #000000"/>
    </style:style>
    <style:style style:name="ce129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weight="bold" style:font-weight-asian="bold" style:font-weight-complex="bold"/>
    </style:style>
    <style:style style:name="ce13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32" style:family="table-cell" style:parent-style-name="Default">
      <style:table-cell-properties style:glyph-orientation-vertical="0" fo:background-color="#66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34" style:family="table-cell" style:parent-style-name="Default">
      <style:table-cell-properties style:glyph-orientation-vertical="0" fo:background-color="#ff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cc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gr1" style:family="graphic">
      <style:graphic-properties draw:stroke="solid" svg:stroke-width="0.0102in" svg:stroke-color="#808080" draw:marker-start="msArrowEnd_20_5" draw:marker-start-width="0.0827in" draw:marker-start-center="false" svg:stroke-opacity="100%" draw:stroke-linejoin="round" draw:fill="solid" draw:fill-color="#ffffc0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fo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7" table:number-columns-repeated="248" table:default-cell-style-name="Excel_20_Built-in_20_Normal"/>
        <table:table-row table:style-name="ro1">
          <table:table-cell table:style-name="ce1" office:value-type="string">
            <text:p>Die Code</text:p>
          </table:table-cell>
          <table:table-cell table:style-name="ce1" office:value-type="string">
            <text:p>Description</text:p>
          </table:table-cell>
          <table:table-cell table:style-name="ce1"/>
          <table:table-cell/>
          <table:table-cell table:style-name="ce1" office:value-type="string">
            <text:p>Difficulty Chart</text:p>
          </table:table-cell>
          <table:table-cell table:style-name="ce1" office:value-type="string">
            <text:p>Successes Needed</text:p>
          </table:table-cell>
          <table:table-cell/>
          <table:table-cell table:style-name="ce1" office:value-type="string">
            <text:p>Wild Die (d6)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1D</text:p>
          </table:table-cell>
          <table:table-cell office:value-type="string">
            <text:p>Below Average</text:p>
          </table:table-cell>
          <table:table-cell table:number-columns-repeated="2"/>
          <table:table-cell office:value-type="string">
            <text:p>Very Easy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Critical Fail</text:p>
          </table:table-cell>
          <table:table-cell table:style-name="ce3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D</text:p>
          </table:table-cell>
          <table:table-cell office:value-type="string">
            <text:p>Novice</text:p>
          </table:table-cell>
          <table:table-cell table:number-columns-repeated="2"/>
          <table:table-cell office:value-type="string">
            <text:p>Easy</text:p>
          </table:table-cell>
          <table:table-cell table:style-name="ce2" office:value-type="float" office:value="2">
            <text:p>2</text:p>
          </table:table-cell>
          <table:table-cell/>
          <table:table-cell office:value-type="string">
            <text:p>Fail</text:p>
          </table:table-cell>
          <table:table-cell table:style-name="ce3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3D</text:p>
          </table:table-cell>
          <table:table-cell office:value-type="string">
            <text:p>Average</text:p>
          </table:table-cell>
          <table:table-cell table:number-columns-repeated="2"/>
          <table:table-cell office:value-type="string">
            <text:p>Moderate</text:p>
          </table:table-cell>
          <table:table-cell table:style-name="ce2" office:value-type="float" office:value="3">
            <text:p>3</text:p>
          </table:table-cell>
          <table:table-cell/>
          <table:table-cell office:value-type="string">
            <text:p>Success</text:p>
          </table:table-cell>
          <table:table-cell table:style-name="ce3" office:value-type="string">
            <text:p>3,4,5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4D</text:p>
          </table:table-cell>
          <table:table-cell office:value-type="string">
            <text:p>Competent</text:p>
          </table:table-cell>
          <table:table-cell table:number-columns-repeated="2"/>
          <table:table-cell office:value-type="string">
            <text:p>Difficult</text:p>
          </table:table-cell>
          <table:table-cell table:style-name="ce2" office:value-type="float" office:value="4">
            <text:p>4</text:p>
          </table:table-cell>
          <table:table-cell/>
          <table:table-cell office:value-type="string">
            <text:p>Crit. Success</text:p>
          </table:table-cell>
          <table:table-cell table:style-name="ce3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5D</text:p>
          </table:table-cell>
          <table:table-cell office:value-type="string">
            <text:p>Skilled</text:p>
          </table:table-cell>
          <table:table-cell table:number-columns-repeated="2"/>
          <table:table-cell office:value-type="string">
            <text:p>Very Difficult</text:p>
          </table:table-cell>
          <table:table-cell table:style-name="ce2" office:value-type="float" office:value="5">
            <text:p>5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6D</text:p>
          </table:table-cell>
          <table:table-cell office:value-type="string">
            <text:p>Professional</text:p>
          </table:table-cell>
          <table:table-cell table:number-columns-repeated="2"/>
          <table:table-cell office:value-type="string">
            <text:p>Extremely Difficult</text:p>
          </table:table-cell>
          <table:table-cell table:style-name="ce2" office:value-type="float" office:value="6">
            <text:p>6</text:p>
          </table:table-cell>
          <table:table-cell/>
          <table:table-cell table:style-name="ce1" office:value-type="string">
            <text:p>Standard Di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7D</text:p>
          </table:table-cell>
          <table:table-cell office:value-type="string">
            <text:p>Exceptional</text:p>
          </table:table-cell>
          <table:table-cell table:number-columns-repeated="2"/>
          <table:table-cell office:value-type="string">
            <text:p>Heroic</text:p>
          </table:table-cell>
          <table:table-cell table:style-name="ce2" office:value-type="float" office:value="7">
            <text:p>7</text:p>
          </table:table-cell>
          <table:table-cell/>
          <table:table-cell office:value-type="string">
            <text:p>Failure</text:p>
          </table:table-cell>
          <table:table-cell table:style-name="ce3" office:value-type="string">
            <text:p>1,2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8D</text:p>
          </table:table-cell>
          <table:table-cell office:value-type="string">
            <text:p>Brilliant</text:p>
          </table:table-cell>
          <table:table-cell table:number-columns-repeated="2"/>
          <table:table-cell office:value-type="string">
            <text:p>Very Heroic</text:p>
          </table:table-cell>
          <table:table-cell table:style-name="ce2" office:value-type="float" office:value="8">
            <text:p>8</text:p>
          </table:table-cell>
          <table:table-cell/>
          <table:table-cell office:value-type="string">
            <text:p>Success</text:p>
          </table:table-cell>
          <table:table-cell table:style-name="ce3" office:value-type="string">
            <text:p>3,4,5,6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9D</text:p>
          </table:table-cell>
          <table:table-cell office:value-type="string">
            <text:p>Nationally Renowned</text:p>
          </table:table-cell>
          <table:table-cell table:number-columns-repeated="2"/>
          <table:table-cell office:value-type="string">
            <text:p>Super-Heroic</text:p>
          </table:table-cell>
          <table:table-cell table:style-name="ce2" office:value-type="float" office:value="9">
            <text:p>9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10D</text:p>
          </table:table-cell>
          <table:table-cell office:value-type="string">
            <text:p>World Renowned</text:p>
          </table:table-cell>
          <table:table-cell table:number-columns-repeated="2"/>
          <table:table-cell office:value-type="string">
            <text:p>Legendary</text:p>
          </table:table-cell>
          <table:table-cell table:style-name="ce2" office:value-type="float" office:value="10">
            <text:p>10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11D</text:p>
          </table:table-cell>
          <table:table-cell office:value-type="string">
            <text:p>Master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12D</text:p>
          </table:table-cell>
          <table:table-cell office:value-type="string">
            <text:p>Sector Renowned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13D</text:p>
          </table:table-cell>
          <table:table-cell office:value-type="string">
            <text:p>Galactically Renowned</text:p>
          </table:table-cell>
          <table:table-cell table:number-columns-repeated="2"/>
          <table:table-cell table:style-name="ce1" office:value-type="string">
            <text:p>Defense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14D</text:p>
          </table:table-cell>
          <table:table-cell office:value-type="string">
            <text:p>Legendary</text:p>
          </table:table-cell>
          <table:table-cell table:number-columns-repeated="2"/>
          <table:table-cell office:value-type="string">
            <text:p>Passive Defense Value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15D</text:p>
          </table:table-cell>
          <table:table-cell office:value-type="string">
            <text:p>Mythical</text:p>
          </table:table-cell>
          <table:table-cell table:number-columns-repeated="2"/>
          <table:table-cell office:value-type="string">
            <text:p>Reflexes or Acrobatics or Dodge (include Modifiers (advantages, Disadvantages, Skills, or Powers)</text:p>
          </table:table-cell>
          <table:table-cell table:number-columns-repeated="251"/>
        </table:table-row>
        <table:table-row table:style-name="ro1">
          <table:table-cell table:number-columns-repeated="5"/>
          <table:table-cell office:value-type="string">
            <text:p>Divide total by 2 and round up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Hit Points</text:p>
          </table:table-cell>
          <table:table-cell office:value-type="string">
            <text:p>Roll Physique (including wild die)</text:p>
          </table:table-cell>
          <table:table-cell table:style-name="ce3" office:value-type="string">
            <text:p>20+</text:p>
          </table:table-cell>
          <table:table-cell/>
          <table:table-cell table:style-name="ce1" office:value-type="string">
            <text:p>Active Defense Value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ritical Failu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oll Dodge, Acrobatics, or Parry (include defense Modifiers)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ailur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Regular roll (1 wild and the rest standard)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Success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Total Successes is the AD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Critical Success (another roll)</text:p>
          </table:table-cell>
          <table:table-cell office:value-type="float" office:value="6">
            <text:p>6</text:p>
          </table:table-cell>
          <table:table-cell/>
          <table:table-cell table:style-name="ce1" office:value-type="string">
            <text:p>Powers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Healing</text:p>
          </table:table-cell>
          <table:table-cell office:value-type="string">
            <text:p>10 Hit Points (body points)/full day rest</text:p>
          </table:table-cell>
          <table:table-cell table:number-columns-repeated="2"/>
          <table:table-cell office:value-type="string">
            <text:p>FULL POWER Base x2 +die code</text:p>
          </table:table-cell>
          <table:table-cell table:number-columns-repeated="251"/>
        </table:table-row>
        <table:table-row table:style-name="ro1">
          <table:table-cell office:value-type="string">
            <text:p>Medicine Skill:</text:p>
          </table:table-cell>
          <table:table-cell office:value-type="string">
            <text:p>Critical Failure (wild die)</text:p>
          </table:table-cell>
          <table:table-cell table:style-name="ce3" office:value-type="string">
            <text:p>Aid Fails</text:p>
          </table:table-cell>
          <table:table-cell/>
          <table:table-cell office:value-type="string">
            <text:p>SPECIALIZATION Base x4 +die code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ailure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uccess</text:p>
          </table:table-cell>
          <table:table-cell office:value-type="float" office:value="4">
            <text:p>4</text:p>
          </table:table-cell>
          <table:table-cell/>
          <table:table-cell table:style-name="ce1" office:value-type="string">
            <text:p>Skill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ritical Success (another roll)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ase x3 (for first rank)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current skill x3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office:value-type="string">
            <text:p>After Creation: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New Enhancement</text:p>
          </table:table-cell>
          <table:table-cell office:value-type="string">
            <text:p>8x die code</text:p>
          </table:table-cell>
          <table:table-cell office:value-type="string">
            <text:p>multiple targets(2): 16; mastery(6): 24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Remove Limitation</text:p>
          </table:table-cell>
          <table:table-cell office:value-type="string">
            <text:p>10x die code</text:p>
          </table:table-cell>
          <table:table-cell table:number-columns-repeated="250"/>
        </table:table-row>
        <table:table-row table:style-name="ro1" table:number-rows-repeated="104854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- Hero Starting -" table:style-name="ta2" table:print="false">
        <office:forms form:automatic-focus="false" form:apply-design-mode="false"/>
        <table:table-column table:style-name="co10" table:default-cell-style-name="Excel_20_Built-in_20_Normal"/>
        <table:table-column table:style-name="co11" table:number-columns-repeated="2" table:default-cell-style-name="Excel_20_Built-in_20_Normal"/>
        <table:table-column table:style-name="co7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ce56"/>
        <table:table-column table:style-name="co7" table:default-cell-style-name="Excel_20_Built-in_20_Normal"/>
        <table:table-column table:style-name="co15" table:default-cell-style-name="Excel_20_Built-in_20_Normal"/>
        <table:table-column table:style-name="co12" table:default-cell-style-name="Excel_20_Built-in_20_Normal"/>
        <table:table-column table:style-name="co16" table:default-cell-style-name="Excel_20_Built-in_20_Normal"/>
        <table:table-column table:style-name="co7" table:number-columns-repeated="245" table:default-cell-style-name="Excel_20_Built-in_20_Normal"/>
        <table:table-row table:style-name="ro1">
          <table:table-cell table:style-name="ce4" office:value-type="string">
            <text:p>Character Points Spent</text:p>
          </table:table-cell>
          <table:table-cell table:style-name="ce22" table:formula="of:=SUM([.G2:.G6])-[.G7]" office:value-type="float" office:value="0">
            <text:p>0</text:p>
          </table:table-cell>
          <table:table-cell table:style-name="ce8"/>
          <table:table-cell table:style-name="ce1" office:value-type="string">
            <office:annotation draw:style-name="gr1" draw:text-style-name="P1" svg:width="8.6122in" svg:height="3.7461in" svg:x="4.1913in" svg:y="1.0764in" draw:caption-point-x="-0.2402in" draw:caption-point-y="-1.0724in">
              <dc:creator>v</dc:creator>
              <dc:date>2023-08-15T00:00:00</dc:date>
              <text:p text:style-name="P1"><text:span text:style-name="T1">Backstory Text Block</text:span></text:p>
              <text:p text:style-name="P1"><text:span text:style-name="T1"/></text:p>
            </office:annotation>
            <text:p>Backstory</text:p>
          </table:table-cell>
          <table:table-cell table:style-name="ce8"/>
          <table:table-cell table:style-name="ce48" office:value-type="string">
            <text:p>Starting Point Limit</text:p>
          </table:table-cell>
          <table:table-cell table:style-name="ce51" office:value-type="float" office:value="77">
            <text:p>77</text:p>
          </table:table-cell>
          <table:table-cell table:style-name="ce8" table:number-columns-repeated="9"/>
          <table:table-cell table:style-name="ce93"/>
          <table:table-cell table:number-columns-repeated="239"/>
        </table:table-row>
        <table:table-row table:style-name="ro1">
          <table:table-cell table:style-name="ce5" office:value-type="string">
            <text:p>Name</text:p>
          </table:table-cell>
          <table:table-cell table:style-name="ce23" table:number-columns-spanned="4" table:number-rows-spanned="1"/>
          <table:covered-table-cell table:number-columns-repeated="3" table:style-name="ce23"/>
          <table:table-cell table:style-name="ce49" office:value-type="string">
            <text:p>Powers</text:p>
          </table:table-cell>
          <table:table-cell table:style-name="ce52" table:formula="of:=SUM([.I42:.I112])" office:value-type="float" office:value="0">
            <text:p>0</text:p>
          </table:table-cell>
          <table:table-cell table:style-name="ce8" table:number-columns-repeated="3"/>
          <table:table-cell table:style-name="ce69" office:value-type="string">
            <text:p>Character Points</text:p>
          </table:table-cell>
          <table:table-cell table:style-name="ce25" table:formula="of:=[PointsLog.D1]" office:value-type="float" office:value="77">
            <text:p>77</text:p>
          </table:table-cell>
          <table:table-cell table:style-name="ce8" table:number-columns-repeated="4"/>
          <table:table-cell table:style-name="ce93"/>
          <table:table-cell table:number-columns-repeated="239"/>
        </table:table-row>
        <table:table-row table:style-name="ro1">
          <table:table-cell table:style-name="ce5" office:value-type="string">
            <text:p>Alternate Identity</text:p>
          </table:table-cell>
          <table:table-cell table:style-name="ce23" table:number-columns-spanned="4" table:number-rows-spanned="1"/>
          <table:covered-table-cell table:number-columns-repeated="3" table:style-name="ce23"/>
          <table:table-cell table:style-name="ce49" office:value-type="string">
            <text:p>Specialization Skills</text:p>
          </table:table-cell>
          <table:table-cell table:style-name="ce52" table:formula="of:=(SUM([.B11:.B21])+SUM([.B24:.B30])+SUM([.B32:.B38])+SUM([.G11:.G22])+SUM([.G24:.G39])+SUM([.L11:.L19]))/2" office:value-type="float" office:value="0">
            <text:p>0</text:p>
          </table:table-cell>
          <table:table-cell table:style-name="ce8" table:number-columns-repeated="3"/>
          <table:table-cell table:style-name="ce70" office:value-type="string">
            <text:p>Hero Points</text:p>
          </table:table-cell>
          <table:table-cell table:style-name="ce25" table:formula="of:=[PointsLog.D2]" office:value-type="float" office:value="1">
            <text:p>1</text:p>
          </table:table-cell>
          <table:table-cell table:style-name="ce8" table:number-columns-repeated="4"/>
          <table:table-cell table:style-name="ce93"/>
          <table:table-cell table:number-columns-repeated="239"/>
        </table:table-row>
        <table:table-row table:style-name="ro1">
          <table:table-cell table:style-name="ce5" office:value-type="string">
            <text:p>Height</text:p>
          </table:table-cell>
          <table:table-cell table:style-name="ce24"/>
          <table:table-cell table:style-name="ce35"/>
          <table:table-cell table:style-name="ce5" office:value-type="string">
            <text:p>Weight</text:p>
          </table:table-cell>
          <table:table-cell table:style-name="ce24"/>
          <table:table-cell table:style-name="ce49" office:value-type="string">
            <text:p>Skill Points</text:p>
          </table:table-cell>
          <table:table-cell table:style-name="ce52" table:formula="of:=SUM([.C11:.C21])+SUM([.C24:.C30])+SUM([.C32:.C38])+SUM([.H11:.H22])+SUM([.H24:.H25])+SUM([.H27:.H36])+SUM([.M11:.M19])" office:value-type="float" office:value="0">
            <text:p>0</text:p>
          </table:table-cell>
          <table:table-cell table:style-name="ce8" table:number-columns-repeated="3"/>
          <table:table-cell table:style-name="ce71" office:value-type="string">
            <text:p>Villain Points</text:p>
          </table:table-cell>
          <table:table-cell table:style-name="ce25" table:formula="of:=[PointsLog.D3]" office:value-type="float" office:value="0">
            <text:p>0</text:p>
          </table:table-cell>
          <table:table-cell table:style-name="ce8" table:number-columns-repeated="4"/>
          <table:table-cell table:style-name="ce93"/>
          <table:table-cell table:number-columns-repeated="239"/>
        </table:table-row>
        <table:table-row table:style-name="ro1">
          <table:table-cell table:style-name="ce5" office:value-type="string">
            <text:p>Speed</text:p>
          </table:table-cell>
          <table:table-cell table:style-name="ce24"/>
          <table:table-cell table:style-name="ce35"/>
          <table:table-cell table:style-name="ce5" office:value-type="string">
            <text:p>Age</text:p>
          </table:table-cell>
          <table:table-cell table:style-name="ce24"/>
          <table:table-cell table:style-name="ce49" office:value-type="string">
            <text:p>Abilities</text:p>
          </table:table-cell>
          <table:table-cell table:style-name="ce52" table:formula="of:=2*([.D10]+[.D23]+[.D32]+[.I23]+[.I10]+[.N10])" office:value-type="float" office:value="0">
            <text:p>0</text:p>
          </table:table-cell>
          <table:table-cell table:style-name="ce8" table:number-columns-repeated="3"/>
          <table:table-cell table:style-name="ce72" office:value-type="string">
            <text:p>PDV</text:p>
          </table:table-cell>
          <table:table-cell table:style-name="ce25" table:formula="of:=FLOOR(MAX([.D15];[.D11])/2;1;1)" office:value-type="float" office:value="0">
            <text:p>0</text:p>
          </table:table-cell>
          <table:table-cell table:style-name="ce8" table:number-columns-repeated="4"/>
          <table:table-cell table:style-name="ce93"/>
          <table:table-cell table:number-columns-repeated="239"/>
        </table:table-row>
        <table:table-row table:style-name="ro1">
          <table:table-cell table:style-name="ce5" office:value-type="string">
            <text:p>Tech Level</text:p>
          </table:table-cell>
          <table:table-cell table:style-name="ce24"/>
          <table:table-cell table:style-name="ce36"/>
          <table:table-cell table:style-name="ce38" table:number-columns-repeated="2"/>
          <table:table-cell table:style-name="ce49" office:value-type="string">
            <text:p>Advantages</text:p>
          </table:table-cell>
          <table:table-cell table:style-name="ce52" table:formula="of:=SUM([.L32:.L39])" office:value-type="float" office:value="0">
            <text:p>0</text:p>
          </table:table-cell>
          <table:table-cell table:style-name="ce8" table:number-columns-repeated="3"/>
          <table:table-cell table:style-name="ce72" office:value-type="string">
            <text:p>Physique/Lifting</text:p>
          </table:table-cell>
          <table:table-cell table:style-name="ce25" table:formula="of:=INT(MAX([.D32];[.D35])/2)" office:value-type="float" office:value="0">
            <text:p>0</text:p>
          </table:table-cell>
          <table:table-cell table:style-name="ce84" office:value-type="string">
            <text:p>Roll</text:p>
          </table:table-cell>
          <table:table-cell table:style-name="ce84" office:value-type="string">
            <text:p>Base</text:p>
          </table:table-cell>
          <table:table-cell table:style-name="ce84" office:value-type="string">
            <text:p>Bonus</text:p>
          </table:table-cell>
          <table:table-cell table:style-name="ce8"/>
          <table:table-cell table:style-name="ce93"/>
          <table:table-cell table:number-columns-repeated="239"/>
        </table:table-row>
        <table:table-row table:style-name="ro1">
          <table:table-cell table:style-name="ce6" table:number-columns-repeated="2"/>
          <table:table-cell table:style-name="ce36"/>
          <table:table-cell table:style-name="ce6" table:number-columns-repeated="2"/>
          <table:table-cell table:style-name="ce49" office:value-type="string">
            <text:p>Disadvantages (10D)</text:p>
          </table:table-cell>
          <table:table-cell table:style-name="ce52" table:formula="of:=SUM([.L23:.L30])" office:value-type="float" office:value="0">
            <text:p>0</text:p>
          </table:table-cell>
          <table:table-cell table:style-name="ce8" table:number-columns-repeated="3"/>
          <table:table-cell table:style-name="ce72" office:value-type="string">
            <text:p>Body Points</text:p>
          </table:table-cell>
          <table:table-cell table:style-name="ce78" table:formula="of:=SUM([.M7:.O8])" office:value-type="float" office:value="0">
            <text:p>0</text:p>
          </table:table-cell>
          <table:table-cell table:style-name="ce85" table:number-columns-repeated="3"/>
          <table:table-cell table:style-name="ce8"/>
          <table:table-cell table:style-name="ce93"/>
          <table:table-cell table:number-columns-repeated="239"/>
        </table:table-row>
        <table:table-row table:style-name="ro1">
          <table:table-cell table:style-name="ce6" table:number-columns-repeated="2"/>
          <table:table-cell table:style-name="ce36"/>
          <table:table-cell table:style-name="ce39"/>
          <table:table-cell table:style-name="ce6" table:number-columns-repeated="2"/>
          <table:table-cell table:style-name="ce53"/>
          <table:table-cell table:style-name="ce8" table:number-columns-repeated="4"/>
          <table:table-cell table:style-name="ce26"/>
          <table:table-cell table:style-name="ce8" table:number-columns-repeated="4"/>
          <table:table-cell table:style-name="ce93"/>
          <table:table-cell table:number-columns-repeated="239"/>
        </table:table-row>
        <table:table-row table:style-name="ro1">
          <table:table-cell table:style-name="Default" table:number-columns-repeated="15"/>
          <table:table-cell table:style-name="ce8"/>
          <table:table-cell table:style-name="ce93"/>
          <table:table-cell table:number-columns-repeated="239"/>
        </table:table-row>
        <table:table-row table:style-name="ro1">
          <table:table-cell table:style-name="ce7" office:value-type="string">
            <text:p>Reflexes</text:p>
          </table:table-cell>
          <table:table-cell table:style-name="ce25" office:value-type="string">
            <text:p>spec</text:p>
          </table:table-cell>
          <table:table-cell table:style-name="ce37" office:value-type="string">
            <text:p>Increase</text:p>
          </table:table-cell>
          <table:table-cell table:style-name="ce40"/>
          <table:table-cell table:style-name="ce42" office:value-type="string">
            <text:p>Cost +1</text:p>
          </table:table-cell>
          <table:table-cell table:style-name="ce7" office:value-type="string">
            <text:p>Knowledge</text:p>
          </table:table-cell>
          <table:table-cell table:style-name="ce25" office:value-type="string">
            <text:p>spec</text:p>
          </table:table-cell>
          <table:table-cell table:style-name="ce37" office:value-type="string">
            <text:p>Increase</text:p>
          </table:table-cell>
          <table:table-cell table:style-name="ce40"/>
          <table:table-cell table:style-name="ce42" office:value-type="string">
            <text:p>Cost +1</text:p>
          </table:table-cell>
          <table:table-cell table:style-name="ce7" office:value-type="string">
            <text:p>Presence</text:p>
          </table:table-cell>
          <table:table-cell table:style-name="ce25" office:value-type="string">
            <text:p>spec</text:p>
          </table:table-cell>
          <table:table-cell table:style-name="ce37" office:value-type="string">
            <text:p>Increase</text:p>
          </table:table-cell>
          <table:table-cell table:style-name="ce40"/>
          <table:table-cell table:style-name="ce42" office:value-type="string">
            <text:p>Cost +1</text:p>
          </table:table-cell>
          <table:table-cell table:style-name="ce8"/>
          <table:table-cell table:style-name="ce93"/>
          <table:table-cell table:number-columns-repeated="239"/>
        </table:table-row>
        <table:table-row table:style-name="ro1">
          <table:table-cell table:style-name="ce8" office:value-type="string">
            <text:p>Acrobatics</text:p>
          </table:table-cell>
          <table:table-cell table:style-name="ce26"/>
          <table:table-cell table:style-name="ce8"/>
          <table:table-cell table:style-name="ce41" table:formula="of:=IF([.B11]&lt;&gt;&quot;&quot;;[.C11]+[.D$10]&amp;&quot;/&quot;&amp;[.B11]+[.C11]+[.D$10];[.C11]+[.D$10])" office:value-type="float" office:value="0">
            <text:p>0</text:p>
          </table:table-cell>
          <table:table-cell table:style-name="ce43" table:formula="of:=[.D$10]*3+[.C11]*3&amp;&quot;/&quot;&amp;IF(OR([.B11]=0;[.B11]=&quot;&quot;);[.D$10]*2;[.B11]+[.C11]+[.D$10])" office:value-type="string" office:string-value="0/0">
            <text:p>0/0</text:p>
          </table:table-cell>
          <table:table-cell table:style-name="ce8" office:value-type="string">
            <text:p>Arcane Lore</text:p>
          </table:table-cell>
          <table:table-cell table:style-name="ce26"/>
          <table:table-cell table:style-name="ce8"/>
          <table:table-cell table:style-name="ce41" table:formula="of:=IF([.G11]&lt;&gt;&quot;&quot;;[.H11]+[.I$10]&amp;&quot;/&quot;&amp;[.G11]+[.H11]+[.I$10];[.H11]+[.I$10])" office:value-type="float" office:value="0">
            <text:p>0</text:p>
          </table:table-cell>
          <table:table-cell table:style-name="ce43" table:formula="of:=[.I$10]*3+[.H11]*3&amp;&quot;/&quot;&amp;IF(OR([.G11]=0;[.G11]=&quot;&quot;);[.I$10]*2;[.G11]+[.H11]+[.I$10])" office:value-type="string" office:string-value="0/0">
            <text:p>0/0</text:p>
          </table:table-cell>
          <table:table-cell table:style-name="ce8" office:value-type="string">
            <text:p>Animal Handling</text:p>
          </table:table-cell>
          <table:table-cell table:style-name="ce26"/>
          <table:table-cell table:style-name="ce6"/>
          <table:table-cell table:style-name="ce41" table:formula="of:=IF([.L11]&lt;&gt;&quot;&quot;;[.M11]+[.N$10]&amp;&quot;/&quot;&amp;[.L11]+[.M11]+[.N$10];[.M11]+[.N$10])" office:value-type="float" office:value="0">
            <text:p>0</text:p>
          </table:table-cell>
          <table:table-cell table:style-name="ce43" table:formula="of:=[.N$10]*3+[.M11]*3&amp;&quot;/&quot;&amp;IF(OR([.L11]=0;[.L11]=&quot;&quot;);[.N$10]*2;[.L11]+[.M11]+[.N$10])" office:value-type="string" office:string-value="0/0">
            <text:p>0/0</text:p>
          </table:table-cell>
          <table:table-cell table:style-name="ce8"/>
          <table:table-cell table:style-name="ce93"/>
          <table:table-cell table:number-columns-repeated="239"/>
        </table:table-row>
        <table:table-row table:style-name="ro1">
          <table:table-cell table:style-name="ce8" office:value-type="string">
            <text:p>Boating</text:p>
          </table:table-cell>
          <table:table-cell table:style-name="ce26"/>
          <table:table-cell table:style-name="ce8"/>
          <table:table-cell table:style-name="ce41" table:formula="of:=IF([.B12]&lt;&gt;&quot;&quot;;[.C12]+[.D$10]&amp;&quot;/&quot;&amp;[.B12]+[.C12]+[.D$10];[.C12]+[.D$10])" office:value-type="float" office:value="0">
            <text:p>0</text:p>
          </table:table-cell>
          <table:table-cell table:style-name="ce43" table:formula="of:=[.D$10]*3+[.C12]*3&amp;&quot;/&quot;&amp;IF(OR([.B12]=0;[.B12]=&quot;&quot;);[.D$10]*2;[.B12]+[.C12]+[.D$10])" office:value-type="string" office:string-value="0/0">
            <text:p>0/0</text:p>
          </table:table-cell>
          <table:table-cell table:style-name="ce8" office:value-type="string">
            <text:p>Computer Ops</text:p>
          </table:table-cell>
          <table:table-cell table:style-name="ce26"/>
          <table:table-cell table:style-name="ce8"/>
          <table:table-cell table:style-name="ce41" table:formula="of:=IF([.G12]&lt;&gt;&quot;&quot;;[.H12]+[.I$10]&amp;&quot;/&quot;&amp;[.G12]+[.H12]+[.I$10];[.H12]+[.I$10])" office:value-type="float" office:value="0">
            <text:p>0</text:p>
          </table:table-cell>
          <table:table-cell table:style-name="ce43" table:formula="of:=[.I$10]*3+[.H12]*3&amp;&quot;/&quot;&amp;IF(OR([.G12]=0;[.G12]=&quot;&quot;);[.I$10]*2;[.G12]+[.H12]+[.I$10])" office:value-type="string" office:string-value="0/0">
            <text:p>0/0</text:p>
          </table:table-cell>
          <table:table-cell table:style-name="ce8" office:value-type="string">
            <text:p>Bluff</text:p>
          </table:table-cell>
          <table:table-cell table:style-name="ce26"/>
          <table:table-cell table:style-name="ce6"/>
          <table:table-cell table:style-name="ce41" table:formula="of:=IF([.L12]&lt;&gt;&quot;&quot;;[.M12]+[.N$10]&amp;&quot;/&quot;&amp;[.L12]+[.M12]+[.N$10];[.M12]+[.N$10])" office:value-type="float" office:value="0">
            <text:p>0</text:p>
          </table:table-cell>
          <table:table-cell table:style-name="ce43" table:formula="of:=[.N$10]*3+[.M12]*3&amp;&quot;/&quot;&amp;IF(OR([.L12]=0;[.L12]=&quot;&quot;);[.N$10]*2;[.L12]+[.M12]+[.N$10])" office:value-type="string" office:string-value="0/0">
            <text:p>0/0</text:p>
          </table:table-cell>
          <table:table-cell table:style-name="ce8"/>
          <table:table-cell table:style-name="ce93"/>
          <table:table-cell table:number-columns-repeated="239"/>
        </table:table-row>
        <table:table-row table:style-name="ro1">
          <table:table-cell table:style-name="ce8" office:value-type="string">
            <text:p>Brawling</text:p>
          </table:table-cell>
          <table:table-cell table:style-name="ce26"/>
          <table:table-cell table:style-name="ce8"/>
          <table:table-cell table:style-name="ce41" table:formula="of:=IF([.B13]&lt;&gt;&quot;&quot;;[.C13]+[.D$10]&amp;&quot;/&quot;&amp;[.B13]+[.C13]+[.D$10];[.C13]+[.D$10])" office:value-type="float" office:value="0">
            <text:p>0</text:p>
          </table:table-cell>
          <table:table-cell table:style-name="ce43" table:formula="of:=[.D$10]*3+[.C13]*3&amp;&quot;/&quot;&amp;IF(OR([.B13]=0;[.B13]=&quot;&quot;);[.D$10]*2;[.B13]+[.C13]+[.D$10])" office:value-type="string" office:string-value="0/0">
            <text:p>0/0</text:p>
          </table:table-cell>
          <table:table-cell table:style-name="ce8" office:value-type="string">
            <text:p>Criminology</text:p>
          </table:table-cell>
          <table:table-cell table:style-name="ce26"/>
          <table:table-cell table:style-name="ce8"/>
          <table:table-cell table:style-name="ce41" table:formula="of:=IF([.G13]&lt;&gt;&quot;&quot;;[.H13]+[.I$10]&amp;&quot;/&quot;&amp;[.G13]+[.H13]+[.I$10];[.H13]+[.I$10])" office:value-type="float" office:value="0">
            <text:p>0</text:p>
          </table:table-cell>
          <table:table-cell table:style-name="ce43" table:formula="of:=[.I$10]*3+[.H13]*3&amp;&quot;/&quot;&amp;IF(OR([.G13]=0;[.G13]=&quot;&quot;);[.I$10]*2;[.G13]+[.H13]+[.I$10])" office:value-type="string" office:string-value="0/0">
            <text:p>0/0</text:p>
          </table:table-cell>
          <table:table-cell table:style-name="ce8" office:value-type="string">
            <text:p>Charm</text:p>
          </table:table-cell>
          <table:table-cell table:style-name="ce26"/>
          <table:table-cell table:style-name="ce6"/>
          <table:table-cell table:style-name="ce41" table:formula="of:=IF([.L13]&lt;&gt;&quot;&quot;;[.M13]+[.N$10]&amp;&quot;/&quot;&amp;[.L13]+[.M13]+[.N$10];[.M13]+[.N$10])" office:value-type="float" office:value="0">
            <text:p>0</text:p>
          </table:table-cell>
          <table:table-cell table:style-name="ce43" table:formula="of:=[.N$10]*3+[.M13]*3&amp;&quot;/&quot;&amp;IF(OR([.L13]=0;[.L13]=&quot;&quot;);[.N$10]*2;[.L13]+[.M13]+[.N$10])" office:value-type="string" office:string-value="0/0">
            <text:p>0/0</text:p>
          </table:table-cell>
          <table:table-cell table:style-name="ce8"/>
          <table:table-cell table:style-name="ce93"/>
          <table:table-cell table:number-columns-repeated="239"/>
        </table:table-row>
        <table:table-row table:style-name="ro1">
          <table:table-cell table:style-name="ce8" office:value-type="string">
            <text:p>Climbing</text:p>
          </table:table-cell>
          <table:table-cell table:style-name="ce26"/>
          <table:table-cell table:style-name="ce8"/>
          <table:table-cell table:style-name="ce41" table:formula="of:=IF([.B14]&lt;&gt;&quot;&quot;;[.C14]+[.D$10]&amp;&quot;/&quot;&amp;[.B14]+[.C14]+[.D$10];[.C14]+[.D$10])" office:value-type="float" office:value="0">
            <text:p>0</text:p>
          </table:table-cell>
          <table:table-cell table:style-name="ce43" table:formula="of:=[.D$10]*3+[.C14]*3&amp;&quot;/&quot;&amp;IF(OR([.B14]=0;[.B14]=&quot;&quot;);[.D$10]*2;[.B14]+[.C14]+[.D$10])" office:value-type="string" office:string-value="0/0">
            <text:p>0/0</text:p>
          </table:table-cell>
          <table:table-cell table:style-name="ce8" office:value-type="string">
            <text:p>Demolitions</text:p>
          </table:table-cell>
          <table:table-cell table:style-name="ce26"/>
          <table:table-cell table:style-name="ce8"/>
          <table:table-cell table:style-name="ce41" table:formula="of:=IF([.G14]&lt;&gt;&quot;&quot;;[.H14]+[.I$10]&amp;&quot;/&quot;&amp;[.G14]+[.H14]+[.I$10];[.H14]+[.I$10])" office:value-type="float" office:value="0">
            <text:p>0</text:p>
          </table:table-cell>
          <table:table-cell table:style-name="ce43" table:formula="of:=[.I$10]*3+[.H14]*3&amp;&quot;/&quot;&amp;IF(OR([.G14]=0;[.G14]=&quot;&quot;);[.I$10]*2;[.G14]+[.H14]+[.I$10])" office:value-type="string" office:string-value="0/0">
            <text:p>0/0</text:p>
          </table:table-cell>
          <table:table-cell table:style-name="ce8" office:value-type="string">
            <text:p>Command</text:p>
          </table:table-cell>
          <table:table-cell table:style-name="ce26"/>
          <table:table-cell table:style-name="ce6"/>
          <table:table-cell table:style-name="ce41" table:formula="of:=IF([.L14]&lt;&gt;&quot;&quot;;[.M14]+[.N$10]&amp;&quot;/&quot;&amp;[.L14]+[.M14]+[.N$10];[.M14]+[.N$10])" office:value-type="float" office:value="0">
            <text:p>0</text:p>
          </table:table-cell>
          <table:table-cell table:style-name="ce43" table:formula="of:=[.N$10]*3+[.M14]*3&amp;&quot;/&quot;&amp;IF(OR([.L14]=0;[.L14]=&quot;&quot;);[.N$10]*2;[.L14]+[.M14]+[.N$10])" office:value-type="string" office:string-value="0/0">
            <text:p>0/0</text:p>
          </table:table-cell>
          <table:table-cell table:style-name="ce8"/>
          <table:table-cell table:style-name="ce93"/>
          <table:table-cell table:number-columns-repeated="239"/>
        </table:table-row>
        <table:table-row table:style-name="ro1">
          <table:table-cell table:style-name="ce8" office:value-type="string">
            <text:p>Dodge</text:p>
          </table:table-cell>
          <table:table-cell table:style-name="ce26"/>
          <table:table-cell table:style-name="ce8"/>
          <table:table-cell table:style-name="ce41" table:formula="of:=IF([.B15]&lt;&gt;&quot;&quot;;[.C15]+[.D$10]&amp;&quot;/&quot;&amp;[.B15]+[.C15]+[.D$10];[.C15]+[.D$10])" office:value-type="float" office:value="0">
            <text:p>0</text:p>
          </table:table-cell>
          <table:table-cell table:style-name="ce43" table:formula="of:=[.D$10]*3+[.C15]*3&amp;&quot;/&quot;&amp;IF(OR([.B15]=0;[.B15]=&quot;&quot;);[.D$10]*2;[.B15]+[.C15]+[.D$10])" office:value-type="string" office:string-value="0/0">
            <text:p>0/0</text:p>
          </table:table-cell>
          <table:table-cell table:style-name="ce8" office:value-type="string">
            <text:p>Forgery</text:p>
          </table:table-cell>
          <table:table-cell table:style-name="ce26"/>
          <table:table-cell table:style-name="ce8"/>
          <table:table-cell table:style-name="ce41" table:formula="of:=IF([.G15]&lt;&gt;&quot;&quot;;[.H15]+[.I$10]&amp;&quot;/&quot;&amp;[.G15]+[.H15]+[.I$10];[.H15]+[.I$10])" office:value-type="float" office:value="0">
            <text:p>0</text:p>
          </table:table-cell>
          <table:table-cell table:style-name="ce43" table:formula="of:=[.I$10]*3+[.H15]*3&amp;&quot;/&quot;&amp;IF(OR([.G15]=0;[.G15]=&quot;&quot;);[.I$10]*2;[.G15]+[.H15]+[.I$10])" office:value-type="string" office:string-value="0/0">
            <text:p>0/0</text:p>
          </table:table-cell>
          <table:table-cell table:style-name="ce8" office:value-type="string">
            <text:p>Disguise</text:p>
          </table:table-cell>
          <table:table-cell table:style-name="ce26"/>
          <table:table-cell table:style-name="ce6"/>
          <table:table-cell table:style-name="ce41" table:formula="of:=IF([.L15]&lt;&gt;&quot;&quot;;[.M15]+[.N$10]&amp;&quot;/&quot;&amp;[.L15]+[.M15]+[.N$10];[.M15]+[.N$10])" office:value-type="float" office:value="0">
            <text:p>0</text:p>
          </table:table-cell>
          <table:table-cell table:style-name="ce43" table:formula="of:=[.N$10]*3+[.M15]*3&amp;&quot;/&quot;&amp;IF(OR([.L15]=0;[.L15]=&quot;&quot;);[.N$10]*2;[.L15]+[.M15]+[.N$10])" office:value-type="string" office:string-value="0/0">
            <text:p>0/0</text:p>
          </table:table-cell>
          <table:table-cell table:style-name="ce8"/>
          <table:table-cell table:style-name="ce93"/>
          <table:table-cell table:number-columns-repeated="239"/>
        </table:table-row>
        <table:table-row table:style-name="ro1">
          <table:table-cell table:style-name="ce8" office:value-type="string">
            <text:p>Driving</text:p>
          </table:table-cell>
          <table:table-cell table:style-name="ce26"/>
          <table:table-cell table:style-name="ce8"/>
          <table:table-cell table:style-name="ce41" table:formula="of:=IF([.B16]&lt;&gt;&quot;&quot;;[.C16]+[.D$10]&amp;&quot;/&quot;&amp;[.B16]+[.C16]+[.D$10];[.C16]+[.D$10])" office:value-type="float" office:value="0">
            <text:p>0</text:p>
          </table:table-cell>
          <table:table-cell table:style-name="ce43" table:formula="of:=[.D$10]*3+[.C16]*3&amp;&quot;/&quot;&amp;IF(OR([.B16]=0;[.B16]=&quot;&quot;);[.D$10]*2;[.B16]+[.C16]+[.D$10])" office:value-type="string" office:string-value="0/0">
            <text:p>0/0</text:p>
          </table:table-cell>
          <table:table-cell table:style-name="ce8" office:value-type="string">
            <text:p>Languages</text:p>
          </table:table-cell>
          <table:table-cell table:style-name="ce26"/>
          <table:table-cell table:style-name="ce8"/>
          <table:table-cell table:style-name="ce41" table:formula="of:=IF([.G16]&lt;&gt;&quot;&quot;;[.H16]+[.I$10]&amp;&quot;/&quot;&amp;[.G16]+[.H16]+[.I$10];[.H16]+[.I$10])" office:value-type="float" office:value="0">
            <text:p>0</text:p>
          </table:table-cell>
          <table:table-cell table:style-name="ce43" table:formula="of:=[.I$10]*3+[.H16]*3&amp;&quot;/&quot;&amp;IF(OR([.G16]=0;[.G16]=&quot;&quot;);[.I$10]*2;[.G16]+[.H16]+[.I$10])" office:value-type="string" office:string-value="0/0">
            <text:p>0/0</text:p>
          </table:table-cell>
          <table:table-cell table:style-name="ce8" office:value-type="string">
            <text:p>Interrogation</text:p>
          </table:table-cell>
          <table:table-cell table:style-name="ce26"/>
          <table:table-cell table:style-name="ce6"/>
          <table:table-cell table:style-name="ce41" table:formula="of:=IF([.L16]&lt;&gt;&quot;&quot;;[.M16]+[.N$10]&amp;&quot;/&quot;&amp;[.L16]+[.M16]+[.N$10];[.M16]+[.N$10])" office:value-type="float" office:value="0">
            <text:p>0</text:p>
          </table:table-cell>
          <table:table-cell table:style-name="ce43" table:formula="of:=[.N$10]*3+[.M16]*3&amp;&quot;/&quot;&amp;IF(OR([.L16]=0;[.L16]=&quot;&quot;);[.N$10]*2;[.L16]+[.M16]+[.N$10])" office:value-type="string" office:string-value="0/0">
            <text:p>0/0</text:p>
          </table:table-cell>
          <table:table-cell table:style-name="ce8"/>
          <table:table-cell table:style-name="ce93"/>
          <table:table-cell table:number-columns-repeated="239"/>
        </table:table-row>
        <table:table-row table:style-name="ro1">
          <table:table-cell table:style-name="ce8" office:value-type="string">
            <text:p>Martial Arts</text:p>
          </table:table-cell>
          <table:table-cell table:style-name="ce26"/>
          <table:table-cell table:style-name="ce8"/>
          <table:table-cell table:style-name="ce41" table:formula="of:=IF([.B17]&lt;&gt;&quot;&quot;;[.C17]+[.D$10]&amp;&quot;/&quot;&amp;[.B17]+[.C17]+[.D$10];[.C17]+[.D$10])" office:value-type="float" office:value="0">
            <text:p>0</text:p>
          </table:table-cell>
          <table:table-cell table:style-name="ce43" table:formula="of:=[.D$10]*3+[.C17]*3&amp;&quot;/&quot;&amp;IF(OR([.B17]=0;[.B17]=&quot;&quot;);[.D$10]*2;[.B17]+[.C17]+[.D$10])" office:value-type="string" office:string-value="0/0">
            <text:p>0/0</text:p>
          </table:table-cell>
          <table:table-cell table:style-name="ce8" office:value-type="string">
            <text:p>Medicine</text:p>
          </table:table-cell>
          <table:table-cell table:style-name="ce26"/>
          <table:table-cell table:style-name="ce8"/>
          <table:table-cell table:style-name="ce41" table:formula="of:=IF([.G17]&lt;&gt;&quot;&quot;;[.H17]+[.I$10]&amp;&quot;/&quot;&amp;[.G17]+[.H17]+[.I$10];[.H17]+[.I$10])" office:value-type="float" office:value="0">
            <text:p>0</text:p>
          </table:table-cell>
          <table:table-cell table:style-name="ce43" table:formula="of:=[.I$10]*3+[.H17]*3&amp;&quot;/&quot;&amp;IF(OR([.G17]=0;[.G17]=&quot;&quot;);[.I$10]*2;[.G17]+[.H17]+[.I$10])" office:value-type="string" office:string-value="0/0">
            <text:p>0/0</text:p>
          </table:table-cell>
          <table:table-cell table:style-name="ce8" office:value-type="string">
            <text:p>Intimidation</text:p>
          </table:table-cell>
          <table:table-cell table:style-name="ce26"/>
          <table:table-cell table:style-name="ce6"/>
          <table:table-cell table:style-name="ce41" table:formula="of:=IF([.L17]&lt;&gt;&quot;&quot;;[.M17]+[.N$10]&amp;&quot;/&quot;&amp;[.L17]+[.M17]+[.N$10];[.M17]+[.N$10])" office:value-type="float" office:value="0">
            <text:p>0</text:p>
          </table:table-cell>
          <table:table-cell table:style-name="ce43" table:formula="of:=[.N$10]*3+[.M17]*3&amp;&quot;/&quot;&amp;IF(OR([.L17]=0;[.L17]=&quot;&quot;);[.N$10]*2;[.L17]+[.M17]+[.N$10])" office:value-type="string" office:string-value="0/0">
            <text:p>0/0</text:p>
          </table:table-cell>
          <table:table-cell table:style-name="ce8"/>
          <table:table-cell table:style-name="ce93"/>
          <table:table-cell table:number-columns-repeated="239"/>
        </table:table-row>
        <table:table-row table:style-name="ro1">
          <table:table-cell table:style-name="ce8" office:value-type="string">
            <text:p>Melee Weapons</text:p>
          </table:table-cell>
          <table:table-cell table:style-name="ce26"/>
          <table:table-cell table:style-name="ce8"/>
          <table:table-cell table:style-name="ce41" table:formula="of:=IF([.B18]&lt;&gt;&quot;&quot;;[.C18]+[.D$10]&amp;&quot;/&quot;&amp;[.B18]+[.C18]+[.D$10];[.C18]+[.D$10])" office:value-type="float" office:value="0">
            <text:p>0</text:p>
          </table:table-cell>
          <table:table-cell table:style-name="ce43" table:formula="of:=[.D$10]*3+[.C18]*3&amp;&quot;/&quot;&amp;IF(OR([.B18]=0;[.B18]=&quot;&quot;);[.D$10]*2;[.B18]+[.C18]+[.D$10])" office:value-type="string" office:string-value="0/0">
            <text:p>0/0</text:p>
          </table:table-cell>
          <table:table-cell table:style-name="ce8" office:value-type="string">
            <text:p>Navigation</text:p>
          </table:table-cell>
          <table:table-cell table:style-name="ce26"/>
          <table:table-cell table:style-name="ce8"/>
          <table:table-cell table:style-name="ce41" table:formula="of:=IF([.G18]&lt;&gt;&quot;&quot;;[.H18]+[.I$10]&amp;&quot;/&quot;&amp;[.G18]+[.H18]+[.I$10];[.H18]+[.I$10])" office:value-type="float" office:value="0">
            <text:p>0</text:p>
          </table:table-cell>
          <table:table-cell table:style-name="ce43" table:formula="of:=[.I$10]*3+[.H18]*3&amp;&quot;/&quot;&amp;IF(OR([.G18]=0;[.G18]=&quot;&quot;);[.I$10]*2;[.G18]+[.H18]+[.I$10])" office:value-type="string" office:string-value="0/0">
            <text:p>0/0</text:p>
          </table:table-cell>
          <table:table-cell table:style-name="ce8" office:value-type="string">
            <text:p>Persuasion</text:p>
          </table:table-cell>
          <table:table-cell table:style-name="ce26"/>
          <table:table-cell table:style-name="ce6"/>
          <table:table-cell table:style-name="ce41" table:formula="of:=IF([.L18]&lt;&gt;&quot;&quot;;[.M18]+[.N$10]&amp;&quot;/&quot;&amp;[.L18]+[.M18]+[.N$10];[.M18]+[.N$10])" office:value-type="float" office:value="0">
            <text:p>0</text:p>
          </table:table-cell>
          <table:table-cell table:style-name="ce43" table:formula="of:=[.N$10]*3+[.M18]*3&amp;&quot;/&quot;&amp;IF(OR([.L18]=0;[.L18]=&quot;&quot;);[.N$10]*2;[.L18]+[.M18]+[.N$10])" office:value-type="string" office:string-value="0/0">
            <text:p>0/0</text:p>
          </table:table-cell>
          <table:table-cell table:style-name="ce8"/>
          <table:table-cell table:style-name="ce93"/>
          <table:table-cell table:number-columns-repeated="239"/>
        </table:table-row>
        <table:table-row table:style-name="ro1">
          <table:table-cell table:style-name="ce8" office:value-type="string">
            <text:p>Piloting (self)</text:p>
          </table:table-cell>
          <table:table-cell table:style-name="ce26"/>
          <table:table-cell table:style-name="ce8"/>
          <table:table-cell table:style-name="ce41" table:formula="of:=IF([.B19]&lt;&gt;&quot;&quot;;[.C19]+[.D$10]&amp;&quot;/&quot;&amp;[.B19]+[.C19]+[.D$10];[.C19]+[.D$10])" office:value-type="float" office:value="0">
            <text:p>0</text:p>
          </table:table-cell>
          <table:table-cell table:style-name="ce43" table:formula="of:=[.D$10]*3+[.C19]*3&amp;&quot;/&quot;&amp;IF(OR([.B19]=0;[.B19]=&quot;&quot;);[.D$10]*2;[.B19]+[.C19]+[.D$10])" office:value-type="string" office:string-value="0/0">
            <text:p>0/0</text:p>
          </table:table-cell>
          <table:table-cell table:style-name="ce8" office:value-type="string">
            <text:p>Research</text:p>
          </table:table-cell>
          <table:table-cell table:style-name="ce26"/>
          <table:table-cell table:style-name="ce8"/>
          <table:table-cell table:style-name="ce41" table:formula="of:=IF([.G19]&lt;&gt;&quot;&quot;;[.H19]+[.I$10]&amp;&quot;/&quot;&amp;[.G19]+[.H19]+[.I$10];[.H19]+[.I$10])" office:value-type="float" office:value="0">
            <text:p>0</text:p>
          </table:table-cell>
          <table:table-cell table:style-name="ce43" table:formula="of:=[.I$10]*3+[.H19]*3&amp;&quot;/&quot;&amp;IF(OR([.G19]=0;[.G19]=&quot;&quot;);[.I$10]*2;[.G19]+[.H19]+[.I$10])" office:value-type="string" office:string-value="0/0">
            <text:p>0/0</text:p>
          </table:table-cell>
          <table:table-cell table:style-name="ce8" office:value-type="string">
            <text:p>Willpower</text:p>
          </table:table-cell>
          <table:table-cell table:style-name="ce26"/>
          <table:table-cell table:style-name="ce6"/>
          <table:table-cell table:style-name="ce41" table:formula="of:=IF([.L19]&lt;&gt;&quot;&quot;;[.M19]+[.N$10]&amp;&quot;/&quot;&amp;[.L19]+[.M19]+[.N$10];[.M19]+[.N$10])" office:value-type="float" office:value="0">
            <text:p>0</text:p>
          </table:table-cell>
          <table:table-cell table:style-name="ce43" table:formula="of:=[.N$10]*3+[.M19]*3&amp;&quot;/&quot;&amp;IF(OR([.L19]=0;[.L19]=&quot;&quot;);[.N$10]*2;[.L19]+[.M19]+[.N$10])" office:value-type="string" office:string-value="0/0">
            <text:p>0/0</text:p>
          </table:table-cell>
          <table:table-cell table:style-name="ce8"/>
          <table:table-cell table:style-name="ce93"/>
          <table:table-cell table:number-columns-repeated="239"/>
        </table:table-row>
        <table:table-row table:style-name="ro1">
          <table:table-cell table:style-name="ce8" office:value-type="string">
            <text:p>Riding</text:p>
          </table:table-cell>
          <table:table-cell table:style-name="ce26"/>
          <table:table-cell table:style-name="ce8"/>
          <table:table-cell table:style-name="ce41" table:formula="of:=IF([.B20]&lt;&gt;&quot;&quot;;[.C20]+[.D$10]&amp;&quot;/&quot;&amp;[.B20]+[.C20]+[.D$10];[.C20]+[.D$10])" office:value-type="float" office:value="0">
            <text:p>0</text:p>
          </table:table-cell>
          <table:table-cell table:style-name="ce43" table:formula="of:=[.D$10]*3+[.C20]*3&amp;&quot;/&quot;&amp;IF(OR([.B20]=0;[.B20]=&quot;&quot;);[.D$10]*2;[.B20]+[.C20]+[.D$10])" office:value-type="string" office:string-value="0/0">
            <text:p>0/0</text:p>
          </table:table-cell>
          <table:table-cell table:style-name="ce8" office:value-type="string">
            <text:p>Scholar</text:p>
          </table:table-cell>
          <table:table-cell table:style-name="ce26"/>
          <table:table-cell table:style-name="ce8"/>
          <table:table-cell table:style-name="ce41" table:formula="of:=IF([.G20]&lt;&gt;&quot;&quot;;[.H20]+[.I$10]&amp;&quot;/&quot;&amp;[.G20]+[.H20]+[.I$10];[.H20]+[.I$10])" office:value-type="float" office:value="0">
            <text:p>0</text:p>
          </table:table-cell>
          <table:table-cell table:style-name="ce43" table:formula="of:=[.I$10]*3+[.H20]*3&amp;&quot;/&quot;&amp;IF(OR([.G20]=0;[.G20]=&quot;&quot;);[.I$10]*2;[.G20]+[.H20]+[.I$10])" office:value-type="string" office:string-value="0/0">
            <text:p>0/0</text:p>
          </table:table-cell>
          <table:table-cell table:style-name="ce8"/>
          <table:table-cell table:style-name="ce26"/>
          <table:table-cell table:style-name="ce8" table:number-columns-repeated="4"/>
          <table:table-cell table:style-name="ce93"/>
          <table:table-cell table:number-columns-repeated="239"/>
        </table:table-row>
        <table:table-row table:style-name="ro1">
          <table:table-cell table:style-name="ce8" office:value-type="string">
            <text:p>Sneak</text:p>
          </table:table-cell>
          <table:table-cell table:style-name="ce26"/>
          <table:table-cell table:style-name="ce8"/>
          <table:table-cell table:style-name="ce41" table:formula="of:=IF([.B21]&lt;&gt;&quot;&quot;;[.C21]+[.D$10]&amp;&quot;/&quot;&amp;[.B21]+[.C21]+[.D$10];[.C21]+[.D$10])" office:value-type="float" office:value="0">
            <text:p>0</text:p>
          </table:table-cell>
          <table:table-cell table:style-name="ce43" table:formula="of:=[.D$10]*3+[.C21]*3&amp;&quot;/&quot;&amp;IF(OR([.B21]=0;[.B21]=&quot;&quot;);[.D$10]*2;[.B21]+[.C21]+[.D$10])" office:value-type="string" office:string-value="0/0">
            <text:p>0/0</text:p>
          </table:table-cell>
          <table:table-cell table:style-name="ce8" office:value-type="string">
            <text:p>Science</text:p>
          </table:table-cell>
          <table:table-cell table:style-name="ce26"/>
          <table:table-cell table:style-name="ce8"/>
          <table:table-cell table:style-name="ce41" table:formula="of:=IF([.G21]&lt;&gt;&quot;&quot;;[.H21]+[.I$10]&amp;&quot;/&quot;&amp;[.G21]+[.H21]+[.I$10];[.H21]+[.I$10])" office:value-type="float" office:value="0">
            <text:p>0</text:p>
          </table:table-cell>
          <table:table-cell table:style-name="ce43" table:formula="of:=[.I$10]*3+[.H21]*3&amp;&quot;/&quot;&amp;IF(OR([.G21]=0;[.G21]=&quot;&quot;);[.I$10]*2;[.G21]+[.H21]+[.I$10])" office:value-type="string" office:string-value="0/0">
            <text:p>0/0</text:p>
          </table:table-cell>
          <table:table-cell table:style-name="Default" table:number-columns-repeated="5"/>
          <table:table-cell table:style-name="ce8"/>
          <table:table-cell table:style-name="ce93"/>
          <table:table-cell table:number-columns-repeated="239"/>
        </table:table-row>
        <table:table-row table:style-name="ro1">
          <table:table-cell table:style-name="Default" table:number-columns-repeated="5"/>
          <table:table-cell table:style-name="ce8" office:value-type="string">
            <text:p>Security</text:p>
          </table:table-cell>
          <table:table-cell table:style-name="ce26"/>
          <table:table-cell table:style-name="ce8"/>
          <table:table-cell table:style-name="ce41" table:formula="of:=IF([.G22]&lt;&gt;&quot;&quot;;[.H22]+[.I$10]&amp;&quot;/&quot;&amp;[.G22]+[.H22]+[.I$10];[.H22]+[.I$10])" office:value-type="float" office:value="0">
            <text:p>0</text:p>
          </table:table-cell>
          <table:table-cell table:style-name="ce43" table:formula="of:=[.I$10]*3+[.H22]*3&amp;&quot;/&quot;&amp;IF(OR([.G22]=0;[.G22]=&quot;&quot;);[.I$10]*2;[.G22]+[.H22]+[.I$10])" office:value-type="string" office:string-value="0/0">
            <text:p>0/0</text:p>
          </table:table-cell>
          <table:table-cell table:style-name="ce73" office:value-type="string">
            <text:p>Disadvantages</text:p>
          </table:table-cell>
          <table:table-cell table:style-name="ce79" office:value-type="string">
            <text:p>CP</text:p>
          </table:table-cell>
          <table:table-cell table:style-name="ce86" office:value-type="string">
            <text:p>Notes</text:p>
          </table:table-cell>
          <table:table-cell table:style-name="ce89" table:number-columns-repeated="5"/>
          <table:table-cell table:number-columns-repeated="238"/>
        </table:table-row>
        <table:table-row table:style-name="ro1">
          <table:table-cell table:style-name="ce7" office:value-type="string">
            <text:p>Coordination</text:p>
          </table:table-cell>
          <table:table-cell table:style-name="ce25" office:value-type="string">
            <text:p>spec</text:p>
          </table:table-cell>
          <table:table-cell table:style-name="ce37" office:value-type="string">
            <text:p>Increase</text:p>
          </table:table-cell>
          <table:table-cell table:style-name="ce40"/>
          <table:table-cell table:style-name="ce42" office:value-type="string">
            <text:p>Cost +1</text:p>
          </table:table-cell>
          <table:table-cell table:style-name="ce7" office:value-type="string">
            <text:p>Perception</text:p>
          </table:table-cell>
          <table:table-cell table:style-name="ce25" office:value-type="string">
            <text:p>spec</text:p>
          </table:table-cell>
          <table:table-cell table:style-name="ce37" office:value-type="string">
            <text:p>Increase</text:p>
          </table:table-cell>
          <table:table-cell table:style-name="ce40"/>
          <table:table-cell table:style-name="ce42" office:value-type="string">
            <text:p>Cost +1</text:p>
          </table:table-cell>
          <table:table-cell table:style-name="ce74" office:value-type="string">
            <text:p>Item Name</text:p>
          </table:table-cell>
          <table:table-cell table:style-name="ce80" office:value-type="float" office:value="0">
            <text:p>0</text:p>
          </table:table-cell>
          <table:table-cell table:style-name="ce74" office:value-type="string">
            <text:p>Short Description</text:p>
          </table:table-cell>
          <table:table-cell table:style-name="ce74" table:number-columns-repeated="5"/>
          <table:table-cell table:number-columns-repeated="238"/>
        </table:table-row>
        <table:table-row table:style-name="ro1">
          <table:table-cell table:style-name="ce9" office:value-type="string">
            <text:p>Catch</text:p>
          </table:table-cell>
          <table:table-cell table:style-name="ce26"/>
          <table:table-cell table:style-name="ce8"/>
          <table:table-cell table:style-name="ce41" table:formula="of:=IF([.B24]&lt;&gt;&quot;&quot;;[.C24]+[.D$23]&amp;&quot;/&quot;&amp;[.B24]+[.C24]+[.D$23];[.C24]+[.D$23])" office:value-type="float" office:value="0">
            <text:p>0</text:p>
          </table:table-cell>
          <table:table-cell table:style-name="ce43" table:formula="of:=[.D$23]*3+[.C24]*3&amp;&quot;/&quot;&amp;IF(OR([.B24]=0;[.B24]=&quot;&quot;);[.D$23]*2;[.B24]+[.C24]+[.D$23])" office:value-type="string" office:string-value="0/0">
            <text:p>0/0</text:p>
          </table:table-cell>
          <table:table-cell table:style-name="ce8" office:value-type="string">
            <text:p>Artist</text:p>
          </table:table-cell>
          <table:table-cell table:style-name="ce26"/>
          <table:table-cell table:style-name="ce8"/>
          <table:table-cell table:style-name="ce41" table:formula="of:=IF([.G24]&lt;&gt;&quot;&quot;;[.H24]+[.I$23]&amp;&quot;/&quot;&amp;[.G24]+[.H24]+[.I$23];[.H24]+[.I$23])" office:value-type="float" office:value="0">
            <text:p>0</text:p>
          </table:table-cell>
          <table:table-cell table:style-name="ce43" table:formula="of:=[.I$23]*3+[.H24]*3&amp;&quot;/&quot;&amp;IF(OR([.G24]=0;[.G24]=&quot;&quot;);[.I$23]*2;[.G24]+[.H24]+[.I$23])" office:value-type="string" office:string-value="0/0">
            <text:p>0/0</text:p>
          </table:table-cell>
          <table:table-cell table:style-name="ce74"/>
          <table:table-cell table:style-name="ce80"/>
          <table:table-cell table:style-name="ce74"/>
          <table:table-cell table:style-name="ce74" table:number-columns-repeated="5"/>
          <table:table-cell table:number-columns-repeated="238"/>
        </table:table-row>
        <table:table-row table:style-name="ro2">
          <table:table-cell table:style-name="ce9" office:value-type="string">
            <text:p>Lockpicking</text:p>
          </table:table-cell>
          <table:table-cell table:style-name="ce26"/>
          <table:table-cell table:style-name="ce8"/>
          <table:table-cell table:style-name="ce41" table:formula="of:=IF([.B25]&lt;&gt;&quot;&quot;;[.C25]+[.D$23]&amp;&quot;/&quot;&amp;[.B25]+[.C25]+[.D$23];[.C25]+[.D$23])" office:value-type="float" office:value="0">
            <text:p>0</text:p>
          </table:table-cell>
          <table:table-cell table:style-name="ce43" table:formula="of:=[.D$23]*3+[.C25]*3&amp;&quot;/&quot;&amp;IF(OR([.B25]=0;[.B25]=&quot;&quot;);[.D$23]*2;[.B25]+[.C25]+[.D$23])" office:value-type="string" office:string-value="0/0">
            <text:p>0/0</text:p>
          </table:table-cell>
          <table:table-cell table:style-name="ce8" office:value-type="string">
            <text:p>Engineering</text:p>
          </table:table-cell>
          <table:table-cell table:style-name="ce26"/>
          <table:table-cell table:style-name="ce8"/>
          <table:table-cell table:style-name="ce41" table:formula="of:=IF([.G25]&lt;&gt;&quot;&quot;;[.H25]+[.I$23]&amp;&quot;/&quot;&amp;[.G25]+[.H25]+[.I$23];[.H25]+[.I$23])" office:value-type="float" office:value="0">
            <text:p>0</text:p>
          </table:table-cell>
          <table:table-cell table:style-name="ce43" table:formula="of:=[.I$23]*3+[.H25]*3&amp;&quot;/&quot;&amp;IF(OR([.G25]=0;[.G25]=&quot;&quot;);[.I$23]*2;[.G25]+[.H25]+[.I$23])" office:value-type="string" office:string-value="0/0">
            <text:p>0/0</text:p>
          </table:table-cell>
          <table:table-cell table:style-name="ce74"/>
          <table:table-cell table:style-name="ce80"/>
          <table:table-cell table:style-name="ce74"/>
          <table:table-cell table:style-name="ce74" table:number-columns-repeated="5"/>
          <table:table-cell table:number-columns-repeated="238"/>
        </table:table-row>
        <table:table-row table:style-name="ro1">
          <table:table-cell table:style-name="ce9" office:value-type="string">
            <text:p>Marksmanship</text:p>
          </table:table-cell>
          <table:table-cell table:style-name="ce26"/>
          <table:table-cell table:style-name="ce8"/>
          <table:table-cell table:style-name="ce41" table:formula="of:=IF([.B26]&lt;&gt;&quot;&quot;;[.C26]+[.D$23]&amp;&quot;/&quot;&amp;[.B26]+[.C26]+[.D$23];[.C26]+[.D$23])" office:value-type="float" office:value="0">
            <text:p>0</text:p>
          </table:table-cell>
          <table:table-cell table:style-name="ce43" table:formula="of:=[.D$23]*3+[.C26]*3&amp;&quot;/&quot;&amp;IF(OR([.B26]=0;[.B26]=&quot;&quot;);[.D$23]*2;[.B26]+[.C26]+[.D$23])" office:value-type="string" office:string-value="0/0">
            <text:p>0/0</text:p>
          </table:table-cell>
          <table:table-cell table:style-name="ce8"/>
          <table:table-cell table:style-name="ce53"/>
          <table:table-cell table:style-name="ce61"/>
          <table:table-cell table:style-name="ce41" table:formula="of:=IF([.G26]&lt;&gt;&quot;&quot;;[.H26]+[.I$23]&amp;&quot;/&quot;&amp;[.G26]+[.H26]+[.I$23];[.H26]+[.I$23])" office:value-type="float" office:value="0">
            <text:p>0</text:p>
          </table:table-cell>
          <table:table-cell table:style-name="ce43" table:formula="of:=[.I$23]*3+[.H26]*3&amp;&quot;/&quot;&amp;IF(OR([.G26]=0;[.G26]=&quot;&quot;);[.I$23]*2;[.G26]+[.H26]+[.I$23])" office:value-type="string" office:string-value="0/0">
            <text:p>0/0</text:p>
          </table:table-cell>
          <table:table-cell table:style-name="ce74"/>
          <table:table-cell table:style-name="ce80"/>
          <table:table-cell table:style-name="ce74"/>
          <table:table-cell table:style-name="ce74" table:number-columns-repeated="5"/>
          <table:table-cell table:number-columns-repeated="238"/>
        </table:table-row>
        <table:table-row table:style-name="ro1">
          <table:table-cell table:style-name="ce9" office:value-type="string">
            <text:p>Missile Weapons</text:p>
          </table:table-cell>
          <table:table-cell table:style-name="ce26"/>
          <table:table-cell table:style-name="ce8"/>
          <table:table-cell table:style-name="ce41" table:formula="of:=IF([.B27]&lt;&gt;&quot;&quot;;[.C27]+[.D$23]&amp;&quot;/&quot;&amp;[.B27]+[.C27]+[.D$23];[.C27]+[.D$23])" office:value-type="float" office:value="0">
            <text:p>0</text:p>
          </table:table-cell>
          <table:table-cell table:style-name="ce43" table:formula="of:=[.D$23]*3+[.C27]*3&amp;&quot;/&quot;&amp;IF(OR([.B27]=0;[.B27]=&quot;&quot;);[.D$23]*2;[.B27]+[.C27]+[.D$23])" office:value-type="string" office:string-value="0/0">
            <text:p>0/0</text:p>
          </table:table-cell>
          <table:table-cell table:style-name="ce8" office:value-type="string">
            <text:p>Hide</text:p>
          </table:table-cell>
          <table:table-cell table:style-name="ce26"/>
          <table:table-cell table:style-name="ce8"/>
          <table:table-cell table:style-name="ce41" table:formula="of:=IF([.G27]&lt;&gt;&quot;&quot;;[.H27]+[.I$23]&amp;&quot;/&quot;&amp;[.G27]+[.H27]+[.I$23];[.H27]+[.I$23])" office:value-type="float" office:value="0">
            <text:p>0</text:p>
          </table:table-cell>
          <table:table-cell table:style-name="ce43" table:formula="of:=[.I$23]*3+[.H27]*3&amp;&quot;/&quot;&amp;IF(OR([.G27]=0;[.G27]=&quot;&quot;);[.I$23]*2;[.G27]+[.H27]+[.I$23])" office:value-type="string" office:string-value="0/0">
            <text:p>0/0</text:p>
          </table:table-cell>
          <table:table-cell table:style-name="ce74"/>
          <table:table-cell table:style-name="ce80"/>
          <table:table-cell table:style-name="ce74"/>
          <table:table-cell table:style-name="ce74" table:number-columns-repeated="5"/>
          <table:table-cell table:number-columns-repeated="238"/>
        </table:table-row>
        <table:table-row table:style-name="ro1">
          <table:table-cell table:style-name="ce9" office:value-type="string">
            <text:p>Sleight of Hand</text:p>
          </table:table-cell>
          <table:table-cell table:style-name="ce26"/>
          <table:table-cell table:style-name="ce8"/>
          <table:table-cell table:style-name="ce41" table:formula="of:=IF([.B28]&lt;&gt;&quot;&quot;;[.C28]+[.D$23]&amp;&quot;/&quot;&amp;[.B28]+[.C28]+[.D$23];[.C28]+[.D$23])" office:value-type="float" office:value="0">
            <text:p>0</text:p>
          </table:table-cell>
          <table:table-cell table:style-name="ce43" table:formula="of:=[.D$23]*3+[.C28]*3&amp;&quot;/&quot;&amp;IF(OR([.B28]=0;[.B28]=&quot;&quot;);[.D$23]*2;[.B28]+[.C28]+[.D$23])" office:value-type="string" office:string-value="0/0">
            <text:p>0/0</text:p>
          </table:table-cell>
          <table:table-cell table:style-name="ce8" office:value-type="string">
            <text:p>Invent</text:p>
          </table:table-cell>
          <table:table-cell table:style-name="ce26"/>
          <table:table-cell table:style-name="ce8"/>
          <table:table-cell table:style-name="ce41" table:formula="of:=IF([.G28]&lt;&gt;&quot;&quot;;[.H28]+[.I$23]&amp;&quot;/&quot;&amp;[.G28]+[.H28]+[.I$23];[.H28]+[.I$23])" office:value-type="float" office:value="0">
            <text:p>0</text:p>
          </table:table-cell>
          <table:table-cell table:style-name="ce43" table:formula="of:=[.I$23]*3+[.H28]*3&amp;&quot;/&quot;&amp;IF(OR([.G28]=0;[.G28]=&quot;&quot;);[.I$23]*2;[.G28]+[.H28]+[.I$23])" office:value-type="string" office:string-value="0/0">
            <text:p>0/0</text:p>
          </table:table-cell>
          <table:table-cell table:style-name="ce74"/>
          <table:table-cell table:style-name="ce80"/>
          <table:table-cell table:style-name="ce74"/>
          <table:table-cell table:style-name="ce74" table:number-columns-repeated="5"/>
          <table:table-cell table:number-columns-repeated="238"/>
        </table:table-row>
        <table:table-row table:style-name="ro1">
          <table:table-cell table:style-name="ce9" office:value-type="string">
            <text:p>Thievery</text:p>
          </table:table-cell>
          <table:table-cell table:style-name="ce26"/>
          <table:table-cell table:style-name="ce8"/>
          <table:table-cell table:style-name="ce41" table:formula="of:=IF([.B29]&lt;&gt;&quot;&quot;;[.C29]+[.D$23]&amp;&quot;/&quot;&amp;[.B29]+[.C29]+[.D$23];[.C29]+[.D$23])" office:value-type="float" office:value="0">
            <text:p>0</text:p>
          </table:table-cell>
          <table:table-cell table:style-name="ce43" table:formula="of:=[.D$23]*3+[.C29]*3&amp;&quot;/&quot;&amp;IF(OR([.B29]=0;[.B29]=&quot;&quot;);[.D$23]*2;[.B29]+[.C29]+[.D$23])" office:value-type="string" office:string-value="0/0">
            <text:p>0/0</text:p>
          </table:table-cell>
          <table:table-cell table:style-name="ce8" office:value-type="string">
            <text:p>Repair</text:p>
          </table:table-cell>
          <table:table-cell table:style-name="ce26"/>
          <table:table-cell table:style-name="ce8"/>
          <table:table-cell table:style-name="ce41" table:formula="of:=IF([.G29]&lt;&gt;&quot;&quot;;[.H29]+[.I$23]&amp;&quot;/&quot;&amp;[.G29]+[.H29]+[.I$23];[.H29]+[.I$23])" office:value-type="float" office:value="0">
            <text:p>0</text:p>
          </table:table-cell>
          <table:table-cell table:style-name="ce43" table:formula="of:=[.I$23]*3+[.H29]*3&amp;&quot;/&quot;&amp;IF(OR([.G29]=0;[.G29]=&quot;&quot;);[.I$23]*2;[.G29]+[.H29]+[.I$23])" office:value-type="string" office:string-value="0/0">
            <text:p>0/0</text:p>
          </table:table-cell>
          <table:table-cell table:style-name="ce74"/>
          <table:table-cell table:style-name="ce80"/>
          <table:table-cell table:style-name="ce74"/>
          <table:table-cell table:style-name="ce74" table:number-columns-repeated="5"/>
          <table:table-cell table:number-columns-repeated="238"/>
        </table:table-row>
        <table:table-row table:style-name="ro1">
          <table:table-cell table:style-name="ce9" office:value-type="string">
            <text:p>Thrown Weapons</text:p>
          </table:table-cell>
          <table:table-cell table:style-name="ce26"/>
          <table:table-cell table:style-name="ce8"/>
          <table:table-cell table:style-name="ce41" table:formula="of:=IF([.B30]&lt;&gt;&quot;&quot;;[.C30]+[.D$23]&amp;&quot;/&quot;&amp;[.B30]+[.C30]+[.D$23];[.C30]+[.D$23])" office:value-type="float" office:value="0">
            <text:p>0</text:p>
          </table:table-cell>
          <table:table-cell table:style-name="ce43" table:formula="of:=[.D$23]*3+[.C30]*3&amp;&quot;/&quot;&amp;IF(OR([.B30]=0;[.B30]=&quot;&quot;);[.D$23]*2;[.B30]+[.C30]+[.D$23])" office:value-type="string" office:string-value="0/0">
            <text:p>0/0</text:p>
          </table:table-cell>
          <table:table-cell table:style-name="ce8" office:value-type="string">
            <text:p>Search</text:p>
          </table:table-cell>
          <table:table-cell table:style-name="ce26"/>
          <table:table-cell table:style-name="ce8"/>
          <table:table-cell table:style-name="ce41" table:formula="of:=IF([.G30]&lt;&gt;&quot;&quot;;[.H30]+[.I$23]&amp;&quot;/&quot;&amp;[.G30]+[.H30]+[.I$23];[.H30]+[.I$23])" office:value-type="float" office:value="0">
            <text:p>0</text:p>
          </table:table-cell>
          <table:table-cell table:style-name="ce43" table:formula="of:=[.I$23]*3+[.H30]*3&amp;&quot;/&quot;&amp;IF(OR([.G30]=0;[.G30]=&quot;&quot;);[.I$23]*2;[.G30]+[.H30]+[.I$23])" office:value-type="string" office:string-value="0/0">
            <text:p>0/0</text:p>
          </table:table-cell>
          <table:table-cell table:style-name="ce74"/>
          <table:table-cell table:style-name="ce80"/>
          <table:table-cell table:style-name="ce74"/>
          <table:table-cell table:style-name="ce74" table:number-columns-repeated="5"/>
          <table:table-cell table:number-columns-repeated="238"/>
        </table:table-row>
        <table:table-row table:style-name="ro1">
          <table:table-cell table:style-name="Default" table:number-columns-repeated="5"/>
          <table:table-cell table:style-name="ce8" office:value-type="string">
            <text:p>Shadowing</text:p>
          </table:table-cell>
          <table:table-cell table:style-name="ce26"/>
          <table:table-cell table:style-name="ce8"/>
          <table:table-cell table:style-name="ce41" table:formula="of:=IF([.G31]&lt;&gt;&quot;&quot;;[.H31]+[.I$23]&amp;&quot;/&quot;&amp;[.G31]+[.H31]+[.I$23];[.H31]+[.I$23])" office:value-type="float" office:value="0">
            <text:p>0</text:p>
          </table:table-cell>
          <table:table-cell table:style-name="ce43" table:formula="of:=[.I$23]*3+[.H31]*3&amp;&quot;/&quot;&amp;IF(OR([.G31]=0;[.G31]=&quot;&quot;);[.I$23]*2;[.G31]+[.H31]+[.I$23])" office:value-type="string" office:string-value="0/0">
            <text:p>0/0</text:p>
          </table:table-cell>
          <table:table-cell table:style-name="ce75" office:value-type="string">
            <text:p>Advantages</text:p>
          </table:table-cell>
          <table:table-cell table:style-name="ce81" office:value-type="string">
            <text:p>CP</text:p>
          </table:table-cell>
          <table:table-cell table:style-name="ce87" office:value-type="string">
            <text:p>Notes</text:p>
          </table:table-cell>
          <table:table-cell table:style-name="ce90" table:number-columns-repeated="5"/>
          <table:table-cell table:number-columns-repeated="238"/>
        </table:table-row>
        <table:table-row table:style-name="ro1">
          <table:table-cell table:style-name="ce7" office:value-type="string">
            <text:p>Physique</text:p>
          </table:table-cell>
          <table:table-cell table:style-name="ce25" office:value-type="string">
            <text:p>spec</text:p>
          </table:table-cell>
          <table:table-cell table:style-name="ce37" office:value-type="string">
            <text:p>Increase</text:p>
          </table:table-cell>
          <table:table-cell table:style-name="ce40"/>
          <table:table-cell table:style-name="ce42" office:value-type="string">
            <text:p>Cost +1</text:p>
          </table:table-cell>
          <table:table-cell table:style-name="ce8" office:value-type="string">
            <text:p>Streetwise</text:p>
          </table:table-cell>
          <table:table-cell table:style-name="ce26"/>
          <table:table-cell table:style-name="ce8"/>
          <table:table-cell table:style-name="ce41" table:formula="of:=IF([.G32]&lt;&gt;&quot;&quot;;[.H32]+[.I$23]&amp;&quot;/&quot;&amp;[.G32]+[.H32]+[.I$23];[.H32]+[.I$23])" office:value-type="float" office:value="0">
            <text:p>0</text:p>
          </table:table-cell>
          <table:table-cell table:style-name="ce43" table:formula="of:=[.I$23]*3+[.H32]*3&amp;&quot;/&quot;&amp;IF(OR([.G32]=0;[.G32]=&quot;&quot;);[.I$23]*2;[.G32]+[.H32]+[.I$23])" office:value-type="string" office:string-value="0/0">
            <text:p>0/0</text:p>
          </table:table-cell>
          <table:table-cell table:style-name="ce76" office:value-type="string">
            <text:p>Item Name</text:p>
          </table:table-cell>
          <table:table-cell table:style-name="ce82" office:value-type="float" office:value="0">
            <text:p>0</text:p>
          </table:table-cell>
          <table:table-cell table:style-name="ce76" office:value-type="string">
            <text:p>Short Description</text:p>
          </table:table-cell>
          <table:table-cell table:style-name="ce76" table:number-columns-repeated="5"/>
          <table:table-cell table:number-columns-repeated="238"/>
        </table:table-row>
        <table:table-row table:style-name="ro1">
          <table:table-cell table:style-name="ce9" office:value-type="string">
            <text:p>Flying</text:p>
          </table:table-cell>
          <table:table-cell table:style-name="ce26"/>
          <table:table-cell table:style-name="ce8"/>
          <table:table-cell table:style-name="ce41" table:formula="of:=IF([.B33]&lt;&gt;&quot;&quot;;[.C33]+[.D$32]&amp;&quot;/&quot;&amp;[.B33]+[.C33]+[.D$32];[.C33]+[.D$32])" office:value-type="float" office:value="0">
            <text:p>0</text:p>
          </table:table-cell>
          <table:table-cell table:style-name="ce43" table:formula="of:=[.D$32]*3+[.C33]*3&amp;&quot;/&quot;&amp;IF(OR([.B33]=0;[.B33]=&quot;&quot;);[.D$32]*2;[.B33]+[.C33]+[.D$32])" office:value-type="string" office:string-value="0/0">
            <text:p>0/0</text:p>
          </table:table-cell>
          <table:table-cell table:style-name="ce8" office:value-type="string">
            <text:p>Surveillance</text:p>
          </table:table-cell>
          <table:table-cell table:style-name="ce26"/>
          <table:table-cell table:style-name="ce8"/>
          <table:table-cell table:style-name="ce41" table:formula="of:=IF([.G33]&lt;&gt;&quot;&quot;;[.H33]+[.I$23]&amp;&quot;/&quot;&amp;[.G33]+[.H33]+[.I$23];[.H33]+[.I$23])" office:value-type="float" office:value="0">
            <text:p>0</text:p>
          </table:table-cell>
          <table:table-cell table:style-name="ce43" table:formula="of:=[.I$23]*3+[.H33]*3&amp;&quot;/&quot;&amp;IF(OR([.G33]=0;[.G33]=&quot;&quot;);[.I$23]*2;[.G33]+[.H33]+[.I$23])" office:value-type="string" office:string-value="0/0">
            <text:p>0/0</text:p>
          </table:table-cell>
          <table:table-cell table:style-name="ce76"/>
          <table:table-cell table:style-name="ce82"/>
          <table:table-cell table:style-name="ce76"/>
          <table:table-cell table:style-name="ce76" table:number-columns-repeated="5"/>
          <table:table-cell table:number-columns-repeated="238"/>
        </table:table-row>
        <table:table-row table:style-name="ro1">
          <table:table-cell table:style-name="ce9" office:value-type="string">
            <text:p>Leap</text:p>
          </table:table-cell>
          <table:table-cell table:style-name="ce26"/>
          <table:table-cell table:style-name="ce8"/>
          <table:table-cell table:style-name="ce41" table:formula="of:=IF([.B34]&lt;&gt;&quot;&quot;;[.C34]+[.D$32]&amp;&quot;/&quot;&amp;[.B34]+[.C34]+[.D$32];[.C34]+[.D$32])" office:value-type="float" office:value="0">
            <text:p>0</text:p>
          </table:table-cell>
          <table:table-cell table:style-name="ce43" table:formula="of:=[.D$32]*3+[.C34]*3&amp;&quot;/&quot;&amp;IF(OR([.B34]=0;[.B34]=&quot;&quot;);[.D$32]*2;[.B34]+[.C34]+[.D$32])" office:value-type="string" office:string-value="0/0">
            <text:p>0/0</text:p>
          </table:table-cell>
          <table:table-cell table:style-name="ce8" office:value-type="string">
            <text:p>Survival</text:p>
          </table:table-cell>
          <table:table-cell table:style-name="ce26"/>
          <table:table-cell table:style-name="ce8"/>
          <table:table-cell table:style-name="ce41" table:formula="of:=IF([.G34]&lt;&gt;&quot;&quot;;[.H34]+[.I$23]&amp;&quot;/&quot;&amp;[.G34]+[.H34]+[.I$23];[.H34]+[.I$23])" office:value-type="float" office:value="0">
            <text:p>0</text:p>
          </table:table-cell>
          <table:table-cell table:style-name="ce43" table:formula="of:=[.I$23]*3+[.H34]*3&amp;&quot;/&quot;&amp;IF(OR([.G34]=0;[.G34]=&quot;&quot;);[.I$23]*2;[.G34]+[.H34]+[.I$23])" office:value-type="string" office:string-value="0/0">
            <text:p>0/0</text:p>
          </table:table-cell>
          <table:table-cell table:style-name="ce76"/>
          <table:table-cell table:style-name="ce82"/>
          <table:table-cell table:style-name="ce76"/>
          <table:table-cell table:style-name="ce76" table:number-columns-repeated="5"/>
          <table:table-cell table:number-columns-repeated="238"/>
        </table:table-row>
        <table:table-row table:style-name="ro1">
          <table:table-cell table:style-name="ce9" office:value-type="string">
            <text:p>Lifting</text:p>
          </table:table-cell>
          <table:table-cell table:style-name="ce26"/>
          <table:table-cell table:style-name="ce8"/>
          <table:table-cell table:style-name="ce41" table:formula="of:=IF([.B35]&lt;&gt;&quot;&quot;;[.C35]+[.D$32]&amp;&quot;/&quot;&amp;[.B35]+[.C35]+[.D$32];[.C35]+[.D$32])" office:value-type="float" office:value="0">
            <text:p>0</text:p>
          </table:table-cell>
          <table:table-cell table:style-name="ce43" table:formula="of:=[.D$32]*3+[.C35]*3&amp;&quot;/&quot;&amp;IF(OR([.B35]=0;[.B35]=&quot;&quot;);[.D$32]*2;[.B35]+[.C35]+[.D$32])" office:value-type="string" office:string-value="0/0">
            <text:p>0/0</text:p>
          </table:table-cell>
          <table:table-cell table:style-name="ce8" office:value-type="string">
            <text:p>Tracking</text:p>
          </table:table-cell>
          <table:table-cell table:style-name="ce26"/>
          <table:table-cell table:style-name="ce8"/>
          <table:table-cell table:style-name="ce41" table:formula="of:=IF([.G35]&lt;&gt;&quot;&quot;;[.H35]+[.I$23]&amp;&quot;/&quot;&amp;[.G35]+[.H35]+[.I$23];[.H35]+[.I$23])" office:value-type="float" office:value="0">
            <text:p>0</text:p>
          </table:table-cell>
          <table:table-cell table:style-name="ce43" table:formula="of:=[.I$23]*3+[.H35]*3&amp;&quot;/&quot;&amp;IF(OR([.G35]=0;[.G35]=&quot;&quot;);[.I$23]*2;[.G35]+[.H35]+[.I$23])" office:value-type="string" office:string-value="0/0">
            <text:p>0/0</text:p>
          </table:table-cell>
          <table:table-cell table:style-name="ce76"/>
          <table:table-cell table:style-name="ce82"/>
          <table:table-cell table:style-name="ce76"/>
          <table:table-cell table:style-name="ce76" table:number-columns-repeated="5"/>
          <table:table-cell table:number-columns-repeated="238"/>
        </table:table-row>
        <table:table-row table:style-name="ro2">
          <table:table-cell table:style-name="ce9" office:value-type="string">
            <text:p>Resistance</text:p>
          </table:table-cell>
          <table:table-cell table:style-name="ce26"/>
          <table:table-cell table:style-name="ce8"/>
          <table:table-cell table:style-name="ce41" table:formula="of:=IF([.B36]&lt;&gt;&quot;&quot;;[.C36]+[.D$32]&amp;&quot;/&quot;&amp;[.B36]+[.C36]+[.D$32];[.C36]+[.D$32])" office:value-type="float" office:value="0">
            <text:p>0</text:p>
          </table:table-cell>
          <table:table-cell table:style-name="ce43" table:formula="of:=[.D$32]*3+[.C36]*3&amp;&quot;/&quot;&amp;IF(OR([.B36]=0;[.B36]=&quot;&quot;);[.D$32]*2;[.B36]+[.C36]+[.D$32])" office:value-type="string" office:string-value="0/0">
            <text:p>0/0</text:p>
          </table:table-cell>
          <table:table-cell table:style-name="ce8" office:value-type="string">
            <text:p>Know-How(sp)</text:p>
          </table:table-cell>
          <table:table-cell table:style-name="ce26"/>
          <table:table-cell table:style-name="ce8"/>
          <table:table-cell table:style-name="ce41" table:formula="of:=IF([.G36]&lt;&gt;&quot;&quot;;[.H36]+[.I$23]&amp;&quot;/&quot;&amp;[.G36]+[.H36]+[.I$23];[.H36]+[.I$23])" office:value-type="float" office:value="0">
            <text:p>0</text:p>
          </table:table-cell>
          <table:table-cell table:style-name="ce43" table:formula="of:=[.I$23]*3+[.H36]*3&amp;&quot;/&quot;&amp;IF(OR([.G36]=0;[.G36]=&quot;&quot;);[.I$23]*2;[.G36]+[.H36]+[.I$23])" office:value-type="string" office:string-value="0/0">
            <text:p>0/0</text:p>
          </table:table-cell>
          <table:table-cell table:style-name="ce76"/>
          <table:table-cell table:style-name="ce82"/>
          <table:table-cell table:style-name="ce76"/>
          <table:table-cell table:style-name="ce76" table:number-columns-repeated="5"/>
          <table:table-cell table:number-columns-repeated="238"/>
        </table:table-row>
        <table:table-row table:style-name="ro2">
          <table:table-cell table:style-name="ce9" office:value-type="string">
            <text:p>Running</text:p>
          </table:table-cell>
          <table:table-cell table:style-name="ce26"/>
          <table:table-cell table:style-name="ce8"/>
          <table:table-cell table:style-name="ce41" table:formula="of:=IF([.B37]&lt;&gt;&quot;&quot;;[.C37]+[.D$32]&amp;&quot;/&quot;&amp;[.B37]+[.C37]+[.D$32];[.C37]+[.D$32])" office:value-type="float" office:value="0">
            <text:p>0</text:p>
          </table:table-cell>
          <table:table-cell table:style-name="ce43" table:formula="of:=[.D$32]*3+[.C37]*3&amp;&quot;/&quot;&amp;IF(OR([.B37]=0;[.B37]=&quot;&quot;);[.D$32]*2;[.B37]+[.C37]+[.D$32])" office:value-type="string" office:string-value="0/0">
            <text:p>0/0</text:p>
          </table:table-cell>
          <table:table-cell table:style-name="ce8" office:value-type="string">
            <text:p>Know-How(sp)</text:p>
          </table:table-cell>
          <table:table-cell table:style-name="ce53"/>
          <table:table-cell table:style-name="ce61"/>
          <table:table-cell table:style-name="ce41" table:formula="of:=IF([.G37]&lt;&gt;&quot;&quot;;[.H37]+[.I$23]&amp;&quot;/&quot;&amp;[.G37]+[.H37]+[.I$23];[.H37]+[.I$23])" office:value-type="float" office:value="0">
            <text:p>0</text:p>
          </table:table-cell>
          <table:table-cell table:style-name="ce43" table:formula="of:=[.I$23]*3+[.H37]*3&amp;&quot;/&quot;&amp;IF(OR([.G37]=0;[.G37]=&quot;&quot;);[.I$23]*2;[.G37]+[.H37]+[.I$23])" office:value-type="string" office:string-value="0/0">
            <text:p>0/0</text:p>
          </table:table-cell>
          <table:table-cell table:style-name="ce76"/>
          <table:table-cell table:style-name="ce82"/>
          <table:table-cell table:style-name="ce76"/>
          <table:table-cell table:style-name="ce76" table:number-columns-repeated="5"/>
          <table:table-cell table:number-columns-repeated="238"/>
        </table:table-row>
        <table:table-row table:style-name="ro2">
          <table:table-cell table:style-name="ce9" office:value-type="string">
            <text:p>Swimming</text:p>
          </table:table-cell>
          <table:table-cell table:style-name="ce26"/>
          <table:table-cell table:style-name="ce8"/>
          <table:table-cell table:style-name="ce41" table:formula="of:=IF([.B38]&lt;&gt;&quot;&quot;;[.C38]+[.D$32]&amp;&quot;/&quot;&amp;[.B38]+[.C38]+[.D$32];[.C38]+[.D$32])" office:value-type="float" office:value="0">
            <text:p>0</text:p>
          </table:table-cell>
          <table:table-cell table:style-name="ce43" table:formula="of:=[.D$32]*3+[.C38]*3&amp;&quot;/&quot;&amp;IF(OR([.B38]=0;[.B38]=&quot;&quot;);[.D$32]*2;[.B38]+[.C38]+[.D$32])" office:value-type="string" office:string-value="0/0">
            <text:p>0/0</text:p>
          </table:table-cell>
          <table:table-cell table:style-name="ce8" office:value-type="string">
            <text:p>Know-How(sp)</text:p>
          </table:table-cell>
          <table:table-cell table:style-name="ce53"/>
          <table:table-cell table:style-name="ce61"/>
          <table:table-cell table:style-name="ce41" table:formula="of:=IF([.G38]&lt;&gt;&quot;&quot;;[.H38]+[.I$23]&amp;&quot;/&quot;&amp;[.G38]+[.H38]+[.I$23];[.H38]+[.I$23])" office:value-type="float" office:value="0">
            <text:p>0</text:p>
          </table:table-cell>
          <table:table-cell table:style-name="ce43" table:formula="of:=[.I$23]*3+[.H38]*3&amp;&quot;/&quot;&amp;IF(OR([.G38]=0;[.G38]=&quot;&quot;);[.I$23]*2;[.G38]+[.H38]+[.I$23])" office:value-type="string" office:string-value="0/0">
            <text:p>0/0</text:p>
          </table:table-cell>
          <table:table-cell table:style-name="ce76"/>
          <table:table-cell table:style-name="ce82"/>
          <table:table-cell table:style-name="ce76"/>
          <table:table-cell table:style-name="ce76" table:number-columns-repeated="5"/>
          <table:table-cell table:number-columns-repeated="238"/>
        </table:table-row>
        <table:table-row table:style-name="ro2">
          <table:table-cell table:style-name="ce8" table:number-columns-repeated="4"/>
          <table:table-cell table:style-name="ce44"/>
          <table:table-cell table:style-name="ce8" office:value-type="string">
            <text:p>Know-How(sp)</text:p>
          </table:table-cell>
          <table:table-cell table:style-name="ce26"/>
          <table:table-cell table:style-name="ce8"/>
          <table:table-cell table:style-name="ce41" table:formula="of:=IF([.G39]&lt;&gt;&quot;&quot;;[.H39]+[.I$23]&amp;&quot;/&quot;&amp;[.G39]+[.H39]+[.I$23];[.H39]+[.I$23])" office:value-type="float" office:value="0">
            <text:p>0</text:p>
          </table:table-cell>
          <table:table-cell table:style-name="ce43" table:formula="of:=[.I$23]*3+[.H39]*3&amp;&quot;/&quot;&amp;IF(OR([.G39]=0;[.G39]=&quot;&quot;);[.I$23]*2;[.G39]+[.H39]+[.I$23])" office:value-type="string" office:string-value="0/0">
            <text:p>0/0</text:p>
          </table:table-cell>
          <table:table-cell table:style-name="ce76"/>
          <table:table-cell table:style-name="ce82"/>
          <table:table-cell table:style-name="ce76"/>
          <table:table-cell table:style-name="ce76" table:number-columns-repeated="5"/>
          <table:table-cell table:number-columns-repeated="238"/>
        </table:table-row>
        <table:table-row table:style-name="ro1">
          <table:table-cell table:style-name="ce10" table:number-columns-repeated="4"/>
          <table:table-cell table:style-name="ce45"/>
          <table:table-cell table:style-name="ce10"/>
          <table:table-cell table:style-name="ce54"/>
          <table:table-cell table:style-name="ce10" table:number-columns-repeated="9"/>
          <table:table-cell table:number-columns-repeated="240"/>
        </table:table-row>
        <table:table-row table:style-name="ro2">
          <table:table-cell table:style-name="ce11" office:value-type="string">
            <text:p>Powers</text:p>
          </table:table-cell>
          <table:table-cell table:style-name="ce27" office:value-type="string">
            <text:p>Cost</text:p>
          </table:table-cell>
          <table:table-cell table:style-name="ce27" office:value-type="string">
            <text:p>Base Cost</text:p>
          </table:table-cell>
          <table:table-cell table:style-name="ce27" office:value-type="string">
            <text:p><text:s/>+ Dice</text:p>
          </table:table-cell>
          <table:table-cell table:style-name="ce27" office:value-type="string">
            <text:p>P.t./U.s.</text:p>
          </table:table-cell>
          <table:table-cell table:style-name="ce27" office:value-type="string">
            <text:p>Enhancements</text:p>
          </table:table-cell>
          <table:table-cell table:style-name="ce27" office:value-type="string">
            <text:p>Modified Cost</text:p>
          </table:table-cell>
          <table:table-cell table:style-name="ce27" office:value-type="string">
            <text:p>Limits</text:p>
          </table:table-cell>
          <table:table-cell table:style-name="ce27" office:value-type="string">
            <text:p>Final Cost</text:p>
          </table:table-cell>
          <table:table-cell table:style-name="ce62" office:value-type="string">
            <text:p>Power</text:p>
          </table:table-cell>
          <table:table-cell table:style-name="ce77" office:value-type="string">
            <text:p>Equipment/Wonder</text:p>
          </table:table-cell>
          <table:table-cell table:style-name="ce83" office:value-type="string">
            <text:p>Skill Roll</text:p>
          </table:table-cell>
          <table:table-cell table:style-name="ce88"/>
          <table:table-cell table:style-name="ce91" office:value-type="string">
            <text:p>Range</text:p>
          </table:table-cell>
          <table:table-cell table:style-name="ce42" office:value-type="string">
            <text:p>Cost +1</text:p>
          </table:table-cell>
          <table:table-cell table:style-name="ce92" office:value-type="string">
            <text:p>Notes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Power Name</text:p>
          </table:table-cell>
          <table:table-cell table:style-name="ce28"/>
          <table:table-cell table:style-name="ce28" table:formula="of:=[.B42]-SUM([.C43:.C49])" office:value-type="float" office:value="0">
            <text:p>0</text:p>
          </table:table-cell>
          <table:table-cell table:style-name="ce28"/>
          <table:table-cell table:style-name="ce28" office:value-type="float" office:value="0">
            <text:p>0</text:p>
          </table:table-cell>
          <table:table-cell table:style-name="ce28" table:formula="of:=SUM([.F43:.F49])" office:value-type="float" office:value="0">
            <text:p>0</text:p>
          </table:table-cell>
          <table:table-cell table:style-name="ce28" table:formula="of:=SUM([.C42:.F42])" office:value-type="float" office:value="0">
            <text:p>0</text:p>
          </table:table-cell>
          <table:table-cell table:style-name="ce28" table:formula="of:=SUM([.H43:.H49])" office:value-type="float" office:value="0">
            <text:p>0</text:p>
          </table:table-cell>
          <table:table-cell table:style-name="ce28" table:formula="of:=IF(([.G42]-[.H42])&gt;=CEILING([.G42]/4;1;1);([.G42]-[.H42]);CEILING([.G42]/4;1;1))" office:value-type="float" office:value="0">
            <text:p>0</text:p>
          </table:table-cell>
          <table:table-cell table:style-name="ce28" table:formula="of:=IF([.C42]&lt;&gt;0;[.D42]+1&amp;&quot;D&quot;;&quot;&quot;)">
            <text:p/>
          </table:table-cell>
          <table:table-cell table:number-columns-repeated="2"/>
          <table:table-cell table:style-name="Default"/>
          <table:table-cell table:style-name="ce56" table:formula="of:=([.D42]+1)*4&amp;&quot;/&quot;&amp;([.D42]+1)*7&amp;&quot;/&quot;&amp;([.D42]+1)*10" office:value-type="string" office:string-value="4/7/10">
            <text:p>4/7/10</text:p>
          </table:table-cell>
          <table:table-cell table:style-name="ce43" table:formula="of:=[.C42]*2+[.D42]+1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3" office:value-type="string">
            <text:p>Power Modifiers and</text:p>
          </table:table-cell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3" office:value-type="string">
            <text:p>Limiters</text:p>
          </table:table-cell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style-name="Default"/>
          <table:table-cell table:number-columns-repeated="240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4"/>
          <table:table-cell table:number-columns-repeated="5" table:style-name="Default"/>
          <table:table-cell table:style-name="ce55"/>
          <table:table-cell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number-columns-repeated="6" table:style-name="Default"/>
          <table:table-cell table:style-name="ce55"/>
          <table:table-cell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style-name="Default"/>
          <table:table-cell table:number-columns-repeated="240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/>
          <table:table-cell/>
          <table:table-cell table:style-name="Default" table:number-columns-repeated="2"/>
          <table:table-cell table:style-name="ce56"/>
          <table:table-cell table:style-name="Default"/>
          <table:table-cell table:number-columns-repeated="241"/>
        </table:table-row>
        <table:table-row table:style-name="ro1">
          <table:table-cell table:style-name="ce12" office:value-type="string">
            <text:p>Power Name</text:p>
          </table:table-cell>
          <table:table-cell table:style-name="ce28"/>
          <table:table-cell table:style-name="ce28" table:formula="of:=[.B50]-SUM([.C51:.C57])" office:value-type="float" office:value="0">
            <text:p>0</text:p>
          </table:table-cell>
          <table:table-cell table:style-name="ce28"/>
          <table:table-cell table:style-name="ce28" office:value-type="float" office:value="0">
            <text:p>0</text:p>
          </table:table-cell>
          <table:table-cell table:style-name="ce28" table:formula="of:=SUM([.F51:.F58])" office:value-type="float" office:value="0">
            <text:p>0</text:p>
          </table:table-cell>
          <table:table-cell table:style-name="ce28" table:formula="of:=SUM([.C50:.F50])" office:value-type="float" office:value="0">
            <text:p>0</text:p>
          </table:table-cell>
          <table:table-cell table:style-name="ce28" table:formula="of:=SUM([.H51:.H57])" office:value-type="float" office:value="0">
            <text:p>0</text:p>
          </table:table-cell>
          <table:table-cell table:style-name="ce28" table:formula="of:=IF(([.G50]-[.H50])&gt;=CEILING([.G50]/4;1;1);([.G50]-[.H50]);CEILING([.G50]/4;1;1))" office:value-type="float" office:value="0">
            <text:p>0</text:p>
          </table:table-cell>
          <table:table-cell table:style-name="ce28" table:formula="of:=IF([.C50]&lt;&gt;0;[.D50]+1&amp;&quot;D&quot;;&quot;&quot;)">
            <text:p/>
          </table:table-cell>
          <table:table-cell table:number-columns-repeated="2"/>
          <table:table-cell table:style-name="Default"/>
          <table:table-cell table:style-name="ce56" table:formula="of:=([.D50]+1)*4&amp;&quot;/&quot;&amp;([.D50]+1)*7&amp;&quot;/&quot;&amp;([.D50]+1)*10" office:value-type="string" office:string-value="4/7/10">
            <text:p>4/7/10</text:p>
          </table:table-cell>
          <table:table-cell table:style-name="ce43" table:formula="of:=[.C50]*2+[.D50]+1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3"/>
          <table:table-cell table:number-columns-repeated="3" table:style-name="ce29"/>
          <table:table-cell table:style-name="ce46"/>
          <table:table-cell table:style-name="ce50"/>
          <table:table-cell table:number-columns-repeated="2" table:style-name="ce29"/>
          <table:table-cell table:style-name="ce50"/>
          <table:table-cell table:style-name="ce28" table:formula="of:=IF([.I51]&lt;&gt;&quot;&quot;;[.F51]+1&amp;&quot;D&quot;;&quot;&quot;)">
            <text:p/>
          </table:table-cell>
          <table:table-cell/>
          <table:table-cell table:style-name="Default" table:number-columns-repeated="2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 table:formula="of:=IF([.I52]&lt;&gt;&quot;&quot;;[.F52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style-name="Default"/>
          <table:table-cell table:number-columns-repeated="240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style-name="Default"/>
          <table:table-cell table:number-columns-repeated="240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/>
          <table:table-cell/>
          <table:table-cell table:style-name="Default" table:number-columns-repeated="2"/>
          <table:table-cell table:style-name="ce56"/>
          <table:table-cell table:style-name="Default"/>
          <table:table-cell table:number-columns-repeated="241"/>
        </table:table-row>
        <table:table-row table:style-name="ro1">
          <table:table-cell table:style-name="ce12" office:value-type="string">
            <text:p>Power Name</text:p>
          </table:table-cell>
          <table:table-cell table:style-name="ce28"/>
          <table:table-cell table:style-name="ce28" table:formula="of:=[.B58]-SUM([.C59:.C64])" office:value-type="float" office:value="0">
            <text:p>0</text:p>
          </table:table-cell>
          <table:table-cell table:style-name="ce28"/>
          <table:table-cell table:style-name="ce28" office:value-type="float" office:value="0">
            <text:p>0</text:p>
          </table:table-cell>
          <table:table-cell table:style-name="ce28" table:formula="of:=SUM([.F59:.F65])" office:value-type="float" office:value="0">
            <text:p>0</text:p>
          </table:table-cell>
          <table:table-cell table:style-name="ce28" table:formula="of:=SUM([.C58:.F58])" office:value-type="float" office:value="0">
            <text:p>0</text:p>
          </table:table-cell>
          <table:table-cell table:style-name="ce28" table:formula="of:=SUM([.H59:.H64])" office:value-type="float" office:value="0">
            <text:p>0</text:p>
          </table:table-cell>
          <table:table-cell table:style-name="ce28" table:formula="of:=IF(([.G58]-[.H58])&gt;=CEILING([.G58]/4;1;1);([.G58]-[.H58]);CEILING([.G58]/4;1;1))" office:value-type="float" office:value="0">
            <text:p>0</text:p>
          </table:table-cell>
          <table:table-cell table:style-name="ce28" table:formula="of:=IF([.C58]&lt;&gt;0;[.D58]+1&amp;&quot;D&quot;;&quot;&quot;)">
            <text:p/>
          </table:table-cell>
          <table:table-cell table:number-columns-repeated="2"/>
          <table:table-cell table:style-name="Default"/>
          <table:table-cell table:style-name="ce56" table:formula="of:=([.D58]+1)*4&amp;&quot;/&quot;&amp;([.D58]+1)*7&amp;&quot;/&quot;&amp;([.D58]+1)*10" office:value-type="string" office:string-value="4/7/10">
            <text:p>4/7/10</text:p>
          </table:table-cell>
          <table:table-cell table:style-name="ce43" table:formula="of:=[.C58]*2+[.D58]+1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 table:formula="of:=IF([.I59]&lt;&gt;&quot;&quot;;[.F59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/>
          <table:table-cell table:style-name="Default"/>
          <table:table-cell table:number-columns-repeated="240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 table:formula="of:=IF([.I60]&lt;&gt;&quot;&quot;;[.F60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/>
          <table:table-cell table:style-name="Default"/>
          <table:table-cell table:number-columns-repeated="240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 table:formula="of:=IF([.I61]&lt;&gt;&quot;&quot;;[.F59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3"/>
          <table:table-cell table:number-columns-repeated="7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3"/>
          <table:table-cell table:number-columns-repeated="7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/>
          <table:table-cell/>
          <table:table-cell table:style-name="Default" table:number-columns-repeated="2"/>
          <table:table-cell table:style-name="ce56"/>
          <table:table-cell table:style-name="Default"/>
          <table:table-cell table:number-columns-repeated="241"/>
        </table:table-row>
        <table:table-row table:style-name="ro1">
          <table:table-cell table:style-name="ce12" office:value-type="string">
            <text:p>Power Name</text:p>
          </table:table-cell>
          <table:table-cell table:style-name="ce28"/>
          <table:table-cell table:style-name="ce28" table:formula="of:=[.B65]-SUM([.C66:.C71])" office:value-type="float" office:value="0">
            <text:p>0</text:p>
          </table:table-cell>
          <table:table-cell table:style-name="ce28"/>
          <table:table-cell table:style-name="ce28" office:value-type="float" office:value="0">
            <text:p>0</text:p>
          </table:table-cell>
          <table:table-cell table:style-name="ce28" table:formula="of:=SUM([.F66:.F72])" office:value-type="float" office:value="0">
            <text:p>0</text:p>
          </table:table-cell>
          <table:table-cell table:style-name="ce28" table:formula="of:=SUM([.C65:.F65])" office:value-type="float" office:value="0">
            <text:p>0</text:p>
          </table:table-cell>
          <table:table-cell table:style-name="ce28" table:formula="of:=SUM([.H66:.H71])" office:value-type="float" office:value="0">
            <text:p>0</text:p>
          </table:table-cell>
          <table:table-cell table:style-name="ce28" table:formula="of:=IF(([.G65]-[.H65])&gt;=CEILING([.G65]/4;1;1);([.G65]-[.H65]);CEILING([.G65]/4;1;1))" office:value-type="float" office:value="0">
            <text:p>0</text:p>
          </table:table-cell>
          <table:table-cell table:style-name="ce28" table:formula="of:=IF([.C65]&lt;&gt;0;[.D65]+1&amp;&quot;D&quot;;&quot;&quot;)">
            <text:p/>
          </table:table-cell>
          <table:table-cell table:number-columns-repeated="2"/>
          <table:table-cell table:style-name="Default"/>
          <table:table-cell table:style-name="ce56" table:formula="of:=([.D65]+1)*4&amp;&quot;/&quot;&amp;([.D65]+1)*7&amp;&quot;/&quot;&amp;([.D65]+1)*10" office:value-type="string" office:string-value="4/7/10">
            <text:p>4/7/10</text:p>
          </table:table-cell>
          <table:table-cell table:style-name="ce43" table:formula="of:=[.C65]*2+[.D65]+1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 table:formula="of:=IF([.I66]&lt;&gt;&quot;&quot;;[.F66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5"/>
          <table:table-cell table:number-columns-repeated="7" table:style-name="ce30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5"/>
          <table:table-cell table:number-columns-repeated="3" table:style-name="ce30"/>
          <table:table-cell table:number-columns-repeated="2" table:style-name="ce47"/>
          <table:table-cell table:number-columns-repeated="2" table:style-name="ce30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5"/>
          <table:table-cell table:number-columns-repeated="5" table:style-name="Default"/>
          <table:table-cell table:style-name="ce55"/>
          <table:table-cell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Default"/>
          <table:table-cell table:number-columns-repeated="241"/>
        </table:table-row>
        <table:table-row table:style-name="ro1">
          <table:table-cell table:style-name="ce12" office:value-type="string">
            <text:p>Power Name</text:p>
          </table:table-cell>
          <table:table-cell table:style-name="ce28"/>
          <table:table-cell table:style-name="ce28" table:formula="of:=[.B72]-SUM([.C73:.C78])" office:value-type="float" office:value="0">
            <text:p>0</text:p>
          </table:table-cell>
          <table:table-cell table:style-name="ce28"/>
          <table:table-cell table:style-name="ce28" office:value-type="float" office:value="0">
            <text:p>0</text:p>
          </table:table-cell>
          <table:table-cell table:style-name="ce28" table:formula="of:=SUM([.F73:.F79])" office:value-type="float" office:value="0">
            <text:p>0</text:p>
          </table:table-cell>
          <table:table-cell table:style-name="ce28" table:formula="of:=SUM([.C72:.F72])" office:value-type="float" office:value="0">
            <text:p>0</text:p>
          </table:table-cell>
          <table:table-cell table:style-name="ce28" table:formula="of:=SUM([.H73:.H78])" office:value-type="float" office:value="0">
            <text:p>0</text:p>
          </table:table-cell>
          <table:table-cell table:style-name="ce28" table:formula="of:=IF(([.G72]-[.H72])&gt;=CEILING([.G72]/4;1;1);([.G72]-[.H72]);CEILING([.G72]/4;1;1))" office:value-type="float" office:value="0">
            <text:p>0</text:p>
          </table:table-cell>
          <table:table-cell table:style-name="ce28" table:formula="of:=IF([.C72]&lt;&gt;0;[.D72]+1&amp;&quot;D&quot;;&quot;&quot;)">
            <text:p/>
          </table:table-cell>
          <table:table-cell/>
          <table:table-cell table:style-name="Default" table:number-columns-repeated="2"/>
          <table:table-cell table:style-name="ce56" table:formula="of:=([.D72]+1)*4&amp;&quot;/&quot;&amp;([.D72]+1)*7&amp;&quot;/&quot;&amp;([.D72]+1)*10" office:value-type="string" office:string-value="4/7/10">
            <text:p>4/7/10</text:p>
          </table:table-cell>
          <table:table-cell table:style-name="ce43" table:formula="of:=[.C72]*2+[.D72]+1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 table:formula="of:=IF([.I73]&lt;&gt;&quot;&quot;;[.F73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4"/>
          <table:table-cell table:number-columns-repeated="7" table:style-name="ce29"/>
          <table:table-cell table:style-name="ce46"/>
          <table:table-cell table:style-name="ce28"/>
          <table:table-cell/>
          <table:table-cell table:style-name="Default" table:number-columns-repeated="2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4"/>
          <table:table-cell table:number-columns-repeated="7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4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/>
          <table:table-cell/>
          <table:table-cell table:style-name="Default" table:number-columns-repeated="2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/>
          <table:table-cell/>
          <table:table-cell table:style-name="Default" table:number-columns-repeated="2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2" office:value-type="string">
            <text:p>Power Name</text:p>
          </table:table-cell>
          <table:table-cell table:style-name="ce28"/>
          <table:table-cell table:style-name="ce28" table:formula="of:=[.B79]-SUM([.C80:.C85])" office:value-type="float" office:value="0">
            <text:p>0</text:p>
          </table:table-cell>
          <table:table-cell table:style-name="ce28"/>
          <table:table-cell table:style-name="ce28" office:value-type="float" office:value="0">
            <text:p>0</text:p>
          </table:table-cell>
          <table:table-cell table:style-name="ce28" table:formula="of:=SUM([.F80:.F86])" office:value-type="float" office:value="0">
            <text:p>0</text:p>
          </table:table-cell>
          <table:table-cell table:style-name="ce28" table:formula="of:=SUM([.C79:.F79])" office:value-type="float" office:value="0">
            <text:p>0</text:p>
          </table:table-cell>
          <table:table-cell table:style-name="ce28" table:formula="of:=SUM([.H80:.H85])" office:value-type="float" office:value="0">
            <text:p>0</text:p>
          </table:table-cell>
          <table:table-cell table:style-name="ce28" table:formula="of:=IF(([.G79]-[.H79])&gt;=CEILING([.G79]/4;1;1);([.G79]-[.H79]);CEILING([.G79]/4;1;1))" office:value-type="float" office:value="0">
            <text:p>0</text:p>
          </table:table-cell>
          <table:table-cell table:style-name="ce28" table:formula="of:=IF([.C79]&lt;&gt;0;[.D79]+1&amp;&quot;D&quot;;&quot;&quot;)">
            <text:p/>
          </table:table-cell>
          <table:table-cell table:number-columns-repeated="2"/>
          <table:table-cell table:style-name="Default"/>
          <table:table-cell table:style-name="ce56" table:formula="of:=([.D79]+1)*4&amp;&quot;/&quot;&amp;([.D79]+1)*7&amp;&quot;/&quot;&amp;([.D79]+1)*10" office:value-type="string" office:string-value="4/7/10">
            <text:p>4/7/10</text:p>
          </table:table-cell>
          <table:table-cell table:style-name="ce43" table:formula="of:=[.C79]*2+[.D79]+1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 table:formula="of:=IF([.I80]&lt;&gt;&quot;&quot;;[.F80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3"/>
          <table:table-cell table:number-columns-repeated="7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3"/>
          <table:table-cell table:number-columns-repeated="7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4"/>
          <table:table-cell table:number-columns-repeated="7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4"/>
          <table:table-cell table:number-columns-repeated="7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2" office:value-type="string">
            <text:p>Power Name</text:p>
          </table:table-cell>
          <table:table-cell table:style-name="ce28"/>
          <table:table-cell table:style-name="ce28" table:formula="of:=[.B86]-SUM([.C87:.C92])" office:value-type="float" office:value="0">
            <text:p>0</text:p>
          </table:table-cell>
          <table:table-cell table:style-name="ce28"/>
          <table:table-cell table:style-name="ce28" office:value-type="float" office:value="0">
            <text:p>0</text:p>
          </table:table-cell>
          <table:table-cell table:style-name="ce28" table:formula="of:=SUM([.F87:.F94])" office:value-type="float" office:value="0">
            <text:p>0</text:p>
          </table:table-cell>
          <table:table-cell table:style-name="ce28" table:formula="of:=SUM([.C86:.F86])" office:value-type="float" office:value="0">
            <text:p>0</text:p>
          </table:table-cell>
          <table:table-cell table:style-name="ce28" table:formula="of:=SUM([.H87:.H92])" office:value-type="float" office:value="0">
            <text:p>0</text:p>
          </table:table-cell>
          <table:table-cell table:style-name="ce28" table:formula="of:=IF(([.G86]-[.H86])&gt;=CEILING([.G86]/4;1;1);([.G86]-[.H86]);CEILING([.G86]/4;1;1))" office:value-type="float" office:value="0">
            <text:p>0</text:p>
          </table:table-cell>
          <table:table-cell table:style-name="ce28" table:formula="of:=IF([.C86]&lt;&gt;0;[.D86]+1&amp;&quot;D&quot;;&quot;&quot;)">
            <text:p/>
          </table:table-cell>
          <table:table-cell table:number-columns-repeated="2"/>
          <table:table-cell table:style-name="Default"/>
          <table:table-cell table:style-name="ce56" table:formula="of:=([.D86]+1)*4&amp;&quot;/&quot;&amp;([.D86]+1)*7&amp;&quot;/&quot;&amp;([.D86]+1)*10" office:value-type="string" office:string-value="4/7/10">
            <text:p>4/7/10</text:p>
          </table:table-cell>
          <table:table-cell table:style-name="ce43" table:formula="of:=[.C86]*2+[.D86]+1" office:value-type="float" office:value="1">
            <text:p>1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 table:formula="of:=IF([.I87]&lt;&gt;&quot;&quot;;[.F87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3"/>
          <table:table-cell table:number-columns-repeated="7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3"/>
          <table:table-cell table:number-columns-repeated="7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4"/>
          <table:table-cell table:number-columns-repeated="7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4"/>
          <table:table-cell table:number-columns-repeated="7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4"/>
          <table:table-cell table:number-columns-repeated="7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2" office:value-type="string">
            <text:p>Power Name</text:p>
          </table:table-cell>
          <table:table-cell table:style-name="ce28"/>
          <table:table-cell table:style-name="ce28" table:formula="of:=[.B93]-SUM([.C94:.C99])" office:value-type="float" office:value="0">
            <text:p>0</text:p>
          </table:table-cell>
          <table:table-cell table:style-name="ce28"/>
          <table:table-cell table:style-name="ce28" office:value-type="float" office:value="0">
            <text:p>0</text:p>
          </table:table-cell>
          <table:table-cell table:style-name="ce28" table:formula="of:=SUM([.F94:.F100])" office:value-type="float" office:value="0">
            <text:p>0</text:p>
          </table:table-cell>
          <table:table-cell table:style-name="ce28" table:formula="of:=SUM([.C93:.F93])" office:value-type="float" office:value="0">
            <text:p>0</text:p>
          </table:table-cell>
          <table:table-cell table:style-name="ce28" table:formula="of:=SUM([.H94:.H99])" office:value-type="float" office:value="0">
            <text:p>0</text:p>
          </table:table-cell>
          <table:table-cell table:style-name="ce28" table:formula="of:=IF(([.G93]-[.H93])&gt;=CEILING([.G93]/4;1;1);([.G93]-[.H93]);CEILING([.G93]/4;1;1))" office:value-type="float" office:value="0">
            <text:p>0</text:p>
          </table:table-cell>
          <table:table-cell table:style-name="ce28" table:formula="of:=IF([.C93]&lt;&gt;0;[.D93]+1&amp;&quot;D&quot;;&quot;&quot;)">
            <text:p/>
          </table:table-cell>
          <table:table-cell table:number-columns-repeated="2"/>
          <table:table-cell table:style-name="Default"/>
          <table:table-cell table:style-name="ce56" table:formula="of:=([.D93]+1)*4&amp;&quot;/&quot;&amp;([.D93]+1)*7&amp;&quot;/&quot;&amp;([.D93]+1)*10" office:value-type="string" office:string-value="4/7/10">
            <text:p>4/7/10</text:p>
          </table:table-cell>
          <table:table-cell table:style-name="ce43" table:formula="of:=[.C93]*2+[.D93]+1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 table:formula="of:=IF([.I94]&lt;&gt;&quot;&quot;;[.F88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/>
          <table:table-cell table:style-name="Default"/>
          <table:table-cell table:number-columns-repeated="240"/>
        </table:table-row>
        <table:table-row table:style-name="ro1">
          <table:table-cell table:style-name="ce13"/>
          <table:table-cell table:number-columns-repeated="7" table:style-name="ce29"/>
          <table:table-cell table:style-name="ce46"/>
          <table:table-cell table:style-name="ce28" table:formula="of:=IF([.I95]&lt;&gt;&quot;&quot;;[.F89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3"/>
          <table:table-cell table:number-columns-repeated="7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3"/>
          <table:table-cell table:number-columns-repeated="7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Default"/>
          <table:table-cell table:number-columns-repeated="7" table:style-name="ce29"/>
          <table:table-cell table:style-name="ce46"/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Default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 table:formula="of:=IF([.I99]&lt;&gt;&quot;&quot;;[.F99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241"/>
        </table:table-row>
        <table:table-row table:style-name="ro1">
          <table:table-cell table:style-name="ce12" office:value-type="string">
            <text:p>Power Name</text:p>
          </table:table-cell>
          <table:table-cell table:style-name="ce28"/>
          <table:table-cell table:style-name="ce28" table:formula="of:=[.B100]-SUM([.C101:.C106])" office:value-type="float" office:value="0">
            <text:p>0</text:p>
          </table:table-cell>
          <table:table-cell table:style-name="ce28"/>
          <table:table-cell table:style-name="ce28" office:value-type="float" office:value="0">
            <text:p>0</text:p>
          </table:table-cell>
          <table:table-cell table:style-name="ce28" table:formula="of:=SUM([.F101:.F107])" office:value-type="float" office:value="0">
            <text:p>0</text:p>
          </table:table-cell>
          <table:table-cell table:style-name="ce28" table:formula="of:=SUM([.C100:.F100])" office:value-type="float" office:value="0">
            <text:p>0</text:p>
          </table:table-cell>
          <table:table-cell table:style-name="ce28" table:formula="of:=SUM([.H101:.H106])" office:value-type="float" office:value="0">
            <text:p>0</text:p>
          </table:table-cell>
          <table:table-cell table:style-name="ce28" table:formula="of:=IF(([.G100]-[.H100])&gt;=CEILING([.G100]/4;1;1);([.G100]-[.H100]);CEILING([.G100]/4;1;1))" office:value-type="float" office:value="0">
            <text:p>0</text:p>
          </table:table-cell>
          <table:table-cell table:style-name="ce28" table:formula="of:=IF([.C100]&lt;&gt;0;[.D100]+1&amp;&quot;D&quot;;&quot;&quot;)">
            <text:p/>
          </table:table-cell>
          <table:table-cell/>
          <table:table-cell table:style-name="Default" table:number-columns-repeated="2"/>
          <table:table-cell table:style-name="ce56" table:formula="of:=([.D100]+1)*4&amp;&quot;/&quot;&amp;([.D100]+1)*7&amp;&quot;/&quot;&amp;([.D100]+1)*10" office:value-type="string" office:string-value="4/7/10">
            <text:p>4/7/10</text:p>
          </table:table-cell>
          <table:table-cell table:style-name="ce43" table:formula="of:=[.C100]*2+[.D100]+1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 table:formula="of:=IF([.I101]&lt;&gt;&quot;&quot;;[.F101]+1&amp;&quot;D&quot;;&quot;&quot;)">
            <text:p/>
          </table:table-cell>
          <table:table-cell table:number-columns-repeated="2"/>
          <table:table-cell table:style-name="ce43"/>
          <table:table-cell table:style-name="ce56"/>
          <table:table-cell table:number-columns-repeated="242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 table:formula="of:=IF([.I102]&lt;&gt;&quot;&quot;;[.F101]+1&amp;&quot;D&quot;;&quot;&quot;)">
            <text:p/>
          </table:table-cell>
          <table:table-cell table:number-columns-repeated="2"/>
          <table:table-cell table:style-name="ce43"/>
          <table:table-cell table:style-name="ce56"/>
          <table:table-cell table:number-columns-repeated="242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/>
          <table:table-cell table:number-columns-repeated="2"/>
          <table:table-cell table:style-name="ce43"/>
          <table:table-cell table:style-name="ce56"/>
          <table:table-cell table:number-columns-repeated="242"/>
        </table:table-row>
        <table:table-row table:style-name="ro1">
          <table:table-cell table:style-name="ce13"/>
          <table:table-cell table:number-columns-repeated="3" table:style-name="ce29"/>
          <table:table-cell table:number-columns-repeated="2" table:style-name="ce46"/>
          <table:table-cell table:number-columns-repeated="2" table:style-name="ce29"/>
          <table:table-cell table:style-name="ce46"/>
          <table:table-cell table:style-name="ce28"/>
          <table:table-cell table:number-columns-repeated="2"/>
          <table:table-cell table:style-name="ce43"/>
          <table:table-cell table:style-name="ce56"/>
          <table:table-cell table:number-columns-repeated="242"/>
        </table:table-row>
        <table:table-row table:style-name="ro1">
          <table:table-cell table:style-name="ce14"/>
          <table:table-cell table:number-columns-repeated="7" table:style-name="ce29"/>
          <table:table-cell table:style-name="ce46"/>
          <table:table-cell table:style-name="ce28" table:formula="of:=IF([.I105]&lt;&gt;&quot;&quot;;[.F102]+1&amp;&quot;D&quot;;&quot;&quot;)">
            <text:p/>
          </table:table-cell>
          <table:table-cell table:number-columns-repeated="2"/>
          <table:table-cell table:style-name="ce43"/>
          <table:table-cell table:style-name="ce56"/>
          <table:table-cell table:number-columns-repeated="242"/>
        </table:table-row>
        <table:table-row table:style-name="ro1">
          <table:table-cell table:style-name="ce14"/>
          <table:table-cell table:number-columns-repeated="7" table:style-name="ce29"/>
          <table:table-cell table:style-name="ce46"/>
          <table:table-cell table:style-name="ce28" table:formula="of:=IF([.I106]&lt;&gt;&quot;&quot;;[.F105]+1&amp;&quot;D&quot;;&quot;&quot;)">
            <text:p/>
          </table:table-cell>
          <table:table-cell table:number-columns-repeated="3"/>
          <table:table-cell table:style-name="ce56"/>
          <table:table-cell table:number-columns-repeated="242"/>
        </table:table-row>
        <table:table-row table:style-name="ro1">
          <table:table-cell table:style-name="ce14"/>
          <table:table-cell table:style-name="Default" table:number-columns-repeated="4"/>
          <table:table-cell table:number-columns-repeated="251"/>
        </table:table-row>
        <table:table-row table:style-name="ro1">
          <table:table-cell office:value-type="string">
            <text:p>Additional Use Notes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table:style-name="ce16" office:value-type="string">
            <text:p>State</text:p>
          </table:table-cell>
          <table:table-cell table:style-name="ce31" office:value-type="string">
            <text:p>Available powers</text:p>
          </table:table-cell>
          <table:table-cell table:style-name="ce31" table:number-columns-repeated="4"/>
          <table:table-cell table:style-name="ce57"/>
          <table:table-cell table:style-name="ce31" table:number-columns-repeated="2"/>
          <table:table-cell table:style-name="ce63"/>
          <table:table-cell table:number-columns-repeated="246"/>
        </table:table-row>
        <table:table-row table:style-name="ro1">
          <table:table-cell table:style-name="ce17"/>
          <table:table-cell table:style-name="Default"/>
          <table:table-cell table:number-columns-repeated="7"/>
          <table:table-cell table:style-name="ce64"/>
          <table:table-cell table:number-columns-repeated="246"/>
        </table:table-row>
        <table:table-row table:style-name="ro1">
          <table:table-cell table:style-name="ce17"/>
          <table:table-cell table:style-name="Default" table:number-columns-repeated="3"/>
          <table:table-cell table:number-columns-repeated="5"/>
          <table:table-cell table:style-name="ce64"/>
          <table:table-cell table:number-columns-repeated="246"/>
        </table:table-row>
        <table:table-row table:style-name="ro1">
          <table:table-cell table:style-name="ce1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64"/>
          <table:table-cell table:number-columns-repeated="246"/>
        </table:table-row>
        <table:table-row table:style-name="ro1">
          <table:table-cell table:style-name="ce18"/>
          <table:table-cell table:number-columns-repeated="2"/>
          <table:table-cell table:style-name="Default"/>
          <table:table-cell table:number-columns-repeated="5"/>
          <table:table-cell table:style-name="ce64"/>
          <table:table-cell table:number-columns-repeated="246"/>
        </table:table-row>
        <table:table-row table:style-name="ro1">
          <table:table-cell table:style-name="ce17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ce64"/>
          <table:table-cell table:number-columns-repeated="246"/>
        </table:table-row>
        <table:table-row table:style-name="ro1">
          <table:table-cell table:style-name="ce17"/>
          <table:table-cell/>
          <table:table-cell table:style-name="Default"/>
          <table:table-cell table:number-columns-repeated="6"/>
          <table:table-cell table:style-name="ce64"/>
          <table:table-cell table:number-columns-repeated="246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64"/>
          <table:table-cell table:number-columns-repeated="246"/>
        </table:table-row>
        <table:table-row table:style-name="ro1">
          <table:table-cell table:style-name="ce19"/>
          <table:table-cell table:style-name="ce32" table:number-columns-repeated="5"/>
          <table:table-cell table:style-name="ce58"/>
          <table:table-cell table:style-name="ce32" table:number-columns-repeated="2"/>
          <table:table-cell table:style-name="ce65"/>
          <table:table-cell table:number-columns-repeated="246"/>
        </table:table-row>
        <table:table-row table:style-name="ro1">
          <table:table-cell table:style-name="ce20"/>
          <table:table-cell table:style-name="ce33" table:number-columns-repeated="5"/>
          <table:table-cell table:style-name="ce59"/>
          <table:table-cell table:style-name="ce33" table:number-columns-repeated="2"/>
          <table:table-cell table:style-name="ce66"/>
          <table:table-cell table:number-columns-repeated="246"/>
        </table:table-row>
        <table:table-row table:style-name="ro1">
          <table:table-cell table:style-name="ce20"/>
          <table:table-cell table:style-name="ce33" table:number-columns-repeated="5"/>
          <table:table-cell table:style-name="ce59"/>
          <table:table-cell table:style-name="ce33" table:number-columns-repeated="2"/>
          <table:table-cell table:style-name="ce67"/>
          <table:table-cell table:number-columns-repeated="246"/>
        </table:table-row>
        <table:table-row table:style-name="ro1">
          <table:table-cell table:style-name="ce21"/>
          <table:table-cell table:style-name="ce34" table:number-columns-repeated="5"/>
          <table:table-cell table:style-name="ce60"/>
          <table:table-cell table:style-name="ce34" table:number-columns-repeated="2"/>
          <table:table-cell table:style-name="ce68"/>
          <table:table-cell table:number-columns-repeated="246"/>
        </table:table-row>
        <table:table-row table:style-name="ro1" table:number-rows-repeated="2">
          <table:table-cell table:style-name="Default" table:number-columns-repeated="6"/>
          <table:table-cell table:style-name="ce55"/>
          <table:table-cell table:style-name="Default" table:number-columns-repeated="3"/>
          <table:table-cell table:number-columns-repeated="246"/>
        </table:table-row>
        <table:table-row table:style-name="ro1" table:number-rows-repeated="2">
          <table:table-cell table:style-name="Default" table:number-columns-repeated="6"/>
          <table:table-cell table:style-name="ce55"/>
          <table:table-cell table:style-name="Default" table:number-columns-repeated="2"/>
          <table:table-cell table:number-columns-repeated="247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 table:number-rows-repeated="10484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- Hero Tracking -" table:style-name="ta2" table:print="false">
        <office:forms form:automatic-focus="false" form:apply-design-mode="false"/>
        <table:table-column table:style-name="co10" table:default-cell-style-name="Excel_20_Built-in_20_Normal"/>
        <table:table-column table:style-name="co11" table:number-columns-repeated="2" table:default-cell-style-name="Excel_20_Built-in_20_Normal"/>
        <table:table-column table:style-name="co7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ce56"/>
        <table:table-column table:style-name="co7" table:default-cell-style-name="Excel_20_Built-in_20_Normal"/>
        <table:table-column table:style-name="co15" table:default-cell-style-name="Excel_20_Built-in_20_Normal"/>
        <table:table-column table:style-name="co12" table:default-cell-style-name="Excel_20_Built-in_20_Normal"/>
        <table:table-column table:style-name="co16" table:default-cell-style-name="Excel_20_Built-in_20_Normal"/>
        <table:table-column table:style-name="co7" table:number-columns-repeated="7" table:default-cell-style-name="Excel_20_Built-in_20_Normal"/>
        <table:table-column table:style-name="co17" table:default-cell-style-name="Excel_20_Built-in_20_Normal"/>
        <table:table-column table:style-name="co7" table:number-columns-repeated="3" table:default-cell-style-name="Excel_20_Built-in_20_Normal"/>
        <table:table-column table:style-name="co18" table:default-cell-style-name="ce56"/>
        <table:table-column table:style-name="co19" table:default-cell-style-name="ce56"/>
        <table:table-column table:style-name="co20" table:default-cell-style-name="ce119"/>
        <table:table-column table:style-name="co21" table:default-cell-style-name="Excel_20_Built-in_20_Normal"/>
        <table:table-column table:style-name="co7" table:number-columns-repeated="2" table:default-cell-style-name="Excel_20_Built-in_20_Normal"/>
        <table:table-column table:style-name="co7" table:default-cell-style-name="Default"/>
        <table:table-column table:style-name="co22" table:default-cell-style-name="ce121"/>
        <table:table-column table:style-name="co7" table:number-columns-repeated="2" table:default-cell-style-name="Excel_20_Built-in_20_Normal"/>
        <table:table-column table:style-name="co7" table:number-columns-repeated="2" table:default-cell-style-name="Default"/>
        <table:table-column table:style-name="co7" table:number-columns-repeated="222" table:default-cell-style-name="Excel_20_Built-in_20_Normal"/>
        <table:table-row table:style-name="ro1">
          <table:table-cell table:style-name="ce4" office:value-type="string">
            <text:p>Char Points Remaining</text:p>
          </table:table-cell>
          <table:table-cell table:style-name="ce94" table:formula="of:=[.G1]-[.G9]" office:value-type="float" office:value="0">
            <text:p>0</text:p>
          </table:table-cell>
          <table:table-cell table:style-name="ce95" table:formula="of:=[.G1]-[.G8]" office:value-type="float" office:value="0">
            <text:p>0</text:p>
          </table:table-cell>
          <table:table-cell table:style-name="ce1" office:value-type="string">
            <office:annotation draw:style-name="gr1" draw:text-style-name="P1" svg:width="8.6122in" svg:height="3.7461in" svg:x="4.1913in" svg:y="1.076in" draw:caption-point-x="-0.2402in" draw:caption-point-y="-1.072in">
              <dc:creator>v</dc:creator>
              <dc:date>2023-08-15T00:00:00</dc:date>
              <text:p text:style-name="P1"><text:span text:style-name="T1">Hero Backstory Area</text:span></text:p>
            </office:annotation>
            <text:p>Backstory</text:p>
          </table:table-cell>
          <table:table-cell table:style-name="ce8"/>
          <table:table-cell table:style-name="ce96" office:value-type="string">
            <text:p>Awarded</text:p>
          </table:table-cell>
          <table:table-cell table:style-name="ce51" table:formula="of:=[PointsLog.D4]" office:value-type="float" office:value="0">
            <text:p>0</text:p>
          </table:table-cell>
          <table:table-cell table:style-name="ce8" table:number-columns-repeated="9"/>
          <table:table-cell table:style-name="ce93"/>
          <table:table-cell table:number-columns-repeated="5"/>
          <table:table-cell table:style-name="ce110" office:value-type="string">
            <text:p>Skill Specialization Log</text:p>
          </table:table-cell>
          <table:table-cell table:style-name="ce113"/>
          <table:table-cell table:style-name="ce110"/>
          <table:table-cell table:style-name="ce113" table:formula="of:=SUM([.Z3:.Z150])" office:value-type="float" office:value="0">
            <text:p>0</text:p>
          </table:table-cell>
          <table:table-cell table:style-name="Default" table:number-columns-repeated="2"/>
          <table:table-cell/>
          <table:table-cell table:style-name="ce120" office:value-type="string">
            <text:p>Skill Changes</text:p>
          </table:table-cell>
          <table:table-cell/>
          <table:table-cell table:formula="of:=SUM([.AF3:.AF63]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5" office:value-type="string">
            <text:p>Name</text:p>
          </table:table-cell>
          <table:table-cell table:style-name="ce23" table:number-columns-spanned="4" table:number-rows-spanned="1"/>
          <table:covered-table-cell table:number-columns-repeated="3" table:style-name="ce23"/>
          <table:table-cell table:style-name="ce97" office:value-type="string">
            <text:p>Powers</text:p>
          </table:table-cell>
          <table:table-cell table:style-name="ce52" table:formula="of:=SUM([.I42:.I112])" office:value-type="float" office:value="0">
            <text:p>0</text:p>
          </table:table-cell>
          <table:table-cell table:style-name="ce8" table:number-columns-repeated="3"/>
          <table:table-cell table:style-name="ce69" office:value-type="string">
            <text:p>Character Points</text:p>
          </table:table-cell>
          <table:table-cell table:style-name="ce25" table:formula="of:=[PointsLog.D1]" office:value-type="float" office:value="77">
            <text:p>77</text:p>
          </table:table-cell>
          <table:table-cell table:style-name="ce8"/>
          <table:table-cell table:style-name="ce104"/>
          <table:table-cell table:style-name="ce107" table:number-columns-repeated="3"/>
          <table:table-cell table:style-name="ce109" table:number-columns-repeated="3"/>
          <table:table-cell table:style-name="ce107"/>
          <table:table-cell table:style-name="ce109"/>
          <table:table-cell table:style-name="ce111" office:value-type="string">
            <text:p>MM/DD/YYYY</text:p>
          </table:table-cell>
          <table:table-cell table:style-name="ce112" office:value-type="string">
            <text:p>Session</text:p>
          </table:table-cell>
          <table:table-cell table:style-name="ce117" office:value-type="string">
            <text:p>Description</text:p>
          </table:table-cell>
          <table:table-cell table:style-name="ce112" office:value-type="string">
            <text:p>CP</text:p>
          </table:table-cell>
          <table:table-cell table:style-name="Default" table:number-columns-repeated="2"/>
          <table:table-cell/>
          <table:table-cell table:style-name="ce120" office:value-type="string">
            <text:p>Name</text:p>
          </table:table-cell>
          <table:table-cell office:value-type="string">
            <text:p>Increase</text:p>
          </table:table-cell>
          <table:table-cell office:value-type="string">
            <text:p>Full CP</text:p>
          </table:table-cell>
          <table:table-cell table:number-columns-repeated="224"/>
        </table:table-row>
        <table:table-row table:style-name="ro1">
          <table:table-cell table:style-name="ce5" office:value-type="string">
            <text:p>Alternate Identity</text:p>
          </table:table-cell>
          <table:table-cell table:style-name="ce23" table:number-columns-spanned="4" table:number-rows-spanned="1"/>
          <table:covered-table-cell table:number-columns-repeated="3" table:style-name="ce23"/>
          <table:table-cell table:style-name="ce97" office:value-type="string">
            <text:p>Specialization Skill-Up</text:p>
          </table:table-cell>
          <table:table-cell table:style-name="ce52" table:formula="of:=[.Z1]" office:value-type="float" office:value="0">
            <text:p>0</text:p>
          </table:table-cell>
          <table:table-cell table:style-name="ce8" table:number-columns-repeated="3"/>
          <table:table-cell table:style-name="ce70" office:value-type="string">
            <text:p>Hero Points</text:p>
          </table:table-cell>
          <table:table-cell table:style-name="ce25" table:formula="of:=[PointsLog.D2]" office:value-type="float" office:value="1">
            <text:p>1</text:p>
          </table:table-cell>
          <table:table-cell table:style-name="ce8"/>
          <table:table-cell table:style-name="ce105"/>
          <table:table-cell table:style-name="ce106"/>
          <table:table-cell table:style-name="ce107" table:number-columns-repeated="3"/>
          <table:table-cell table:style-name="ce109"/>
          <table:table-cell table:style-name="ce107"/>
          <table:table-cell table:style-name="ce109" table:number-columns-repeated="2"/>
          <table:table-cell table:style-name="ce111"/>
          <table:table-cell table:style-name="ce114"/>
          <table:table-cell table:style-name="ce118"/>
          <table:table-cell table:style-name="ce111"/>
          <table:table-cell table:number-columns-repeated="3"/>
          <table:table-cell table:style-name="ce8" office:value-type="string">
            <text:p>Acrobatics /Defense</text:p>
          </table:table-cell>
          <table:table-cell table:style-name="Default" table:formula="of:=[.C11]-['- Hero Starting -'.C11]" office:value-type="float" office:value="0">
            <text:p>0</text:p>
          </table:table-cell>
          <table:table-cell table:formula="of:=3*(([.C11]*([.C11]-1)/2) - ((['- Hero Starting -'.C11])*((['- Hero Starting -'.C11])-1)/2))+(3*([.$AE3]*[.D$10])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21"/>
        </table:table-row>
        <table:table-row table:style-name="ro1">
          <table:table-cell table:style-name="ce5" office:value-type="string">
            <text:p>Height</text:p>
          </table:table-cell>
          <table:table-cell table:style-name="ce24"/>
          <table:table-cell table:style-name="ce35"/>
          <table:table-cell table:style-name="ce5" office:value-type="string">
            <text:p>Weight</text:p>
          </table:table-cell>
          <table:table-cell table:style-name="ce24"/>
          <table:table-cell table:style-name="ce97" office:value-type="string">
            <text:p>Skill Increase Cost</text:p>
          </table:table-cell>
          <table:table-cell table:style-name="ce52" table:formula="of:=[.AF1]" office:value-type="float" office:value="0">
            <text:p>0</text:p>
          </table:table-cell>
          <table:table-cell table:style-name="ce8" table:number-columns-repeated="3"/>
          <table:table-cell table:style-name="ce71" office:value-type="string">
            <text:p>Villain Points</text:p>
          </table:table-cell>
          <table:table-cell table:style-name="ce25" table:formula="of:=[PointsLog.D3]" office:value-type="float" office:value="0">
            <text:p>0</text:p>
          </table:table-cell>
          <table:table-cell table:style-name="ce8"/>
          <table:table-cell table:style-name="ce105"/>
          <table:table-cell table:style-name="ce106"/>
          <table:table-cell table:style-name="ce107" table:number-columns-repeated="3"/>
          <table:table-cell table:style-name="ce109"/>
          <table:table-cell table:style-name="ce107" table:number-columns-repeated="2"/>
          <table:table-cell table:style-name="ce109"/>
          <table:table-cell table:style-name="ce111"/>
          <table:table-cell table:style-name="ce114"/>
          <table:table-cell table:style-name="ce118"/>
          <table:table-cell table:style-name="ce111"/>
          <table:table-cell table:number-columns-repeated="3"/>
          <table:table-cell table:style-name="ce8" office:value-type="string">
            <text:p>Boating</text:p>
          </table:table-cell>
          <table:table-cell table:style-name="Default" table:formula="of:=[.C12]-['- Hero Starting -'.C12]" office:value-type="float" office:value="0">
            <text:p>0</text:p>
          </table:table-cell>
          <table:table-cell table:formula="of:=3*(([.C12]*([.C12]-1)/2) - ((['- Hero Starting -'.C12])*((['- Hero Starting -'.C12])-1)/2))+(3*([.$AE4]*[.D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5" office:value-type="string">
            <text:p>Speed</text:p>
          </table:table-cell>
          <table:table-cell table:style-name="ce24"/>
          <table:table-cell table:style-name="ce35"/>
          <table:table-cell table:style-name="ce5" office:value-type="string">
            <text:p>Age</text:p>
          </table:table-cell>
          <table:table-cell table:style-name="ce24"/>
          <table:table-cell table:style-name="ce97" office:value-type="string">
            <text:p>Power Enhancements</text:p>
          </table:table-cell>
          <table:table-cell table:style-name="ce52" table:formula="of:=8*([.F42]+[.F50]+[.F58]+[.F65]+[.F72]+[.F79]+[.F86]+[.F93]+[.F100]-(['- Hero Starting -'.F42]+['- Hero Starting -'.F50]+['- Hero Starting -'.F58]+['- Hero Starting -'.F65]+['- Hero Starting -'.F72]+['- Hero Starting -'.F79]+['- Hero Starting -'.F86]+['- Hero Starting -'.F93]+['- Hero Starting -'.F100]))" office:value-type="float" office:value="0">
            <text:p>0</text:p>
          </table:table-cell>
          <table:table-cell table:style-name="ce8" table:number-columns-repeated="3"/>
          <table:table-cell table:style-name="ce72" office:value-type="string">
            <text:p>PDV</text:p>
          </table:table-cell>
          <table:table-cell table:style-name="ce25" table:formula="of:=FLOOR(MAX([.C11]+[.B11]+[.D10];[.D10]+[.C15]+[.B15])/2;1;1)" office:value-type="float" office:value="0">
            <text:p>0</text:p>
          </table:table-cell>
          <table:table-cell table:style-name="ce8"/>
          <table:table-cell table:style-name="ce105"/>
          <table:table-cell table:style-name="ce106"/>
          <table:table-cell table:style-name="ce107" table:number-columns-repeated="2"/>
          <table:table-cell table:style-name="ce109" table:number-columns-repeated="2"/>
          <table:table-cell table:style-name="ce107"/>
          <table:table-cell table:style-name="ce109" table:number-columns-repeated="2"/>
          <table:table-cell table:style-name="ce111"/>
          <table:table-cell table:style-name="ce114"/>
          <table:table-cell table:style-name="ce118"/>
          <table:table-cell table:style-name="ce111"/>
          <table:table-cell table:number-columns-repeated="3"/>
          <table:table-cell table:style-name="ce8" office:value-type="string">
            <text:p>Brawling</text:p>
          </table:table-cell>
          <table:table-cell table:style-name="Default" table:formula="of:=[.C13]-['- Hero Starting -'.C13]" office:value-type="float" office:value="0">
            <text:p>0</text:p>
          </table:table-cell>
          <table:table-cell table:formula="of:=3*(([.C13]*([.C13]-1)/2) - ((['- Hero Starting -'.C13])*((['- Hero Starting -'.C13])-1)/2))+(3*([.$AE5]*[.D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5" office:value-type="string">
            <text:p>Tech Level</text:p>
          </table:table-cell>
          <table:table-cell table:style-name="ce24"/>
          <table:table-cell table:style-name="ce36"/>
          <table:table-cell table:style-name="ce38" table:number-columns-repeated="2"/>
          <table:table-cell table:style-name="ce97" office:value-type="string">
            <text:p>Limitation Elimination</text:p>
          </table:table-cell>
          <table:table-cell table:style-name="ce52" table:formula="of:=10*((['- Hero Starting -'.H42]+['- Hero Starting -'.H50]+['- Hero Starting -'.H58]+['- Hero Starting -'.H65]+['- Hero Starting -'.H72]+['- Hero Starting -'.H79]+['- Hero Starting -'.H86]+['- Hero Starting -'.H93]+['- Hero Starting -'.H100])-([.H42]+[.H50]+[.H58]+[.H65]+[.H72]+[.H79]+[.H86]+[.H93]+[.H100]))" office:value-type="float" office:value="0">
            <text:p>0</text:p>
          </table:table-cell>
          <table:table-cell table:style-name="ce8" table:number-columns-repeated="3"/>
          <table:table-cell table:style-name="ce72" office:value-type="string">
            <text:p>Physique/Lifting</text:p>
          </table:table-cell>
          <table:table-cell table:style-name="ce25" table:formula="of:=INT(MAX([.D31];[.D34])/2)" office:value-type="float" office:value="0">
            <text:p>0</text:p>
          </table:table-cell>
          <table:table-cell table:style-name="ce8"/>
          <table:table-cell table:style-name="ce106" table:number-columns-repeated="3"/>
          <table:table-cell table:style-name="ce108"/>
          <table:table-cell table:style-name="ce109" table:number-columns-repeated="2"/>
          <table:table-cell table:style-name="ce108"/>
          <table:table-cell table:style-name="ce109" table:number-columns-repeated="2"/>
          <table:table-cell table:style-name="ce111"/>
          <table:table-cell table:style-name="ce114"/>
          <table:table-cell table:style-name="ce118"/>
          <table:table-cell table:style-name="ce111"/>
          <table:table-cell table:number-columns-repeated="3"/>
          <table:table-cell table:style-name="ce8" office:value-type="string">
            <text:p>Climbing</text:p>
          </table:table-cell>
          <table:table-cell table:style-name="Default" table:formula="of:=[.C14]-['- Hero Starting -'.C14]" office:value-type="float" office:value="0">
            <text:p>0</text:p>
          </table:table-cell>
          <table:table-cell table:formula="of:=3*(([.C14]*([.C14]-1)/2) - ((['- Hero Starting -'.C14])*((['- Hero Starting -'.C14])-1)/2))+(3*([.$AE6]*[.D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6" table:number-columns-repeated="2"/>
          <table:table-cell table:style-name="ce36"/>
          <table:table-cell table:style-name="ce6" table:number-columns-repeated="2"/>
          <table:table-cell table:style-name="ce98" office:value-type="string">
            <text:p>RP/Effect Expenditure</text:p>
          </table:table-cell>
          <table:table-cell table:style-name="ce101" office:value-type="float" office:value="0">
            <text:p>0</text:p>
          </table:table-cell>
          <table:table-cell table:style-name="ce8" table:number-columns-repeated="3"/>
          <table:table-cell table:style-name="ce72" office:value-type="string">
            <text:p>Body Points</text:p>
          </table:table-cell>
          <table:table-cell table:style-name="ce25" table:formula="of:=['- Hero Starting -'.L7]" office:value-type="float" office:value="0">
            <text:p>0</text:p>
          </table:table-cell>
          <table:table-cell table:style-name="ce8" table:number-columns-repeated="4"/>
          <table:table-cell table:style-name="ce93"/>
          <table:table-cell table:number-columns-repeated="5"/>
          <table:table-cell table:style-name="ce111" table:number-columns-repeated="2"/>
          <table:table-cell table:style-name="ce118"/>
          <table:table-cell table:style-name="ce111"/>
          <table:table-cell table:number-columns-repeated="3"/>
          <table:table-cell table:style-name="ce8" office:value-type="string">
            <text:p>Dodge</text:p>
          </table:table-cell>
          <table:table-cell table:style-name="Default" table:formula="of:=[.C15]-['- Hero Starting -'.C15]" office:value-type="float" office:value="0">
            <text:p>0</text:p>
          </table:table-cell>
          <table:table-cell table:formula="of:=3*(([.C15]*([.C15]-1)/2) - ((['- Hero Starting -'.C15])*((['- Hero Starting -'.C15])-1)/2))+(3*([.$AE7]*[.D$10]))" office:value-type="float" office:value="0">
            <text:p>0</text:p>
          </table:table-cell>
          <table:table-cell table:number-columns-repeated="224"/>
        </table:table-row>
        <table:table-row table:style-name="ro2">
          <table:table-cell table:style-name="ce6" table:number-columns-repeated="2"/>
          <table:table-cell table:style-name="ce36"/>
          <table:table-cell table:style-name="ce39"/>
          <table:table-cell table:style-name="ce6"/>
          <table:table-cell table:style-name="ce99" office:value-type="string">
            <text:p>Spent-Calc</text:p>
          </table:table-cell>
          <table:table-cell table:style-name="ce102" table:formula="of:=SUM([.G2:.G7])" office:value-type="float" office:value="0">
            <text:p>0</text:p>
          </table:table-cell>
          <table:table-cell table:style-name="ce8" table:number-columns-repeated="4"/>
          <table:table-cell table:style-name="ce26"/>
          <table:table-cell table:style-name="ce8" table:number-columns-repeated="4"/>
          <table:table-cell table:style-name="ce93"/>
          <table:table-cell table:number-columns-repeated="5"/>
          <table:table-cell table:style-name="ce111"/>
          <table:table-cell table:style-name="ce114"/>
          <table:table-cell table:style-name="ce118"/>
          <table:table-cell table:style-name="ce111"/>
          <table:table-cell table:number-columns-repeated="3"/>
          <table:table-cell table:style-name="ce8" office:value-type="string">
            <text:p>Driving</text:p>
          </table:table-cell>
          <table:table-cell table:style-name="Default" table:formula="of:=[.C16]-['- Hero Starting -'.C16]" office:value-type="float" office:value="0">
            <text:p>0</text:p>
          </table:table-cell>
          <table:table-cell table:formula="of:=3*(([.C16]*([.C16]-1)/2) - ((['- Hero Starting -'.C16])*((['- Hero Starting -'.C16])-1)/2))+(3*([.$AE8]*[.D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8" table:number-columns-repeated="5"/>
          <table:table-cell table:style-name="ce100" office:value-type="string">
            <text:p>Spent-Log</text:p>
          </table:table-cell>
          <table:table-cell table:style-name="ce103" table:formula="of:=[PointsLog.E4]" office:value-type="float" office:value="0">
            <text:p>0</text:p>
          </table:table-cell>
          <table:table-cell table:style-name="ce8" table:number-columns-repeated="4"/>
          <table:table-cell table:style-name="ce26"/>
          <table:table-cell table:style-name="ce8"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ce111"/>
          <table:table-cell table:style-name="ce114"/>
          <table:table-cell table:style-name="ce118"/>
          <table:table-cell table:style-name="ce111"/>
          <table:table-cell table:number-columns-repeated="3"/>
          <table:table-cell table:style-name="ce8" office:value-type="string">
            <text:p>Martial Arts</text:p>
          </table:table-cell>
          <table:table-cell table:style-name="Default" table:formula="of:=[.C17]-['- Hero Starting -'.C17]" office:value-type="float" office:value="0">
            <text:p>0</text:p>
          </table:table-cell>
          <table:table-cell table:formula="of:=3*(([.C17]*([.C17]-1)/2) - ((['- Hero Starting -'.C17])*((['- Hero Starting -'.C17])-1)/2))+(3*([.$AE9]*[.D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7" office:value-type="string">
            <text:p>Reflexes</text:p>
          </table:table-cell>
          <table:table-cell table:style-name="ce25" office:value-type="string">
            <text:p>spec</text:p>
          </table:table-cell>
          <table:table-cell table:style-name="ce25" office:value-type="string">
            <text:p>Increase</text:p>
          </table:table-cell>
          <table:table-cell table:style-name="ce40" office:value-type="float" office:value="0">
            <text:p>0</text:p>
          </table:table-cell>
          <table:table-cell table:style-name="ce42" office:value-type="string">
            <text:p>Cost +1</text:p>
          </table:table-cell>
          <table:table-cell table:style-name="ce7" office:value-type="string">
            <text:p>Knowledge</text:p>
          </table:table-cell>
          <table:table-cell table:style-name="ce25" office:value-type="string">
            <text:p>spec</text:p>
          </table:table-cell>
          <table:table-cell table:style-name="ce25" office:value-type="string">
            <text:p>Increase</text:p>
          </table:table-cell>
          <table:table-cell table:style-name="ce40" office:value-type="float" office:value="0">
            <text:p>0</text:p>
          </table:table-cell>
          <table:table-cell table:style-name="ce42" office:value-type="string">
            <text:p>Cost +1</text:p>
          </table:table-cell>
          <table:table-cell table:style-name="ce7" office:value-type="string">
            <text:p>Presence</text:p>
          </table:table-cell>
          <table:table-cell table:style-name="ce25" office:value-type="string">
            <text:p>spec</text:p>
          </table:table-cell>
          <table:table-cell table:style-name="ce25" office:value-type="string">
            <text:p>Increase</text:p>
          </table:table-cell>
          <table:table-cell table:style-name="ce40" office:value-type="float" office:value="0">
            <text:p>0</text:p>
          </table:table-cell>
          <table:table-cell table:style-name="ce42" office:value-type="string">
            <text:p>Cost +1</text:p>
          </table:table-cell>
          <table:table-cell table:style-name="ce8"/>
          <table:table-cell table:style-name="Default"/>
          <table:table-cell table:number-columns-repeated="5"/>
          <table:table-cell table:style-name="ce111"/>
          <table:table-cell table:style-name="ce114"/>
          <table:table-cell table:style-name="ce118"/>
          <table:table-cell table:style-name="ce111"/>
          <table:table-cell table:number-columns-repeated="3"/>
          <table:table-cell table:style-name="ce8" office:value-type="string">
            <text:p>Melee Weapons</text:p>
          </table:table-cell>
          <table:table-cell table:style-name="Default" table:formula="of:=[.C18]-['- Hero Starting -'.C18]" office:value-type="float" office:value="0">
            <text:p>0</text:p>
          </table:table-cell>
          <table:table-cell table:formula="of:=3*(([.C18]*([.C18]-1)/2) - ((['- Hero Starting -'.C18])*((['- Hero Starting -'.C18])-1)/2))+(3*([.$AE10]*[.D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8" office:value-type="string">
            <text:p>Acrobatics</text:p>
          </table:table-cell>
          <table:table-cell table:style-name="ce2" table:formula="of:=IF([$'- Hero Starting -'.B11]=&quot;&quot;;&quot;&quot;;[$'- Hero Starting -'.B11])">
            <text:p/>
          </table:table-cell>
          <table:table-cell table:style-name="ce2" table:formula="of:=IF([$'- Hero Starting -'.C11]=&quot;&quot;;&quot;&quot;;[$'- Hero Starting -'.C11])">
            <text:p/>
          </table:table-cell>
          <table:table-cell table:style-name="ce41" table:formula="of:=IF([.B11]&lt;&gt;&quot;&quot;;[.C11]+[.D$10]&amp;&quot;/&quot;&amp;[.B11]+[.C11]+[.D$10];[.C11]+[.D$10])" office:value-type="float" office:value="0">
            <text:p>0</text:p>
          </table:table-cell>
          <table:table-cell table:style-name="ce43" table:formula="of:=[.D$10]*3+[.C11]*3&amp;&quot;/&quot;&amp;IF(OR([.B11]=0;[.B11]=&quot;&quot;);[.D$10]*2;[.B11]+[.C11]+[.D$10])" office:value-type="string" office:string-value="0/0">
            <text:p>0/0</text:p>
          </table:table-cell>
          <table:table-cell table:style-name="ce8" office:value-type="string">
            <text:p>Arcane Lore</text:p>
          </table:table-cell>
          <table:table-cell table:style-name="ce2" table:formula="of:=IF([$'- Hero Starting -'.G11]=&quot;&quot;;&quot;&quot;;[$'- Hero Starting -'.G11])">
            <text:p/>
          </table:table-cell>
          <table:table-cell table:style-name="ce2" table:formula="of:=IF([$'- Hero Starting -'.H11]=&quot;&quot;;&quot;&quot;;[$'- Hero Starting -'.H11])">
            <text:p/>
          </table:table-cell>
          <table:table-cell table:style-name="ce41" table:formula="of:=IF([.G11]&lt;&gt;&quot;&quot;;[.H11]+[.I$10]&amp;&quot;/&quot;&amp;[.G11]+[.H11]+[.I$10];[.H11]+[.I$10])" office:value-type="float" office:value="0">
            <text:p>0</text:p>
          </table:table-cell>
          <table:table-cell table:style-name="ce43" table:formula="of:=[.I$10]*3+[.H11]*3&amp;&quot;/&quot;&amp;IF(OR([.G11]=0;[.G11]=&quot;&quot;);[.I$10]*2;[.G11]+[.H11]+[.I$10])" office:value-type="string" office:string-value="0/0">
            <text:p>0/0</text:p>
          </table:table-cell>
          <table:table-cell table:style-name="ce8" office:value-type="string">
            <text:p>Animal Handling</text:p>
          </table:table-cell>
          <table:table-cell table:style-name="ce2" table:formula="of:=IF([$'- Hero Starting -'.L11]=&quot;&quot;;&quot;&quot;;[$'- Hero Starting -'.L11])">
            <text:p/>
          </table:table-cell>
          <table:table-cell table:style-name="ce2" table:formula="of:=IF([$'- Hero Starting -'.M11]=&quot;&quot;;&quot;&quot;;[$'- Hero Starting -'.M11])">
            <text:p/>
          </table:table-cell>
          <table:table-cell table:style-name="ce41" table:formula="of:=IF([.L11]&lt;&gt;&quot;&quot;;[.M11]+[.N$10]&amp;&quot;/&quot;&amp;[.L11]+[.M11]+[.N$10];[.M11]+[.N$10])" office:value-type="float" office:value="0">
            <text:p>0</text:p>
          </table:table-cell>
          <table:table-cell table:style-name="ce43" table:formula="of:=[.N$10]*3+[.M11]*3&amp;&quot;/&quot;&amp;IF(OR([.L11]=0;[.L11]=&quot;&quot;);[.N$10]*2;[.L11]+[.M11]+[.N$10])" office:value-type="string" office:string-value="0/0">
            <text:p>0/0</text:p>
          </table:table-cell>
          <table:table-cell table:style-name="ce8"/>
          <table:table-cell table:style-name="Default"/>
          <table:table-cell table:number-columns-repeated="5"/>
          <table:table-cell table:style-name="ce111"/>
          <table:table-cell table:style-name="ce114"/>
          <table:table-cell table:style-name="ce118"/>
          <table:table-cell table:style-name="ce111"/>
          <table:table-cell table:number-columns-repeated="3"/>
          <table:table-cell table:style-name="ce8" office:value-type="string">
            <text:p>Piloting (self)</text:p>
          </table:table-cell>
          <table:table-cell table:style-name="Default" table:formula="of:=[.C19]-['- Hero Starting -'.C19]" office:value-type="float" office:value="0">
            <text:p>0</text:p>
          </table:table-cell>
          <table:table-cell table:formula="of:=3*(([.C19]*([.C19]-1)/2) - ((['- Hero Starting -'.C19])*((['- Hero Starting -'.C19])-1)/2))+(3*([.$AE11]*[.D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8" office:value-type="string">
            <text:p>Boating</text:p>
          </table:table-cell>
          <table:table-cell table:style-name="ce2" table:formula="of:=IF([$'- Hero Starting -'.B12]=&quot;&quot;;&quot;&quot;;[$'- Hero Starting -'.B12])">
            <text:p/>
          </table:table-cell>
          <table:table-cell table:style-name="ce2" table:formula="of:=IF([$'- Hero Starting -'.C12]=&quot;&quot;;&quot;&quot;;[$'- Hero Starting -'.C12])">
            <text:p/>
          </table:table-cell>
          <table:table-cell table:style-name="ce41" table:formula="of:=IF([.B12]&lt;&gt;&quot;&quot;;[.C12]+[.D$10]&amp;&quot;/&quot;&amp;[.B12]+[.C12]+[.D$10];[.C12]+[.D$10])" office:value-type="float" office:value="0">
            <text:p>0</text:p>
          </table:table-cell>
          <table:table-cell table:style-name="ce43" table:formula="of:=[.D$10]*3+[.C12]*3&amp;&quot;/&quot;&amp;IF(OR([.B12]=0;[.B12]=&quot;&quot;);[.D$10]*2;[.B12]+[.C12]+[.D$10])" office:value-type="string" office:string-value="0/0">
            <text:p>0/0</text:p>
          </table:table-cell>
          <table:table-cell table:style-name="ce8" office:value-type="string">
            <text:p>Computer Ops</text:p>
          </table:table-cell>
          <table:table-cell table:style-name="ce2" table:formula="of:=IF([$'- Hero Starting -'.G12]=&quot;&quot;;&quot;&quot;;[$'- Hero Starting -'.G12])">
            <text:p/>
          </table:table-cell>
          <table:table-cell table:style-name="ce2" table:formula="of:=IF([$'- Hero Starting -'.H12]=&quot;&quot;;&quot;&quot;;[$'- Hero Starting -'.H12])">
            <text:p/>
          </table:table-cell>
          <table:table-cell table:style-name="ce41" table:formula="of:=IF([.G12]&lt;&gt;&quot;&quot;;[.H12]+[.I$10]&amp;&quot;/&quot;&amp;[.G12]+[.H12]+[.I$10];[.H12]+[.I$10])" office:value-type="float" office:value="0">
            <text:p>0</text:p>
          </table:table-cell>
          <table:table-cell table:style-name="ce43" table:formula="of:=[.I$10]*3+[.H12]*3&amp;&quot;/&quot;&amp;IF(OR([.G12]=0;[.G12]=&quot;&quot;);[.I$10]*2;[.G12]+[.H12]+[.I$10])" office:value-type="string" office:string-value="0/0">
            <text:p>0/0</text:p>
          </table:table-cell>
          <table:table-cell table:style-name="ce8" office:value-type="string">
            <text:p>Bluff</text:p>
          </table:table-cell>
          <table:table-cell table:style-name="ce2" table:formula="of:=IF([$'- Hero Starting -'.L12]=&quot;&quot;;&quot;&quot;;[$'- Hero Starting -'.L12])">
            <text:p/>
          </table:table-cell>
          <table:table-cell table:style-name="ce2" table:formula="of:=IF([$'- Hero Starting -'.M12]=&quot;&quot;;&quot;&quot;;[$'- Hero Starting -'.M12])">
            <text:p/>
          </table:table-cell>
          <table:table-cell table:style-name="ce41" table:formula="of:=IF([.L12]&lt;&gt;&quot;&quot;;[.M12]+[.N$10]&amp;&quot;/&quot;&amp;[.L12]+[.M12]+[.N$10];[.M12]+[.N$10])" office:value-type="float" office:value="0">
            <text:p>0</text:p>
          </table:table-cell>
          <table:table-cell table:style-name="ce43" table:formula="of:=[.N$10]*3+[.M12]*3&amp;&quot;/&quot;&amp;IF(OR([.L12]=0;[.L12]=&quot;&quot;);[.N$10]*2;[.L12]+[.M12]+[.N$10])" office:value-type="string" office:string-value="0/0">
            <text:p>0/0</text:p>
          </table:table-cell>
          <table:table-cell table:style-name="ce8"/>
          <table:table-cell table:style-name="Default"/>
          <table:table-cell table:number-columns-repeated="5"/>
          <table:table-cell table:style-name="ce112"/>
          <table:table-cell table:style-name="ce114"/>
          <table:table-cell table:style-name="ce118"/>
          <table:table-cell table:style-name="ce111"/>
          <table:table-cell table:number-columns-repeated="3"/>
          <table:table-cell table:style-name="ce8" office:value-type="string">
            <text:p>Riding</text:p>
          </table:table-cell>
          <table:table-cell table:style-name="Default" table:formula="of:=[.C20]-['- Hero Starting -'.C20]" office:value-type="float" office:value="0">
            <text:p>0</text:p>
          </table:table-cell>
          <table:table-cell table:formula="of:=3*(([.C20]*([.C20]-1)/2) - ((['- Hero Starting -'.C20])*((['- Hero Starting -'.C20])-1)/2))+(3*([.$AE12]*[.D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8" office:value-type="string">
            <text:p>Brawling</text:p>
          </table:table-cell>
          <table:table-cell table:style-name="ce2" table:formula="of:=IF([$'- Hero Starting -'.B13]=&quot;&quot;;&quot;&quot;;[$'- Hero Starting -'.B13])">
            <text:p/>
          </table:table-cell>
          <table:table-cell table:style-name="ce2" table:formula="of:=IF([$'- Hero Starting -'.C13]=&quot;&quot;;&quot;&quot;;[$'- Hero Starting -'.C13])">
            <text:p/>
          </table:table-cell>
          <table:table-cell table:style-name="ce41" table:formula="of:=IF([.B13]&lt;&gt;&quot;&quot;;[.C13]+[.D$10]&amp;&quot;/&quot;&amp;[.B13]+[.C13]+[.D$10];[.C13]+[.D$10])" office:value-type="float" office:value="0">
            <text:p>0</text:p>
          </table:table-cell>
          <table:table-cell table:style-name="ce43" table:formula="of:=[.D$10]*3+[.C13]*3&amp;&quot;/&quot;&amp;IF(OR([.B13]=0;[.B13]=&quot;&quot;);[.D$10]*2;[.B13]+[.C13]+[.D$10])" office:value-type="string" office:string-value="0/0">
            <text:p>0/0</text:p>
          </table:table-cell>
          <table:table-cell table:style-name="ce8" office:value-type="string">
            <text:p>Criminology</text:p>
          </table:table-cell>
          <table:table-cell table:style-name="ce2" table:formula="of:=IF([$'- Hero Starting -'.G13]=&quot;&quot;;&quot;&quot;;[$'- Hero Starting -'.G13])">
            <text:p/>
          </table:table-cell>
          <table:table-cell table:style-name="ce2" table:formula="of:=IF([$'- Hero Starting -'.H13]=&quot;&quot;;&quot;&quot;;[$'- Hero Starting -'.H13])">
            <text:p/>
          </table:table-cell>
          <table:table-cell table:style-name="ce41" table:formula="of:=IF([.G13]&lt;&gt;&quot;&quot;;[.H13]+[.I$10]&amp;&quot;/&quot;&amp;[.G13]+[.H13]+[.I$10];[.H13]+[.I$10])" office:value-type="float" office:value="0">
            <text:p>0</text:p>
          </table:table-cell>
          <table:table-cell table:style-name="ce43" table:formula="of:=[.I$10]*3+[.H13]*3&amp;&quot;/&quot;&amp;IF(OR([.G13]=0;[.G13]=&quot;&quot;);[.I$10]*2;[.G13]+[.H13]+[.I$10])" office:value-type="string" office:string-value="0/0">
            <text:p>0/0</text:p>
          </table:table-cell>
          <table:table-cell table:style-name="ce8" office:value-type="string">
            <text:p>Charm</text:p>
          </table:table-cell>
          <table:table-cell table:style-name="ce2" table:formula="of:=IF([$'- Hero Starting -'.L13]=&quot;&quot;;&quot;&quot;;[$'- Hero Starting -'.L13])">
            <text:p/>
          </table:table-cell>
          <table:table-cell table:style-name="ce2" table:formula="of:=IF([$'- Hero Starting -'.M13]=&quot;&quot;;&quot;&quot;;[$'- Hero Starting -'.M13])">
            <text:p/>
          </table:table-cell>
          <table:table-cell table:style-name="ce41" table:formula="of:=IF([.L13]&lt;&gt;&quot;&quot;;[.M13]+[.N$10]&amp;&quot;/&quot;&amp;[.L13]+[.M13]+[.N$10];[.M13]+[.N$10])" office:value-type="float" office:value="0">
            <text:p>0</text:p>
          </table:table-cell>
          <table:table-cell table:style-name="ce43" table:formula="of:=[.N$10]*3+[.M13]*3&amp;&quot;/&quot;&amp;IF(OR([.L13]=0;[.L13]=&quot;&quot;);[.N$10]*2;[.L13]+[.M13]+[.N$10])" office:value-type="string" office:string-value="0/0">
            <text:p>0/0</text:p>
          </table:table-cell>
          <table:table-cell table:style-name="ce8"/>
          <table:table-cell table:style-name="ce93"/>
          <table:table-cell table:number-columns-repeated="5"/>
          <table:table-cell table:style-name="ce112"/>
          <table:table-cell table:style-name="ce114"/>
          <table:table-cell table:style-name="ce118"/>
          <table:table-cell table:style-name="ce111"/>
          <table:table-cell table:number-columns-repeated="3"/>
          <table:table-cell table:style-name="ce8" office:value-type="string">
            <text:p>Sneak</text:p>
          </table:table-cell>
          <table:table-cell table:style-name="Default" table:formula="of:=[.C21]-['- Hero Starting -'.C21]" office:value-type="float" office:value="0">
            <text:p>0</text:p>
          </table:table-cell>
          <table:table-cell table:formula="of:=3*(([.C21]*([.C21]-1)/2) - ((['- Hero Starting -'.C21])*((['- Hero Starting -'.C21])-1)/2))+(3*([.$AE13]*[.D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8" office:value-type="string">
            <text:p>Climbing</text:p>
          </table:table-cell>
          <table:table-cell table:style-name="ce2" table:formula="of:=IF([$'- Hero Starting -'.B14]=&quot;&quot;;&quot;&quot;;[$'- Hero Starting -'.B14])">
            <text:p/>
          </table:table-cell>
          <table:table-cell table:style-name="ce2" table:formula="of:=IF([$'- Hero Starting -'.C14]=&quot;&quot;;&quot;&quot;;[$'- Hero Starting -'.C14])">
            <text:p/>
          </table:table-cell>
          <table:table-cell table:style-name="ce41" table:formula="of:=IF([.B14]&lt;&gt;&quot;&quot;;[.C14]+[.D$10]&amp;&quot;/&quot;&amp;[.B14]+[.C14]+[.D$10];[.C14]+[.D$10])" office:value-type="float" office:value="0">
            <text:p>0</text:p>
          </table:table-cell>
          <table:table-cell table:style-name="ce43" table:formula="of:=[.D$10]*3+[.C14]*3&amp;&quot;/&quot;&amp;IF(OR([.B14]=0;[.B14]=&quot;&quot;);[.D$10]*2;[.B14]+[.C14]+[.D$10])" office:value-type="string" office:string-value="0/0">
            <text:p>0/0</text:p>
          </table:table-cell>
          <table:table-cell table:style-name="ce8" office:value-type="string">
            <text:p>Demolitions</text:p>
          </table:table-cell>
          <table:table-cell table:style-name="ce2" table:formula="of:=IF([$'- Hero Starting -'.G14]=&quot;&quot;;&quot;&quot;;[$'- Hero Starting -'.G14])">
            <text:p/>
          </table:table-cell>
          <table:table-cell table:style-name="ce2" table:formula="of:=IF([$'- Hero Starting -'.H14]=&quot;&quot;;&quot;&quot;;[$'- Hero Starting -'.H14])">
            <text:p/>
          </table:table-cell>
          <table:table-cell table:style-name="ce41" table:formula="of:=IF([.G14]&lt;&gt;&quot;&quot;;[.H14]+[.I$10]&amp;&quot;/&quot;&amp;[.G14]+[.H14]+[.I$10];[.H14]+[.I$10])" office:value-type="float" office:value="0">
            <text:p>0</text:p>
          </table:table-cell>
          <table:table-cell table:style-name="ce43" table:formula="of:=[.I$10]*3+[.H14]*3&amp;&quot;/&quot;&amp;IF(OR([.G14]=0;[.G14]=&quot;&quot;);[.I$10]*2;[.G14]+[.H14]+[.I$10])" office:value-type="string" office:string-value="0/0">
            <text:p>0/0</text:p>
          </table:table-cell>
          <table:table-cell table:style-name="ce8" office:value-type="string">
            <text:p>Command</text:p>
          </table:table-cell>
          <table:table-cell table:style-name="ce2" table:formula="of:=IF([$'- Hero Starting -'.L14]=&quot;&quot;;&quot;&quot;;[$'- Hero Starting -'.L14])">
            <text:p/>
          </table:table-cell>
          <table:table-cell table:style-name="ce2" table:formula="of:=IF([$'- Hero Starting -'.M14]=&quot;&quot;;&quot;&quot;;[$'- Hero Starting -'.M14])">
            <text:p/>
          </table:table-cell>
          <table:table-cell table:style-name="ce41" table:formula="of:=IF([.L14]&lt;&gt;&quot;&quot;;[.M14]+[.N$10]&amp;&quot;/&quot;&amp;[.L14]+[.M14]+[.N$10];[.M14]+[.N$10])" office:value-type="float" office:value="0">
            <text:p>0</text:p>
          </table:table-cell>
          <table:table-cell table:style-name="ce43" table:formula="of:=[.N$10]*3+[.M14]*3&amp;&quot;/&quot;&amp;IF(OR([.L14]=0;[.L14]=&quot;&quot;);[.N$10]*2;[.L14]+[.M14]+[.N$10])" office:value-type="string" office:string-value="0/0">
            <text:p>0/0</text:p>
          </table:table-cell>
          <table:table-cell table:style-name="ce8"/>
          <table:table-cell table:style-name="ce93"/>
          <table:table-cell table:number-columns-repeated="5"/>
          <table:table-cell table:style-name="ce112"/>
          <table:table-cell table:style-name="ce115"/>
          <table:table-cell table:style-name="ce118"/>
          <table:table-cell table:style-name="ce111"/>
          <table:table-cell table:number-columns-repeated="3"/>
          <table:table-cell table:style-name="ce9" office:value-type="string">
            <text:p>Catch</text:p>
          </table:table-cell>
          <table:table-cell table:style-name="Default" table:formula="of:=[.C24]-['- Hero Starting -'.C24]" office:value-type="float" office:value="0">
            <text:p>0</text:p>
          </table:table-cell>
          <table:table-cell table:formula="of:=3*(([.C24]*([.C24]-1)/2) - ((['- Hero Starting -'.C24])*((['- Hero Starting -'.C24])-1)/2))+(3*([.$AE14]*[.D$23]))" office:value-type="float" office:value="0">
            <text:p>0</text:p>
          </table:table-cell>
          <table:table-cell table:number-columns-repeated="224"/>
        </table:table-row>
        <table:table-row table:style-name="ro2">
          <table:table-cell table:style-name="ce8" office:value-type="string">
            <text:p>Dodge</text:p>
          </table:table-cell>
          <table:table-cell table:style-name="ce2" table:formula="of:=IF([$'- Hero Starting -'.B15]=&quot;&quot;;&quot;&quot;;[$'- Hero Starting -'.B15])">
            <text:p/>
          </table:table-cell>
          <table:table-cell table:style-name="ce2" table:formula="of:=IF([$'- Hero Starting -'.C15]=&quot;&quot;;&quot;&quot;;[$'- Hero Starting -'.C15])">
            <text:p/>
          </table:table-cell>
          <table:table-cell table:style-name="ce41" table:formula="of:=IF([.B15]&lt;&gt;&quot;&quot;;[.C15]+[.D$10]&amp;&quot;/&quot;&amp;[.B15]+[.C15]+[.D$10];[.C15]+[.D$10])" office:value-type="float" office:value="0">
            <text:p>0</text:p>
          </table:table-cell>
          <table:table-cell table:style-name="ce43" table:formula="of:=[.D$10]*3+[.C15]*3&amp;&quot;/&quot;&amp;IF(OR([.B15]=0;[.B15]=&quot;&quot;);[.D$10]*2;[.B15]+[.C15]+[.D$10])" office:value-type="string" office:string-value="0/0">
            <text:p>0/0</text:p>
          </table:table-cell>
          <table:table-cell table:style-name="ce8" office:value-type="string">
            <text:p>Forgery</text:p>
          </table:table-cell>
          <table:table-cell table:style-name="ce2" table:formula="of:=IF([$'- Hero Starting -'.G15]=&quot;&quot;;&quot;&quot;;[$'- Hero Starting -'.G15])">
            <text:p/>
          </table:table-cell>
          <table:table-cell table:style-name="ce2" table:formula="of:=IF([$'- Hero Starting -'.H15]=&quot;&quot;;&quot;&quot;;[$'- Hero Starting -'.H15])">
            <text:p/>
          </table:table-cell>
          <table:table-cell table:style-name="ce41" table:formula="of:=IF([.G15]&lt;&gt;&quot;&quot;;[.H15]+[.I$10]&amp;&quot;/&quot;&amp;[.G15]+[.H15]+[.I$10];[.H15]+[.I$10])" office:value-type="float" office:value="0">
            <text:p>0</text:p>
          </table:table-cell>
          <table:table-cell table:style-name="ce43" table:formula="of:=[.I$10]*3+[.H15]*3&amp;&quot;/&quot;&amp;IF(OR([.G15]=0;[.G15]=&quot;&quot;);[.I$10]*2;[.G15]+[.H15]+[.I$10])" office:value-type="string" office:string-value="0/0">
            <text:p>0/0</text:p>
          </table:table-cell>
          <table:table-cell table:style-name="ce8" office:value-type="string">
            <text:p>Disguise</text:p>
          </table:table-cell>
          <table:table-cell table:style-name="ce2" table:formula="of:=IF([$'- Hero Starting -'.L15]=&quot;&quot;;&quot;&quot;;[$'- Hero Starting -'.L15])">
            <text:p/>
          </table:table-cell>
          <table:table-cell table:style-name="ce2" table:formula="of:=IF([$'- Hero Starting -'.M15]=&quot;&quot;;&quot;&quot;;[$'- Hero Starting -'.M15])">
            <text:p/>
          </table:table-cell>
          <table:table-cell table:style-name="ce41" table:formula="of:=IF([.L15]&lt;&gt;&quot;&quot;;[.M15]+[.N$10]&amp;&quot;/&quot;&amp;[.L15]+[.M15]+[.N$10];[.M15]+[.N$10])" office:value-type="float" office:value="0">
            <text:p>0</text:p>
          </table:table-cell>
          <table:table-cell table:style-name="ce43" table:formula="of:=[.N$10]*3+[.M15]*3&amp;&quot;/&quot;&amp;IF(OR([.L15]=0;[.L15]=&quot;&quot;);[.N$10]*2;[.L15]+[.M15]+[.N$10])" office:value-type="string" office:string-value="0/0">
            <text:p>0/0</text:p>
          </table:table-cell>
          <table:table-cell table:style-name="ce8"/>
          <table:table-cell table:style-name="ce93"/>
          <table:table-cell table:number-columns-repeated="5"/>
          <table:table-cell table:style-name="ce112"/>
          <table:table-cell table:style-name="ce116"/>
          <table:table-cell table:style-name="ce118"/>
          <table:table-cell table:style-name="ce111"/>
          <table:table-cell table:number-columns-repeated="3"/>
          <table:table-cell table:style-name="ce9" office:value-type="string">
            <text:p>Lockpicking</text:p>
          </table:table-cell>
          <table:table-cell table:style-name="Default" table:formula="of:=[.C25]-['- Hero Starting -'.C25]" office:value-type="float" office:value="0">
            <text:p>0</text:p>
          </table:table-cell>
          <table:table-cell table:formula="of:=3*(([.C25]*([.C25]-1)/2) - ((['- Hero Starting -'.C25])*((['- Hero Starting -'.C25])-1)/2))+(3*([.$AE15]*[.D$23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8" office:value-type="string">
            <text:p>Driving</text:p>
          </table:table-cell>
          <table:table-cell table:style-name="ce2" table:formula="of:=IF([$'- Hero Starting -'.B16]=&quot;&quot;;&quot;&quot;;[$'- Hero Starting -'.B16])">
            <text:p/>
          </table:table-cell>
          <table:table-cell table:style-name="ce2" table:formula="of:=IF([$'- Hero Starting -'.C16]=&quot;&quot;;&quot;&quot;;[$'- Hero Starting -'.C16])">
            <text:p/>
          </table:table-cell>
          <table:table-cell table:style-name="ce41" table:formula="of:=IF([.B16]&lt;&gt;&quot;&quot;;[.C16]+[.D$10]&amp;&quot;/&quot;&amp;[.B16]+[.C16]+[.D$10];[.C16]+[.D$10])" office:value-type="float" office:value="0">
            <text:p>0</text:p>
          </table:table-cell>
          <table:table-cell table:style-name="ce43" table:formula="of:=[.D$10]*3+[.C16]*3&amp;&quot;/&quot;&amp;IF(OR([.B16]=0;[.B16]=&quot;&quot;);[.D$10]*2;[.B16]+[.C16]+[.D$10])" office:value-type="string" office:string-value="0/0">
            <text:p>0/0</text:p>
          </table:table-cell>
          <table:table-cell table:style-name="ce8" office:value-type="string">
            <text:p>Languages</text:p>
          </table:table-cell>
          <table:table-cell table:style-name="ce2" table:formula="of:=IF([$'- Hero Starting -'.G16]=&quot;&quot;;&quot;&quot;;[$'- Hero Starting -'.G16])">
            <text:p/>
          </table:table-cell>
          <table:table-cell table:style-name="ce2" table:formula="of:=IF([$'- Hero Starting -'.H16]=&quot;&quot;;&quot;&quot;;[$'- Hero Starting -'.H16])">
            <text:p/>
          </table:table-cell>
          <table:table-cell table:style-name="ce41" table:formula="of:=IF([.G16]&lt;&gt;&quot;&quot;;[.H16]+[.I$10]&amp;&quot;/&quot;&amp;[.G16]+[.H16]+[.I$10];[.H16]+[.I$10])" office:value-type="float" office:value="0">
            <text:p>0</text:p>
          </table:table-cell>
          <table:table-cell table:style-name="ce43" table:formula="of:=[.I$10]*3+[.H16]*3&amp;&quot;/&quot;&amp;IF(OR([.G16]=0;[.G16]=&quot;&quot;);[.I$10]*2;[.G16]+[.H16]+[.I$10])" office:value-type="string" office:string-value="0/0">
            <text:p>0/0</text:p>
          </table:table-cell>
          <table:table-cell table:style-name="ce8" office:value-type="string">
            <text:p>Interrogation</text:p>
          </table:table-cell>
          <table:table-cell table:style-name="ce2" table:formula="of:=IF([$'- Hero Starting -'.L16]=&quot;&quot;;&quot;&quot;;[$'- Hero Starting -'.L16])">
            <text:p/>
          </table:table-cell>
          <table:table-cell table:style-name="ce2" table:formula="of:=IF([$'- Hero Starting -'.M16]=&quot;&quot;;&quot;&quot;;[$'- Hero Starting -'.M16])">
            <text:p/>
          </table:table-cell>
          <table:table-cell table:style-name="ce41" table:formula="of:=IF([.L16]&lt;&gt;&quot;&quot;;[.M16]+[.N$10]&amp;&quot;/&quot;&amp;[.L16]+[.M16]+[.N$10];[.M16]+[.N$10])" office:value-type="float" office:value="0">
            <text:p>0</text:p>
          </table:table-cell>
          <table:table-cell table:style-name="ce43" table:formula="of:=[.N$10]*3+[.M16]*3&amp;&quot;/&quot;&amp;IF(OR([.L16]=0;[.L16]=&quot;&quot;);[.N$10]*2;[.L16]+[.M16]+[.N$10])" office:value-type="string" office:string-value="0/0">
            <text:p>0/0</text:p>
          </table:table-cell>
          <table:table-cell table:style-name="ce8"/>
          <table:table-cell table:style-name="ce93"/>
          <table:table-cell table:number-columns-repeated="5"/>
          <table:table-cell table:style-name="ce112"/>
          <table:table-cell table:style-name="ce116"/>
          <table:table-cell table:style-name="ce118"/>
          <table:table-cell table:style-name="ce111"/>
          <table:table-cell table:number-columns-repeated="3"/>
          <table:table-cell table:style-name="ce9" office:value-type="string">
            <text:p>Marksmanship/Emit</text:p>
          </table:table-cell>
          <table:table-cell table:style-name="Default" table:formula="of:=[.C26]-['- Hero Starting -'.C26]" office:value-type="float" office:value="0">
            <text:p>0</text:p>
          </table:table-cell>
          <table:table-cell table:formula="of:=3*(([.C26]*([.C26]-1)/2) - ((['- Hero Starting -'.C26])*((['- Hero Starting -'.C26])-1)/2))+(3*([.$AE16]*[.D$23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8" office:value-type="string">
            <text:p>Martial Arts</text:p>
          </table:table-cell>
          <table:table-cell table:style-name="ce2" table:formula="of:=IF([$'- Hero Starting -'.B17]=&quot;&quot;;&quot;&quot;;[$'- Hero Starting -'.B17])">
            <text:p/>
          </table:table-cell>
          <table:table-cell table:style-name="ce2" table:formula="of:=IF([$'- Hero Starting -'.C17]=&quot;&quot;;&quot;&quot;;[$'- Hero Starting -'.C17])">
            <text:p/>
          </table:table-cell>
          <table:table-cell table:style-name="ce41" table:formula="of:=IF([.B17]&lt;&gt;&quot;&quot;;[.C17]+[.D$10]&amp;&quot;/&quot;&amp;[.B17]+[.C17]+[.D$10];[.C17]+[.D$10])" office:value-type="float" office:value="0">
            <text:p>0</text:p>
          </table:table-cell>
          <table:table-cell table:style-name="ce43" table:formula="of:=[.D$10]*3+[.C17]*3&amp;&quot;/&quot;&amp;IF(OR([.B17]=0;[.B17]=&quot;&quot;);[.D$10]*2;[.B17]+[.C17]+[.D$10])" office:value-type="string" office:string-value="0/0">
            <text:p>0/0</text:p>
          </table:table-cell>
          <table:table-cell table:style-name="ce8" office:value-type="string">
            <text:p>Medicine</text:p>
          </table:table-cell>
          <table:table-cell table:style-name="ce2" table:formula="of:=IF([$'- Hero Starting -'.G17]=&quot;&quot;;&quot;&quot;;[$'- Hero Starting -'.G17])">
            <text:p/>
          </table:table-cell>
          <table:table-cell table:style-name="ce2" table:formula="of:=IF([$'- Hero Starting -'.H17]=&quot;&quot;;&quot;&quot;;[$'- Hero Starting -'.H17])">
            <text:p/>
          </table:table-cell>
          <table:table-cell table:style-name="ce41" table:formula="of:=IF([.G17]&lt;&gt;&quot;&quot;;[.H17]+[.I$10]&amp;&quot;/&quot;&amp;[.G17]+[.H17]+[.I$10];[.H17]+[.I$10])" office:value-type="float" office:value="0">
            <text:p>0</text:p>
          </table:table-cell>
          <table:table-cell table:style-name="ce43" table:formula="of:=[.I$10]*3+[.H17]*3&amp;&quot;/&quot;&amp;IF(OR([.G17]=0;[.G17]=&quot;&quot;);[.I$10]*2;[.G17]+[.H17]+[.I$10])" office:value-type="string" office:string-value="0/0">
            <text:p>0/0</text:p>
          </table:table-cell>
          <table:table-cell table:style-name="ce8" office:value-type="string">
            <text:p>Intimidation</text:p>
          </table:table-cell>
          <table:table-cell table:style-name="ce2" table:formula="of:=IF([$'- Hero Starting -'.L17]=&quot;&quot;;&quot;&quot;;[$'- Hero Starting -'.L17])">
            <text:p/>
          </table:table-cell>
          <table:table-cell table:style-name="ce2" table:formula="of:=IF([$'- Hero Starting -'.M17]=&quot;&quot;;&quot;&quot;;[$'- Hero Starting -'.M17])">
            <text:p/>
          </table:table-cell>
          <table:table-cell table:style-name="ce41" table:formula="of:=IF([.L17]&lt;&gt;&quot;&quot;;[.M17]+[.N$10]&amp;&quot;/&quot;&amp;[.L17]+[.M17]+[.N$10];[.M17]+[.N$10])" office:value-type="float" office:value="0">
            <text:p>0</text:p>
          </table:table-cell>
          <table:table-cell table:style-name="ce43" table:formula="of:=[.N$10]*3+[.M17]*3&amp;&quot;/&quot;&amp;IF(OR([.L17]=0;[.L17]=&quot;&quot;);[.N$10]*2;[.L17]+[.M17]+[.N$10])" office:value-type="string" office:string-value="0/0">
            <text:p>0/0</text:p>
          </table:table-cell>
          <table:table-cell table:style-name="ce8"/>
          <table:table-cell table:style-name="ce93"/>
          <table:table-cell table:number-columns-repeated="5"/>
          <table:table-cell table:style-name="ce112"/>
          <table:table-cell table:style-name="ce116"/>
          <table:table-cell table:style-name="ce118"/>
          <table:table-cell table:style-name="ce111"/>
          <table:table-cell table:number-columns-repeated="3"/>
          <table:table-cell table:style-name="ce9" office:value-type="string">
            <text:p>Missile Weapons</text:p>
          </table:table-cell>
          <table:table-cell table:style-name="Default" table:formula="of:=[.C27]-['- Hero Starting -'.C27]" office:value-type="float" office:value="0">
            <text:p>0</text:p>
          </table:table-cell>
          <table:table-cell table:formula="of:=3*(([.C27]*([.C27]-1)/2) - ((['- Hero Starting -'.C27])*((['- Hero Starting -'.C27])-1)/2))+(3*([.$AE17]*[.D$23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8" office:value-type="string">
            <text:p>Melee Weapons</text:p>
          </table:table-cell>
          <table:table-cell table:style-name="ce2" table:formula="of:=IF([$'- Hero Starting -'.B18]=&quot;&quot;;&quot;&quot;;[$'- Hero Starting -'.B18])">
            <text:p/>
          </table:table-cell>
          <table:table-cell table:style-name="ce2" table:formula="of:=IF([$'- Hero Starting -'.C18]=&quot;&quot;;&quot;&quot;;[$'- Hero Starting -'.C18])">
            <text:p/>
          </table:table-cell>
          <table:table-cell table:style-name="ce41" table:formula="of:=IF([.B18]&lt;&gt;&quot;&quot;;[.C18]+[.D$10]&amp;&quot;/&quot;&amp;[.B18]+[.C18]+[.D$10];[.C18]+[.D$10])" office:value-type="float" office:value="0">
            <text:p>0</text:p>
          </table:table-cell>
          <table:table-cell table:style-name="ce43" table:formula="of:=[.D$10]*3+[.C18]*3&amp;&quot;/&quot;&amp;IF(OR([.B18]=0;[.B18]=&quot;&quot;);[.D$10]*2;[.B18]+[.C18]+[.D$10])" office:value-type="string" office:string-value="0/0">
            <text:p>0/0</text:p>
          </table:table-cell>
          <table:table-cell table:style-name="ce8" office:value-type="string">
            <text:p>Navigation</text:p>
          </table:table-cell>
          <table:table-cell table:style-name="ce2" table:formula="of:=IF([$'- Hero Starting -'.G18]=&quot;&quot;;&quot;&quot;;[$'- Hero Starting -'.G18])">
            <text:p/>
          </table:table-cell>
          <table:table-cell table:style-name="ce2" table:formula="of:=IF([$'- Hero Starting -'.H18]=&quot;&quot;;&quot;&quot;;[$'- Hero Starting -'.H18])">
            <text:p/>
          </table:table-cell>
          <table:table-cell table:style-name="ce41" table:formula="of:=IF([.G18]&lt;&gt;&quot;&quot;;[.H18]+[.I$10]&amp;&quot;/&quot;&amp;[.G18]+[.H18]+[.I$10];[.H18]+[.I$10])" office:value-type="float" office:value="0">
            <text:p>0</text:p>
          </table:table-cell>
          <table:table-cell table:style-name="ce43" table:formula="of:=[.I$10]*3+[.H18]*3&amp;&quot;/&quot;&amp;IF(OR([.G18]=0;[.G18]=&quot;&quot;);[.I$10]*2;[.G18]+[.H18]+[.I$10])" office:value-type="string" office:string-value="0/0">
            <text:p>0/0</text:p>
          </table:table-cell>
          <table:table-cell table:style-name="ce8" office:value-type="string">
            <text:p>Persuasion</text:p>
          </table:table-cell>
          <table:table-cell table:style-name="ce2" table:formula="of:=IF([$'- Hero Starting -'.L18]=&quot;&quot;;&quot;&quot;;[$'- Hero Starting -'.L18])">
            <text:p/>
          </table:table-cell>
          <table:table-cell table:style-name="ce2" table:formula="of:=IF([$'- Hero Starting -'.M18]=&quot;&quot;;&quot;&quot;;[$'- Hero Starting -'.M18])">
            <text:p/>
          </table:table-cell>
          <table:table-cell table:style-name="ce41" table:formula="of:=IF([.L18]&lt;&gt;&quot;&quot;;[.M18]+[.N$10]&amp;&quot;/&quot;&amp;[.L18]+[.M18]+[.N$10];[.M18]+[.N$10])" office:value-type="float" office:value="0">
            <text:p>0</text:p>
          </table:table-cell>
          <table:table-cell table:style-name="ce43" table:formula="of:=[.N$10]*3+[.M18]*3&amp;&quot;/&quot;&amp;IF(OR([.L18]=0;[.L18]=&quot;&quot;);[.N$10]*2;[.L18]+[.M18]+[.N$10])" office:value-type="string" office:string-value="0/0">
            <text:p>0/0</text:p>
          </table:table-cell>
          <table:table-cell table:style-name="ce8"/>
          <table:table-cell table:style-name="ce93"/>
          <table:table-cell table:number-columns-repeated="5"/>
          <table:table-cell table:style-name="ce112"/>
          <table:table-cell table:style-name="ce116"/>
          <table:table-cell table:style-name="ce118"/>
          <table:table-cell table:style-name="ce111"/>
          <table:table-cell table:number-columns-repeated="3"/>
          <table:table-cell table:style-name="ce9" office:value-type="string">
            <text:p>Sleight of Hand</text:p>
          </table:table-cell>
          <table:table-cell table:style-name="Default" table:formula="of:=[.C28]-['- Hero Starting -'.C28]" office:value-type="float" office:value="0">
            <text:p>0</text:p>
          </table:table-cell>
          <table:table-cell table:formula="of:=3*(([.C28]*([.C28]-1)/2) - ((['- Hero Starting -'.C28])*((['- Hero Starting -'.C28])-1)/2))+(3*([.$AE18]*[.D$23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8" office:value-type="string">
            <text:p>Piloting (self)</text:p>
          </table:table-cell>
          <table:table-cell table:style-name="ce2" table:formula="of:=IF([$'- Hero Starting -'.B19]=&quot;&quot;;&quot;&quot;;[$'- Hero Starting -'.B19])">
            <text:p/>
          </table:table-cell>
          <table:table-cell table:style-name="ce2" table:formula="of:=IF([$'- Hero Starting -'.C19]=&quot;&quot;;&quot;&quot;;[$'- Hero Starting -'.C19])">
            <text:p/>
          </table:table-cell>
          <table:table-cell table:style-name="ce41" table:formula="of:=IF([.B19]&lt;&gt;&quot;&quot;;[.C19]+[.D$10]&amp;&quot;/&quot;&amp;[.B19]+[.C19]+[.D$10];[.C19]+[.D$10])" office:value-type="float" office:value="0">
            <text:p>0</text:p>
          </table:table-cell>
          <table:table-cell table:style-name="ce43" table:formula="of:=[.D$10]*3+[.C19]*3&amp;&quot;/&quot;&amp;IF(OR([.B19]=0;[.B19]=&quot;&quot;);[.D$10]*2;[.B19]+[.C19]+[.D$10])" office:value-type="string" office:string-value="0/0">
            <text:p>0/0</text:p>
          </table:table-cell>
          <table:table-cell table:style-name="ce8" office:value-type="string">
            <text:p>Research</text:p>
          </table:table-cell>
          <table:table-cell table:style-name="ce2" table:formula="of:=IF([$'- Hero Starting -'.G19]=&quot;&quot;;&quot;&quot;;[$'- Hero Starting -'.G19])">
            <text:p/>
          </table:table-cell>
          <table:table-cell table:style-name="ce2" table:formula="of:=IF([$'- Hero Starting -'.H19]=&quot;&quot;;&quot;&quot;;[$'- Hero Starting -'.H19])">
            <text:p/>
          </table:table-cell>
          <table:table-cell table:style-name="ce41" table:formula="of:=IF([.G19]&lt;&gt;&quot;&quot;;[.H19]+[.I$10]&amp;&quot;/&quot;&amp;[.G19]+[.H19]+[.I$10];[.H19]+[.I$10])" office:value-type="float" office:value="0">
            <text:p>0</text:p>
          </table:table-cell>
          <table:table-cell table:style-name="ce43" table:formula="of:=[.I$10]*3+[.H19]*3&amp;&quot;/&quot;&amp;IF(OR([.G19]=0;[.G19]=&quot;&quot;);[.I$10]*2;[.G19]+[.H19]+[.I$10])" office:value-type="string" office:string-value="0/0">
            <text:p>0/0</text:p>
          </table:table-cell>
          <table:table-cell table:style-name="ce8" office:value-type="string">
            <text:p>Willpower</text:p>
          </table:table-cell>
          <table:table-cell table:style-name="ce2" table:formula="of:=IF([$'- Hero Starting -'.L19]=&quot;&quot;;&quot;&quot;;[$'- Hero Starting -'.L19])">
            <text:p/>
          </table:table-cell>
          <table:table-cell table:style-name="ce2" table:formula="of:=IF([$'- Hero Starting -'.M19]=&quot;&quot;;&quot;&quot;;[$'- Hero Starting -'.M19])">
            <text:p/>
          </table:table-cell>
          <table:table-cell table:style-name="ce41" table:formula="of:=IF([.L19]&lt;&gt;&quot;&quot;;[.M19]+[.N$10]&amp;&quot;/&quot;&amp;[.L19]+[.M19]+[.N$10];[.M19]+[.N$10])" office:value-type="float" office:value="0">
            <text:p>0</text:p>
          </table:table-cell>
          <table:table-cell table:style-name="ce43" table:formula="of:=[.N$10]*3+[.M19]*3&amp;&quot;/&quot;&amp;IF(OR([.L19]=0;[.L19]=&quot;&quot;);[.N$10]*2;[.L19]+[.M19]+[.N$10])" office:value-type="string" office:string-value="0/0">
            <text:p>0/0</text:p>
          </table:table-cell>
          <table:table-cell table:style-name="ce8"/>
          <table:table-cell table:style-name="ce93"/>
          <table:table-cell table:number-columns-repeated="5"/>
          <table:table-cell table:style-name="ce112"/>
          <table:table-cell table:style-name="ce116"/>
          <table:table-cell table:style-name="ce118"/>
          <table:table-cell table:style-name="ce111"/>
          <table:table-cell table:number-columns-repeated="3"/>
          <table:table-cell office:value-type="string">
            <text:p>Thievery</text:p>
          </table:table-cell>
          <table:table-cell table:style-name="Default" table:formula="of:=[.C29]-['- Hero Starting -'.C29]" office:value-type="float" office:value="0">
            <text:p>0</text:p>
          </table:table-cell>
          <table:table-cell table:formula="of:=3*(([.C29]*([.C29]-1)/2) - ((['- Hero Starting -'.C29])*((['- Hero Starting -'.C29])-1)/2))+(3*([.$AE19]*[.D$23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8" office:value-type="string">
            <text:p>Riding</text:p>
          </table:table-cell>
          <table:table-cell table:style-name="ce2" table:formula="of:=IF([$'- Hero Starting -'.B20]=&quot;&quot;;&quot;&quot;;[$'- Hero Starting -'.B20])">
            <text:p/>
          </table:table-cell>
          <table:table-cell table:style-name="ce2" table:formula="of:=IF([$'- Hero Starting -'.C20]=&quot;&quot;;&quot;&quot;;[$'- Hero Starting -'.C20])">
            <text:p/>
          </table:table-cell>
          <table:table-cell table:style-name="ce41" table:formula="of:=IF([.B20]&lt;&gt;&quot;&quot;;[.C20]+[.D$10]&amp;&quot;/&quot;&amp;[.B20]+[.C20]+[.D$10];[.C20]+[.D$10])" office:value-type="float" office:value="0">
            <text:p>0</text:p>
          </table:table-cell>
          <table:table-cell table:style-name="ce43" table:formula="of:=[.D$10]*3+[.C20]*3&amp;&quot;/&quot;&amp;IF(OR([.B20]=0;[.B20]=&quot;&quot;);[.D$10]*2;[.B20]+[.C20]+[.D$10])" office:value-type="string" office:string-value="0/0">
            <text:p>0/0</text:p>
          </table:table-cell>
          <table:table-cell table:style-name="ce8" office:value-type="string">
            <text:p>Scholar</text:p>
          </table:table-cell>
          <table:table-cell table:style-name="ce2" table:formula="of:=IF([$'- Hero Starting -'.G20]=&quot;&quot;;&quot;&quot;;[$'- Hero Starting -'.G20])">
            <text:p/>
          </table:table-cell>
          <table:table-cell table:style-name="ce2" table:formula="of:=IF([$'- Hero Starting -'.H20]=&quot;&quot;;&quot;&quot;;[$'- Hero Starting -'.H20])">
            <text:p/>
          </table:table-cell>
          <table:table-cell table:style-name="ce41" table:formula="of:=IF([.G20]&lt;&gt;&quot;&quot;;[.H20]+[.I$10]&amp;&quot;/&quot;&amp;[.G20]+[.H20]+[.I$10];[.H20]+[.I$10])" office:value-type="float" office:value="0">
            <text:p>0</text:p>
          </table:table-cell>
          <table:table-cell table:style-name="ce43" table:formula="of:=[.I$10]*3+[.H20]*3&amp;&quot;/&quot;&amp;IF(OR([.G20]=0;[.G20]=&quot;&quot;);[.I$10]*2;[.G20]+[.H20]+[.I$10])" office:value-type="string" office:string-value="0/0">
            <text:p>0/0</text:p>
          </table:table-cell>
          <table:table-cell table:style-name="ce8"/>
          <table:table-cell table:style-name="ce26" table:number-columns-repeated="2"/>
          <table:table-cell table:style-name="ce8" table:number-columns-repeated="3"/>
          <table:table-cell table:style-name="ce93"/>
          <table:table-cell table:number-columns-repeated="5"/>
          <table:table-cell table:style-name="ce112"/>
          <table:table-cell table:style-name="ce116"/>
          <table:table-cell table:style-name="ce118"/>
          <table:table-cell table:style-name="ce111"/>
          <table:table-cell table:number-columns-repeated="3"/>
          <table:table-cell office:value-type="string">
            <text:p>Thrown Weapons</text:p>
          </table:table-cell>
          <table:table-cell table:style-name="Default" table:formula="of:=[.C30]-['- Hero Starting -'.C30]" office:value-type="float" office:value="0">
            <text:p>0</text:p>
          </table:table-cell>
          <table:table-cell table:formula="of:=3*(([.C30]*([.C30]-1)/2) - ((['- Hero Starting -'.C30])*((['- Hero Starting -'.C30])-1)/2))+(3*([.$AE20]*[.D$23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8" office:value-type="string">
            <text:p>Sneak</text:p>
          </table:table-cell>
          <table:table-cell table:style-name="ce2" table:formula="of:=IF([$'- Hero Starting -'.B21]=&quot;&quot;;&quot;&quot;;[$'- Hero Starting -'.B21])">
            <text:p/>
          </table:table-cell>
          <table:table-cell table:style-name="ce2" table:formula="of:=IF([$'- Hero Starting -'.C21]=&quot;&quot;;&quot;&quot;;[$'- Hero Starting -'.C21])">
            <text:p/>
          </table:table-cell>
          <table:table-cell table:style-name="ce41" table:formula="of:=IF([.B21]&lt;&gt;&quot;&quot;;[.C21]+[.D$10]&amp;&quot;/&quot;&amp;[.B21]+[.C21]+[.D$10];[.C21]+[.D$10])" office:value-type="float" office:value="0">
            <text:p>0</text:p>
          </table:table-cell>
          <table:table-cell table:style-name="ce43" table:formula="of:=[.D$10]*3+[.C21]*3&amp;&quot;/&quot;&amp;IF(OR([.B21]=0;[.B21]=&quot;&quot;);[.D$10]*2;[.B21]+[.C21]+[.D$10])" office:value-type="string" office:string-value="0/0">
            <text:p>0/0</text:p>
          </table:table-cell>
          <table:table-cell table:style-name="ce8" office:value-type="string">
            <text:p>Science</text:p>
          </table:table-cell>
          <table:table-cell table:style-name="ce2" table:formula="of:=IF([$'- Hero Starting -'.G21]=&quot;&quot;;&quot;&quot;;[$'- Hero Starting -'.G21])">
            <text:p/>
          </table:table-cell>
          <table:table-cell table:style-name="ce2" table:formula="of:=IF([$'- Hero Starting -'.H21]=&quot;&quot;;&quot;&quot;;[$'- Hero Starting -'.H21])">
            <text:p/>
          </table:table-cell>
          <table:table-cell table:style-name="ce41" table:formula="of:=IF([.G21]&lt;&gt;&quot;&quot;;[.H21]+[.I$10]&amp;&quot;/&quot;&amp;[.G21]+[.H21]+[.I$10];[.H21]+[.I$10])" office:value-type="float" office:value="0">
            <text:p>0</text:p>
          </table:table-cell>
          <table:table-cell table:style-name="ce43" table:formula="of:=[.I$10]*3+[.H21]*3&amp;&quot;/&quot;&amp;IF(OR([.G21]=0;[.G21]=&quot;&quot;);[.I$10]*2;[.G21]+[.H21]+[.I$10])" office:value-type="string" office:string-value="0/0">
            <text:p>0/0</text:p>
          </table:table-cell>
          <table:table-cell table:style-name="ce8"/>
          <table:table-cell table:style-name="ce26" table:number-columns-repeated="2"/>
          <table:table-cell table:style-name="ce8" table:number-columns-repeated="3"/>
          <table:table-cell table:style-name="ce93"/>
          <table:table-cell table:number-columns-repeated="5"/>
          <table:table-cell table:style-name="ce112"/>
          <table:table-cell table:style-name="ce116"/>
          <table:table-cell table:style-name="ce118"/>
          <table:table-cell table:style-name="ce111"/>
          <table:table-cell table:number-columns-repeated="3"/>
          <table:table-cell office:value-type="string">
            <text:p>Flying</text:p>
          </table:table-cell>
          <table:table-cell table:style-name="Default" table:formula="of:=[.C32]-['- Hero Starting -'.C33]" office:value-type="float" office:value="0">
            <text:p>0</text:p>
          </table:table-cell>
          <table:table-cell table:formula="of:=3*(([.C32]*([.C32]-1)/2) - ((['- Hero Starting -'.C33])*((['- Hero Starting -'.C33])-1)/2))+(3*([.$AE21]*[.D$31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Default"/>
          <table:table-cell table:style-name="ce55" table:number-columns-repeated="2"/>
          <table:table-cell table:style-name="Default" table:number-columns-repeated="2"/>
          <table:table-cell table:style-name="ce8" office:value-type="string">
            <text:p>Security</text:p>
          </table:table-cell>
          <table:table-cell table:style-name="ce2" table:formula="of:=IF([$'- Hero Starting -'.G22]=&quot;&quot;;&quot;&quot;;[$'- Hero Starting -'.G22])">
            <text:p/>
          </table:table-cell>
          <table:table-cell table:style-name="ce2" table:formula="of:=IF([$'- Hero Starting -'.H22]=&quot;&quot;;&quot;&quot;;[$'- Hero Starting -'.H22])">
            <text:p/>
          </table:table-cell>
          <table:table-cell table:style-name="ce41" table:formula="of:=IF([.G22]&lt;&gt;&quot;&quot;;[.H22]+[.I$10]&amp;&quot;/&quot;&amp;[.G22]+[.H22]+[.I$10];[.H22]+[.I$10])" office:value-type="float" office:value="0">
            <text:p>0</text:p>
          </table:table-cell>
          <table:table-cell table:style-name="ce43" table:formula="of:=[.I$10]*3+[.H22]*3&amp;&quot;/&quot;&amp;IF(OR([.G22]=0;[.G22]=&quot;&quot;);[.I$10]*2;[.G22]+[.H22]+[.I$10])" office:value-type="string" office:string-value="0/0">
            <text:p>0/0</text:p>
          </table:table-cell>
          <table:table-cell table:style-name="ce73" office:value-type="string">
            <text:p>Disadvantages</text:p>
          </table:table-cell>
          <table:table-cell table:style-name="ce79" office:value-type="string">
            <text:p>CP</text:p>
          </table:table-cell>
          <table:table-cell table:style-name="ce86" office:value-type="string">
            <text:p>Notes</text:p>
          </table:table-cell>
          <table:table-cell table:style-name="ce89" table:number-columns-repeated="5"/>
          <table:table-cell table:number-columns-repeated="4"/>
          <table:table-cell table:style-name="ce112"/>
          <table:table-cell table:style-name="ce115"/>
          <table:table-cell table:style-name="ce118"/>
          <table:table-cell table:style-name="ce111"/>
          <table:table-cell table:number-columns-repeated="3"/>
          <table:table-cell office:value-type="string">
            <text:p>Leap</text:p>
          </table:table-cell>
          <table:table-cell table:style-name="Default" table:formula="of:=[.C33]-['- Hero Starting -'.C34]" office:value-type="float" office:value="0">
            <text:p>0</text:p>
          </table:table-cell>
          <table:table-cell table:formula="of:=3*(([.C33]*([.C33]-1)/2) - ((['- Hero Starting -'.C34])*((['- Hero Starting -'.C34])-1)/2))+(3*([.$AE22]*[.D$31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7" office:value-type="string">
            <text:p>Coordination</text:p>
          </table:table-cell>
          <table:table-cell table:style-name="ce25" office:value-type="string">
            <text:p>spec</text:p>
          </table:table-cell>
          <table:table-cell table:style-name="ce25" office:value-type="string">
            <text:p>Increase</text:p>
          </table:table-cell>
          <table:table-cell table:style-name="ce40" office:value-type="float" office:value="0">
            <text:p>0</text:p>
          </table:table-cell>
          <table:table-cell table:style-name="ce42" office:value-type="string">
            <text:p>Cost +1</text:p>
          </table:table-cell>
          <table:table-cell table:style-name="ce7" office:value-type="string">
            <text:p>Perception</text:p>
          </table:table-cell>
          <table:table-cell table:style-name="ce25" office:value-type="string">
            <text:p>spec</text:p>
          </table:table-cell>
          <table:table-cell table:style-name="ce25" office:value-type="string">
            <text:p>Increase</text:p>
          </table:table-cell>
          <table:table-cell table:style-name="ce40" office:value-type="float" office:value="0">
            <text:p>0</text:p>
          </table:table-cell>
          <table:table-cell table:style-name="ce42" office:value-type="string">
            <text:p>Cost +1</text:p>
          </table:table-cell>
          <table:table-cell table:style-name="ce74" table:formula="of:=IF([$'- Hero Starting -'.K23]=&quot;&quot;;&quot;&quot;;[$'- Hero Starting -'.K23])" office:value-type="string" office:string-value="Item Name">
            <text:p>Item Name</text:p>
          </table:table-cell>
          <table:table-cell table:style-name="ce80" table:formula="of:=IF([$'- Hero Starting -'.L23]=&quot;&quot;;&quot;&quot;;[$'- Hero Starting -'.L23])" office:value-type="float" office:value="0">
            <text:p>0</text:p>
          </table:table-cell>
          <table:table-cell table:style-name="ce74" table:formula="of:=IF([$'- Hero Starting -'.M23]=&quot;&quot;;&quot;&quot;;[$'- Hero Starting -'.M23])" office:value-type="string" office:string-value="Short Description">
            <text:p>Short Description</text:p>
          </table:table-cell>
          <table:table-cell table:style-name="ce74" table:number-columns-repeated="5"/>
          <table:table-cell table:number-columns-repeated="4"/>
          <table:table-cell table:style-name="ce112"/>
          <table:table-cell table:style-name="ce116"/>
          <table:table-cell table:style-name="ce118"/>
          <table:table-cell table:style-name="ce111"/>
          <table:table-cell table:number-columns-repeated="3"/>
          <table:table-cell office:value-type="string">
            <text:p>Lifting</text:p>
          </table:table-cell>
          <table:table-cell table:style-name="Default" table:formula="of:=[.C34]-['- Hero Starting -'.C35]" office:value-type="float" office:value="0">
            <text:p>0</text:p>
          </table:table-cell>
          <table:table-cell table:formula="of:=3*(([.C34]*([.C34]-1)/2) - ((['- Hero Starting -'.C35])*((['- Hero Starting -'.C35])-1)/2))+(3*([.$AE23]*[.D$31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9" office:value-type="string">
            <text:p>Catch</text:p>
          </table:table-cell>
          <table:table-cell table:style-name="ce2" table:formula="of:=IF([$'- Hero Starting -'.B24]=&quot;&quot;;&quot;&quot;;[$'- Hero Starting -'.B24])">
            <text:p/>
          </table:table-cell>
          <table:table-cell table:style-name="ce2" table:formula="of:=IF([$'- Hero Starting -'.C24]=&quot;&quot;;&quot;&quot;;[$'- Hero Starting -'.C24])">
            <text:p/>
          </table:table-cell>
          <table:table-cell table:style-name="ce41" table:formula="of:=IF([.B24]&lt;&gt;&quot;&quot;;[.C24]+[.D$23]&amp;&quot;/&quot;&amp;[.B24]+[.C24]+[.D$23];[.C24]+[.D$23])" office:value-type="float" office:value="0">
            <text:p>0</text:p>
          </table:table-cell>
          <table:table-cell table:style-name="ce43" table:formula="of:=[.D$23]*3+[.C24]*3&amp;&quot;/&quot;&amp;IF(OR([.B24]=0;[.B24]=&quot;&quot;);[.D$23]*2;[.B24]+[.C24]+[.D$23])" office:value-type="string" office:string-value="0/0">
            <text:p>0/0</text:p>
          </table:table-cell>
          <table:table-cell table:style-name="ce8" office:value-type="string">
            <text:p>Artist</text:p>
          </table:table-cell>
          <table:table-cell table:style-name="ce2" table:formula="of:=IF([$'- Hero Starting -'.G24]=&quot;&quot;;&quot;&quot;;[$'- Hero Starting -'.G24])">
            <text:p/>
          </table:table-cell>
          <table:table-cell table:style-name="ce2" table:formula="of:=IF([$'- Hero Starting -'.H24]=&quot;&quot;;&quot;&quot;;[$'- Hero Starting -'.H24])">
            <text:p/>
          </table:table-cell>
          <table:table-cell table:style-name="ce41" table:formula="of:=IF([.G24]&lt;&gt;&quot;&quot;;[.H24]+[.I$23]&amp;&quot;/&quot;&amp;[.G24]+[.H24]+[.I$23];[.H24]+[.I$23])" office:value-type="float" office:value="0">
            <text:p>0</text:p>
          </table:table-cell>
          <table:table-cell table:style-name="ce43" table:formula="of:=[.I$23]*3+[.H24]*3&amp;&quot;/&quot;&amp;IF(OR([.G24]=0;[.G24]=&quot;&quot;);[.I$23]*2;[.G24]+[.H24]+[.I$23])" office:value-type="string" office:string-value="0/0">
            <text:p>0/0</text:p>
          </table:table-cell>
          <table:table-cell table:style-name="ce74" table:formula="of:=IF([$'- Hero Starting -'.K24]=&quot;&quot;;&quot;&quot;;[$'- Hero Starting -'.K24])">
            <text:p/>
          </table:table-cell>
          <table:table-cell table:style-name="ce80" table:formula="of:=IF([$'- Hero Starting -'.L24]=&quot;&quot;;&quot;&quot;;[$'- Hero Starting -'.L24])">
            <text:p/>
          </table:table-cell>
          <table:table-cell table:style-name="ce74" table:formula="of:=IF([$'- Hero Starting -'.M24]=&quot;&quot;;&quot;&quot;;[$'- Hero Starting -'.M24])">
            <text:p/>
          </table:table-cell>
          <table:table-cell table:style-name="ce74" table:number-columns-repeated="5"/>
          <table:table-cell table:number-columns-repeated="4"/>
          <table:table-cell table:style-name="ce112"/>
          <table:table-cell table:style-name="ce116"/>
          <table:table-cell table:style-name="ce118"/>
          <table:table-cell table:style-name="ce111"/>
          <table:table-cell table:number-columns-repeated="3"/>
          <table:table-cell office:value-type="string">
            <text:p>Resistance / immunity</text:p>
          </table:table-cell>
          <table:table-cell table:style-name="Default" table:formula="of:=[.C35]-['- Hero Starting -'.C36]" office:value-type="float" office:value="0">
            <text:p>0</text:p>
          </table:table-cell>
          <table:table-cell table:formula="of:=3*(([.C35]*([.C35]-1)/2) - ((['- Hero Starting -'.C36])*((['- Hero Starting -'.C36])-1)/2))+(3*([.$AE24]*[.D$31]))" office:value-type="float" office:value="0">
            <text:p>0</text:p>
          </table:table-cell>
          <table:table-cell table:number-columns-repeated="224"/>
        </table:table-row>
        <table:table-row table:style-name="ro2">
          <table:table-cell table:style-name="ce9" office:value-type="string">
            <text:p>Lockpicking</text:p>
          </table:table-cell>
          <table:table-cell table:style-name="ce2" table:formula="of:=IF([$'- Hero Starting -'.B25]=&quot;&quot;;&quot;&quot;;[$'- Hero Starting -'.B25])">
            <text:p/>
          </table:table-cell>
          <table:table-cell table:style-name="ce2" table:formula="of:=IF([$'- Hero Starting -'.C25]=&quot;&quot;;&quot;&quot;;[$'- Hero Starting -'.C25])">
            <text:p/>
          </table:table-cell>
          <table:table-cell table:style-name="ce41" table:formula="of:=IF([.B25]&lt;&gt;&quot;&quot;;[.C25]+[.D$23]&amp;&quot;/&quot;&amp;[.B25]+[.C25]+[.D$23];[.C25]+[.D$23])" office:value-type="float" office:value="0">
            <text:p>0</text:p>
          </table:table-cell>
          <table:table-cell table:style-name="ce43" table:formula="of:=[.D$23]*3+[.C25]*3&amp;&quot;/&quot;&amp;IF(OR([.B25]=0;[.B25]=&quot;&quot;);[.D$23]*2;[.B25]+[.C25]+[.D$23])" office:value-type="string" office:string-value="0/0">
            <text:p>0/0</text:p>
          </table:table-cell>
          <table:table-cell table:style-name="ce8" office:value-type="string">
            <text:p>Engineering</text:p>
          </table:table-cell>
          <table:table-cell table:style-name="ce2" table:formula="of:=IF([$'- Hero Starting -'.G25]=&quot;&quot;;&quot;&quot;;[$'- Hero Starting -'.G25])">
            <text:p/>
          </table:table-cell>
          <table:table-cell table:style-name="ce2" table:formula="of:=IF([$'- Hero Starting -'.H25]=&quot;&quot;;&quot;&quot;;[$'- Hero Starting -'.H25])">
            <text:p/>
          </table:table-cell>
          <table:table-cell table:style-name="ce41" table:formula="of:=IF([.G25]&lt;&gt;&quot;&quot;;[.H25]+[.I$23]&amp;&quot;/&quot;&amp;[.G25]+[.H25]+[.I$23];[.H25]+[.I$23])" office:value-type="float" office:value="0">
            <text:p>0</text:p>
          </table:table-cell>
          <table:table-cell table:style-name="ce43" table:formula="of:=[.I$23]*3+[.H25]*3&amp;&quot;/&quot;&amp;IF(OR([.G25]=0;[.G25]=&quot;&quot;);[.I$23]*2;[.G25]+[.H25]+[.I$23])" office:value-type="string" office:string-value="0/0">
            <text:p>0/0</text:p>
          </table:table-cell>
          <table:table-cell table:style-name="ce74" table:formula="of:=IF([$'- Hero Starting -'.K25]=&quot;&quot;;&quot;&quot;;[$'- Hero Starting -'.K25])">
            <text:p/>
          </table:table-cell>
          <table:table-cell table:style-name="ce80" table:formula="of:=IF([$'- Hero Starting -'.L25]=&quot;&quot;;&quot;&quot;;[$'- Hero Starting -'.L25])">
            <text:p/>
          </table:table-cell>
          <table:table-cell table:style-name="ce74" table:formula="of:=IF([$'- Hero Starting -'.M25]=&quot;&quot;;&quot;&quot;;[$'- Hero Starting -'.M25])">
            <text:p/>
          </table:table-cell>
          <table:table-cell table:style-name="ce74" table:number-columns-repeated="5"/>
          <table:table-cell table:number-columns-repeated="4"/>
          <table:table-cell table:style-name="ce112"/>
          <table:table-cell table:style-name="ce111"/>
          <table:table-cell table:style-name="ce118"/>
          <table:table-cell table:style-name="ce111"/>
          <table:table-cell table:style-name="Default" table:number-columns-repeated="2"/>
          <table:table-cell/>
          <table:table-cell office:value-type="string">
            <text:p>Running</text:p>
          </table:table-cell>
          <table:table-cell table:style-name="Default" table:formula="of:=[.C36]-['- Hero Starting -'.C37]" office:value-type="float" office:value="0">
            <text:p>0</text:p>
          </table:table-cell>
          <table:table-cell table:formula="of:=3*(([.C36]*([.C36]-1)/2) - ((['- Hero Starting -'.C37])*((['- Hero Starting -'.C37])-1)/2))+(3*([.$AE25]*[.D$31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9" office:value-type="string">
            <text:p>Marksmanship</text:p>
          </table:table-cell>
          <table:table-cell table:style-name="ce2" table:formula="of:=IF([$'- Hero Starting -'.B26]=&quot;&quot;;&quot;&quot;;[$'- Hero Starting -'.B26])">
            <text:p/>
          </table:table-cell>
          <table:table-cell table:style-name="ce2" table:formula="of:=IF([$'- Hero Starting -'.C26]=&quot;&quot;;&quot;&quot;;[$'- Hero Starting -'.C26])">
            <text:p/>
          </table:table-cell>
          <table:table-cell table:style-name="ce41" table:formula="of:=IF([.B26]&lt;&gt;&quot;&quot;;[.C26]+[.D$23]&amp;&quot;/&quot;&amp;[.B26]+[.C26]+[.D$23];[.C26]+[.D$23])" office:value-type="float" office:value="0">
            <text:p>0</text:p>
          </table:table-cell>
          <table:table-cell table:style-name="ce43" table:formula="of:=[.D$23]*3+[.C26]*3&amp;&quot;/&quot;&amp;IF(OR([.B26]=0;[.B26]=&quot;&quot;);[.D$23]*2;[.B26]+[.C26]+[.D$23])" office:value-type="string" office:string-value="0/0">
            <text:p>0/0</text:p>
          </table:table-cell>
          <table:table-cell table:style-name="ce8"/>
          <table:table-cell table:style-name="ce2" table:formula="of:=IF([$'- Hero Starting -'.G26]=&quot;&quot;;&quot;&quot;;[$'- Hero Starting -'.G26])">
            <text:p/>
          </table:table-cell>
          <table:table-cell table:style-name="ce2" table:formula="of:=IF([$'- Hero Starting -'.H26]=&quot;&quot;;&quot;&quot;;[$'- Hero Starting -'.H26])">
            <text:p/>
          </table:table-cell>
          <table:table-cell table:style-name="ce41" table:formula="of:=IF([.G26]&lt;&gt;&quot;&quot;;[.H26]+[.I$23]&amp;&quot;/&quot;&amp;[.G26]+[.H26]+[.I$23];[.H26]+[.I$23])" office:value-type="float" office:value="0">
            <text:p>0</text:p>
          </table:table-cell>
          <table:table-cell table:style-name="ce43" table:formula="of:=[.I$23]*3+[.H26]*3&amp;&quot;/&quot;&amp;IF(OR([.G26]=0;[.G26]=&quot;&quot;);[.I$23]*2;[.G26]+[.H26]+[.I$23])" office:value-type="string" office:string-value="0/0">
            <text:p>0/0</text:p>
          </table:table-cell>
          <table:table-cell table:style-name="ce74" table:formula="of:=IF([$'- Hero Starting -'.K26]=&quot;&quot;;&quot;&quot;;[$'- Hero Starting -'.K26])">
            <text:p/>
          </table:table-cell>
          <table:table-cell table:style-name="ce80" table:formula="of:=IF([$'- Hero Starting -'.L26]=&quot;&quot;;&quot;&quot;;[$'- Hero Starting -'.L26])">
            <text:p/>
          </table:table-cell>
          <table:table-cell table:style-name="ce74" table:formula="of:=IF([$'- Hero Starting -'.M26]=&quot;&quot;;&quot;&quot;;[$'- Hero Starting -'.M26])">
            <text:p/>
          </table:table-cell>
          <table:table-cell table:style-name="ce74" table:number-columns-repeated="5"/>
          <table:table-cell table:number-columns-repeated="4"/>
          <table:table-cell table:style-name="ce112"/>
          <table:table-cell table:style-name="ce111"/>
          <table:table-cell table:style-name="ce118"/>
          <table:table-cell table:style-name="ce111"/>
          <table:table-cell table:style-name="Default" table:number-columns-repeated="2"/>
          <table:table-cell/>
          <table:table-cell office:value-type="string">
            <text:p>Swimming</text:p>
          </table:table-cell>
          <table:table-cell table:style-name="Default" table:formula="of:=[.C37]-['- Hero Starting -'.C38]" office:value-type="float" office:value="0">
            <text:p>0</text:p>
          </table:table-cell>
          <table:table-cell table:formula="of:=3*(([.C37]*([.C37]-1)/2) - ((['- Hero Starting -'.C38])*((['- Hero Starting -'.C38])-1)/2))+(3*([.$AE26]*[.D$31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9" office:value-type="string">
            <text:p>Missile Weapons</text:p>
          </table:table-cell>
          <table:table-cell table:style-name="ce2" table:formula="of:=IF([$'- Hero Starting -'.B27]=&quot;&quot;;&quot;&quot;;[$'- Hero Starting -'.B27])">
            <text:p/>
          </table:table-cell>
          <table:table-cell table:style-name="ce2" table:formula="of:=IF([$'- Hero Starting -'.C27]=&quot;&quot;;&quot;&quot;;[$'- Hero Starting -'.C27])">
            <text:p/>
          </table:table-cell>
          <table:table-cell table:style-name="ce41" table:formula="of:=IF([.B27]&lt;&gt;&quot;&quot;;[.C27]+[.D$23]&amp;&quot;/&quot;&amp;[.B27]+[.C27]+[.D$23];[.C27]+[.D$23])" office:value-type="float" office:value="0">
            <text:p>0</text:p>
          </table:table-cell>
          <table:table-cell table:style-name="ce43" table:formula="of:=[.D$23]*3+[.C27]*3&amp;&quot;/&quot;&amp;IF(OR([.B27]=0;[.B27]=&quot;&quot;);[.D$23]*2;[.B27]+[.C27]+[.D$23])" office:value-type="string" office:string-value="0/0">
            <text:p>0/0</text:p>
          </table:table-cell>
          <table:table-cell table:style-name="ce8" office:value-type="string">
            <text:p>Hide</text:p>
          </table:table-cell>
          <table:table-cell table:style-name="ce2" table:formula="of:=IF([$'- Hero Starting -'.G27]=&quot;&quot;;&quot;&quot;;[$'- Hero Starting -'.G27])">
            <text:p/>
          </table:table-cell>
          <table:table-cell table:style-name="ce2" table:formula="of:=IF([$'- Hero Starting -'.H27]=&quot;&quot;;&quot;&quot;;[$'- Hero Starting -'.H27])">
            <text:p/>
          </table:table-cell>
          <table:table-cell table:style-name="ce41" table:formula="of:=IF([.G27]&lt;&gt;&quot;&quot;;[.H27]+[.I$23]&amp;&quot;/&quot;&amp;[.G27]+[.H27]+[.I$23];[.H27]+[.I$23])" office:value-type="float" office:value="0">
            <text:p>0</text:p>
          </table:table-cell>
          <table:table-cell table:style-name="ce43" table:formula="of:=[.I$23]*3+[.H27]*3&amp;&quot;/&quot;&amp;IF(OR([.G27]=0;[.G27]=&quot;&quot;);[.I$23]*2;[.G27]+[.H27]+[.I$23])" office:value-type="string" office:string-value="0/0">
            <text:p>0/0</text:p>
          </table:table-cell>
          <table:table-cell table:style-name="ce74" table:formula="of:=IF([$'- Hero Starting -'.K27]=&quot;&quot;;&quot;&quot;;[$'- Hero Starting -'.K27])">
            <text:p/>
          </table:table-cell>
          <table:table-cell table:style-name="ce80" table:formula="of:=IF([$'- Hero Starting -'.L27]=&quot;&quot;;&quot;&quot;;[$'- Hero Starting -'.L27])">
            <text:p/>
          </table:table-cell>
          <table:table-cell table:style-name="ce74" table:formula="of:=IF([$'- Hero Starting -'.M27]=&quot;&quot;;&quot;&quot;;[$'- Hero Starting -'.M27])">
            <text:p/>
          </table:table-cell>
          <table:table-cell table:style-name="ce74" table:number-columns-repeated="5"/>
          <table:table-cell table:number-columns-repeated="4"/>
          <table:table-cell table:style-name="ce112"/>
          <table:table-cell table:style-name="ce111"/>
          <table:table-cell table:style-name="ce118"/>
          <table:table-cell table:style-name="ce111"/>
          <table:table-cell table:style-name="Default" table:number-columns-repeated="2"/>
          <table:table-cell/>
          <table:table-cell office:value-type="string">
            <text:p>Arcane Lore</text:p>
          </table:table-cell>
          <table:table-cell table:style-name="Default" table:formula="of:=[.H11]-['- Hero Starting -'.H11]" office:value-type="float" office:value="0">
            <text:p>0</text:p>
          </table:table-cell>
          <table:table-cell table:formula="of:=3*(([.H11]*([.H11]-1)/2) - ((['- Hero Starting -'.H11])*((['- Hero Starting -'.H11])-1)/2))+(3*([.$AE27]*[.I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9" office:value-type="string">
            <text:p>Sleight of Hand</text:p>
          </table:table-cell>
          <table:table-cell table:style-name="ce2" table:formula="of:=IF([$'- Hero Starting -'.B28]=&quot;&quot;;&quot;&quot;;[$'- Hero Starting -'.B28])">
            <text:p/>
          </table:table-cell>
          <table:table-cell table:style-name="ce2" table:formula="of:=IF([$'- Hero Starting -'.C28]=&quot;&quot;;&quot;&quot;;[$'- Hero Starting -'.C28])">
            <text:p/>
          </table:table-cell>
          <table:table-cell table:style-name="ce41" table:formula="of:=IF([.B28]&lt;&gt;&quot;&quot;;[.C28]+[.D$23]&amp;&quot;/&quot;&amp;[.B28]+[.C28]+[.D$23];[.C28]+[.D$23])" office:value-type="float" office:value="0">
            <text:p>0</text:p>
          </table:table-cell>
          <table:table-cell table:style-name="ce43" table:formula="of:=[.D$23]*3+[.C28]*3&amp;&quot;/&quot;&amp;IF(OR([.B28]=0;[.B28]=&quot;&quot;);[.D$23]*2;[.B28]+[.C28]+[.D$23])" office:value-type="string" office:string-value="0/0">
            <text:p>0/0</text:p>
          </table:table-cell>
          <table:table-cell table:style-name="ce8" office:value-type="string">
            <text:p>Invent</text:p>
          </table:table-cell>
          <table:table-cell table:style-name="ce2" table:formula="of:=IF([$'- Hero Starting -'.G28]=&quot;&quot;;&quot;&quot;;[$'- Hero Starting -'.G28])">
            <text:p/>
          </table:table-cell>
          <table:table-cell table:style-name="ce2" table:formula="of:=IF([$'- Hero Starting -'.H28]=&quot;&quot;;&quot;&quot;;[$'- Hero Starting -'.H28])">
            <text:p/>
          </table:table-cell>
          <table:table-cell table:style-name="ce41" table:formula="of:=IF([.G28]&lt;&gt;&quot;&quot;;[.H28]+[.I$23]&amp;&quot;/&quot;&amp;[.G28]+[.H28]+[.I$23];[.H28]+[.I$23])" office:value-type="float" office:value="0">
            <text:p>0</text:p>
          </table:table-cell>
          <table:table-cell table:style-name="ce43" table:formula="of:=[.I$23]*3+[.H28]*3&amp;&quot;/&quot;&amp;IF(OR([.G28]=0;[.G28]=&quot;&quot;);[.I$23]*2;[.G28]+[.H28]+[.I$23])" office:value-type="string" office:string-value="0/0">
            <text:p>0/0</text:p>
          </table:table-cell>
          <table:table-cell table:style-name="ce74" table:formula="of:=IF([$'- Hero Starting -'.K28]=&quot;&quot;;&quot;&quot;;[$'- Hero Starting -'.K28])">
            <text:p/>
          </table:table-cell>
          <table:table-cell table:style-name="ce80" table:formula="of:=IF([$'- Hero Starting -'.L28]=&quot;&quot;;&quot;&quot;;[$'- Hero Starting -'.L28])">
            <text:p/>
          </table:table-cell>
          <table:table-cell table:style-name="ce74" table:formula="of:=IF([$'- Hero Starting -'.M28]=&quot;&quot;;&quot;&quot;;[$'- Hero Starting -'.M28])">
            <text:p/>
          </table:table-cell>
          <table:table-cell table:style-name="ce74" table:number-columns-repeated="5"/>
          <table:table-cell table:number-columns-repeated="4"/>
          <table:table-cell table:style-name="ce112"/>
          <table:table-cell table:style-name="ce111"/>
          <table:table-cell table:style-name="ce118"/>
          <table:table-cell table:style-name="ce111"/>
          <table:table-cell table:style-name="Default" table:number-columns-repeated="2"/>
          <table:table-cell/>
          <table:table-cell office:value-type="string">
            <text:p>Computer Ops</text:p>
          </table:table-cell>
          <table:table-cell table:style-name="Default" table:formula="of:=[.H12]-['- Hero Starting -'.H12]" office:value-type="float" office:value="0">
            <text:p>0</text:p>
          </table:table-cell>
          <table:table-cell table:formula="of:=3*(([.H12]*([.H12]-1)/2) - ((['- Hero Starting -'.H12])*((['- Hero Starting -'.H12])-1)/2))+(3*([.$AE28]*[.I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9" office:value-type="string">
            <text:p>Thievery</text:p>
          </table:table-cell>
          <table:table-cell table:style-name="ce2" table:formula="of:=IF([$'- Hero Starting -'.B29]=&quot;&quot;;&quot;&quot;;[$'- Hero Starting -'.B29])">
            <text:p/>
          </table:table-cell>
          <table:table-cell table:style-name="ce2" table:formula="of:=IF([$'- Hero Starting -'.C29]=&quot;&quot;;&quot;&quot;;[$'- Hero Starting -'.C29])">
            <text:p/>
          </table:table-cell>
          <table:table-cell table:style-name="ce41" table:formula="of:=IF([.B29]&lt;&gt;&quot;&quot;;[.C29]+[.D$23]&amp;&quot;/&quot;&amp;[.B29]+[.C29]+[.D$23];[.C29]+[.D$23])" office:value-type="float" office:value="0">
            <text:p>0</text:p>
          </table:table-cell>
          <table:table-cell table:style-name="ce43" table:formula="of:=[.D$23]*3+[.C29]*3&amp;&quot;/&quot;&amp;IF(OR([.B29]=0;[.B29]=&quot;&quot;);[.D$23]*2;[.B29]+[.C29]+[.D$23])" office:value-type="string" office:string-value="0/0">
            <text:p>0/0</text:p>
          </table:table-cell>
          <table:table-cell table:style-name="ce8" office:value-type="string">
            <text:p>Repair </text:p>
          </table:table-cell>
          <table:table-cell table:style-name="ce2" table:formula="of:=IF([$'- Hero Starting -'.G29]=&quot;&quot;;&quot;&quot;;[$'- Hero Starting -'.G29])">
            <text:p/>
          </table:table-cell>
          <table:table-cell table:style-name="ce2" table:formula="of:=IF([$'- Hero Starting -'.H29]=&quot;&quot;;&quot;&quot;;[$'- Hero Starting -'.H29])">
            <text:p/>
          </table:table-cell>
          <table:table-cell table:style-name="ce41" table:formula="of:=IF([.G29]&lt;&gt;&quot;&quot;;[.H29]+[.I$23]&amp;&quot;/&quot;&amp;[.G29]+[.H29]+[.I$23];[.H29]+[.I$23])" office:value-type="float" office:value="0">
            <text:p>0</text:p>
          </table:table-cell>
          <table:table-cell table:style-name="ce43" table:formula="of:=[.I$23]*3+[.H29]*3&amp;&quot;/&quot;&amp;IF(OR([.G29]=0;[.G29]=&quot;&quot;);[.I$23]*2;[.G29]+[.H29]+[.I$23])" office:value-type="string" office:string-value="0/0">
            <text:p>0/0</text:p>
          </table:table-cell>
          <table:table-cell table:style-name="ce74" table:formula="of:=IF([$'- Hero Starting -'.K29]=&quot;&quot;;&quot;&quot;;[$'- Hero Starting -'.K29])">
            <text:p/>
          </table:table-cell>
          <table:table-cell table:style-name="ce80" table:formula="of:=IF([$'- Hero Starting -'.L29]=&quot;&quot;;&quot;&quot;;[$'- Hero Starting -'.L29])">
            <text:p/>
          </table:table-cell>
          <table:table-cell table:style-name="ce74" table:formula="of:=IF([$'- Hero Starting -'.M29]=&quot;&quot;;&quot;&quot;;[$'- Hero Starting -'.M29])">
            <text:p/>
          </table:table-cell>
          <table:table-cell table:style-name="ce74" table:number-columns-repeated="5"/>
          <table:table-cell table:number-columns-repeated="4"/>
          <table:table-cell table:style-name="ce112" table:number-columns-repeated="2"/>
          <table:table-cell table:style-name="ce118"/>
          <table:table-cell table:style-name="ce111"/>
          <table:table-cell table:number-columns-repeated="3"/>
          <table:table-cell office:value-type="string">
            <text:p>Criminology</text:p>
          </table:table-cell>
          <table:table-cell table:style-name="Default" table:formula="of:=[.H13]-['- Hero Starting -'.H13]" office:value-type="float" office:value="0">
            <text:p>0</text:p>
          </table:table-cell>
          <table:table-cell table:formula="of:=3*(([.H13]*([.H13]-1)/2) - ((['- Hero Starting -'.H13])*((['- Hero Starting -'.H13])-1)/2))+(3*([.$AE29]*[.I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9" office:value-type="string">
            <text:p>Thrown Weapons</text:p>
          </table:table-cell>
          <table:table-cell table:style-name="ce2" table:formula="of:=IF([$'- Hero Starting -'.B30]=&quot;&quot;;&quot;&quot;;[$'- Hero Starting -'.B30])">
            <text:p/>
          </table:table-cell>
          <table:table-cell table:style-name="ce2" table:formula="of:=IF([$'- Hero Starting -'.C30]=&quot;&quot;;&quot;&quot;;[$'- Hero Starting -'.C30])">
            <text:p/>
          </table:table-cell>
          <table:table-cell table:style-name="ce41" table:formula="of:=IF([.B30]&lt;&gt;&quot;&quot;;[.C30]+[.D$23]&amp;&quot;/&quot;&amp;[.B30]+[.C30]+[.D$23];[.C30]+[.D$23])" office:value-type="float" office:value="0">
            <text:p>0</text:p>
          </table:table-cell>
          <table:table-cell table:style-name="ce43" table:formula="of:=[.D$23]*3+[.C30]*3&amp;&quot;/&quot;&amp;IF(OR([.B30]=0;[.B30]=&quot;&quot;);[.D$23]*2;[.B30]+[.C30]+[.D$23])" office:value-type="string" office:string-value="0/0">
            <text:p>0/0</text:p>
          </table:table-cell>
          <table:table-cell table:style-name="ce8" office:value-type="string">
            <text:p>Search</text:p>
          </table:table-cell>
          <table:table-cell table:style-name="ce2" table:formula="of:=IF([$'- Hero Starting -'.G30]=&quot;&quot;;&quot;&quot;;[$'- Hero Starting -'.G30])">
            <text:p/>
          </table:table-cell>
          <table:table-cell table:style-name="ce2" table:formula="of:=IF([$'- Hero Starting -'.H30]=&quot;&quot;;&quot;&quot;;[$'- Hero Starting -'.H30])">
            <text:p/>
          </table:table-cell>
          <table:table-cell table:style-name="ce41" table:formula="of:=IF([.G30]&lt;&gt;&quot;&quot;;[.H30]+[.I$23]&amp;&quot;/&quot;&amp;[.G30]+[.H30]+[.I$23];[.H30]+[.I$23])" office:value-type="float" office:value="0">
            <text:p>0</text:p>
          </table:table-cell>
          <table:table-cell table:style-name="ce43" table:formula="of:=[.I$23]*3+[.H30]*3&amp;&quot;/&quot;&amp;IF(OR([.G30]=0;[.G30]=&quot;&quot;);[.I$23]*2;[.G30]+[.H30]+[.I$23])" office:value-type="string" office:string-value="0/0">
            <text:p>0/0</text:p>
          </table:table-cell>
          <table:table-cell table:style-name="ce74" table:formula="of:=IF([$'- Hero Starting -'.K30]=&quot;&quot;;&quot;&quot;;[$'- Hero Starting -'.K30])">
            <text:p/>
          </table:table-cell>
          <table:table-cell table:style-name="ce80" table:formula="of:=IF([$'- Hero Starting -'.L30]=&quot;&quot;;&quot;&quot;;[$'- Hero Starting -'.L30])">
            <text:p/>
          </table:table-cell>
          <table:table-cell table:style-name="ce74" table:formula="of:=IF([$'- Hero Starting -'.M30]=&quot;&quot;;&quot;&quot;;[$'- Hero Starting -'.M30])">
            <text:p/>
          </table:table-cell>
          <table:table-cell table:style-name="ce74" table:number-columns-repeated="5"/>
          <table:table-cell table:number-columns-repeated="4"/>
          <table:table-cell table:style-name="ce112" table:number-columns-repeated="2"/>
          <table:table-cell table:style-name="ce118"/>
          <table:table-cell table:style-name="ce111"/>
          <table:table-cell table:number-columns-repeated="3"/>
          <table:table-cell office:value-type="string">
            <text:p>Demolitions</text:p>
          </table:table-cell>
          <table:table-cell table:style-name="Default" table:formula="of:=[.H14]-['- Hero Starting -'.H14]" office:value-type="float" office:value="0">
            <text:p>0</text:p>
          </table:table-cell>
          <table:table-cell table:formula="of:=3*(([.H14]*([.H14]-1)/2) - ((['- Hero Starting -'.H14])*((['- Hero Starting -'.H14])-1)/2))+(3*([.$AE30]*[.I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7" office:value-type="string">
            <text:p>Physique</text:p>
          </table:table-cell>
          <table:table-cell table:style-name="ce25" office:value-type="string">
            <text:p>spec</text:p>
          </table:table-cell>
          <table:table-cell table:style-name="ce25" office:value-type="string">
            <text:p>Increase</text:p>
          </table:table-cell>
          <table:table-cell table:style-name="ce40" office:value-type="float" office:value="0">
            <text:p>0</text:p>
          </table:table-cell>
          <table:table-cell table:style-name="ce42" office:value-type="string">
            <text:p>Cost +1</text:p>
          </table:table-cell>
          <table:table-cell table:style-name="ce8" office:value-type="string">
            <text:p>Shadowing</text:p>
          </table:table-cell>
          <table:table-cell table:style-name="ce2" table:formula="of:=IF([$'- Hero Starting -'.G31]=&quot;&quot;;&quot;&quot;;[$'- Hero Starting -'.G31])">
            <text:p/>
          </table:table-cell>
          <table:table-cell table:style-name="ce2" table:formula="of:=IF([$'- Hero Starting -'.H31]=&quot;&quot;;&quot;&quot;;[$'- Hero Starting -'.H31])">
            <text:p/>
          </table:table-cell>
          <table:table-cell table:style-name="ce41" table:formula="of:=IF([.G31]&lt;&gt;&quot;&quot;;[.H31]+[.I$23]&amp;&quot;/&quot;&amp;[.G31]+[.H31]+[.I$23];[.H31]+[.I$23])" office:value-type="float" office:value="0">
            <text:p>0</text:p>
          </table:table-cell>
          <table:table-cell table:style-name="ce43" table:formula="of:=[.I$23]*3+[.H31]*3&amp;&quot;/&quot;&amp;IF(OR([.G31]=0;[.G31]=&quot;&quot;);[.I$23]*2;[.G31]+[.H31]+[.I$23])" office:value-type="string" office:string-value="0/0">
            <text:p>0/0</text:p>
          </table:table-cell>
          <table:table-cell table:style-name="ce75" office:value-type="string">
            <text:p>Advantages</text:p>
          </table:table-cell>
          <table:table-cell table:style-name="ce81" office:value-type="string">
            <text:p>CP</text:p>
          </table:table-cell>
          <table:table-cell table:style-name="ce87" office:value-type="string">
            <text:p>Notes</text:p>
          </table:table-cell>
          <table:table-cell table:style-name="ce90" table:number-columns-repeated="5"/>
          <table:table-cell table:number-columns-repeated="4"/>
          <table:table-cell table:style-name="ce112" table:number-columns-repeated="2"/>
          <table:table-cell table:style-name="ce118"/>
          <table:table-cell table:style-name="ce111"/>
          <table:table-cell table:number-columns-repeated="3"/>
          <table:table-cell office:value-type="string">
            <text:p>Forgery</text:p>
          </table:table-cell>
          <table:table-cell table:style-name="Default" table:formula="of:=[.H15]-['- Hero Starting -'.H15]" office:value-type="float" office:value="0">
            <text:p>0</text:p>
          </table:table-cell>
          <table:table-cell table:formula="of:=3*(([.H15]*([.H15]-1)/2) - ((['- Hero Starting -'.H15])*((['- Hero Starting -'.H15])-1)/2))+(3*([.$AE31]*[.I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9" office:value-type="string">
            <text:p>Flying</text:p>
          </table:table-cell>
          <table:table-cell table:style-name="ce2" table:formula="of:=IF([$'- Hero Starting -'.B33]=&quot;&quot;;&quot;&quot;;[$'- Hero Starting -'.B33])">
            <text:p/>
          </table:table-cell>
          <table:table-cell table:style-name="ce2" table:formula="of:=IF([$'- Hero Starting -'.C33]=&quot;&quot;;&quot;&quot;;[$'- Hero Starting -'.C33])">
            <text:p/>
          </table:table-cell>
          <table:table-cell table:style-name="ce41" table:formula="of:=IF([.B32]&lt;&gt;&quot;&quot;;[.C32]+[.D$31]&amp;&quot;/&quot;&amp;[.B32]+[.C32]+[.D$31];[.C32]+[.D$31])" office:value-type="float" office:value="0">
            <text:p>0</text:p>
          </table:table-cell>
          <table:table-cell table:style-name="ce43" table:formula="of:=[.D$31]*3+[.C32]*3&amp;&quot;/&quot;&amp;IF(OR([.B32]=0;[.B32]=&quot;&quot;);[.D$31]*2;[.B32]+[.C32]+[.D$31])" office:value-type="string" office:string-value="0/0">
            <text:p>0/0</text:p>
          </table:table-cell>
          <table:table-cell table:style-name="ce8" office:value-type="string">
            <text:p>Streetwise</text:p>
          </table:table-cell>
          <table:table-cell table:style-name="ce2" table:formula="of:=IF([$'- Hero Starting -'.G32]=&quot;&quot;;&quot;&quot;;[$'- Hero Starting -'.G32])">
            <text:p/>
          </table:table-cell>
          <table:table-cell table:style-name="ce2" table:formula="of:=IF([$'- Hero Starting -'.H32]=&quot;&quot;;&quot;&quot;;[$'- Hero Starting -'.H32])">
            <text:p/>
          </table:table-cell>
          <table:table-cell table:style-name="ce41" table:formula="of:=IF([.G32]&lt;&gt;&quot;&quot;;[.H32]+[.I$23]&amp;&quot;/&quot;&amp;[.G32]+[.H32]+[.I$23];[.H32]+[.I$23])" office:value-type="float" office:value="0">
            <text:p>0</text:p>
          </table:table-cell>
          <table:table-cell table:style-name="ce43" table:formula="of:=[.I$23]*3+[.H32]*3&amp;&quot;/&quot;&amp;IF(OR([.G32]=0;[.G32]=&quot;&quot;);[.I$23]*2;[.G32]+[.H32]+[.I$23])" office:value-type="string" office:string-value="0/0">
            <text:p>0/0</text:p>
          </table:table-cell>
          <table:table-cell table:style-name="ce76" table:formula="of:=IF([$'- Hero Starting -'.K32]=&quot;&quot;;&quot;&quot;;[$'- Hero Starting -'.K32])" office:value-type="string" office:string-value="Item Name">
            <text:p>Item Name</text:p>
          </table:table-cell>
          <table:table-cell table:style-name="ce82" table:formula="of:=IF([$'- Hero Starting -'.L32]=&quot;&quot;;&quot;&quot;;[$'- Hero Starting -'.L32])" office:value-type="float" office:value="0">
            <text:p>0</text:p>
          </table:table-cell>
          <table:table-cell table:style-name="ce76" table:formula="of:=IF([$'- Hero Starting -'.M32]=&quot;&quot;;&quot;&quot;;[$'- Hero Starting -'.M32])" office:value-type="string" office:string-value="Short Description">
            <text:p>Short Description</text:p>
          </table:table-cell>
          <table:table-cell table:style-name="ce76" table:number-columns-repeated="5"/>
          <table:table-cell table:number-columns-repeated="4"/>
          <table:table-cell table:style-name="ce112" table:number-columns-repeated="2"/>
          <table:table-cell table:style-name="ce118"/>
          <table:table-cell table:style-name="ce111"/>
          <table:table-cell table:number-columns-repeated="3"/>
          <table:table-cell office:value-type="string">
            <text:p>Languages</text:p>
          </table:table-cell>
          <table:table-cell table:style-name="Default" table:formula="of:=[.H16]-['- Hero Starting -'.H16]" office:value-type="float" office:value="0">
            <text:p>0</text:p>
          </table:table-cell>
          <table:table-cell table:formula="of:=3*(([.H16]*([.H16]-1)/2) - ((['- Hero Starting -'.H16])*((['- Hero Starting -'.H16])-1)/2))+(3*([.$AE32]*[.I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9" office:value-type="string">
            <text:p>Leap</text:p>
          </table:table-cell>
          <table:table-cell table:style-name="ce2" table:formula="of:=IF([$'- Hero Starting -'.B34]=&quot;&quot;;&quot;&quot;;[$'- Hero Starting -'.B34])">
            <text:p/>
          </table:table-cell>
          <table:table-cell table:style-name="ce2" table:formula="of:=IF([$'- Hero Starting -'.C34]=&quot;&quot;;&quot;&quot;;[$'- Hero Starting -'.C34])">
            <text:p/>
          </table:table-cell>
          <table:table-cell table:style-name="ce41" table:formula="of:=IF([.B33]&lt;&gt;&quot;&quot;;[.C33]+[.D$31]&amp;&quot;/&quot;&amp;[.B33]+[.C33]+[.D$31];[.C33]+[.D$31])" office:value-type="float" office:value="0">
            <text:p>0</text:p>
          </table:table-cell>
          <table:table-cell table:style-name="ce43" table:formula="of:=[.D$31]*3+[.C33]*3&amp;&quot;/&quot;&amp;IF(OR([.B33]=0;[.B33]=&quot;&quot;);[.D$31]*2;[.B33]+[.C33]+[.D$31])" office:value-type="string" office:string-value="0/0">
            <text:p>0/0</text:p>
          </table:table-cell>
          <table:table-cell table:style-name="ce8" office:value-type="string">
            <text:p>Surveillance</text:p>
          </table:table-cell>
          <table:table-cell table:style-name="ce2" table:formula="of:=IF([$'- Hero Starting -'.G33]=&quot;&quot;;&quot;&quot;;[$'- Hero Starting -'.G33])">
            <text:p/>
          </table:table-cell>
          <table:table-cell table:style-name="ce2" table:formula="of:=IF([$'- Hero Starting -'.H33]=&quot;&quot;;&quot;&quot;;[$'- Hero Starting -'.H33])">
            <text:p/>
          </table:table-cell>
          <table:table-cell table:style-name="ce41" table:formula="of:=IF([.G33]&lt;&gt;&quot;&quot;;[.H33]+[.I$23]&amp;&quot;/&quot;&amp;[.G33]+[.H33]+[.I$23];[.H33]+[.I$23])" office:value-type="float" office:value="0">
            <text:p>0</text:p>
          </table:table-cell>
          <table:table-cell table:style-name="ce43" table:formula="of:=[.I$23]*3+[.H33]*3&amp;&quot;/&quot;&amp;IF(OR([.G33]=0;[.G33]=&quot;&quot;);[.I$23]*2;[.G33]+[.H33]+[.I$23])" office:value-type="string" office:string-value="0/0">
            <text:p>0/0</text:p>
          </table:table-cell>
          <table:table-cell table:style-name="ce76" table:formula="of:=IF([$'- Hero Starting -'.K33]=&quot;&quot;;&quot;&quot;;[$'- Hero Starting -'.K33])">
            <text:p/>
          </table:table-cell>
          <table:table-cell table:style-name="ce82" table:formula="of:=IF([$'- Hero Starting -'.L33]=&quot;&quot;;&quot;&quot;;[$'- Hero Starting -'.L33])">
            <text:p/>
          </table:table-cell>
          <table:table-cell table:style-name="ce76" table:formula="of:=IF([$'- Hero Starting -'.M33]=&quot;&quot;;&quot;&quot;;[$'- Hero Starting -'.M33])">
            <text:p/>
          </table:table-cell>
          <table:table-cell table:style-name="ce76" table:number-columns-repeated="5"/>
          <table:table-cell table:number-columns-repeated="4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office:value-type="string">
            <text:p>Medicine</text:p>
          </table:table-cell>
          <table:table-cell table:style-name="Default" table:formula="of:=[.H17]-['- Hero Starting -'.H17]" office:value-type="float" office:value="0">
            <text:p>0</text:p>
          </table:table-cell>
          <table:table-cell table:formula="of:=3*(([.H17]*([.H17]-1)/2) - ((['- Hero Starting -'.H17])*((['- Hero Starting -'.H17])-1)/2))+(3*([.$AE33]*[.I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9" office:value-type="string">
            <text:p>Lifting</text:p>
          </table:table-cell>
          <table:table-cell table:style-name="ce2" table:formula="of:=IF([$'- Hero Starting -'.B35]=&quot;&quot;;&quot;&quot;;[$'- Hero Starting -'.B35])">
            <text:p/>
          </table:table-cell>
          <table:table-cell table:style-name="ce2" table:formula="of:=IF([$'- Hero Starting -'.C35]=&quot;&quot;;&quot;&quot;;[$'- Hero Starting -'.C35])">
            <text:p/>
          </table:table-cell>
          <table:table-cell table:style-name="ce41" table:formula="of:=IF([.B34]&lt;&gt;&quot;&quot;;[.C34]+[.D$31]&amp;&quot;/&quot;&amp;[.B34]+[.C34]+[.D$31];[.C34]+[.D$31])" office:value-type="float" office:value="0">
            <text:p>0</text:p>
          </table:table-cell>
          <table:table-cell table:style-name="ce43" table:formula="of:=[.D$31]*3+[.C34]*3&amp;&quot;/&quot;&amp;IF(OR([.B34]=0;[.B34]=&quot;&quot;);[.D$31]*2;[.B34]+[.C34]+[.D$31])" office:value-type="string" office:string-value="0/0">
            <text:p>0/0</text:p>
          </table:table-cell>
          <table:table-cell table:style-name="ce8" office:value-type="string">
            <text:p>Survival</text:p>
          </table:table-cell>
          <table:table-cell table:style-name="ce2" table:formula="of:=IF([$'- Hero Starting -'.G34]=&quot;&quot;;&quot;&quot;;[$'- Hero Starting -'.G34])">
            <text:p/>
          </table:table-cell>
          <table:table-cell table:style-name="ce2" table:formula="of:=IF([$'- Hero Starting -'.H34]=&quot;&quot;;&quot;&quot;;[$'- Hero Starting -'.H34])">
            <text:p/>
          </table:table-cell>
          <table:table-cell table:style-name="ce41" table:formula="of:=IF([.G34]&lt;&gt;&quot;&quot;;[.H34]+[.I$23]&amp;&quot;/&quot;&amp;[.G34]+[.H34]+[.I$23];[.H34]+[.I$23])" office:value-type="float" office:value="0">
            <text:p>0</text:p>
          </table:table-cell>
          <table:table-cell table:style-name="ce43" table:formula="of:=[.I$23]*3+[.H34]*3&amp;&quot;/&quot;&amp;IF(OR([.G34]=0;[.G34]=&quot;&quot;);[.I$23]*2;[.G34]+[.H34]+[.I$23])" office:value-type="string" office:string-value="0/0">
            <text:p>0/0</text:p>
          </table:table-cell>
          <table:table-cell table:style-name="ce76" table:formula="of:=IF([$'- Hero Starting -'.K34]=&quot;&quot;;&quot;&quot;;[$'- Hero Starting -'.K34])">
            <text:p/>
          </table:table-cell>
          <table:table-cell table:style-name="ce82" table:formula="of:=IF([$'- Hero Starting -'.L34]=&quot;&quot;;&quot;&quot;;[$'- Hero Starting -'.L34])">
            <text:p/>
          </table:table-cell>
          <table:table-cell table:style-name="ce76" table:formula="of:=IF([$'- Hero Starting -'.M34]=&quot;&quot;;&quot;&quot;;[$'- Hero Starting -'.M34])">
            <text:p/>
          </table:table-cell>
          <table:table-cell table:style-name="ce76" table:number-columns-repeated="5"/>
          <table:table-cell table:number-columns-repeated="4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office:value-type="string">
            <text:p>Navigation</text:p>
          </table:table-cell>
          <table:table-cell table:style-name="Default" table:formula="of:=[.H18]-['- Hero Starting -'.H18]" office:value-type="float" office:value="0">
            <text:p>0</text:p>
          </table:table-cell>
          <table:table-cell table:formula="of:=3*(([.H18]*([.H18]-1)/2) - ((['- Hero Starting -'.H18])*((['- Hero Starting -'.H18])-1)/2))+(3*([.$AE34]*[.I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9" office:value-type="string">
            <text:p>Resistance</text:p>
          </table:table-cell>
          <table:table-cell table:style-name="ce2" table:formula="of:=IF([$'- Hero Starting -'.B36]=&quot;&quot;;&quot;&quot;;[$'- Hero Starting -'.B36])">
            <text:p/>
          </table:table-cell>
          <table:table-cell table:style-name="ce2" table:formula="of:=IF([$'- Hero Starting -'.C36]=&quot;&quot;;&quot;&quot;;[$'- Hero Starting -'.C36])">
            <text:p/>
          </table:table-cell>
          <table:table-cell table:style-name="ce41" table:formula="of:=IF([.B35]&lt;&gt;&quot;&quot;;[.C35]+[.D$31]&amp;&quot;/&quot;&amp;[.B35]+[.C35]+[.D$31];[.C35]+[.D$31])" office:value-type="float" office:value="0">
            <text:p>0</text:p>
          </table:table-cell>
          <table:table-cell table:style-name="ce43" table:formula="of:=[.D$31]*3+[.C35]*3&amp;&quot;/&quot;&amp;IF(OR([.B35]=0;[.B35]=&quot;&quot;);[.D$31]*2;[.B35]+[.C35]+[.D$31])" office:value-type="string" office:string-value="0/0">
            <text:p>0/0</text:p>
          </table:table-cell>
          <table:table-cell table:style-name="ce8" office:value-type="string">
            <text:p>Tracking</text:p>
          </table:table-cell>
          <table:table-cell table:style-name="ce2" table:formula="of:=IF([$'- Hero Starting -'.G35]=&quot;&quot;;&quot;&quot;;[$'- Hero Starting -'.G35])">
            <text:p/>
          </table:table-cell>
          <table:table-cell table:style-name="ce2" table:formula="of:=IF([$'- Hero Starting -'.H35]=&quot;&quot;;&quot;&quot;;[$'- Hero Starting -'.H35])">
            <text:p/>
          </table:table-cell>
          <table:table-cell table:style-name="ce41" table:formula="of:=IF([.G35]&lt;&gt;&quot;&quot;;[.H35]+[.I$23]&amp;&quot;/&quot;&amp;[.G35]+[.H35]+[.I$23];[.H35]+[.I$23])" office:value-type="float" office:value="0">
            <text:p>0</text:p>
          </table:table-cell>
          <table:table-cell table:style-name="ce43" table:formula="of:=[.I$23]*3+[.H35]*3&amp;&quot;/&quot;&amp;IF(OR([.G35]=0;[.G35]=&quot;&quot;);[.I$23]*2;[.G35]+[.H35]+[.I$23])" office:value-type="string" office:string-value="0/0">
            <text:p>0/0</text:p>
          </table:table-cell>
          <table:table-cell table:style-name="ce76" table:formula="of:=IF([$'- Hero Starting -'.K35]=&quot;&quot;;&quot;&quot;;[$'- Hero Starting -'.K35])">
            <text:p/>
          </table:table-cell>
          <table:table-cell table:style-name="ce82" table:formula="of:=IF([$'- Hero Starting -'.L35]=&quot;&quot;;&quot;&quot;;[$'- Hero Starting -'.L35])">
            <text:p/>
          </table:table-cell>
          <table:table-cell table:style-name="ce76" table:formula="of:=IF([$'- Hero Starting -'.M35]=&quot;&quot;;&quot;&quot;;[$'- Hero Starting -'.M35])">
            <text:p/>
          </table:table-cell>
          <table:table-cell table:style-name="ce76" table:number-columns-repeated="5"/>
          <table:table-cell table:number-columns-repeated="4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office:value-type="string">
            <text:p>Research</text:p>
          </table:table-cell>
          <table:table-cell table:style-name="Default" table:formula="of:=[.H19]-['- Hero Starting -'.H19]" office:value-type="float" office:value="0">
            <text:p>0</text:p>
          </table:table-cell>
          <table:table-cell table:formula="of:=3*(([.H19]*([.H19]-1)/2) - ((['- Hero Starting -'.H19])*((['- Hero Starting -'.H19])-1)/2))+(3*([.$AE35]*[.I$10])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21"/>
        </table:table-row>
        <table:table-row table:style-name="ro2">
          <table:table-cell table:style-name="ce9" office:value-type="string">
            <text:p>Running</text:p>
          </table:table-cell>
          <table:table-cell table:style-name="ce2" table:formula="of:=IF([$'- Hero Starting -'.B37]=&quot;&quot;;&quot;&quot;;[$'- Hero Starting -'.B37])">
            <text:p/>
          </table:table-cell>
          <table:table-cell table:style-name="ce2" table:formula="of:=IF([$'- Hero Starting -'.C37]=&quot;&quot;;&quot;&quot;;[$'- Hero Starting -'.C37])">
            <text:p/>
          </table:table-cell>
          <table:table-cell table:style-name="ce41" table:formula="of:=IF([.B36]&lt;&gt;&quot;&quot;;[.C36]+[.D$31]&amp;&quot;/&quot;&amp;[.B36]+[.C36]+[.D$31];[.C36]+[.D$31])" office:value-type="float" office:value="0">
            <text:p>0</text:p>
          </table:table-cell>
          <table:table-cell table:style-name="ce43" table:formula="of:=[.D$31]*3+[.C36]*3&amp;&quot;/&quot;&amp;IF(OR([.B36]=0;[.B36]=&quot;&quot;);[.D$31]*2;[.B36]+[.C36]+[.D$31])" office:value-type="string" office:string-value="0/0">
            <text:p>0/0</text:p>
          </table:table-cell>
          <table:table-cell table:style-name="ce8" office:value-type="string">
            <text:p>Know-How (sp)</text:p>
          </table:table-cell>
          <table:table-cell table:style-name="ce2" table:formula="of:=IF([$'- Hero Starting -'.G36]=&quot;&quot;;&quot;&quot;;[$'- Hero Starting -'.G36])">
            <text:p/>
          </table:table-cell>
          <table:table-cell table:style-name="ce2" table:formula="of:=IF([$'- Hero Starting -'.H36]=&quot;&quot;;&quot;&quot;;[$'- Hero Starting -'.H36])">
            <text:p/>
          </table:table-cell>
          <table:table-cell table:style-name="ce41" table:formula="of:=IF([.G36]&lt;&gt;&quot;&quot;;[.H36]+[.I$23]&amp;&quot;/&quot;&amp;[.G36]+[.H36]+[.I$23];[.H36]+[.I$23])" office:value-type="float" office:value="0">
            <text:p>0</text:p>
          </table:table-cell>
          <table:table-cell table:style-name="ce43" table:formula="of:=[.I$23]*3+[.H36]*3&amp;&quot;/&quot;&amp;IF(OR([.G36]=0;[.G36]=&quot;&quot;);[.I$23]*2;[.G36]+[.H36]+[.I$23])" office:value-type="string" office:string-value="0/0">
            <text:p>0/0</text:p>
          </table:table-cell>
          <table:table-cell table:style-name="ce76" table:formula="of:=IF([$'- Hero Starting -'.K36]=&quot;&quot;;&quot;&quot;;[$'- Hero Starting -'.K36])">
            <text:p/>
          </table:table-cell>
          <table:table-cell table:style-name="ce82" table:formula="of:=IF([$'- Hero Starting -'.L36]=&quot;&quot;;&quot;&quot;;[$'- Hero Starting -'.L36])">
            <text:p/>
          </table:table-cell>
          <table:table-cell table:style-name="ce76" table:formula="of:=IF([$'- Hero Starting -'.M36]=&quot;&quot;;&quot;&quot;;[$'- Hero Starting -'.M36])">
            <text:p/>
          </table:table-cell>
          <table:table-cell table:style-name="ce76" table:number-columns-repeated="5"/>
          <table:table-cell table:number-columns-repeated="4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office:value-type="string">
            <text:p>Scholar</text:p>
          </table:table-cell>
          <table:table-cell table:style-name="Default" table:formula="of:=[.H20]-['- Hero Starting -'.H20]" office:value-type="float" office:value="0">
            <text:p>0</text:p>
          </table:table-cell>
          <table:table-cell table:formula="of:=3*(([.H20]*([.H20]-1)/2) - ((['- Hero Starting -'.H20])*((['- Hero Starting -'.H20])-1)/2))+(3*([.$AE36]*[.I$10]))" office:value-type="float" office:value="0">
            <text:p>0</text:p>
          </table:table-cell>
          <table:table-cell table:number-columns-repeated="224"/>
        </table:table-row>
        <table:table-row table:style-name="ro2">
          <table:table-cell table:style-name="ce9" office:value-type="string">
            <text:p>Swimming</text:p>
          </table:table-cell>
          <table:table-cell table:style-name="ce2" table:formula="of:=IF([$'- Hero Starting -'.B38]=&quot;&quot;;&quot;&quot;;[$'- Hero Starting -'.B38])">
            <text:p/>
          </table:table-cell>
          <table:table-cell table:style-name="ce2" table:formula="of:=IF([$'- Hero Starting -'.C38]=&quot;&quot;;&quot;&quot;;[$'- Hero Starting -'.C38])">
            <text:p/>
          </table:table-cell>
          <table:table-cell table:style-name="ce41" table:formula="of:=IF([.B37]&lt;&gt;&quot;&quot;;[.C37]+[.D$31]&amp;&quot;/&quot;&amp;[.B37]+[.C37]+[.D$31];[.C37]+[.D$31])" office:value-type="float" office:value="0">
            <text:p>0</text:p>
          </table:table-cell>
          <table:table-cell table:style-name="ce43" table:formula="of:=[.D$31]*3+[.C37]*3&amp;&quot;/&quot;&amp;IF(OR([.B37]=0;[.B37]=&quot;&quot;);[.D$31]*2;[.B37]+[.C37]+[.D$31])" office:value-type="string" office:string-value="0/0">
            <text:p>0/0</text:p>
          </table:table-cell>
          <table:table-cell table:style-name="ce8" office:value-type="string">
            <text:p>Know-How (sp)</text:p>
          </table:table-cell>
          <table:table-cell table:style-name="ce2" table:formula="of:=IF([$'- Hero Starting -'.G37]=&quot;&quot;;&quot;&quot;;[$'- Hero Starting -'.G37])">
            <text:p/>
          </table:table-cell>
          <table:table-cell table:style-name="ce2" table:formula="of:=IF([$'- Hero Starting -'.H37]=&quot;&quot;;&quot;&quot;;[$'- Hero Starting -'.H37])">
            <text:p/>
          </table:table-cell>
          <table:table-cell table:style-name="ce41" table:formula="of:=IF([.G37]&lt;&gt;&quot;&quot;;[.H37]+[.I$23]&amp;&quot;/&quot;&amp;[.G37]+[.H37]+[.I$23];[.H37]+[.I$23])" office:value-type="float" office:value="0">
            <text:p>0</text:p>
          </table:table-cell>
          <table:table-cell table:style-name="ce43" table:formula="of:=[.I$23]*3+[.H37]*3&amp;&quot;/&quot;&amp;IF(OR([.G37]=0;[.G37]=&quot;&quot;);[.I$23]*2;[.G37]+[.H37]+[.I$23])" office:value-type="string" office:string-value="0/0">
            <text:p>0/0</text:p>
          </table:table-cell>
          <table:table-cell table:style-name="ce76" table:formula="of:=IF([$'- Hero Starting -'.K37]=&quot;&quot;;&quot;&quot;;[$'- Hero Starting -'.K37])">
            <text:p/>
          </table:table-cell>
          <table:table-cell table:style-name="ce82" table:formula="of:=IF([$'- Hero Starting -'.L37]=&quot;&quot;;&quot;&quot;;[$'- Hero Starting -'.L37])">
            <text:p/>
          </table:table-cell>
          <table:table-cell table:style-name="ce76" table:formula="of:=IF([$'- Hero Starting -'.M37]=&quot;&quot;;&quot;&quot;;[$'- Hero Starting -'.M37])">
            <text:p/>
          </table:table-cell>
          <table:table-cell table:style-name="ce76" table:number-columns-repeated="5"/>
          <table:table-cell table:number-columns-repeated="4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office:value-type="string">
            <text:p>Science</text:p>
          </table:table-cell>
          <table:table-cell table:style-name="Default" table:formula="of:=[.H21]-['- Hero Starting -'.H21]" office:value-type="float" office:value="0">
            <text:p>0</text:p>
          </table:table-cell>
          <table:table-cell table:formula="of:=3*(([.H21]*([.H21]-1)/2) - ((['- Hero Starting -'.H21])*((['- Hero Starting -'.H21])-1)/2))+(3*([.$AE37]*[.I$10]))" office:value-type="float" office:value="0">
            <text:p>0</text:p>
          </table:table-cell>
          <table:table-cell table:number-columns-repeated="224"/>
        </table:table-row>
        <table:table-row table:style-name="ro2">
          <table:table-cell table:style-name="ce8"/>
          <table:table-cell table:style-name="ce26" table:number-columns-repeated="2"/>
          <table:table-cell table:style-name="ce8"/>
          <table:table-cell table:style-name="ce44"/>
          <table:table-cell table:style-name="ce8" office:value-type="string">
            <text:p>Know-How (sp)</text:p>
          </table:table-cell>
          <table:table-cell table:style-name="ce2" table:formula="of:=IF([$'- Hero Starting -'.G38]=&quot;&quot;;&quot;&quot;;[$'- Hero Starting -'.G38])">
            <text:p/>
          </table:table-cell>
          <table:table-cell table:style-name="ce2" table:formula="of:=IF([$'- Hero Starting -'.H38]=&quot;&quot;;&quot;&quot;;[$'- Hero Starting -'.H38])">
            <text:p/>
          </table:table-cell>
          <table:table-cell table:style-name="ce41" table:formula="of:=IF([.G38]&lt;&gt;&quot;&quot;;[.H38]+[.I$23]&amp;&quot;/&quot;&amp;[.G38]+[.H38]+[.I$23];[.H38]+[.I$23])" office:value-type="float" office:value="0">
            <text:p>0</text:p>
          </table:table-cell>
          <table:table-cell table:style-name="ce43" table:formula="of:=[.I$23]*3+[.H38]*3&amp;&quot;/&quot;&amp;IF(OR([.G38]=0;[.G38]=&quot;&quot;);[.I$23]*2;[.G38]+[.H38]+[.I$23])" office:value-type="string" office:string-value="0/0">
            <text:p>0/0</text:p>
          </table:table-cell>
          <table:table-cell table:style-name="ce76" table:formula="of:=IF([$'- Hero Starting -'.K38]=&quot;&quot;;&quot;&quot;;[$'- Hero Starting -'.K38])">
            <text:p/>
          </table:table-cell>
          <table:table-cell table:style-name="ce82" table:formula="of:=IF([$'- Hero Starting -'.L38]=&quot;&quot;;&quot;&quot;;[$'- Hero Starting -'.L38])">
            <text:p/>
          </table:table-cell>
          <table:table-cell table:style-name="ce76" table:formula="of:=IF([$'- Hero Starting -'.M38]=&quot;&quot;;&quot;&quot;;[$'- Hero Starting -'.M38])">
            <text:p/>
          </table:table-cell>
          <table:table-cell table:style-name="ce76" table:number-columns-repeated="5"/>
          <table:table-cell table:number-columns-repeated="4"/>
          <table:table-cell table:style-name="ce112"/>
          <table:table-cell table:style-name="ce111"/>
          <table:table-cell table:style-name="ce118"/>
          <table:table-cell table:style-name="ce111"/>
          <table:table-cell table:style-name="Default" table:number-columns-repeated="2"/>
          <table:table-cell/>
          <table:table-cell office:value-type="string">
            <text:p>Security</text:p>
          </table:table-cell>
          <table:table-cell table:style-name="Default" table:formula="of:=[.H22]-['- Hero Starting -'.H22]" office:value-type="float" office:value="0">
            <text:p>0</text:p>
          </table:table-cell>
          <table:table-cell table:formula="of:=3*(([.H22]*([.H22]-1)/2) - ((['- Hero Starting -'.H22])*((['- Hero Starting -'.H22])-1)/2))+(3*([.$AE38]*[.I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8"/>
          <table:table-cell table:style-name="ce26" table:number-columns-repeated="2"/>
          <table:table-cell table:style-name="ce8"/>
          <table:table-cell table:style-name="ce44"/>
          <table:table-cell table:style-name="ce8" office:value-type="string">
            <text:p>Organic Manipulation</text:p>
          </table:table-cell>
          <table:table-cell table:style-name="ce2" table:formula="of:=IF([$'- Hero Starting -'.G39]=&quot;&quot;;&quot;&quot;;[$'- Hero Starting -'.G39])">
            <text:p/>
          </table:table-cell>
          <table:table-cell table:style-name="ce2" table:formula="of:=IF([$'- Hero Starting -'.H39]=&quot;&quot;;&quot;&quot;;[$'- Hero Starting -'.H39])">
            <text:p/>
          </table:table-cell>
          <table:table-cell table:style-name="ce41" table:formula="of:=IF([.G39]&lt;&gt;&quot;&quot;;[.H39]+[.I$23]&amp;&quot;/&quot;&amp;[.G39]+[.H39]+[.I$23];[.H39]+[.I$23])" office:value-type="float" office:value="0">
            <text:p>0</text:p>
          </table:table-cell>
          <table:table-cell table:style-name="ce43" table:formula="of:=[.I$23]*3+[.H39]*3&amp;&quot;/&quot;&amp;IF(OR([.G39]=0;[.G39]=&quot;&quot;);[.I$23]*2;[.G39]+[.H39]+[.I$23])" office:value-type="string" office:string-value="0/0">
            <text:p>0/0</text:p>
          </table:table-cell>
          <table:table-cell table:style-name="ce76" table:formula="of:=IF([$'- Hero Starting -'.K39]=&quot;&quot;;&quot;&quot;;[$'- Hero Starting -'.K39])">
            <text:p/>
          </table:table-cell>
          <table:table-cell table:style-name="ce82" table:formula="of:=IF([$'- Hero Starting -'.L39]=&quot;&quot;;&quot;&quot;;[$'- Hero Starting -'.L39])">
            <text:p/>
          </table:table-cell>
          <table:table-cell table:style-name="ce76" table:formula="of:=IF([$'- Hero Starting -'.M39]=&quot;&quot;;&quot;&quot;;[$'- Hero Starting -'.M39])">
            <text:p/>
          </table:table-cell>
          <table:table-cell table:style-name="ce76" table:number-columns-repeated="5"/>
          <table:table-cell table:number-columns-repeated="4"/>
          <table:table-cell table:style-name="ce112"/>
          <table:table-cell table:style-name="ce111"/>
          <table:table-cell table:style-name="ce118"/>
          <table:table-cell table:style-name="ce111"/>
          <table:table-cell table:style-name="Default" table:number-columns-repeated="2"/>
          <table:table-cell/>
          <table:table-cell office:value-type="string">
            <text:p>Artist</text:p>
          </table:table-cell>
          <table:table-cell table:style-name="Default" table:formula="of:=[.H24]-['- Hero Starting -'.H24]" office:value-type="float" office:value="0">
            <text:p>0</text:p>
          </table:table-cell>
          <table:table-cell table:formula="of:=3*((([.H24])*(([.H24])-1)/2) - ((['- Hero Starting -'.H24])*((['- Hero Starting -'.H24])-1)/2))+(3*([.$AE39]*[.I$23]))" office:value-type="float" office:value="0">
            <text:p>0</text:p>
          </table:table-cell>
          <table:table-cell table:number-columns-repeated="224"/>
        </table:table-row>
        <table:table-row table:style-name="ro2">
          <table:table-cell table:style-name="ce10" table:number-columns-repeated="4"/>
          <table:table-cell table:style-name="ce45"/>
          <table:table-cell table:style-name="ce10"/>
          <table:table-cell table:style-name="ce54"/>
          <table:table-cell table:style-name="ce10" table:number-columns-repeated="11"/>
          <table:table-cell table:number-columns-repeated="4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office:value-type="string">
            <text:p>Engineering / MechM</text:p>
          </table:table-cell>
          <table:table-cell table:style-name="Default" table:formula="of:=[.H25]-['- Hero Starting -'.H25]" office:value-type="float" office:value="0">
            <text:p>0</text:p>
          </table:table-cell>
          <table:table-cell table:formula="of:=3*((([.H25])*(([.H25])-1)/2) - ((['- Hero Starting -'.H25])*((['- Hero Starting -'.H25])-1)/2))+(3*([.$AE40]*[.I$23]))" office:value-type="float" office:value="0">
            <text:p>0</text:p>
          </table:table-cell>
          <table:table-cell table:number-columns-repeated="224"/>
        </table:table-row>
        <table:table-row table:style-name="ro2">
          <table:table-cell table:style-name="ce11" office:value-type="string">
            <text:p>Powers</text:p>
          </table:table-cell>
          <table:table-cell table:style-name="ce27" office:value-type="string">
            <text:p>Cost</text:p>
          </table:table-cell>
          <table:table-cell table:style-name="ce27" office:value-type="string">
            <text:p>Base Cost</text:p>
          </table:table-cell>
          <table:table-cell table:style-name="ce27" office:value-type="string">
            <text:p><text:s/>+ Dice</text:p>
          </table:table-cell>
          <table:table-cell table:style-name="ce27" office:value-type="string">
            <text:p>P.t./U.s.</text:p>
          </table:table-cell>
          <table:table-cell table:style-name="ce27" office:value-type="string">
            <text:p>Enhancements</text:p>
          </table:table-cell>
          <table:table-cell table:style-name="ce27" office:value-type="string">
            <text:p>Modified Cost</text:p>
          </table:table-cell>
          <table:table-cell table:style-name="ce27" office:value-type="string">
            <text:p>Limits</text:p>
          </table:table-cell>
          <table:table-cell table:style-name="ce27" office:value-type="string">
            <text:p>Upg. Cost</text:p>
          </table:table-cell>
          <table:table-cell table:style-name="ce62" office:value-type="string">
            <text:p>Power</text:p>
          </table:table-cell>
          <table:table-cell table:style-name="ce77" office:value-type="string">
            <text:p>Equipment/Wonder</text:p>
          </table:table-cell>
          <table:table-cell table:style-name="ce83" office:value-type="string">
            <text:p>Skill Roll</text:p>
          </table:table-cell>
          <table:table-cell table:style-name="ce88"/>
          <table:table-cell table:style-name="ce91" office:value-type="string">
            <text:p>Range</text:p>
          </table:table-cell>
          <table:table-cell table:style-name="ce42" office:value-type="string">
            <text:p>Cost +1</text:p>
          </table:table-cell>
          <table:table-cell table:style-name="ce92" office:value-type="string">
            <text:p>Notes</text:p>
          </table:table-cell>
          <table:table-cell table:number-columns-repeated="6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120" office:value-type="string">
            <text:p><text:s text:c="19"/>/ Inv.</text:p>
          </table:table-cell>
          <table:table-cell table:style-name="Default"/>
          <table:table-cell table:number-columns-repeated="225"/>
        </table:table-row>
        <table:table-row table:style-name="ro1">
          <table:table-cell table:style-name="ce12" office:value-type="string">
            <text:p>Power Name</text:p>
          </table:table-cell>
          <table:table-cell table:style-name="ce28"/>
          <table:table-cell table:style-name="ce28" table:formula="of:=[.B42]-SUM([.C43:.C49])" office:value-type="float" office:value="0">
            <text:p>0</text:p>
          </table:table-cell>
          <table:table-cell table:style-name="ce28"/>
          <table:table-cell table:style-name="ce28" office:value-type="float" office:value="0">
            <text:p>0</text:p>
          </table:table-cell>
          <table:table-cell table:style-name="ce28" table:formula="of:=SUM([.F43:.F49])" office:value-type="float" office:value="0">
            <text:p>0</text:p>
          </table:table-cell>
          <table:table-cell table:style-name="ce28" table:formula="of:=SUM([.C42:.F42])" office:value-type="float" office:value="0">
            <text:p>0</text:p>
          </table:table-cell>
          <table:table-cell table:style-name="ce28" table:formula="of:=SUM([.H43:.H49])" office:value-type="float" office:value="0">
            <text:p>0</text:p>
          </table:table-cell>
          <table:table-cell table:style-name="ce28" table:formula="of:=2*([.C42]*([.D42]-['- Hero Starting -'.D42]))+([.D42]*([.D42]+1)/2) - (['- Hero Starting -'.D42]*(['- Hero Starting -'.D42]+1)/2)" office:value-type="float" office:value="0">
            <text:p>0</text:p>
          </table:table-cell>
          <table:table-cell table:style-name="ce28" table:formula="of:=IF([.C42]&lt;&gt;0;[.D42]+1&amp;&quot;D&quot;;&quot;&quot;)">
            <text:p/>
          </table:table-cell>
          <table:table-cell table:number-columns-repeated="2"/>
          <table:table-cell table:style-name="Default"/>
          <table:table-cell table:style-name="ce56" table:formula="of:=([.D42]+1)*4&amp;&quot;/&quot;&amp;([.D42]+1)*7&amp;&quot;/&quot;&amp;([.D42]+1)*10" office:value-type="string" office:string-value="4/7/10">
            <text:p>4/7/10</text:p>
          </table:table-cell>
          <table:table-cell table:style-name="ce43" table:formula="of:=[.C42]*2+[.D42]+1" office:value-type="float" office:value="1">
            <text:p>1</text:p>
          </table:table-cell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8" office:value-type="string">
            <text:p>Hide</text:p>
          </table:table-cell>
          <table:table-cell table:style-name="Default" table:formula="of:=[.H27]-['- Hero Starting -'.H27]" office:value-type="float" office:value="0">
            <text:p>0</text:p>
          </table:table-cell>
          <table:table-cell table:formula="of:=3*((([.H27])*(([.H27])-1)/2) - ((['- Hero Starting -'.H27])*((['- Hero Starting -'.H27])-1)/2))+(3*([.$AE42]*[.I$23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13" table:formula="of:=IF([$'- Hero Starting -'.A43]=&quot;&quot;;&quot;&quot;;[$'- Hero Starting -'.A43])" office:value-type="string" office:string-value="Power Modifiers and">
            <text:p>Power Modifiers and</text:p>
          </table:table-cell>
          <table:table-cell table:style-name="ce13" table:formula="of:=IF([$'- Hero Starting -'.B43]=&quot;&quot;;&quot;&quot;;[$'- Hero Starting -'.B43])">
            <text:p/>
          </table:table-cell>
          <table:table-cell table:style-name="ce13" table:formula="of:=IF([$'- Hero Starting -'.C43]=&quot;&quot;;&quot;&quot;;[$'- Hero Starting -'.C43])">
            <text:p/>
          </table:table-cell>
          <table:table-cell table:style-name="ce13" table:formula="of:=IF([$'- Hero Starting -'.D43]=&quot;&quot;;&quot;&quot;;[$'- Hero Starting -'.D43])">
            <text:p/>
          </table:table-cell>
          <table:table-cell table:style-name="ce13" table:formula="of:=IF([$'- Hero Starting -'.E43]=&quot;&quot;;&quot;&quot;;[$'- Hero Starting -'.E43])">
            <text:p/>
          </table:table-cell>
          <table:table-cell table:style-name="ce13" table:formula="of:=IF([$'- Hero Starting -'.F43]=&quot;&quot;;&quot;&quot;;[$'- Hero Starting -'.F43])">
            <text:p/>
          </table:table-cell>
          <table:table-cell table:style-name="ce13" table:formula="of:=IF([$'- Hero Starting -'.G43]=&quot;&quot;;&quot;&quot;;[$'- Hero Starting -'.G43])">
            <text:p/>
          </table:table-cell>
          <table:table-cell table:style-name="ce13" table:formula="of:=IF([$'- Hero Starting -'.H43]=&quot;&quot;;&quot;&quot;;[$'- Hero Starting -'.H43])">
            <text:p/>
          </table:table-cell>
          <table:table-cell table:style-name="ce13" table:formula="of:=IF([$'- Hero Starting -'.I43]=&quot;&quot;;&quot;&quot;;[$'- Hero Starting -'.I43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8" office:value-type="string">
            <text:p>Invent</text:p>
          </table:table-cell>
          <table:table-cell table:style-name="Default" table:formula="of:=[.H28]-['- Hero Starting -'.H28]" office:value-type="float" office:value="0">
            <text:p>0</text:p>
          </table:table-cell>
          <table:table-cell table:formula="of:=3*((([.H28])*(([.H28])-1)/2) - ((['- Hero Starting -'.H28])*((['- Hero Starting -'.H28])-1)/2))+(3*([.$AE43]*[.I$23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13" table:formula="of:=IF([$'- Hero Starting -'.A44]=&quot;&quot;;&quot;&quot;;[$'- Hero Starting -'.A44])" office:value-type="string" office:string-value="Limiters">
            <text:p>Limiters</text:p>
          </table:table-cell>
          <table:table-cell table:style-name="ce13" table:formula="of:=IF([$'- Hero Starting -'.B44]=&quot;&quot;;&quot;&quot;;[$'- Hero Starting -'.B44])">
            <text:p/>
          </table:table-cell>
          <table:table-cell table:style-name="ce13" table:formula="of:=IF([$'- Hero Starting -'.C44]=&quot;&quot;;&quot;&quot;;[$'- Hero Starting -'.C44])">
            <text:p/>
          </table:table-cell>
          <table:table-cell table:style-name="ce13" table:formula="of:=IF([$'- Hero Starting -'.D44]=&quot;&quot;;&quot;&quot;;[$'- Hero Starting -'.D44])">
            <text:p/>
          </table:table-cell>
          <table:table-cell table:style-name="ce13" table:formula="of:=IF([$'- Hero Starting -'.E44]=&quot;&quot;;&quot;&quot;;[$'- Hero Starting -'.E44])">
            <text:p/>
          </table:table-cell>
          <table:table-cell table:style-name="ce13" table:formula="of:=IF([$'- Hero Starting -'.F44]=&quot;&quot;;&quot;&quot;;[$'- Hero Starting -'.F44])">
            <text:p/>
          </table:table-cell>
          <table:table-cell table:style-name="ce13" table:formula="of:=IF([$'- Hero Starting -'.G44]=&quot;&quot;;&quot;&quot;;[$'- Hero Starting -'.G44])">
            <text:p/>
          </table:table-cell>
          <table:table-cell table:style-name="ce13" table:formula="of:=IF([$'- Hero Starting -'.H44]=&quot;&quot;;&quot;&quot;;[$'- Hero Starting -'.H44])">
            <text:p/>
          </table:table-cell>
          <table:table-cell table:style-name="ce13" table:formula="of:=IF([$'- Hero Starting -'.I44]=&quot;&quot;;&quot;&quot;;[$'- Hero Starting -'.I44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8" office:value-type="string">
            <text:p>Repair</text:p>
          </table:table-cell>
          <table:table-cell table:style-name="Default" table:formula="of:=[.H29]-['- Hero Starting -'.H29]" office:value-type="float" office:value="0">
            <text:p>0</text:p>
          </table:table-cell>
          <table:table-cell table:formula="of:=3*((([.H29])*(([.H29])-1)/2) - ((['- Hero Starting -'.H29])*((['- Hero Starting -'.H29])-1)/2))+(3*([.$AE44]*[.I$23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13" table:formula="of:=IF([$'- Hero Starting -'.A45]=&quot;&quot;;&quot;&quot;;[$'- Hero Starting -'.A45])">
            <text:p/>
          </table:table-cell>
          <table:table-cell table:style-name="ce13" table:formula="of:=IF([$'- Hero Starting -'.B45]=&quot;&quot;;&quot;&quot;;[$'- Hero Starting -'.B45])">
            <text:p/>
          </table:table-cell>
          <table:table-cell table:style-name="ce13" table:formula="of:=IF([$'- Hero Starting -'.C45]=&quot;&quot;;&quot;&quot;;[$'- Hero Starting -'.C45])">
            <text:p/>
          </table:table-cell>
          <table:table-cell table:style-name="ce13" table:formula="of:=IF([$'- Hero Starting -'.D45]=&quot;&quot;;&quot;&quot;;[$'- Hero Starting -'.D45])">
            <text:p/>
          </table:table-cell>
          <table:table-cell table:style-name="ce13" table:formula="of:=IF([$'- Hero Starting -'.E45]=&quot;&quot;;&quot;&quot;;[$'- Hero Starting -'.E45])">
            <text:p/>
          </table:table-cell>
          <table:table-cell table:style-name="ce13" table:formula="of:=IF([$'- Hero Starting -'.F45]=&quot;&quot;;&quot;&quot;;[$'- Hero Starting -'.F45])">
            <text:p/>
          </table:table-cell>
          <table:table-cell table:style-name="ce13" table:formula="of:=IF([$'- Hero Starting -'.G45]=&quot;&quot;;&quot;&quot;;[$'- Hero Starting -'.G45])">
            <text:p/>
          </table:table-cell>
          <table:table-cell table:style-name="ce13" table:formula="of:=IF([$'- Hero Starting -'.H45]=&quot;&quot;;&quot;&quot;;[$'- Hero Starting -'.H45])">
            <text:p/>
          </table:table-cell>
          <table:table-cell table:style-name="ce13" table:formula="of:=IF([$'- Hero Starting -'.I45]=&quot;&quot;;&quot;&quot;;[$'- Hero Starting -'.I45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style-name="Default"/>
          <table:table-cell table:number-columns-repeated="6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8" office:value-type="string">
            <text:p>Search</text:p>
          </table:table-cell>
          <table:table-cell table:style-name="Default" table:formula="of:=[.H30]-['- Hero Starting -'.H30]" office:value-type="float" office:value="0">
            <text:p>0</text:p>
          </table:table-cell>
          <table:table-cell table:formula="of:=3*((([.H30])*(([.H30])-1)/2) - ((['- Hero Starting -'.H30])*((['- Hero Starting -'.H30])-1)/2))+(3*([.$AE45]*[.I$23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13" table:formula="of:=IF([$'- Hero Starting -'.A46]=&quot;&quot;;&quot;&quot;;[$'- Hero Starting -'.A46])">
            <text:p/>
          </table:table-cell>
          <table:table-cell table:style-name="ce13" table:formula="of:=IF([$'- Hero Starting -'.B46]=&quot;&quot;;&quot;&quot;;[$'- Hero Starting -'.B46])">
            <text:p/>
          </table:table-cell>
          <table:table-cell table:style-name="ce13" table:formula="of:=IF([$'- Hero Starting -'.C46]=&quot;&quot;;&quot;&quot;;[$'- Hero Starting -'.C46])">
            <text:p/>
          </table:table-cell>
          <table:table-cell table:style-name="ce13" table:formula="of:=IF([$'- Hero Starting -'.D46]=&quot;&quot;;&quot;&quot;;[$'- Hero Starting -'.D46])">
            <text:p/>
          </table:table-cell>
          <table:table-cell table:style-name="ce13" table:formula="of:=IF([$'- Hero Starting -'.E46]=&quot;&quot;;&quot;&quot;;[$'- Hero Starting -'.E46])">
            <text:p/>
          </table:table-cell>
          <table:table-cell table:style-name="ce13" table:formula="of:=IF([$'- Hero Starting -'.F46]=&quot;&quot;;&quot;&quot;;[$'- Hero Starting -'.F46])">
            <text:p/>
          </table:table-cell>
          <table:table-cell table:style-name="ce13" table:formula="of:=IF([$'- Hero Starting -'.G46]=&quot;&quot;;&quot;&quot;;[$'- Hero Starting -'.G46])">
            <text:p/>
          </table:table-cell>
          <table:table-cell table:style-name="ce13" table:formula="of:=IF([$'- Hero Starting -'.H46]=&quot;&quot;;&quot;&quot;;[$'- Hero Starting -'.H46])">
            <text:p/>
          </table:table-cell>
          <table:table-cell table:style-name="ce13" table:formula="of:=IF([$'- Hero Starting -'.I46]=&quot;&quot;;&quot;&quot;;[$'- Hero Starting -'.I46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8" office:value-type="string">
            <text:p>Shadowing</text:p>
          </table:table-cell>
          <table:table-cell table:style-name="Default" table:formula="of:=[.H31]-['- Hero Starting -'.H31]" office:value-type="float" office:value="0">
            <text:p>0</text:p>
          </table:table-cell>
          <table:table-cell table:formula="of:=3*((([.H31])*(([.H31])-1)/2) - ((['- Hero Starting -'.H31])*((['- Hero Starting -'.H31])-1)/2))+(3*([.$AE46]*[.I$23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13" table:formula="of:=IF([$'- Hero Starting -'.A47]=&quot;&quot;;&quot;&quot;;[$'- Hero Starting -'.A47])">
            <text:p/>
          </table:table-cell>
          <table:table-cell table:style-name="ce13" table:formula="of:=IF([$'- Hero Starting -'.B47]=&quot;&quot;;&quot;&quot;;[$'- Hero Starting -'.B47])">
            <text:p/>
          </table:table-cell>
          <table:table-cell table:style-name="ce13" table:formula="of:=IF([$'- Hero Starting -'.C47]=&quot;&quot;;&quot;&quot;;[$'- Hero Starting -'.C47])">
            <text:p/>
          </table:table-cell>
          <table:table-cell table:style-name="ce13" table:formula="of:=IF([$'- Hero Starting -'.D47]=&quot;&quot;;&quot;&quot;;[$'- Hero Starting -'.D47])">
            <text:p/>
          </table:table-cell>
          <table:table-cell table:style-name="ce13" table:formula="of:=IF([$'- Hero Starting -'.E47]=&quot;&quot;;&quot;&quot;;[$'- Hero Starting -'.E47])">
            <text:p/>
          </table:table-cell>
          <table:table-cell table:style-name="ce13" table:formula="of:=IF([$'- Hero Starting -'.F47]=&quot;&quot;;&quot;&quot;;[$'- Hero Starting -'.F47])">
            <text:p/>
          </table:table-cell>
          <table:table-cell table:style-name="ce13" table:formula="of:=IF([$'- Hero Starting -'.G47]=&quot;&quot;;&quot;&quot;;[$'- Hero Starting -'.G47])">
            <text:p/>
          </table:table-cell>
          <table:table-cell table:style-name="ce13" table:formula="of:=IF([$'- Hero Starting -'.H47]=&quot;&quot;;&quot;&quot;;[$'- Hero Starting -'.H47])">
            <text:p/>
          </table:table-cell>
          <table:table-cell table:style-name="ce13" table:formula="of:=IF([$'- Hero Starting -'.I47]=&quot;&quot;;&quot;&quot;;[$'- Hero Starting -'.I47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8" office:value-type="string">
            <text:p>Streetwise</text:p>
          </table:table-cell>
          <table:table-cell table:style-name="Default" table:formula="of:=[.H32]-['- Hero Starting -'.H32]" office:value-type="float" office:value="0">
            <text:p>0</text:p>
          </table:table-cell>
          <table:table-cell table:formula="of:=3*((([.H32])*(([.H32])-1)/2) - ((['- Hero Starting -'.H32])*((['- Hero Starting -'.H32])-1)/2))+(3*([.$AE47]*[.I$23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13" table:formula="of:=IF([$'- Hero Starting -'.A48]=&quot;&quot;;&quot;&quot;;[$'- Hero Starting -'.A48])">
            <text:p/>
          </table:table-cell>
          <table:table-cell table:style-name="ce13" table:formula="of:=IF([$'- Hero Starting -'.B48]=&quot;&quot;;&quot;&quot;;[$'- Hero Starting -'.B48])">
            <text:p/>
          </table:table-cell>
          <table:table-cell table:style-name="ce13" table:formula="of:=IF([$'- Hero Starting -'.C48]=&quot;&quot;;&quot;&quot;;[$'- Hero Starting -'.C48])">
            <text:p/>
          </table:table-cell>
          <table:table-cell table:style-name="ce13" table:formula="of:=IF([$'- Hero Starting -'.D48]=&quot;&quot;;&quot;&quot;;[$'- Hero Starting -'.D48])">
            <text:p/>
          </table:table-cell>
          <table:table-cell table:style-name="ce13" table:formula="of:=IF([$'- Hero Starting -'.E48]=&quot;&quot;;&quot;&quot;;[$'- Hero Starting -'.E48])">
            <text:p/>
          </table:table-cell>
          <table:table-cell table:style-name="ce13" table:formula="of:=IF([$'- Hero Starting -'.F48]=&quot;&quot;;&quot;&quot;;[$'- Hero Starting -'.F48])">
            <text:p/>
          </table:table-cell>
          <table:table-cell table:style-name="ce13" table:formula="of:=IF([$'- Hero Starting -'.G48]=&quot;&quot;;&quot;&quot;;[$'- Hero Starting -'.G48])">
            <text:p/>
          </table:table-cell>
          <table:table-cell table:style-name="ce13" table:formula="of:=IF([$'- Hero Starting -'.H48]=&quot;&quot;;&quot;&quot;;[$'- Hero Starting -'.H48])">
            <text:p/>
          </table:table-cell>
          <table:table-cell table:style-name="ce13" table:formula="of:=IF([$'- Hero Starting -'.I48]=&quot;&quot;;&quot;&quot;;[$'- Hero Starting -'.I48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style-name="Default"/>
          <table:table-cell table:number-columns-repeated="6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8" office:value-type="string">
            <text:p>Surveillance</text:p>
          </table:table-cell>
          <table:table-cell table:style-name="Default" table:formula="of:=[.H33]-['- Hero Starting -'.H33]" office:value-type="float" office:value="0">
            <text:p>0</text:p>
          </table:table-cell>
          <table:table-cell table:formula="of:=3*((([.H33])*(([.H33])-1)/2) - ((['- Hero Starting -'.H33])*((['- Hero Starting -'.H33])-1)/2))+(3*([.$AE48]*[.I$23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13" table:formula="of:=IF([$'- Hero Starting -'.A49]=&quot;&quot;;&quot;&quot;;[$'- Hero Starting -'.A49])">
            <text:p/>
          </table:table-cell>
          <table:table-cell table:style-name="ce13" table:formula="of:=IF([$'- Hero Starting -'.B49]=&quot;&quot;;&quot;&quot;;[$'- Hero Starting -'.B49])">
            <text:p/>
          </table:table-cell>
          <table:table-cell table:style-name="ce13" table:formula="of:=IF([$'- Hero Starting -'.C49]=&quot;&quot;;&quot;&quot;;[$'- Hero Starting -'.C49])">
            <text:p/>
          </table:table-cell>
          <table:table-cell table:style-name="ce13" table:formula="of:=IF([$'- Hero Starting -'.D49]=&quot;&quot;;&quot;&quot;;[$'- Hero Starting -'.D49])">
            <text:p/>
          </table:table-cell>
          <table:table-cell table:style-name="ce13" table:formula="of:=IF([$'- Hero Starting -'.E49]=&quot;&quot;;&quot;&quot;;[$'- Hero Starting -'.E49])">
            <text:p/>
          </table:table-cell>
          <table:table-cell table:style-name="ce13" table:formula="of:=IF([$'- Hero Starting -'.F49]=&quot;&quot;;&quot;&quot;;[$'- Hero Starting -'.F49])">
            <text:p/>
          </table:table-cell>
          <table:table-cell table:style-name="ce13" table:formula="of:=IF([$'- Hero Starting -'.G49]=&quot;&quot;;&quot;&quot;;[$'- Hero Starting -'.G49])">
            <text:p/>
          </table:table-cell>
          <table:table-cell table:style-name="ce13" table:formula="of:=IF([$'- Hero Starting -'.H49]=&quot;&quot;;&quot;&quot;;[$'- Hero Starting -'.H49])">
            <text:p/>
          </table:table-cell>
          <table:table-cell table:style-name="ce13" table:formula="of:=IF([$'- Hero Starting -'.I49]=&quot;&quot;;&quot;&quot;;[$'- Hero Starting -'.I49])">
            <text:p/>
          </table:table-cell>
          <table:table-cell table:style-name="ce28"/>
          <table:table-cell/>
          <table:table-cell table:style-name="Default" table:number-columns-repeated="2"/>
          <table:table-cell table:style-name="ce56"/>
          <table:table-cell table:style-name="Default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8" office:value-type="string">
            <text:p>Survival</text:p>
          </table:table-cell>
          <table:table-cell table:style-name="Default" table:formula="of:=[.H34]-['- Hero Starting -'.H34]" office:value-type="float" office:value="0">
            <text:p>0</text:p>
          </table:table-cell>
          <table:table-cell table:formula="of:=3*((([.H34])*(([.H34])-1)/2) - ((['- Hero Starting -'.H34])*((['- Hero Starting -'.H34])-1)/2))+(3*([.$AE49]*[.I$23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12" office:value-type="string">
            <text:p>Power Name</text:p>
          </table:table-cell>
          <table:table-cell table:style-name="ce28"/>
          <table:table-cell table:style-name="ce28" table:formula="of:=[.B50]-SUM([.C51:.C57])" office:value-type="float" office:value="0">
            <text:p>0</text:p>
          </table:table-cell>
          <table:table-cell table:style-name="ce28"/>
          <table:table-cell table:style-name="ce28" office:value-type="float" office:value="0">
            <text:p>0</text:p>
          </table:table-cell>
          <table:table-cell table:style-name="ce28" table:formula="of:=SUM([.F51:.F58])" office:value-type="float" office:value="0">
            <text:p>0</text:p>
          </table:table-cell>
          <table:table-cell table:style-name="ce28" table:formula="of:=SUM([.C50:.F50])" office:value-type="float" office:value="0">
            <text:p>0</text:p>
          </table:table-cell>
          <table:table-cell table:style-name="ce28" table:formula="of:=SUM([.H51:.H57])" office:value-type="float" office:value="0">
            <text:p>0</text:p>
          </table:table-cell>
          <table:table-cell table:style-name="ce28" table:formula="of:=2*([.C50]*([.D50]-['- Hero Starting -'.D50]))+([.D50]*([.D50]+1)/2) - (['- Hero Starting -'.D50]*(['- Hero Starting -'.D50]+1)/2)" office:value-type="float" office:value="0">
            <text:p>0</text:p>
          </table:table-cell>
          <table:table-cell table:style-name="ce28" table:formula="of:=IF([.C50]&lt;&gt;0;[.D50]+1&amp;&quot;D&quot;;&quot;&quot;)">
            <text:p/>
          </table:table-cell>
          <table:table-cell table:number-columns-repeated="2"/>
          <table:table-cell table:style-name="Default"/>
          <table:table-cell table:style-name="ce56" table:formula="of:=([.D50]+1)*4&amp;&quot;/&quot;&amp;([.D50]+1)*7&amp;&quot;/&quot;&amp;([.D50]+1)*10" office:value-type="string" office:string-value="4/7/10">
            <text:p>4/7/10</text:p>
          </table:table-cell>
          <table:table-cell table:style-name="ce43" table:formula="of:=[.C50]*2+[.D50]+1" office:value-type="float" office:value="1">
            <text:p>1</text:p>
          </table:table-cell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8" office:value-type="string">
            <text:p>Tracking</text:p>
          </table:table-cell>
          <table:table-cell table:style-name="Default" table:formula="of:=[.H35]-['- Hero Starting -'.H35]" office:value-type="float" office:value="0">
            <text:p>0</text:p>
          </table:table-cell>
          <table:table-cell table:formula="of:=3*((([.H35])*(([.H35])-1)/2) - ((['- Hero Starting -'.H35])*((['- Hero Starting -'.H35])-1)/2))+(3*([.$AE50]*[.I$23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13" table:formula="of:=IF([$'- Hero Starting -'.A51]=&quot;&quot;;&quot;&quot;;[$'- Hero Starting -'.A51])">
            <text:p/>
          </table:table-cell>
          <table:table-cell table:style-name="ce13" table:formula="of:=IF([$'- Hero Starting -'.B51]=&quot;&quot;;&quot;&quot;;[$'- Hero Starting -'.B51])">
            <text:p/>
          </table:table-cell>
          <table:table-cell table:style-name="ce13" table:formula="of:=IF([$'- Hero Starting -'.C51]=&quot;&quot;;&quot;&quot;;[$'- Hero Starting -'.C51])">
            <text:p/>
          </table:table-cell>
          <table:table-cell table:style-name="ce13" table:formula="of:=IF([$'- Hero Starting -'.D51]=&quot;&quot;;&quot;&quot;;[$'- Hero Starting -'.D51])">
            <text:p/>
          </table:table-cell>
          <table:table-cell table:style-name="ce13" table:formula="of:=IF([$'- Hero Starting -'.E51]=&quot;&quot;;&quot;&quot;;[$'- Hero Starting -'.E51])">
            <text:p/>
          </table:table-cell>
          <table:table-cell table:style-name="ce13" table:formula="of:=IF([$'- Hero Starting -'.F51]=&quot;&quot;;&quot;&quot;;[$'- Hero Starting -'.F51])">
            <text:p/>
          </table:table-cell>
          <table:table-cell table:style-name="ce13" table:formula="of:=IF([$'- Hero Starting -'.G51]=&quot;&quot;;&quot;&quot;;[$'- Hero Starting -'.G51])">
            <text:p/>
          </table:table-cell>
          <table:table-cell table:style-name="ce13" table:formula="of:=IF([$'- Hero Starting -'.H51]=&quot;&quot;;&quot;&quot;;[$'- Hero Starting -'.H51])">
            <text:p/>
          </table:table-cell>
          <table:table-cell table:style-name="ce13" table:formula="of:=IF([$'- Hero Starting -'.I51]=&quot;&quot;;&quot;&quot;;[$'- Hero Starting -'.I51])">
            <text:p/>
          </table:table-cell>
          <table:table-cell table:style-name="ce28" table:formula="of:=IF([.I51]&lt;&gt;&quot;&quot;;[.F51]+1&amp;&quot;D&quot;;&quot;&quot;)">
            <text:p/>
          </table:table-cell>
          <table:table-cell/>
          <table:table-cell table:style-name="Default" table:number-columns-repeated="2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120" office:value-type="string">
            <text:p>Know-How / E.M.</text:p>
          </table:table-cell>
          <table:table-cell table:style-name="Default" table:formula="of:=[.H36]-['- Hero Starting -'.H36]" office:value-type="float" office:value="0">
            <text:p>0</text:p>
          </table:table-cell>
          <table:table-cell table:formula="of:=3*((([.H36])*(([.H36])-1)/2) - ((['- Hero Starting -'.H36])*((['- Hero Starting -'.H36])-1)/2))+(3*([.$AE51]*[.I$23]))" office:value-type="float" office:value="0">
            <text:p>0</text:p>
          </table:table-cell>
          <table:table-cell table:number-columns-repeated="224"/>
        </table:table-row>
        <table:table-row table:style-name="ro2">
          <table:table-cell table:style-name="ce13" table:formula="of:=IF([$'- Hero Starting -'.A52]=&quot;&quot;;&quot;&quot;;[$'- Hero Starting -'.A52])">
            <text:p/>
          </table:table-cell>
          <table:table-cell table:style-name="ce13" table:formula="of:=IF([$'- Hero Starting -'.B52]=&quot;&quot;;&quot;&quot;;[$'- Hero Starting -'.B52])">
            <text:p/>
          </table:table-cell>
          <table:table-cell table:style-name="ce13" table:formula="of:=IF([$'- Hero Starting -'.C52]=&quot;&quot;;&quot;&quot;;[$'- Hero Starting -'.C52])">
            <text:p/>
          </table:table-cell>
          <table:table-cell table:style-name="ce13" table:formula="of:=IF([$'- Hero Starting -'.D52]=&quot;&quot;;&quot;&quot;;[$'- Hero Starting -'.D52])">
            <text:p/>
          </table:table-cell>
          <table:table-cell table:style-name="ce13" table:formula="of:=IF([$'- Hero Starting -'.E52]=&quot;&quot;;&quot;&quot;;[$'- Hero Starting -'.E52])">
            <text:p/>
          </table:table-cell>
          <table:table-cell table:style-name="ce13" table:formula="of:=IF([$'- Hero Starting -'.F52]=&quot;&quot;;&quot;&quot;;[$'- Hero Starting -'.F52])">
            <text:p/>
          </table:table-cell>
          <table:table-cell table:style-name="ce13" table:formula="of:=IF([$'- Hero Starting -'.G52]=&quot;&quot;;&quot;&quot;;[$'- Hero Starting -'.G52])">
            <text:p/>
          </table:table-cell>
          <table:table-cell table:style-name="ce13" table:formula="of:=IF([$'- Hero Starting -'.H52]=&quot;&quot;;&quot;&quot;;[$'- Hero Starting -'.H52])">
            <text:p/>
          </table:table-cell>
          <table:table-cell table:style-name="ce13" table:formula="of:=IF([$'- Hero Starting -'.I52]=&quot;&quot;;&quot;&quot;;[$'- Hero Starting -'.I52])">
            <text:p/>
          </table:table-cell>
          <table:table-cell table:style-name="ce28" table:formula="of:=IF([.I52]&lt;&gt;&quot;&quot;;[.F52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8" office:value-type="string">
            <text:p><text:s text:c="10"/>/ MechM</text:p>
          </table:table-cell>
          <table:table-cell table:style-name="Default"/>
          <table:table-cell table:number-columns-repeated="225"/>
        </table:table-row>
        <table:table-row table:style-name="ro2">
          <table:table-cell table:style-name="ce13" table:formula="of:=IF([$'- Hero Starting -'.A53]=&quot;&quot;;&quot;&quot;;[$'- Hero Starting -'.A53])">
            <text:p/>
          </table:table-cell>
          <table:table-cell table:style-name="ce13" table:formula="of:=IF([$'- Hero Starting -'.B53]=&quot;&quot;;&quot;&quot;;[$'- Hero Starting -'.B53])">
            <text:p/>
          </table:table-cell>
          <table:table-cell table:style-name="ce13" table:formula="of:=IF([$'- Hero Starting -'.C53]=&quot;&quot;;&quot;&quot;;[$'- Hero Starting -'.C53])">
            <text:p/>
          </table:table-cell>
          <table:table-cell table:style-name="ce13" table:formula="of:=IF([$'- Hero Starting -'.D53]=&quot;&quot;;&quot;&quot;;[$'- Hero Starting -'.D53])">
            <text:p/>
          </table:table-cell>
          <table:table-cell table:style-name="ce13" table:formula="of:=IF([$'- Hero Starting -'.E53]=&quot;&quot;;&quot;&quot;;[$'- Hero Starting -'.E53])">
            <text:p/>
          </table:table-cell>
          <table:table-cell table:style-name="ce13" table:formula="of:=IF([$'- Hero Starting -'.F53]=&quot;&quot;;&quot;&quot;;[$'- Hero Starting -'.F53])">
            <text:p/>
          </table:table-cell>
          <table:table-cell table:style-name="ce13" table:formula="of:=IF([$'- Hero Starting -'.G53]=&quot;&quot;;&quot;&quot;;[$'- Hero Starting -'.G53])">
            <text:p/>
          </table:table-cell>
          <table:table-cell table:style-name="ce13" table:formula="of:=IF([$'- Hero Starting -'.H53]=&quot;&quot;;&quot;&quot;;[$'- Hero Starting -'.H53])">
            <text:p/>
          </table:table-cell>
          <table:table-cell table:style-name="ce13" table:formula="of:=IF([$'- Hero Starting -'.I53]=&quot;&quot;;&quot;&quot;;[$'- Hero Starting -'.I53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style-name="Default"/>
          <table:table-cell table:number-columns-repeated="6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8" office:value-type="string">
            <text:p><text:s text:c="10"/>/ SpdM</text:p>
          </table:table-cell>
          <table:table-cell table:style-name="Default"/>
          <table:table-cell table:number-columns-repeated="225"/>
        </table:table-row>
        <table:table-row table:style-name="ro2">
          <table:table-cell table:style-name="ce13" table:formula="of:=IF([$'- Hero Starting -'.A54]=&quot;&quot;;&quot;&quot;;[$'- Hero Starting -'.A54])">
            <text:p/>
          </table:table-cell>
          <table:table-cell table:style-name="ce13" table:formula="of:=IF([$'- Hero Starting -'.B54]=&quot;&quot;;&quot;&quot;;[$'- Hero Starting -'.B54])">
            <text:p/>
          </table:table-cell>
          <table:table-cell table:style-name="ce13" table:formula="of:=IF([$'- Hero Starting -'.C54]=&quot;&quot;;&quot;&quot;;[$'- Hero Starting -'.C54])">
            <text:p/>
          </table:table-cell>
          <table:table-cell table:style-name="ce13" table:formula="of:=IF([$'- Hero Starting -'.D54]=&quot;&quot;;&quot;&quot;;[$'- Hero Starting -'.D54])">
            <text:p/>
          </table:table-cell>
          <table:table-cell table:style-name="ce13" table:formula="of:=IF([$'- Hero Starting -'.E54]=&quot;&quot;;&quot;&quot;;[$'- Hero Starting -'.E54])">
            <text:p/>
          </table:table-cell>
          <table:table-cell table:style-name="ce13" table:formula="of:=IF([$'- Hero Starting -'.F54]=&quot;&quot;;&quot;&quot;;[$'- Hero Starting -'.F54])">
            <text:p/>
          </table:table-cell>
          <table:table-cell table:style-name="ce13" table:formula="of:=IF([$'- Hero Starting -'.G54]=&quot;&quot;;&quot;&quot;;[$'- Hero Starting -'.G54])">
            <text:p/>
          </table:table-cell>
          <table:table-cell table:style-name="ce13" table:formula="of:=IF([$'- Hero Starting -'.H54]=&quot;&quot;;&quot;&quot;;[$'- Hero Starting -'.H54])">
            <text:p/>
          </table:table-cell>
          <table:table-cell table:style-name="ce13" table:formula="of:=IF([$'- Hero Starting -'.I54]=&quot;&quot;;&quot;&quot;;[$'- Hero Starting -'.I54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style-name="Default"/>
          <table:table-cell table:number-columns-repeated="6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8" office:value-type="string">
            <text:p>Organic Manip</text:p>
          </table:table-cell>
          <table:table-cell table:style-name="Default" table:formula="of:=[.H39]-['- Hero Starting -'.H39]" office:value-type="float" office:value="0">
            <text:p>0</text:p>
          </table:table-cell>
          <table:table-cell table:formula="of:=3*((([.H39])*(([.H39])-1)/2) - ((['- Hero Starting -'.H39])*((['- Hero Starting -'.H39])-1)/2))+(3*([.$AE54]*[.I$23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13" table:formula="of:=IF([$'- Hero Starting -'.A55]=&quot;&quot;;&quot;&quot;;[$'- Hero Starting -'.A55])">
            <text:p/>
          </table:table-cell>
          <table:table-cell table:style-name="ce13" table:formula="of:=IF([$'- Hero Starting -'.B55]=&quot;&quot;;&quot;&quot;;[$'- Hero Starting -'.B55])">
            <text:p/>
          </table:table-cell>
          <table:table-cell table:style-name="ce13" table:formula="of:=IF([$'- Hero Starting -'.C55]=&quot;&quot;;&quot;&quot;;[$'- Hero Starting -'.C55])">
            <text:p/>
          </table:table-cell>
          <table:table-cell table:style-name="ce13" table:formula="of:=IF([$'- Hero Starting -'.D55]=&quot;&quot;;&quot;&quot;;[$'- Hero Starting -'.D55])">
            <text:p/>
          </table:table-cell>
          <table:table-cell table:style-name="ce13" table:formula="of:=IF([$'- Hero Starting -'.E55]=&quot;&quot;;&quot;&quot;;[$'- Hero Starting -'.E55])">
            <text:p/>
          </table:table-cell>
          <table:table-cell table:style-name="ce13" table:formula="of:=IF([$'- Hero Starting -'.F55]=&quot;&quot;;&quot;&quot;;[$'- Hero Starting -'.F55])">
            <text:p/>
          </table:table-cell>
          <table:table-cell table:style-name="ce13" table:formula="of:=IF([$'- Hero Starting -'.G55]=&quot;&quot;;&quot;&quot;;[$'- Hero Starting -'.G55])">
            <text:p/>
          </table:table-cell>
          <table:table-cell table:style-name="ce13" table:formula="of:=IF([$'- Hero Starting -'.H55]=&quot;&quot;;&quot;&quot;;[$'- Hero Starting -'.H55])">
            <text:p/>
          </table:table-cell>
          <table:table-cell table:style-name="ce13" table:formula="of:=IF([$'- Hero Starting -'.I55]=&quot;&quot;;&quot;&quot;;[$'- Hero Starting -'.I55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8" office:value-type="string">
            <text:p>Animal Handling</text:p>
          </table:table-cell>
          <table:table-cell table:style-name="Default" table:formula="of:=[.M11]-['- Hero Starting -'.M11]" office:value-type="float" office:value="0">
            <text:p>0</text:p>
          </table:table-cell>
          <table:table-cell table:formula="of:=3*(([.M11]*([.M11]-1)/2) - ((['- Hero Starting -'.M11])*((['- Hero Starting -'.M11])-1)/2))+(3*([.$AE55]*[.N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13" table:formula="of:=IF([$'- Hero Starting -'.A56]=&quot;&quot;;&quot;&quot;;[$'- Hero Starting -'.A56])">
            <text:p/>
          </table:table-cell>
          <table:table-cell table:style-name="ce13" table:formula="of:=IF([$'- Hero Starting -'.B56]=&quot;&quot;;&quot;&quot;;[$'- Hero Starting -'.B56])">
            <text:p/>
          </table:table-cell>
          <table:table-cell table:style-name="ce13" table:formula="of:=IF([$'- Hero Starting -'.C56]=&quot;&quot;;&quot;&quot;;[$'- Hero Starting -'.C56])">
            <text:p/>
          </table:table-cell>
          <table:table-cell table:style-name="ce13" table:formula="of:=IF([$'- Hero Starting -'.D56]=&quot;&quot;;&quot;&quot;;[$'- Hero Starting -'.D56])">
            <text:p/>
          </table:table-cell>
          <table:table-cell table:style-name="ce13" table:formula="of:=IF([$'- Hero Starting -'.E56]=&quot;&quot;;&quot;&quot;;[$'- Hero Starting -'.E56])">
            <text:p/>
          </table:table-cell>
          <table:table-cell table:style-name="ce13" table:formula="of:=IF([$'- Hero Starting -'.F56]=&quot;&quot;;&quot;&quot;;[$'- Hero Starting -'.F56])">
            <text:p/>
          </table:table-cell>
          <table:table-cell table:style-name="ce13" table:formula="of:=IF([$'- Hero Starting -'.G56]=&quot;&quot;;&quot;&quot;;[$'- Hero Starting -'.G56])">
            <text:p/>
          </table:table-cell>
          <table:table-cell table:style-name="ce13" table:formula="of:=IF([$'- Hero Starting -'.H56]=&quot;&quot;;&quot;&quot;;[$'- Hero Starting -'.H56])">
            <text:p/>
          </table:table-cell>
          <table:table-cell table:style-name="ce13" table:formula="of:=IF([$'- Hero Starting -'.I56]=&quot;&quot;;&quot;&quot;;[$'- Hero Starting -'.I56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8" office:value-type="string">
            <text:p>Bluff</text:p>
          </table:table-cell>
          <table:table-cell table:style-name="Default" table:formula="of:=[.M12]-['- Hero Starting -'.M12]" office:value-type="float" office:value="0">
            <text:p>0</text:p>
          </table:table-cell>
          <table:table-cell table:formula="of:=3*(([.M12]*([.M12]-1)/2) - ((['- Hero Starting -'.M12])*((['- Hero Starting -'.M12])-1)/2))+(3*([.$AE56]*[.N$10])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21"/>
        </table:table-row>
        <table:table-row table:style-name="ro1">
          <table:table-cell table:style-name="ce13" table:formula="of:=IF([$'- Hero Starting -'.A57]=&quot;&quot;;&quot;&quot;;[$'- Hero Starting -'.A57])">
            <text:p/>
          </table:table-cell>
          <table:table-cell table:style-name="ce13" table:formula="of:=IF([$'- Hero Starting -'.B57]=&quot;&quot;;&quot;&quot;;[$'- Hero Starting -'.B57])">
            <text:p/>
          </table:table-cell>
          <table:table-cell table:style-name="ce13" table:formula="of:=IF([$'- Hero Starting -'.C57]=&quot;&quot;;&quot;&quot;;[$'- Hero Starting -'.C57])">
            <text:p/>
          </table:table-cell>
          <table:table-cell table:style-name="ce13" table:formula="of:=IF([$'- Hero Starting -'.D57]=&quot;&quot;;&quot;&quot;;[$'- Hero Starting -'.D57])">
            <text:p/>
          </table:table-cell>
          <table:table-cell table:style-name="ce13" table:formula="of:=IF([$'- Hero Starting -'.E57]=&quot;&quot;;&quot;&quot;;[$'- Hero Starting -'.E57])">
            <text:p/>
          </table:table-cell>
          <table:table-cell table:style-name="ce13" table:formula="of:=IF([$'- Hero Starting -'.F57]=&quot;&quot;;&quot;&quot;;[$'- Hero Starting -'.F57])">
            <text:p/>
          </table:table-cell>
          <table:table-cell table:style-name="ce13" table:formula="of:=IF([$'- Hero Starting -'.G57]=&quot;&quot;;&quot;&quot;;[$'- Hero Starting -'.G57])">
            <text:p/>
          </table:table-cell>
          <table:table-cell table:style-name="ce13" table:formula="of:=IF([$'- Hero Starting -'.H57]=&quot;&quot;;&quot;&quot;;[$'- Hero Starting -'.H57])">
            <text:p/>
          </table:table-cell>
          <table:table-cell table:style-name="ce13" table:formula="of:=IF([$'- Hero Starting -'.I57]=&quot;&quot;;&quot;&quot;;[$'- Hero Starting -'.I57])">
            <text:p/>
          </table:table-cell>
          <table:table-cell table:style-name="ce28"/>
          <table:table-cell/>
          <table:table-cell table:style-name="Default" table:number-columns-repeated="2"/>
          <table:table-cell table:style-name="ce56"/>
          <table:table-cell table:style-name="Default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8" office:value-type="string">
            <text:p>Charm</text:p>
          </table:table-cell>
          <table:table-cell table:style-name="Default" table:formula="of:=[.M13]-['- Hero Starting -'.M13]" office:value-type="float" office:value="0">
            <text:p>0</text:p>
          </table:table-cell>
          <table:table-cell table:formula="of:=3*(([.M13]*([.M13]-1)/2) - ((['- Hero Starting -'.M13])*((['- Hero Starting -'.M13])-1)/2))+(3*([.$AE57]*[.N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12" office:value-type="string">
            <text:p>Power Name</text:p>
          </table:table-cell>
          <table:table-cell table:style-name="ce28"/>
          <table:table-cell table:style-name="ce28" table:formula="of:=[.B58]-SUM([.C59:.C64])" office:value-type="float" office:value="0">
            <text:p>0</text:p>
          </table:table-cell>
          <table:table-cell table:style-name="ce28"/>
          <table:table-cell table:style-name="ce28" office:value-type="float" office:value="0">
            <text:p>0</text:p>
          </table:table-cell>
          <table:table-cell table:style-name="ce28" table:formula="of:=SUM([.F59:.F65])" office:value-type="float" office:value="0">
            <text:p>0</text:p>
          </table:table-cell>
          <table:table-cell table:style-name="ce28" table:formula="of:=SUM([.C58:.F58])" office:value-type="float" office:value="0">
            <text:p>0</text:p>
          </table:table-cell>
          <table:table-cell table:style-name="ce28" table:formula="of:=SUM([.H59:.H64])" office:value-type="float" office:value="0">
            <text:p>0</text:p>
          </table:table-cell>
          <table:table-cell table:style-name="ce28" table:formula="of:=2*([.C58]*([.D58]-['- Hero Starting -'.D58]))+([.D58]*([.D58]+1)/2) - (['- Hero Starting -'.D58]*(['- Hero Starting -'.D58]+1)/2)" office:value-type="float" office:value="0">
            <text:p>0</text:p>
          </table:table-cell>
          <table:table-cell table:style-name="ce28" table:formula="of:=IF([.C58]&lt;&gt;0;[.D58]+1&amp;&quot;D&quot;;&quot;&quot;)">
            <text:p/>
          </table:table-cell>
          <table:table-cell table:number-columns-repeated="2"/>
          <table:table-cell table:style-name="Default"/>
          <table:table-cell table:style-name="ce56" table:formula="of:=([.D58]+1)*4&amp;&quot;/&quot;&amp;([.D58]+1)*7&amp;&quot;/&quot;&amp;([.D58]+1)*10" office:value-type="string" office:string-value="4/7/10">
            <text:p>4/7/10</text:p>
          </table:table-cell>
          <table:table-cell table:style-name="ce43" table:formula="of:=[.C58]*2+[.D58]+1" office:value-type="float" office:value="1">
            <text:p>1</text:p>
          </table:table-cell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8" office:value-type="string">
            <text:p>Command</text:p>
          </table:table-cell>
          <table:table-cell table:style-name="Default" table:formula="of:=[.M14]-['- Hero Starting -'.M14]" office:value-type="float" office:value="0">
            <text:p>0</text:p>
          </table:table-cell>
          <table:table-cell table:formula="of:=3*(([.M14]*([.M14]-1)/2) - ((['- Hero Starting -'.M14])*((['- Hero Starting -'.M14])-1)/2))+(3*([.$AE58]*[.N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13" table:formula="of:=IF([$'- Hero Starting -'.A59]=&quot;&quot;;&quot;&quot;;[$'- Hero Starting -'.A59])">
            <text:p/>
          </table:table-cell>
          <table:table-cell table:style-name="ce13" table:formula="of:=IF([$'- Hero Starting -'.B59]=&quot;&quot;;&quot;&quot;;[$'- Hero Starting -'.B59])">
            <text:p/>
          </table:table-cell>
          <table:table-cell table:style-name="ce13" table:formula="of:=IF([$'- Hero Starting -'.C59]=&quot;&quot;;&quot;&quot;;[$'- Hero Starting -'.C59])">
            <text:p/>
          </table:table-cell>
          <table:table-cell table:style-name="ce13" table:formula="of:=IF([$'- Hero Starting -'.D59]=&quot;&quot;;&quot;&quot;;[$'- Hero Starting -'.D59])">
            <text:p/>
          </table:table-cell>
          <table:table-cell table:style-name="ce13" table:formula="of:=IF([$'- Hero Starting -'.E59]=&quot;&quot;;&quot;&quot;;[$'- Hero Starting -'.E59])">
            <text:p/>
          </table:table-cell>
          <table:table-cell table:style-name="ce13" table:formula="of:=IF([$'- Hero Starting -'.F59]=&quot;&quot;;&quot;&quot;;[$'- Hero Starting -'.F59])">
            <text:p/>
          </table:table-cell>
          <table:table-cell table:style-name="ce13" table:formula="of:=IF([$'- Hero Starting -'.G59]=&quot;&quot;;&quot;&quot;;[$'- Hero Starting -'.G59])">
            <text:p/>
          </table:table-cell>
          <table:table-cell table:style-name="ce13" table:formula="of:=IF([$'- Hero Starting -'.H59]=&quot;&quot;;&quot;&quot;;[$'- Hero Starting -'.H59])">
            <text:p/>
          </table:table-cell>
          <table:table-cell table:style-name="ce13" table:formula="of:=IF([$'- Hero Starting -'.I59]=&quot;&quot;;&quot;&quot;;[$'- Hero Starting -'.I59])">
            <text:p/>
          </table:table-cell>
          <table:table-cell table:style-name="ce28" table:formula="of:=IF([.I59]&lt;&gt;&quot;&quot;;[.F59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/>
          <table:table-cell table:style-name="Default"/>
          <table:table-cell table:number-columns-repeated="6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8" office:value-type="string">
            <text:p>Disguise</text:p>
          </table:table-cell>
          <table:table-cell table:style-name="Default" table:formula="of:=[.M15]-['- Hero Starting -'.M15]" office:value-type="float" office:value="0">
            <text:p>0</text:p>
          </table:table-cell>
          <table:table-cell table:formula="of:=3*(([.M15]*([.M15]-1)/2) - ((['- Hero Starting -'.M15])*((['- Hero Starting -'.M15])-1)/2))+(3*([.$AE59]*[.N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13" table:formula="of:=IF([$'- Hero Starting -'.A60]=&quot;&quot;;&quot;&quot;;[$'- Hero Starting -'.A60])">
            <text:p/>
          </table:table-cell>
          <table:table-cell table:style-name="ce13" table:formula="of:=IF([$'- Hero Starting -'.B60]=&quot;&quot;;&quot;&quot;;[$'- Hero Starting -'.B60])">
            <text:p/>
          </table:table-cell>
          <table:table-cell table:style-name="ce13" table:formula="of:=IF([$'- Hero Starting -'.C60]=&quot;&quot;;&quot;&quot;;[$'- Hero Starting -'.C60])">
            <text:p/>
          </table:table-cell>
          <table:table-cell table:style-name="ce13" table:formula="of:=IF([$'- Hero Starting -'.D60]=&quot;&quot;;&quot;&quot;;[$'- Hero Starting -'.D60])">
            <text:p/>
          </table:table-cell>
          <table:table-cell table:style-name="ce13" table:formula="of:=IF([$'- Hero Starting -'.E60]=&quot;&quot;;&quot;&quot;;[$'- Hero Starting -'.E60])">
            <text:p/>
          </table:table-cell>
          <table:table-cell table:style-name="ce13" table:formula="of:=IF([$'- Hero Starting -'.F60]=&quot;&quot;;&quot;&quot;;[$'- Hero Starting -'.F60])">
            <text:p/>
          </table:table-cell>
          <table:table-cell table:style-name="ce13" table:formula="of:=IF([$'- Hero Starting -'.G60]=&quot;&quot;;&quot;&quot;;[$'- Hero Starting -'.G60])">
            <text:p/>
          </table:table-cell>
          <table:table-cell table:style-name="ce13" table:formula="of:=IF([$'- Hero Starting -'.H60]=&quot;&quot;;&quot;&quot;;[$'- Hero Starting -'.H60])">
            <text:p/>
          </table:table-cell>
          <table:table-cell table:style-name="ce13" table:formula="of:=IF([$'- Hero Starting -'.I60]=&quot;&quot;;&quot;&quot;;[$'- Hero Starting -'.I60])">
            <text:p/>
          </table:table-cell>
          <table:table-cell table:style-name="ce28" table:formula="of:=IF([.I60]&lt;&gt;&quot;&quot;;[.F60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/>
          <table:table-cell table:style-name="Default"/>
          <table:table-cell table:number-columns-repeated="6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8" office:value-type="string">
            <text:p>Interrogation</text:p>
          </table:table-cell>
          <table:table-cell table:style-name="Default" table:formula="of:=[.M16]-['- Hero Starting -'.M16]" office:value-type="float" office:value="0">
            <text:p>0</text:p>
          </table:table-cell>
          <table:table-cell table:formula="of:=3*(([.M16]*([.M16]-1)/2) - ((['- Hero Starting -'.M16])*((['- Hero Starting -'.M16])-1)/2))+(3*([.$AE60]*[.N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13" table:formula="of:=IF([$'- Hero Starting -'.A61]=&quot;&quot;;&quot;&quot;;[$'- Hero Starting -'.A61])">
            <text:p/>
          </table:table-cell>
          <table:table-cell table:style-name="ce13" table:formula="of:=IF([$'- Hero Starting -'.B61]=&quot;&quot;;&quot;&quot;;[$'- Hero Starting -'.B61])">
            <text:p/>
          </table:table-cell>
          <table:table-cell table:style-name="ce13" table:formula="of:=IF([$'- Hero Starting -'.C61]=&quot;&quot;;&quot;&quot;;[$'- Hero Starting -'.C61])">
            <text:p/>
          </table:table-cell>
          <table:table-cell table:style-name="ce13" table:formula="of:=IF([$'- Hero Starting -'.D61]=&quot;&quot;;&quot;&quot;;[$'- Hero Starting -'.D61])">
            <text:p/>
          </table:table-cell>
          <table:table-cell table:style-name="ce13" table:formula="of:=IF([$'- Hero Starting -'.E61]=&quot;&quot;;&quot;&quot;;[$'- Hero Starting -'.E61])">
            <text:p/>
          </table:table-cell>
          <table:table-cell table:style-name="ce13" table:formula="of:=IF([$'- Hero Starting -'.F61]=&quot;&quot;;&quot;&quot;;[$'- Hero Starting -'.F61])">
            <text:p/>
          </table:table-cell>
          <table:table-cell table:style-name="ce13" table:formula="of:=IF([$'- Hero Starting -'.G61]=&quot;&quot;;&quot;&quot;;[$'- Hero Starting -'.G61])">
            <text:p/>
          </table:table-cell>
          <table:table-cell table:style-name="ce13" table:formula="of:=IF([$'- Hero Starting -'.H61]=&quot;&quot;;&quot;&quot;;[$'- Hero Starting -'.H61])">
            <text:p/>
          </table:table-cell>
          <table:table-cell table:style-name="ce13" table:formula="of:=IF([$'- Hero Starting -'.I61]=&quot;&quot;;&quot;&quot;;[$'- Hero Starting -'.I61])">
            <text:p/>
          </table:table-cell>
          <table:table-cell table:style-name="ce28" table:formula="of:=IF([.I61]&lt;&gt;&quot;&quot;;[.F59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8" office:value-type="string">
            <text:p>Intimidation</text:p>
          </table:table-cell>
          <table:table-cell table:style-name="Default" table:formula="of:=[.M17]-['- Hero Starting -'.M17]" office:value-type="float" office:value="0">
            <text:p>0</text:p>
          </table:table-cell>
          <table:table-cell table:formula="of:=3*(([.M17]*([.M17]-1)/2) - ((['- Hero Starting -'.M17])*((['- Hero Starting -'.M17])-1)/2))+(3*([.$AE61]*[.N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13" table:formula="of:=IF([$'- Hero Starting -'.A62]=&quot;&quot;;&quot;&quot;;[$'- Hero Starting -'.A62])">
            <text:p/>
          </table:table-cell>
          <table:table-cell table:style-name="ce13" table:formula="of:=IF([$'- Hero Starting -'.B62]=&quot;&quot;;&quot;&quot;;[$'- Hero Starting -'.B62])">
            <text:p/>
          </table:table-cell>
          <table:table-cell table:style-name="ce13" table:formula="of:=IF([$'- Hero Starting -'.C62]=&quot;&quot;;&quot;&quot;;[$'- Hero Starting -'.C62])">
            <text:p/>
          </table:table-cell>
          <table:table-cell table:style-name="ce13" table:formula="of:=IF([$'- Hero Starting -'.D62]=&quot;&quot;;&quot;&quot;;[$'- Hero Starting -'.D62])">
            <text:p/>
          </table:table-cell>
          <table:table-cell table:style-name="ce13" table:formula="of:=IF([$'- Hero Starting -'.E62]=&quot;&quot;;&quot;&quot;;[$'- Hero Starting -'.E62])">
            <text:p/>
          </table:table-cell>
          <table:table-cell table:style-name="ce13" table:formula="of:=IF([$'- Hero Starting -'.F62]=&quot;&quot;;&quot;&quot;;[$'- Hero Starting -'.F62])">
            <text:p/>
          </table:table-cell>
          <table:table-cell table:style-name="ce13" table:formula="of:=IF([$'- Hero Starting -'.G62]=&quot;&quot;;&quot;&quot;;[$'- Hero Starting -'.G62])">
            <text:p/>
          </table:table-cell>
          <table:table-cell table:style-name="ce13" table:formula="of:=IF([$'- Hero Starting -'.H62]=&quot;&quot;;&quot;&quot;;[$'- Hero Starting -'.H62])">
            <text:p/>
          </table:table-cell>
          <table:table-cell table:style-name="ce13" table:formula="of:=IF([$'- Hero Starting -'.I62]=&quot;&quot;;&quot;&quot;;[$'- Hero Starting -'.I62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8" office:value-type="string">
            <text:p>Persuasion</text:p>
          </table:table-cell>
          <table:table-cell table:style-name="Default" table:formula="of:=[.M18]-['- Hero Starting -'.M18]" office:value-type="float" office:value="0">
            <text:p>0</text:p>
          </table:table-cell>
          <table:table-cell table:formula="of:=3*(([.M18]*([.M18]-1)/2) - ((['- Hero Starting -'.M18])*((['- Hero Starting -'.M18])-1)/2))+(3*([.$AE62]*[.N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13" table:formula="of:=IF([$'- Hero Starting -'.A63]=&quot;&quot;;&quot;&quot;;[$'- Hero Starting -'.A63])">
            <text:p/>
          </table:table-cell>
          <table:table-cell table:style-name="ce13" table:formula="of:=IF([$'- Hero Starting -'.B63]=&quot;&quot;;&quot;&quot;;[$'- Hero Starting -'.B63])">
            <text:p/>
          </table:table-cell>
          <table:table-cell table:style-name="ce13" table:formula="of:=IF([$'- Hero Starting -'.C63]=&quot;&quot;;&quot;&quot;;[$'- Hero Starting -'.C63])">
            <text:p/>
          </table:table-cell>
          <table:table-cell table:style-name="ce13" table:formula="of:=IF([$'- Hero Starting -'.D63]=&quot;&quot;;&quot;&quot;;[$'- Hero Starting -'.D63])">
            <text:p/>
          </table:table-cell>
          <table:table-cell table:style-name="ce13" table:formula="of:=IF([$'- Hero Starting -'.E63]=&quot;&quot;;&quot;&quot;;[$'- Hero Starting -'.E63])">
            <text:p/>
          </table:table-cell>
          <table:table-cell table:style-name="ce13" table:formula="of:=IF([$'- Hero Starting -'.F63]=&quot;&quot;;&quot;&quot;;[$'- Hero Starting -'.F63])">
            <text:p/>
          </table:table-cell>
          <table:table-cell table:style-name="ce13" table:formula="of:=IF([$'- Hero Starting -'.G63]=&quot;&quot;;&quot;&quot;;[$'- Hero Starting -'.G63])">
            <text:p/>
          </table:table-cell>
          <table:table-cell table:style-name="ce13" table:formula="of:=IF([$'- Hero Starting -'.H63]=&quot;&quot;;&quot;&quot;;[$'- Hero Starting -'.H63])">
            <text:p/>
          </table:table-cell>
          <table:table-cell table:style-name="ce13" table:formula="of:=IF([$'- Hero Starting -'.I63]=&quot;&quot;;&quot;&quot;;[$'- Hero Starting -'.I63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ce8" office:value-type="string">
            <text:p>Willpower</text:p>
          </table:table-cell>
          <table:table-cell table:style-name="Default" table:formula="of:=[.M19]-['- Hero Starting -'.M19]" office:value-type="float" office:value="0">
            <text:p>0</text:p>
          </table:table-cell>
          <table:table-cell table:formula="of:=3*(([.M19]*([.M19]-1)/2) - ((['- Hero Starting -'.M19])*((['- Hero Starting -'.M19])-1)/2))+(3*([.$AE63]*[.N$10])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13" table:formula="of:=IF([$'- Hero Starting -'.A64]=&quot;&quot;;&quot;&quot;;[$'- Hero Starting -'.A64])">
            <text:p/>
          </table:table-cell>
          <table:table-cell table:style-name="ce13" table:formula="of:=IF([$'- Hero Starting -'.B64]=&quot;&quot;;&quot;&quot;;[$'- Hero Starting -'.B64])">
            <text:p/>
          </table:table-cell>
          <table:table-cell table:style-name="ce13" table:formula="of:=IF([$'- Hero Starting -'.C64]=&quot;&quot;;&quot;&quot;;[$'- Hero Starting -'.C64])">
            <text:p/>
          </table:table-cell>
          <table:table-cell table:style-name="ce13" table:formula="of:=IF([$'- Hero Starting -'.D64]=&quot;&quot;;&quot;&quot;;[$'- Hero Starting -'.D64])">
            <text:p/>
          </table:table-cell>
          <table:table-cell table:style-name="ce13" table:formula="of:=IF([$'- Hero Starting -'.E64]=&quot;&quot;;&quot;&quot;;[$'- Hero Starting -'.E64])">
            <text:p/>
          </table:table-cell>
          <table:table-cell table:style-name="ce13" table:formula="of:=IF([$'- Hero Starting -'.F64]=&quot;&quot;;&quot;&quot;;[$'- Hero Starting -'.F64])">
            <text:p/>
          </table:table-cell>
          <table:table-cell table:style-name="ce13" table:formula="of:=IF([$'- Hero Starting -'.G64]=&quot;&quot;;&quot;&quot;;[$'- Hero Starting -'.G64])">
            <text:p/>
          </table:table-cell>
          <table:table-cell table:style-name="ce13" table:formula="of:=IF([$'- Hero Starting -'.H64]=&quot;&quot;;&quot;&quot;;[$'- Hero Starting -'.H64])">
            <text:p/>
          </table:table-cell>
          <table:table-cell table:style-name="ce13" table:formula="of:=IF([$'- Hero Starting -'.I64]=&quot;&quot;;&quot;&quot;;[$'- Hero Starting -'.I64])">
            <text:p/>
          </table:table-cell>
          <table:table-cell table:style-name="ce28"/>
          <table:table-cell/>
          <table:table-cell table:style-name="Default" table:number-columns-repeated="2"/>
          <table:table-cell table:style-name="ce56"/>
          <table:table-cell table:style-name="Default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Default" table:number-columns-repeated="3"/>
          <table:table-cell table:number-columns-repeated="224"/>
        </table:table-row>
        <table:table-row table:style-name="ro1">
          <table:table-cell table:style-name="ce12" office:value-type="string">
            <text:p>Power Name</text:p>
          </table:table-cell>
          <table:table-cell table:style-name="ce28"/>
          <table:table-cell table:style-name="ce28" table:formula="of:=[.B65]-SUM([.C66:.C71])" office:value-type="float" office:value="0">
            <text:p>0</text:p>
          </table:table-cell>
          <table:table-cell table:style-name="ce28"/>
          <table:table-cell table:style-name="ce28" office:value-type="float" office:value="0">
            <text:p>0</text:p>
          </table:table-cell>
          <table:table-cell table:style-name="ce28" table:formula="of:=SUM([.F66:.F72])" office:value-type="float" office:value="0">
            <text:p>0</text:p>
          </table:table-cell>
          <table:table-cell table:style-name="ce28" table:formula="of:=SUM([.C65:.F65])" office:value-type="float" office:value="0">
            <text:p>0</text:p>
          </table:table-cell>
          <table:table-cell table:style-name="ce28" table:formula="of:=SUM([.H66:.H71])" office:value-type="float" office:value="0">
            <text:p>0</text:p>
          </table:table-cell>
          <table:table-cell table:style-name="ce28" table:formula="of:=2*([.C65]*([.D65]-['- Hero Starting -'.D65]))+([.D65]*([.D65]+1)/2) - (['- Hero Starting -'.D65]*(['- Hero Starting -'.D65]+1)/2)" office:value-type="float" office:value="0">
            <text:p>0</text:p>
          </table:table-cell>
          <table:table-cell table:style-name="ce28" table:formula="of:=IF([.C65]&lt;&gt;0;[.D65]+1&amp;&quot;D&quot;;&quot;&quot;)">
            <text:p/>
          </table:table-cell>
          <table:table-cell table:number-columns-repeated="2"/>
          <table:table-cell table:style-name="Default"/>
          <table:table-cell table:style-name="ce56" table:formula="of:=([.D65]+1)*4&amp;&quot;/&quot;&amp;([.D65]+1)*7&amp;&quot;/&quot;&amp;([.D65]+1)*10" office:value-type="string" office:string-value="4/7/10">
            <text:p>4/7/10</text:p>
          </table:table-cell>
          <table:table-cell table:style-name="ce43" table:formula="of:=[.C65]*2+[.D65]+1" office:value-type="float" office:value="1">
            <text:p>1</text:p>
          </table:table-cell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Default"/>
          <table:table-cell table:number-columns-repeated="226"/>
        </table:table-row>
        <table:table-row table:style-name="ro1">
          <table:table-cell table:style-name="ce13" table:formula="of:=IF([$'- Hero Starting -'.A66]=&quot;&quot;;&quot;&quot;;[$'- Hero Starting -'.A66])">
            <text:p/>
          </table:table-cell>
          <table:table-cell table:style-name="ce13" table:formula="of:=IF([$'- Hero Starting -'.B66]=&quot;&quot;;&quot;&quot;;[$'- Hero Starting -'.B66])">
            <text:p/>
          </table:table-cell>
          <table:table-cell table:style-name="ce13" table:formula="of:=IF([$'- Hero Starting -'.C66]=&quot;&quot;;&quot;&quot;;[$'- Hero Starting -'.C66])">
            <text:p/>
          </table:table-cell>
          <table:table-cell table:style-name="ce13" table:formula="of:=IF([$'- Hero Starting -'.D66]=&quot;&quot;;&quot;&quot;;[$'- Hero Starting -'.D66])">
            <text:p/>
          </table:table-cell>
          <table:table-cell table:style-name="ce13" table:formula="of:=IF([$'- Hero Starting -'.E66]=&quot;&quot;;&quot;&quot;;[$'- Hero Starting -'.E66])">
            <text:p/>
          </table:table-cell>
          <table:table-cell table:style-name="ce13" table:formula="of:=IF([$'- Hero Starting -'.F66]=&quot;&quot;;&quot;&quot;;[$'- Hero Starting -'.F66])">
            <text:p/>
          </table:table-cell>
          <table:table-cell table:style-name="ce13" table:formula="of:=IF([$'- Hero Starting -'.G66]=&quot;&quot;;&quot;&quot;;[$'- Hero Starting -'.G66])">
            <text:p/>
          </table:table-cell>
          <table:table-cell table:style-name="ce13" table:formula="of:=IF([$'- Hero Starting -'.H66]=&quot;&quot;;&quot;&quot;;[$'- Hero Starting -'.H66])">
            <text:p/>
          </table:table-cell>
          <table:table-cell table:style-name="ce13" table:formula="of:=IF([$'- Hero Starting -'.I66]=&quot;&quot;;&quot;&quot;;[$'- Hero Starting -'.I66])">
            <text:p/>
          </table:table-cell>
          <table:table-cell table:style-name="ce28" table:formula="of:=IF([.I66]&lt;&gt;&quot;&quot;;[.F66]+1&amp;&quot;D&quot;;&quot;&quot;)">
            <text:p/>
          </table:table-cell>
          <table:table-cell table:number-columns-repeated="2"/>
          <table:table-cell table:style-name="Default"/>
          <table:table-cell table:style-name="ce56" table:formula="of:=[.D50]+1&amp;&quot;' rad.&quot;" office:value-type="string" office:string-value="1' rad.">
            <text:p>1' rad.</text:p>
          </table:table-cell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Default"/>
          <table:table-cell table:number-columns-repeated="226"/>
        </table:table-row>
        <table:table-row table:style-name="ro1">
          <table:table-cell table:style-name="ce13" table:formula="of:=IF([$'- Hero Starting -'.A67]=&quot;&quot;;&quot;&quot;;[$'- Hero Starting -'.A67])">
            <text:p/>
          </table:table-cell>
          <table:table-cell table:style-name="ce13" table:formula="of:=IF([$'- Hero Starting -'.B67]=&quot;&quot;;&quot;&quot;;[$'- Hero Starting -'.B67])">
            <text:p/>
          </table:table-cell>
          <table:table-cell table:style-name="ce13" table:formula="of:=IF([$'- Hero Starting -'.C67]=&quot;&quot;;&quot;&quot;;[$'- Hero Starting -'.C67])">
            <text:p/>
          </table:table-cell>
          <table:table-cell table:style-name="ce13" table:formula="of:=IF([$'- Hero Starting -'.D67]=&quot;&quot;;&quot;&quot;;[$'- Hero Starting -'.D67])">
            <text:p/>
          </table:table-cell>
          <table:table-cell table:style-name="ce13" table:formula="of:=IF([$'- Hero Starting -'.E67]=&quot;&quot;;&quot;&quot;;[$'- Hero Starting -'.E67])">
            <text:p/>
          </table:table-cell>
          <table:table-cell table:style-name="ce13" table:formula="of:=IF([$'- Hero Starting -'.F67]=&quot;&quot;;&quot;&quot;;[$'- Hero Starting -'.F67])">
            <text:p/>
          </table:table-cell>
          <table:table-cell table:style-name="ce13" table:formula="of:=IF([$'- Hero Starting -'.G67]=&quot;&quot;;&quot;&quot;;[$'- Hero Starting -'.G67])">
            <text:p/>
          </table:table-cell>
          <table:table-cell table:style-name="ce13" table:formula="of:=IF([$'- Hero Starting -'.H67]=&quot;&quot;;&quot;&quot;;[$'- Hero Starting -'.H67])">
            <text:p/>
          </table:table-cell>
          <table:table-cell table:style-name="ce13" table:formula="of:=IF([$'- Hero Starting -'.I67]=&quot;&quot;;&quot;&quot;;[$'- Hero Starting -'.I67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Default"/>
          <table:table-cell table:number-columns-repeated="226"/>
        </table:table-row>
        <table:table-row table:style-name="ro1">
          <table:table-cell table:style-name="ce13" table:formula="of:=IF([$'- Hero Starting -'.A68]=&quot;&quot;;&quot;&quot;;[$'- Hero Starting -'.A68])">
            <text:p/>
          </table:table-cell>
          <table:table-cell table:style-name="ce13" table:formula="of:=IF([$'- Hero Starting -'.B68]=&quot;&quot;;&quot;&quot;;[$'- Hero Starting -'.B68])">
            <text:p/>
          </table:table-cell>
          <table:table-cell table:style-name="ce13" table:formula="of:=IF([$'- Hero Starting -'.C68]=&quot;&quot;;&quot;&quot;;[$'- Hero Starting -'.C68])">
            <text:p/>
          </table:table-cell>
          <table:table-cell table:style-name="ce13" table:formula="of:=IF([$'- Hero Starting -'.D68]=&quot;&quot;;&quot;&quot;;[$'- Hero Starting -'.D68])">
            <text:p/>
          </table:table-cell>
          <table:table-cell table:style-name="ce13" table:formula="of:=IF([$'- Hero Starting -'.E68]=&quot;&quot;;&quot;&quot;;[$'- Hero Starting -'.E68])">
            <text:p/>
          </table:table-cell>
          <table:table-cell table:style-name="ce13" table:formula="of:=IF([$'- Hero Starting -'.F68]=&quot;&quot;;&quot;&quot;;[$'- Hero Starting -'.F68])">
            <text:p/>
          </table:table-cell>
          <table:table-cell table:style-name="ce13" table:formula="of:=IF([$'- Hero Starting -'.G68]=&quot;&quot;;&quot;&quot;;[$'- Hero Starting -'.G68])">
            <text:p/>
          </table:table-cell>
          <table:table-cell table:style-name="ce13" table:formula="of:=IF([$'- Hero Starting -'.H68]=&quot;&quot;;&quot;&quot;;[$'- Hero Starting -'.H68])">
            <text:p/>
          </table:table-cell>
          <table:table-cell table:style-name="ce13" table:formula="of:=IF([$'- Hero Starting -'.I68]=&quot;&quot;;&quot;&quot;;[$'- Hero Starting -'.I68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3"/>
          <table:table-cell table:style-name="Default"/>
          <table:table-cell table:number-columns-repeated="226"/>
        </table:table-row>
        <table:table-row table:style-name="ro1">
          <table:table-cell table:style-name="ce13" table:formula="of:=IF([$'- Hero Starting -'.A69]=&quot;&quot;;&quot;&quot;;[$'- Hero Starting -'.A69])">
            <text:p/>
          </table:table-cell>
          <table:table-cell table:style-name="ce13" table:formula="of:=IF([$'- Hero Starting -'.B69]=&quot;&quot;;&quot;&quot;;[$'- Hero Starting -'.B69])">
            <text:p/>
          </table:table-cell>
          <table:table-cell table:style-name="ce13" table:formula="of:=IF([$'- Hero Starting -'.C69]=&quot;&quot;;&quot;&quot;;[$'- Hero Starting -'.C69])">
            <text:p/>
          </table:table-cell>
          <table:table-cell table:style-name="ce13" table:formula="of:=IF([$'- Hero Starting -'.D69]=&quot;&quot;;&quot;&quot;;[$'- Hero Starting -'.D69])">
            <text:p/>
          </table:table-cell>
          <table:table-cell table:style-name="ce13" table:formula="of:=IF([$'- Hero Starting -'.E69]=&quot;&quot;;&quot;&quot;;[$'- Hero Starting -'.E69])">
            <text:p/>
          </table:table-cell>
          <table:table-cell table:style-name="ce13" table:formula="of:=IF([$'- Hero Starting -'.F69]=&quot;&quot;;&quot;&quot;;[$'- Hero Starting -'.F69])">
            <text:p/>
          </table:table-cell>
          <table:table-cell table:style-name="ce13" table:formula="of:=IF([$'- Hero Starting -'.G69]=&quot;&quot;;&quot;&quot;;[$'- Hero Starting -'.G69])">
            <text:p/>
          </table:table-cell>
          <table:table-cell table:style-name="ce13" table:formula="of:=IF([$'- Hero Starting -'.H69]=&quot;&quot;;&quot;&quot;;[$'- Hero Starting -'.H69])">
            <text:p/>
          </table:table-cell>
          <table:table-cell table:style-name="ce13" table:formula="of:=IF([$'- Hero Starting -'.I69]=&quot;&quot;;&quot;&quot;;[$'- Hero Starting -'.I69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70]=&quot;&quot;;&quot;&quot;;[$'- Hero Starting -'.A70])">
            <text:p/>
          </table:table-cell>
          <table:table-cell table:style-name="ce13" table:formula="of:=IF([$'- Hero Starting -'.B70]=&quot;&quot;;&quot;&quot;;[$'- Hero Starting -'.B70])">
            <text:p/>
          </table:table-cell>
          <table:table-cell table:style-name="ce13" table:formula="of:=IF([$'- Hero Starting -'.C70]=&quot;&quot;;&quot;&quot;;[$'- Hero Starting -'.C70])">
            <text:p/>
          </table:table-cell>
          <table:table-cell table:style-name="ce13" table:formula="of:=IF([$'- Hero Starting -'.D70]=&quot;&quot;;&quot;&quot;;[$'- Hero Starting -'.D70])">
            <text:p/>
          </table:table-cell>
          <table:table-cell table:style-name="ce13" table:formula="of:=IF([$'- Hero Starting -'.E70]=&quot;&quot;;&quot;&quot;;[$'- Hero Starting -'.E70])">
            <text:p/>
          </table:table-cell>
          <table:table-cell table:style-name="ce13" table:formula="of:=IF([$'- Hero Starting -'.F70]=&quot;&quot;;&quot;&quot;;[$'- Hero Starting -'.F70])">
            <text:p/>
          </table:table-cell>
          <table:table-cell table:style-name="ce13" table:formula="of:=IF([$'- Hero Starting -'.G70]=&quot;&quot;;&quot;&quot;;[$'- Hero Starting -'.G70])">
            <text:p/>
          </table:table-cell>
          <table:table-cell table:style-name="ce13" table:formula="of:=IF([$'- Hero Starting -'.H70]=&quot;&quot;;&quot;&quot;;[$'- Hero Starting -'.H70])">
            <text:p/>
          </table:table-cell>
          <table:table-cell table:style-name="ce13" table:formula="of:=IF([$'- Hero Starting -'.I70]=&quot;&quot;;&quot;&quot;;[$'- Hero Starting -'.I70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71]=&quot;&quot;;&quot;&quot;;[$'- Hero Starting -'.A71])">
            <text:p/>
          </table:table-cell>
          <table:table-cell table:style-name="ce13" table:formula="of:=IF([$'- Hero Starting -'.B71]=&quot;&quot;;&quot;&quot;;[$'- Hero Starting -'.B71])">
            <text:p/>
          </table:table-cell>
          <table:table-cell table:style-name="ce13" table:formula="of:=IF([$'- Hero Starting -'.C71]=&quot;&quot;;&quot;&quot;;[$'- Hero Starting -'.C71])">
            <text:p/>
          </table:table-cell>
          <table:table-cell table:style-name="ce13" table:formula="of:=IF([$'- Hero Starting -'.D71]=&quot;&quot;;&quot;&quot;;[$'- Hero Starting -'.D71])">
            <text:p/>
          </table:table-cell>
          <table:table-cell table:style-name="ce13" table:formula="of:=IF([$'- Hero Starting -'.E71]=&quot;&quot;;&quot;&quot;;[$'- Hero Starting -'.E71])">
            <text:p/>
          </table:table-cell>
          <table:table-cell table:style-name="ce13" table:formula="of:=IF([$'- Hero Starting -'.F71]=&quot;&quot;;&quot;&quot;;[$'- Hero Starting -'.F71])">
            <text:p/>
          </table:table-cell>
          <table:table-cell table:style-name="ce13" table:formula="of:=IF([$'- Hero Starting -'.G71]=&quot;&quot;;&quot;&quot;;[$'- Hero Starting -'.G71])">
            <text:p/>
          </table:table-cell>
          <table:table-cell table:style-name="ce13" table:formula="of:=IF([$'- Hero Starting -'.H71]=&quot;&quot;;&quot;&quot;;[$'- Hero Starting -'.H71])">
            <text:p/>
          </table:table-cell>
          <table:table-cell table:style-name="ce13" table:formula="of:=IF([$'- Hero Starting -'.I71]=&quot;&quot;;&quot;&quot;;[$'- Hero Starting -'.I71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Default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2" office:value-type="string">
            <text:p>Power Name</text:p>
          </table:table-cell>
          <table:table-cell table:style-name="ce28"/>
          <table:table-cell table:style-name="ce28" table:formula="of:=[.B72]-SUM([.C73:.C78])" office:value-type="float" office:value="0">
            <text:p>0</text:p>
          </table:table-cell>
          <table:table-cell table:style-name="ce28"/>
          <table:table-cell table:style-name="ce28" office:value-type="float" office:value="0">
            <text:p>0</text:p>
          </table:table-cell>
          <table:table-cell table:style-name="ce28" table:formula="of:=SUM([.F73:.F79])" office:value-type="float" office:value="0">
            <text:p>0</text:p>
          </table:table-cell>
          <table:table-cell table:style-name="ce28" table:formula="of:=SUM([.C72:.F72])" office:value-type="float" office:value="0">
            <text:p>0</text:p>
          </table:table-cell>
          <table:table-cell table:style-name="ce28" table:formula="of:=SUM([.H73:.H78])" office:value-type="float" office:value="0">
            <text:p>0</text:p>
          </table:table-cell>
          <table:table-cell table:style-name="ce28" table:formula="of:=2*([.C72]*([.D72]-['- Hero Starting -'.D72]))+([.D72]*([.D72]+1)/2) - (['- Hero Starting -'.D72]*(['- Hero Starting -'.D72]+1)/2)" office:value-type="float" office:value="0">
            <text:p>0</text:p>
          </table:table-cell>
          <table:table-cell table:style-name="ce28" table:formula="of:=IF([.C72]&lt;&gt;0;[.D72]+1&amp;&quot;D&quot;;&quot;&quot;)">
            <text:p/>
          </table:table-cell>
          <table:table-cell/>
          <table:table-cell table:style-name="Default" table:number-columns-repeated="2"/>
          <table:table-cell table:style-name="ce56"/>
          <table:table-cell table:style-name="ce43" table:formula="of:=[.C72]*2+[.D72]+1" office:value-type="float" office:value="1">
            <text:p>1</text:p>
          </table:table-cell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73]=&quot;&quot;;&quot;&quot;;[$'- Hero Starting -'.A73])">
            <text:p/>
          </table:table-cell>
          <table:table-cell table:style-name="ce13" table:formula="of:=IF([$'- Hero Starting -'.B73]=&quot;&quot;;&quot;&quot;;[$'- Hero Starting -'.B73])">
            <text:p/>
          </table:table-cell>
          <table:table-cell table:style-name="ce13" table:formula="of:=IF([$'- Hero Starting -'.C73]=&quot;&quot;;&quot;&quot;;[$'- Hero Starting -'.C73])">
            <text:p/>
          </table:table-cell>
          <table:table-cell table:style-name="ce13" table:formula="of:=IF([$'- Hero Starting -'.D73]=&quot;&quot;;&quot;&quot;;[$'- Hero Starting -'.D73])">
            <text:p/>
          </table:table-cell>
          <table:table-cell table:style-name="ce13" table:formula="of:=IF([$'- Hero Starting -'.E73]=&quot;&quot;;&quot;&quot;;[$'- Hero Starting -'.E73])">
            <text:p/>
          </table:table-cell>
          <table:table-cell table:style-name="ce13" table:formula="of:=IF([$'- Hero Starting -'.F73]=&quot;&quot;;&quot;&quot;;[$'- Hero Starting -'.F73])">
            <text:p/>
          </table:table-cell>
          <table:table-cell table:style-name="ce13" table:formula="of:=IF([$'- Hero Starting -'.G73]=&quot;&quot;;&quot;&quot;;[$'- Hero Starting -'.G73])">
            <text:p/>
          </table:table-cell>
          <table:table-cell table:style-name="ce13" table:formula="of:=IF([$'- Hero Starting -'.H73]=&quot;&quot;;&quot;&quot;;[$'- Hero Starting -'.H73])">
            <text:p/>
          </table:table-cell>
          <table:table-cell table:style-name="ce13" table:formula="of:=IF([$'- Hero Starting -'.I73]=&quot;&quot;;&quot;&quot;;[$'- Hero Starting -'.I73])">
            <text:p/>
          </table:table-cell>
          <table:table-cell table:style-name="ce28" table:formula="of:=IF([.I73]&lt;&gt;&quot;&quot;;[.F73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74]=&quot;&quot;;&quot;&quot;;[$'- Hero Starting -'.A74])">
            <text:p/>
          </table:table-cell>
          <table:table-cell table:style-name="ce13" table:formula="of:=IF([$'- Hero Starting -'.B74]=&quot;&quot;;&quot;&quot;;[$'- Hero Starting -'.B74])">
            <text:p/>
          </table:table-cell>
          <table:table-cell table:style-name="ce13" table:formula="of:=IF([$'- Hero Starting -'.C74]=&quot;&quot;;&quot;&quot;;[$'- Hero Starting -'.C74])">
            <text:p/>
          </table:table-cell>
          <table:table-cell table:style-name="ce13" table:formula="of:=IF([$'- Hero Starting -'.D74]=&quot;&quot;;&quot;&quot;;[$'- Hero Starting -'.D74])">
            <text:p/>
          </table:table-cell>
          <table:table-cell table:style-name="ce13" table:formula="of:=IF([$'- Hero Starting -'.E74]=&quot;&quot;;&quot;&quot;;[$'- Hero Starting -'.E74])">
            <text:p/>
          </table:table-cell>
          <table:table-cell table:style-name="ce13" table:formula="of:=IF([$'- Hero Starting -'.F74]=&quot;&quot;;&quot;&quot;;[$'- Hero Starting -'.F74])">
            <text:p/>
          </table:table-cell>
          <table:table-cell table:style-name="ce13" table:formula="of:=IF([$'- Hero Starting -'.G74]=&quot;&quot;;&quot;&quot;;[$'- Hero Starting -'.G74])">
            <text:p/>
          </table:table-cell>
          <table:table-cell table:style-name="ce13" table:formula="of:=IF([$'- Hero Starting -'.H74]=&quot;&quot;;&quot;&quot;;[$'- Hero Starting -'.H74])">
            <text:p/>
          </table:table-cell>
          <table:table-cell table:style-name="ce13" table:formula="of:=IF([$'- Hero Starting -'.I74]=&quot;&quot;;&quot;&quot;;[$'- Hero Starting -'.I74])">
            <text:p/>
          </table:table-cell>
          <table:table-cell table:style-name="ce28"/>
          <table:table-cell/>
          <table:table-cell table:style-name="Default" table:number-columns-repeated="2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75]=&quot;&quot;;&quot;&quot;;[$'- Hero Starting -'.A75])">
            <text:p/>
          </table:table-cell>
          <table:table-cell table:style-name="ce13" table:formula="of:=IF([$'- Hero Starting -'.B75]=&quot;&quot;;&quot;&quot;;[$'- Hero Starting -'.B75])">
            <text:p/>
          </table:table-cell>
          <table:table-cell table:style-name="ce13" table:formula="of:=IF([$'- Hero Starting -'.C75]=&quot;&quot;;&quot;&quot;;[$'- Hero Starting -'.C75])">
            <text:p/>
          </table:table-cell>
          <table:table-cell table:style-name="ce13" table:formula="of:=IF([$'- Hero Starting -'.D75]=&quot;&quot;;&quot;&quot;;[$'- Hero Starting -'.D75])">
            <text:p/>
          </table:table-cell>
          <table:table-cell table:style-name="ce13" table:formula="of:=IF([$'- Hero Starting -'.E75]=&quot;&quot;;&quot;&quot;;[$'- Hero Starting -'.E75])">
            <text:p/>
          </table:table-cell>
          <table:table-cell table:style-name="ce13" table:formula="of:=IF([$'- Hero Starting -'.F75]=&quot;&quot;;&quot;&quot;;[$'- Hero Starting -'.F75])">
            <text:p/>
          </table:table-cell>
          <table:table-cell table:style-name="ce13" table:formula="of:=IF([$'- Hero Starting -'.G75]=&quot;&quot;;&quot;&quot;;[$'- Hero Starting -'.G75])">
            <text:p/>
          </table:table-cell>
          <table:table-cell table:style-name="ce13" table:formula="of:=IF([$'- Hero Starting -'.H75]=&quot;&quot;;&quot;&quot;;[$'- Hero Starting -'.H75])">
            <text:p/>
          </table:table-cell>
          <table:table-cell table:style-name="ce13" table:formula="of:=IF([$'- Hero Starting -'.I75]=&quot;&quot;;&quot;&quot;;[$'- Hero Starting -'.I75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76]=&quot;&quot;;&quot;&quot;;[$'- Hero Starting -'.A76])">
            <text:p/>
          </table:table-cell>
          <table:table-cell table:style-name="ce13" table:formula="of:=IF([$'- Hero Starting -'.B76]=&quot;&quot;;&quot;&quot;;[$'- Hero Starting -'.B76])">
            <text:p/>
          </table:table-cell>
          <table:table-cell table:style-name="ce13" table:formula="of:=IF([$'- Hero Starting -'.C76]=&quot;&quot;;&quot;&quot;;[$'- Hero Starting -'.C76])">
            <text:p/>
          </table:table-cell>
          <table:table-cell table:style-name="ce13" table:formula="of:=IF([$'- Hero Starting -'.D76]=&quot;&quot;;&quot;&quot;;[$'- Hero Starting -'.D76])">
            <text:p/>
          </table:table-cell>
          <table:table-cell table:style-name="ce13" table:formula="of:=IF([$'- Hero Starting -'.E76]=&quot;&quot;;&quot;&quot;;[$'- Hero Starting -'.E76])">
            <text:p/>
          </table:table-cell>
          <table:table-cell table:style-name="ce13" table:formula="of:=IF([$'- Hero Starting -'.F76]=&quot;&quot;;&quot;&quot;;[$'- Hero Starting -'.F76])">
            <text:p/>
          </table:table-cell>
          <table:table-cell table:style-name="ce13" table:formula="of:=IF([$'- Hero Starting -'.G76]=&quot;&quot;;&quot;&quot;;[$'- Hero Starting -'.G76])">
            <text:p/>
          </table:table-cell>
          <table:table-cell table:style-name="ce13" table:formula="of:=IF([$'- Hero Starting -'.H76]=&quot;&quot;;&quot;&quot;;[$'- Hero Starting -'.H76])">
            <text:p/>
          </table:table-cell>
          <table:table-cell table:style-name="ce13" table:formula="of:=IF([$'- Hero Starting -'.I76]=&quot;&quot;;&quot;&quot;;[$'- Hero Starting -'.I76])">
            <text:p/>
          </table:table-cell>
          <table:table-cell table:style-name="ce28"/>
          <table:table-cell/>
          <table:table-cell table:style-name="Default" table:number-columns-repeated="2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77]=&quot;&quot;;&quot;&quot;;[$'- Hero Starting -'.A77])">
            <text:p/>
          </table:table-cell>
          <table:table-cell table:style-name="ce13" table:formula="of:=IF([$'- Hero Starting -'.B77]=&quot;&quot;;&quot;&quot;;[$'- Hero Starting -'.B77])">
            <text:p/>
          </table:table-cell>
          <table:table-cell table:style-name="ce13" table:formula="of:=IF([$'- Hero Starting -'.C77]=&quot;&quot;;&quot;&quot;;[$'- Hero Starting -'.C77])">
            <text:p/>
          </table:table-cell>
          <table:table-cell table:style-name="ce13" table:formula="of:=IF([$'- Hero Starting -'.D77]=&quot;&quot;;&quot;&quot;;[$'- Hero Starting -'.D77])">
            <text:p/>
          </table:table-cell>
          <table:table-cell table:style-name="ce13" table:formula="of:=IF([$'- Hero Starting -'.E77]=&quot;&quot;;&quot;&quot;;[$'- Hero Starting -'.E77])">
            <text:p/>
          </table:table-cell>
          <table:table-cell table:style-name="ce13" table:formula="of:=IF([$'- Hero Starting -'.F77]=&quot;&quot;;&quot;&quot;;[$'- Hero Starting -'.F77])">
            <text:p/>
          </table:table-cell>
          <table:table-cell table:style-name="ce13" table:formula="of:=IF([$'- Hero Starting -'.G77]=&quot;&quot;;&quot;&quot;;[$'- Hero Starting -'.G77])">
            <text:p/>
          </table:table-cell>
          <table:table-cell table:style-name="ce13" table:formula="of:=IF([$'- Hero Starting -'.H77]=&quot;&quot;;&quot;&quot;;[$'- Hero Starting -'.H77])">
            <text:p/>
          </table:table-cell>
          <table:table-cell table:style-name="ce13" table:formula="of:=IF([$'- Hero Starting -'.I77]=&quot;&quot;;&quot;&quot;;[$'- Hero Starting -'.I77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78]=&quot;&quot;;&quot;&quot;;[$'- Hero Starting -'.A78])">
            <text:p/>
          </table:table-cell>
          <table:table-cell table:style-name="ce13" table:formula="of:=IF([$'- Hero Starting -'.B78]=&quot;&quot;;&quot;&quot;;[$'- Hero Starting -'.B78])">
            <text:p/>
          </table:table-cell>
          <table:table-cell table:style-name="ce13" table:formula="of:=IF([$'- Hero Starting -'.C78]=&quot;&quot;;&quot;&quot;;[$'- Hero Starting -'.C78])">
            <text:p/>
          </table:table-cell>
          <table:table-cell table:style-name="ce13" table:formula="of:=IF([$'- Hero Starting -'.D78]=&quot;&quot;;&quot;&quot;;[$'- Hero Starting -'.D78])">
            <text:p/>
          </table:table-cell>
          <table:table-cell table:style-name="ce13" table:formula="of:=IF([$'- Hero Starting -'.E78]=&quot;&quot;;&quot;&quot;;[$'- Hero Starting -'.E78])">
            <text:p/>
          </table:table-cell>
          <table:table-cell table:style-name="ce13" table:formula="of:=IF([$'- Hero Starting -'.F78]=&quot;&quot;;&quot;&quot;;[$'- Hero Starting -'.F78])">
            <text:p/>
          </table:table-cell>
          <table:table-cell table:style-name="ce13" table:formula="of:=IF([$'- Hero Starting -'.G78]=&quot;&quot;;&quot;&quot;;[$'- Hero Starting -'.G78])">
            <text:p/>
          </table:table-cell>
          <table:table-cell table:style-name="ce13" table:formula="of:=IF([$'- Hero Starting -'.H78]=&quot;&quot;;&quot;&quot;;[$'- Hero Starting -'.H78])">
            <text:p/>
          </table:table-cell>
          <table:table-cell table:style-name="ce13" table:formula="of:=IF([$'- Hero Starting -'.I78]=&quot;&quot;;&quot;&quot;;[$'- Hero Starting -'.I78])">
            <text:p/>
          </table:table-cell>
          <table:table-cell table:style-name="ce28"/>
          <table:table-cell/>
          <table:table-cell table:style-name="Default" table:number-columns-repeated="2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2" office:value-type="string">
            <text:p>Power Name</text:p>
          </table:table-cell>
          <table:table-cell table:style-name="ce28"/>
          <table:table-cell table:style-name="ce28" table:formula="of:=[.B79]-SUM([.C80:.C85])" office:value-type="float" office:value="0">
            <text:p>0</text:p>
          </table:table-cell>
          <table:table-cell table:style-name="ce28"/>
          <table:table-cell table:style-name="ce28" office:value-type="float" office:value="0">
            <text:p>0</text:p>
          </table:table-cell>
          <table:table-cell table:style-name="ce28" table:formula="of:=SUM([.F80:.F86])" office:value-type="float" office:value="0">
            <text:p>0</text:p>
          </table:table-cell>
          <table:table-cell table:style-name="ce28" table:formula="of:=SUM([.C79:.F79])" office:value-type="float" office:value="0">
            <text:p>0</text:p>
          </table:table-cell>
          <table:table-cell table:style-name="ce28" table:formula="of:=SUM([.H80:.H85])" office:value-type="float" office:value="0">
            <text:p>0</text:p>
          </table:table-cell>
          <table:table-cell table:style-name="ce28" table:formula="of:=2*([.C79]*([.D79]-['- Hero Starting -'.D79]))+([.D79]*([.D79]+1)/2) - (['- Hero Starting -'.D79]*(['- Hero Starting -'.D79]+1)/2)" office:value-type="float" office:value="0">
            <text:p>0</text:p>
          </table:table-cell>
          <table:table-cell table:style-name="ce28" table:formula="of:=IF([.C79]&lt;&gt;0;[.D79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 table:formula="of:=[.C79]*2+[.D79]+1" office:value-type="float" office:value="1">
            <text:p>1</text:p>
          </table:table-cell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80]=&quot;&quot;;&quot;&quot;;[$'- Hero Starting -'.A80])">
            <text:p/>
          </table:table-cell>
          <table:table-cell table:style-name="ce13" table:formula="of:=IF([$'- Hero Starting -'.B80]=&quot;&quot;;&quot;&quot;;[$'- Hero Starting -'.B80])">
            <text:p/>
          </table:table-cell>
          <table:table-cell table:style-name="ce13" table:formula="of:=IF([$'- Hero Starting -'.C80]=&quot;&quot;;&quot;&quot;;[$'- Hero Starting -'.C80])">
            <text:p/>
          </table:table-cell>
          <table:table-cell table:style-name="ce13" table:formula="of:=IF([$'- Hero Starting -'.D80]=&quot;&quot;;&quot;&quot;;[$'- Hero Starting -'.D80])">
            <text:p/>
          </table:table-cell>
          <table:table-cell table:style-name="ce13" table:formula="of:=IF([$'- Hero Starting -'.E80]=&quot;&quot;;&quot;&quot;;[$'- Hero Starting -'.E80])">
            <text:p/>
          </table:table-cell>
          <table:table-cell table:style-name="ce13" table:formula="of:=IF([$'- Hero Starting -'.F80]=&quot;&quot;;&quot;&quot;;[$'- Hero Starting -'.F80])">
            <text:p/>
          </table:table-cell>
          <table:table-cell table:style-name="ce13" table:formula="of:=IF([$'- Hero Starting -'.G80]=&quot;&quot;;&quot;&quot;;[$'- Hero Starting -'.G80])">
            <text:p/>
          </table:table-cell>
          <table:table-cell table:style-name="ce13" table:formula="of:=IF([$'- Hero Starting -'.H80]=&quot;&quot;;&quot;&quot;;[$'- Hero Starting -'.H80])">
            <text:p/>
          </table:table-cell>
          <table:table-cell table:style-name="ce13" table:formula="of:=IF([$'- Hero Starting -'.I80]=&quot;&quot;;&quot;&quot;;[$'- Hero Starting -'.I80])">
            <text:p/>
          </table:table-cell>
          <table:table-cell table:style-name="ce28" table:formula="of:=IF([.I80]&lt;&gt;&quot;&quot;;[.F80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81]=&quot;&quot;;&quot;&quot;;[$'- Hero Starting -'.A81])">
            <text:p/>
          </table:table-cell>
          <table:table-cell table:style-name="ce13" table:formula="of:=IF([$'- Hero Starting -'.B81]=&quot;&quot;;&quot;&quot;;[$'- Hero Starting -'.B81])">
            <text:p/>
          </table:table-cell>
          <table:table-cell table:style-name="ce13" table:formula="of:=IF([$'- Hero Starting -'.C81]=&quot;&quot;;&quot;&quot;;[$'- Hero Starting -'.C81])">
            <text:p/>
          </table:table-cell>
          <table:table-cell table:style-name="ce13" table:formula="of:=IF([$'- Hero Starting -'.D81]=&quot;&quot;;&quot;&quot;;[$'- Hero Starting -'.D81])">
            <text:p/>
          </table:table-cell>
          <table:table-cell table:style-name="ce13" table:formula="of:=IF([$'- Hero Starting -'.E81]=&quot;&quot;;&quot;&quot;;[$'- Hero Starting -'.E81])">
            <text:p/>
          </table:table-cell>
          <table:table-cell table:style-name="ce13" table:formula="of:=IF([$'- Hero Starting -'.F81]=&quot;&quot;;&quot;&quot;;[$'- Hero Starting -'.F81])">
            <text:p/>
          </table:table-cell>
          <table:table-cell table:style-name="ce13" table:formula="of:=IF([$'- Hero Starting -'.G81]=&quot;&quot;;&quot;&quot;;[$'- Hero Starting -'.G81])">
            <text:p/>
          </table:table-cell>
          <table:table-cell table:style-name="ce13" table:formula="of:=IF([$'- Hero Starting -'.H81]=&quot;&quot;;&quot;&quot;;[$'- Hero Starting -'.H81])">
            <text:p/>
          </table:table-cell>
          <table:table-cell table:style-name="ce13" table:formula="of:=IF([$'- Hero Starting -'.I81]=&quot;&quot;;&quot;&quot;;[$'- Hero Starting -'.I81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82]=&quot;&quot;;&quot;&quot;;[$'- Hero Starting -'.A82])">
            <text:p/>
          </table:table-cell>
          <table:table-cell table:style-name="ce13" table:formula="of:=IF([$'- Hero Starting -'.B82]=&quot;&quot;;&quot;&quot;;[$'- Hero Starting -'.B82])">
            <text:p/>
          </table:table-cell>
          <table:table-cell table:style-name="ce13" table:formula="of:=IF([$'- Hero Starting -'.C82]=&quot;&quot;;&quot;&quot;;[$'- Hero Starting -'.C82])">
            <text:p/>
          </table:table-cell>
          <table:table-cell table:style-name="ce13" table:formula="of:=IF([$'- Hero Starting -'.D82]=&quot;&quot;;&quot;&quot;;[$'- Hero Starting -'.D82])">
            <text:p/>
          </table:table-cell>
          <table:table-cell table:style-name="ce13" table:formula="of:=IF([$'- Hero Starting -'.E82]=&quot;&quot;;&quot;&quot;;[$'- Hero Starting -'.E82])">
            <text:p/>
          </table:table-cell>
          <table:table-cell table:style-name="ce13" table:formula="of:=IF([$'- Hero Starting -'.F82]=&quot;&quot;;&quot;&quot;;[$'- Hero Starting -'.F82])">
            <text:p/>
          </table:table-cell>
          <table:table-cell table:style-name="ce13" table:formula="of:=IF([$'- Hero Starting -'.G82]=&quot;&quot;;&quot;&quot;;[$'- Hero Starting -'.G82])">
            <text:p/>
          </table:table-cell>
          <table:table-cell table:style-name="ce13" table:formula="of:=IF([$'- Hero Starting -'.H82]=&quot;&quot;;&quot;&quot;;[$'- Hero Starting -'.H82])">
            <text:p/>
          </table:table-cell>
          <table:table-cell table:style-name="ce13" table:formula="of:=IF([$'- Hero Starting -'.I82]=&quot;&quot;;&quot;&quot;;[$'- Hero Starting -'.I82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83]=&quot;&quot;;&quot;&quot;;[$'- Hero Starting -'.A83])">
            <text:p/>
          </table:table-cell>
          <table:table-cell table:style-name="ce13" table:formula="of:=IF([$'- Hero Starting -'.B83]=&quot;&quot;;&quot;&quot;;[$'- Hero Starting -'.B83])">
            <text:p/>
          </table:table-cell>
          <table:table-cell table:style-name="ce13" table:formula="of:=IF([$'- Hero Starting -'.C83]=&quot;&quot;;&quot;&quot;;[$'- Hero Starting -'.C83])">
            <text:p/>
          </table:table-cell>
          <table:table-cell table:style-name="ce13" table:formula="of:=IF([$'- Hero Starting -'.D83]=&quot;&quot;;&quot;&quot;;[$'- Hero Starting -'.D83])">
            <text:p/>
          </table:table-cell>
          <table:table-cell table:style-name="ce13" table:formula="of:=IF([$'- Hero Starting -'.E83]=&quot;&quot;;&quot;&quot;;[$'- Hero Starting -'.E83])">
            <text:p/>
          </table:table-cell>
          <table:table-cell table:style-name="ce13" table:formula="of:=IF([$'- Hero Starting -'.F83]=&quot;&quot;;&quot;&quot;;[$'- Hero Starting -'.F83])">
            <text:p/>
          </table:table-cell>
          <table:table-cell table:style-name="ce13" table:formula="of:=IF([$'- Hero Starting -'.G83]=&quot;&quot;;&quot;&quot;;[$'- Hero Starting -'.G83])">
            <text:p/>
          </table:table-cell>
          <table:table-cell table:style-name="ce13" table:formula="of:=IF([$'- Hero Starting -'.H83]=&quot;&quot;;&quot;&quot;;[$'- Hero Starting -'.H83])">
            <text:p/>
          </table:table-cell>
          <table:table-cell table:style-name="ce13" table:formula="of:=IF([$'- Hero Starting -'.I83]=&quot;&quot;;&quot;&quot;;[$'- Hero Starting -'.I83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84]=&quot;&quot;;&quot;&quot;;[$'- Hero Starting -'.A84])">
            <text:p/>
          </table:table-cell>
          <table:table-cell table:style-name="ce13" table:formula="of:=IF([$'- Hero Starting -'.B84]=&quot;&quot;;&quot;&quot;;[$'- Hero Starting -'.B84])">
            <text:p/>
          </table:table-cell>
          <table:table-cell table:style-name="ce13" table:formula="of:=IF([$'- Hero Starting -'.C84]=&quot;&quot;;&quot;&quot;;[$'- Hero Starting -'.C84])">
            <text:p/>
          </table:table-cell>
          <table:table-cell table:style-name="ce13" table:formula="of:=IF([$'- Hero Starting -'.D84]=&quot;&quot;;&quot;&quot;;[$'- Hero Starting -'.D84])">
            <text:p/>
          </table:table-cell>
          <table:table-cell table:style-name="ce13" table:formula="of:=IF([$'- Hero Starting -'.E84]=&quot;&quot;;&quot;&quot;;[$'- Hero Starting -'.E84])">
            <text:p/>
          </table:table-cell>
          <table:table-cell table:style-name="ce13" table:formula="of:=IF([$'- Hero Starting -'.F84]=&quot;&quot;;&quot;&quot;;[$'- Hero Starting -'.F84])">
            <text:p/>
          </table:table-cell>
          <table:table-cell table:style-name="ce13" table:formula="of:=IF([$'- Hero Starting -'.G84]=&quot;&quot;;&quot;&quot;;[$'- Hero Starting -'.G84])">
            <text:p/>
          </table:table-cell>
          <table:table-cell table:style-name="ce13" table:formula="of:=IF([$'- Hero Starting -'.H84]=&quot;&quot;;&quot;&quot;;[$'- Hero Starting -'.H84])">
            <text:p/>
          </table:table-cell>
          <table:table-cell table:style-name="ce13" table:formula="of:=IF([$'- Hero Starting -'.I84]=&quot;&quot;;&quot;&quot;;[$'- Hero Starting -'.I84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85]=&quot;&quot;;&quot;&quot;;[$'- Hero Starting -'.A85])">
            <text:p/>
          </table:table-cell>
          <table:table-cell table:style-name="ce13" table:formula="of:=IF([$'- Hero Starting -'.B85]=&quot;&quot;;&quot;&quot;;[$'- Hero Starting -'.B85])">
            <text:p/>
          </table:table-cell>
          <table:table-cell table:style-name="ce13" table:formula="of:=IF([$'- Hero Starting -'.C85]=&quot;&quot;;&quot;&quot;;[$'- Hero Starting -'.C85])">
            <text:p/>
          </table:table-cell>
          <table:table-cell table:style-name="ce13" table:formula="of:=IF([$'- Hero Starting -'.D85]=&quot;&quot;;&quot;&quot;;[$'- Hero Starting -'.D85])">
            <text:p/>
          </table:table-cell>
          <table:table-cell table:style-name="ce13" table:formula="of:=IF([$'- Hero Starting -'.E85]=&quot;&quot;;&quot;&quot;;[$'- Hero Starting -'.E85])">
            <text:p/>
          </table:table-cell>
          <table:table-cell table:style-name="ce13" table:formula="of:=IF([$'- Hero Starting -'.F85]=&quot;&quot;;&quot;&quot;;[$'- Hero Starting -'.F85])">
            <text:p/>
          </table:table-cell>
          <table:table-cell table:style-name="ce13" table:formula="of:=IF([$'- Hero Starting -'.G85]=&quot;&quot;;&quot;&quot;;[$'- Hero Starting -'.G85])">
            <text:p/>
          </table:table-cell>
          <table:table-cell table:style-name="ce13" table:formula="of:=IF([$'- Hero Starting -'.H85]=&quot;&quot;;&quot;&quot;;[$'- Hero Starting -'.H85])">
            <text:p/>
          </table:table-cell>
          <table:table-cell table:style-name="ce13" table:formula="of:=IF([$'- Hero Starting -'.I85]=&quot;&quot;;&quot;&quot;;[$'- Hero Starting -'.I85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2" office:value-type="string">
            <text:p>Power Name</text:p>
          </table:table-cell>
          <table:table-cell table:style-name="ce28"/>
          <table:table-cell table:style-name="ce28" table:formula="of:=[.B86]-SUM([.C87:.C92])" office:value-type="float" office:value="0">
            <text:p>0</text:p>
          </table:table-cell>
          <table:table-cell table:style-name="ce28"/>
          <table:table-cell table:style-name="ce28" office:value-type="float" office:value="0">
            <text:p>0</text:p>
          </table:table-cell>
          <table:table-cell table:style-name="ce28" table:formula="of:=SUM([.F87:.F94])" office:value-type="float" office:value="0">
            <text:p>0</text:p>
          </table:table-cell>
          <table:table-cell table:style-name="ce28" table:formula="of:=SUM([.C86:.F86])" office:value-type="float" office:value="0">
            <text:p>0</text:p>
          </table:table-cell>
          <table:table-cell table:style-name="ce28" table:formula="of:=SUM([.H87:.H92])" office:value-type="float" office:value="0">
            <text:p>0</text:p>
          </table:table-cell>
          <table:table-cell table:style-name="ce28" table:formula="of:=2*([.C86]*([.D86]-['- Hero Starting -'.D86]))+([.D86]*([.D86]+1)/2) - (['- Hero Starting -'.D86]*(['- Hero Starting -'.D86]+1)/2)" office:value-type="float" office:value="0">
            <text:p>0</text:p>
          </table:table-cell>
          <table:table-cell table:style-name="ce28" table:formula="of:=IF([.C86]&lt;&gt;0;[.D86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 table:formula="of:=[.C86]*2+[.D86]+1" office:value-type="float" office:value="1">
            <text:p>1</text:p>
          </table:table-cell>
          <table:table-cell table:style-name="Default"/>
          <table:table-cell table:number-columns-repeated="6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87]=&quot;&quot;;&quot;&quot;;[$'- Hero Starting -'.A87])">
            <text:p/>
          </table:table-cell>
          <table:table-cell table:style-name="ce13" table:formula="of:=IF([$'- Hero Starting -'.B87]=&quot;&quot;;&quot;&quot;;[$'- Hero Starting -'.B87])">
            <text:p/>
          </table:table-cell>
          <table:table-cell table:style-name="ce13" table:formula="of:=IF([$'- Hero Starting -'.C87]=&quot;&quot;;&quot;&quot;;[$'- Hero Starting -'.C87])">
            <text:p/>
          </table:table-cell>
          <table:table-cell table:style-name="ce13" table:formula="of:=IF([$'- Hero Starting -'.D87]=&quot;&quot;;&quot;&quot;;[$'- Hero Starting -'.D87])">
            <text:p/>
          </table:table-cell>
          <table:table-cell table:style-name="ce13" table:formula="of:=IF([$'- Hero Starting -'.E87]=&quot;&quot;;&quot;&quot;;[$'- Hero Starting -'.E87])">
            <text:p/>
          </table:table-cell>
          <table:table-cell table:style-name="ce13" table:formula="of:=IF([$'- Hero Starting -'.F87]=&quot;&quot;;&quot;&quot;;[$'- Hero Starting -'.F87])">
            <text:p/>
          </table:table-cell>
          <table:table-cell table:style-name="ce13" table:formula="of:=IF([$'- Hero Starting -'.G87]=&quot;&quot;;&quot;&quot;;[$'- Hero Starting -'.G87])">
            <text:p/>
          </table:table-cell>
          <table:table-cell table:style-name="ce13" table:formula="of:=IF([$'- Hero Starting -'.H87]=&quot;&quot;;&quot;&quot;;[$'- Hero Starting -'.H87])">
            <text:p/>
          </table:table-cell>
          <table:table-cell table:style-name="ce13" table:formula="of:=IF([$'- Hero Starting -'.I87]=&quot;&quot;;&quot;&quot;;[$'- Hero Starting -'.I87])">
            <text:p/>
          </table:table-cell>
          <table:table-cell table:style-name="ce28" table:formula="of:=IF([.I87]&lt;&gt;&quot;&quot;;[.F87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88]=&quot;&quot;;&quot;&quot;;[$'- Hero Starting -'.A88])">
            <text:p/>
          </table:table-cell>
          <table:table-cell table:style-name="ce13" table:formula="of:=IF([$'- Hero Starting -'.B88]=&quot;&quot;;&quot;&quot;;[$'- Hero Starting -'.B88])">
            <text:p/>
          </table:table-cell>
          <table:table-cell table:style-name="ce13" table:formula="of:=IF([$'- Hero Starting -'.C88]=&quot;&quot;;&quot;&quot;;[$'- Hero Starting -'.C88])">
            <text:p/>
          </table:table-cell>
          <table:table-cell table:style-name="ce13" table:formula="of:=IF([$'- Hero Starting -'.D88]=&quot;&quot;;&quot;&quot;;[$'- Hero Starting -'.D88])">
            <text:p/>
          </table:table-cell>
          <table:table-cell table:style-name="ce13" table:formula="of:=IF([$'- Hero Starting -'.E88]=&quot;&quot;;&quot;&quot;;[$'- Hero Starting -'.E88])">
            <text:p/>
          </table:table-cell>
          <table:table-cell table:style-name="ce13" table:formula="of:=IF([$'- Hero Starting -'.F88]=&quot;&quot;;&quot;&quot;;[$'- Hero Starting -'.F88])">
            <text:p/>
          </table:table-cell>
          <table:table-cell table:style-name="ce13" table:formula="of:=IF([$'- Hero Starting -'.G88]=&quot;&quot;;&quot;&quot;;[$'- Hero Starting -'.G88])">
            <text:p/>
          </table:table-cell>
          <table:table-cell table:style-name="ce13" table:formula="of:=IF([$'- Hero Starting -'.H88]=&quot;&quot;;&quot;&quot;;[$'- Hero Starting -'.H88])">
            <text:p/>
          </table:table-cell>
          <table:table-cell table:style-name="ce13" table:formula="of:=IF([$'- Hero Starting -'.I88]=&quot;&quot;;&quot;&quot;;[$'- Hero Starting -'.I88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89]=&quot;&quot;;&quot;&quot;;[$'- Hero Starting -'.A89])">
            <text:p/>
          </table:table-cell>
          <table:table-cell table:style-name="ce13" table:formula="of:=IF([$'- Hero Starting -'.B89]=&quot;&quot;;&quot;&quot;;[$'- Hero Starting -'.B89])">
            <text:p/>
          </table:table-cell>
          <table:table-cell table:style-name="ce13" table:formula="of:=IF([$'- Hero Starting -'.C89]=&quot;&quot;;&quot;&quot;;[$'- Hero Starting -'.C89])">
            <text:p/>
          </table:table-cell>
          <table:table-cell table:style-name="ce13" table:formula="of:=IF([$'- Hero Starting -'.D89]=&quot;&quot;;&quot;&quot;;[$'- Hero Starting -'.D89])">
            <text:p/>
          </table:table-cell>
          <table:table-cell table:style-name="ce13" table:formula="of:=IF([$'- Hero Starting -'.E89]=&quot;&quot;;&quot;&quot;;[$'- Hero Starting -'.E89])">
            <text:p/>
          </table:table-cell>
          <table:table-cell table:style-name="ce13" table:formula="of:=IF([$'- Hero Starting -'.F89]=&quot;&quot;;&quot;&quot;;[$'- Hero Starting -'.F89])">
            <text:p/>
          </table:table-cell>
          <table:table-cell table:style-name="ce13" table:formula="of:=IF([$'- Hero Starting -'.G89]=&quot;&quot;;&quot;&quot;;[$'- Hero Starting -'.G89])">
            <text:p/>
          </table:table-cell>
          <table:table-cell table:style-name="ce13" table:formula="of:=IF([$'- Hero Starting -'.H89]=&quot;&quot;;&quot;&quot;;[$'- Hero Starting -'.H89])">
            <text:p/>
          </table:table-cell>
          <table:table-cell table:style-name="ce13" table:formula="of:=IF([$'- Hero Starting -'.I89]=&quot;&quot;;&quot;&quot;;[$'- Hero Starting -'.I89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90]=&quot;&quot;;&quot;&quot;;[$'- Hero Starting -'.A90])">
            <text:p/>
          </table:table-cell>
          <table:table-cell table:style-name="ce13" table:formula="of:=IF([$'- Hero Starting -'.B90]=&quot;&quot;;&quot;&quot;;[$'- Hero Starting -'.B90])">
            <text:p/>
          </table:table-cell>
          <table:table-cell table:style-name="ce13" table:formula="of:=IF([$'- Hero Starting -'.C90]=&quot;&quot;;&quot;&quot;;[$'- Hero Starting -'.C90])">
            <text:p/>
          </table:table-cell>
          <table:table-cell table:style-name="ce13" table:formula="of:=IF([$'- Hero Starting -'.D90]=&quot;&quot;;&quot;&quot;;[$'- Hero Starting -'.D90])">
            <text:p/>
          </table:table-cell>
          <table:table-cell table:style-name="ce13" table:formula="of:=IF([$'- Hero Starting -'.E90]=&quot;&quot;;&quot;&quot;;[$'- Hero Starting -'.E90])">
            <text:p/>
          </table:table-cell>
          <table:table-cell table:style-name="ce13" table:formula="of:=IF([$'- Hero Starting -'.F90]=&quot;&quot;;&quot;&quot;;[$'- Hero Starting -'.F90])">
            <text:p/>
          </table:table-cell>
          <table:table-cell table:style-name="ce13" table:formula="of:=IF([$'- Hero Starting -'.G90]=&quot;&quot;;&quot;&quot;;[$'- Hero Starting -'.G90])">
            <text:p/>
          </table:table-cell>
          <table:table-cell table:style-name="ce13" table:formula="of:=IF([$'- Hero Starting -'.H90]=&quot;&quot;;&quot;&quot;;[$'- Hero Starting -'.H90])">
            <text:p/>
          </table:table-cell>
          <table:table-cell table:style-name="ce13" table:formula="of:=IF([$'- Hero Starting -'.I90]=&quot;&quot;;&quot;&quot;;[$'- Hero Starting -'.I90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91]=&quot;&quot;;&quot;&quot;;[$'- Hero Starting -'.A91])">
            <text:p/>
          </table:table-cell>
          <table:table-cell table:style-name="ce13" table:formula="of:=IF([$'- Hero Starting -'.B91]=&quot;&quot;;&quot;&quot;;[$'- Hero Starting -'.B91])">
            <text:p/>
          </table:table-cell>
          <table:table-cell table:style-name="ce13" table:formula="of:=IF([$'- Hero Starting -'.C91]=&quot;&quot;;&quot;&quot;;[$'- Hero Starting -'.C91])">
            <text:p/>
          </table:table-cell>
          <table:table-cell table:style-name="ce13" table:formula="of:=IF([$'- Hero Starting -'.D91]=&quot;&quot;;&quot;&quot;;[$'- Hero Starting -'.D91])">
            <text:p/>
          </table:table-cell>
          <table:table-cell table:style-name="ce13" table:formula="of:=IF([$'- Hero Starting -'.E91]=&quot;&quot;;&quot;&quot;;[$'- Hero Starting -'.E91])">
            <text:p/>
          </table:table-cell>
          <table:table-cell table:style-name="ce13" table:formula="of:=IF([$'- Hero Starting -'.F91]=&quot;&quot;;&quot;&quot;;[$'- Hero Starting -'.F91])">
            <text:p/>
          </table:table-cell>
          <table:table-cell table:style-name="ce13" table:formula="of:=IF([$'- Hero Starting -'.G91]=&quot;&quot;;&quot;&quot;;[$'- Hero Starting -'.G91])">
            <text:p/>
          </table:table-cell>
          <table:table-cell table:style-name="ce13" table:formula="of:=IF([$'- Hero Starting -'.H91]=&quot;&quot;;&quot;&quot;;[$'- Hero Starting -'.H91])">
            <text:p/>
          </table:table-cell>
          <table:table-cell table:style-name="ce13" table:formula="of:=IF([$'- Hero Starting -'.I91]=&quot;&quot;;&quot;&quot;;[$'- Hero Starting -'.I91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92]=&quot;&quot;;&quot;&quot;;[$'- Hero Starting -'.A92])">
            <text:p/>
          </table:table-cell>
          <table:table-cell table:style-name="ce13" table:formula="of:=IF([$'- Hero Starting -'.B92]=&quot;&quot;;&quot;&quot;;[$'- Hero Starting -'.B92])">
            <text:p/>
          </table:table-cell>
          <table:table-cell table:style-name="ce13" table:formula="of:=IF([$'- Hero Starting -'.C92]=&quot;&quot;;&quot;&quot;;[$'- Hero Starting -'.C92])">
            <text:p/>
          </table:table-cell>
          <table:table-cell table:style-name="ce13" table:formula="of:=IF([$'- Hero Starting -'.D92]=&quot;&quot;;&quot;&quot;;[$'- Hero Starting -'.D92])">
            <text:p/>
          </table:table-cell>
          <table:table-cell table:style-name="ce13" table:formula="of:=IF([$'- Hero Starting -'.E92]=&quot;&quot;;&quot;&quot;;[$'- Hero Starting -'.E92])">
            <text:p/>
          </table:table-cell>
          <table:table-cell table:style-name="ce13" table:formula="of:=IF([$'- Hero Starting -'.F92]=&quot;&quot;;&quot;&quot;;[$'- Hero Starting -'.F92])">
            <text:p/>
          </table:table-cell>
          <table:table-cell table:style-name="ce13" table:formula="of:=IF([$'- Hero Starting -'.G92]=&quot;&quot;;&quot;&quot;;[$'- Hero Starting -'.G92])">
            <text:p/>
          </table:table-cell>
          <table:table-cell table:style-name="ce13" table:formula="of:=IF([$'- Hero Starting -'.H92]=&quot;&quot;;&quot;&quot;;[$'- Hero Starting -'.H92])">
            <text:p/>
          </table:table-cell>
          <table:table-cell table:style-name="ce13" table:formula="of:=IF([$'- Hero Starting -'.I92]=&quot;&quot;;&quot;&quot;;[$'- Hero Starting -'.I92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2" office:value-type="string">
            <text:p>Power Name</text:p>
          </table:table-cell>
          <table:table-cell table:style-name="ce28"/>
          <table:table-cell table:style-name="ce28" table:formula="of:=[.B93]-SUM([.C94:.C99])" office:value-type="float" office:value="0">
            <text:p>0</text:p>
          </table:table-cell>
          <table:table-cell table:style-name="ce28"/>
          <table:table-cell table:style-name="ce28" office:value-type="float" office:value="0">
            <text:p>0</text:p>
          </table:table-cell>
          <table:table-cell table:style-name="ce28" table:formula="of:=SUM([.F94:.F100])" office:value-type="float" office:value="0">
            <text:p>0</text:p>
          </table:table-cell>
          <table:table-cell table:style-name="ce28" table:formula="of:=SUM([.C93:.F93])" office:value-type="float" office:value="0">
            <text:p>0</text:p>
          </table:table-cell>
          <table:table-cell table:style-name="ce28" table:formula="of:=SUM([.H94:.H99])" office:value-type="float" office:value="0">
            <text:p>0</text:p>
          </table:table-cell>
          <table:table-cell table:style-name="ce28" table:formula="of:=2*([.C93]*([.D93]-['- Hero Starting -'.D93]))+([.D93]*([.D93]+1)/2) - (['- Hero Starting -'.D93]*(['- Hero Starting -'.D93]+1)/2)" office:value-type="float" office:value="0">
            <text:p>0</text:p>
          </table:table-cell>
          <table:table-cell table:style-name="ce28" table:formula="of:=IF([.C93]&lt;&gt;0;[.D93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 table:formula="of:=[.C93]*2+[.D93]+1" office:value-type="float" office:value="1">
            <text:p>1</text:p>
          </table:table-cell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94]=&quot;&quot;;&quot;&quot;;[$'- Hero Starting -'.A94])">
            <text:p/>
          </table:table-cell>
          <table:table-cell table:style-name="ce13" table:formula="of:=IF([$'- Hero Starting -'.B94]=&quot;&quot;;&quot;&quot;;[$'- Hero Starting -'.B94])">
            <text:p/>
          </table:table-cell>
          <table:table-cell table:style-name="ce13" table:formula="of:=IF([$'- Hero Starting -'.C94]=&quot;&quot;;&quot;&quot;;[$'- Hero Starting -'.C94])">
            <text:p/>
          </table:table-cell>
          <table:table-cell table:style-name="ce13" table:formula="of:=IF([$'- Hero Starting -'.D94]=&quot;&quot;;&quot;&quot;;[$'- Hero Starting -'.D94])">
            <text:p/>
          </table:table-cell>
          <table:table-cell table:style-name="ce13" table:formula="of:=IF([$'- Hero Starting -'.E94]=&quot;&quot;;&quot;&quot;;[$'- Hero Starting -'.E94])">
            <text:p/>
          </table:table-cell>
          <table:table-cell table:style-name="ce13" table:formula="of:=IF([$'- Hero Starting -'.F94]=&quot;&quot;;&quot;&quot;;[$'- Hero Starting -'.F94])">
            <text:p/>
          </table:table-cell>
          <table:table-cell table:style-name="ce13" table:formula="of:=IF([$'- Hero Starting -'.G94]=&quot;&quot;;&quot;&quot;;[$'- Hero Starting -'.G94])">
            <text:p/>
          </table:table-cell>
          <table:table-cell table:style-name="ce13" table:formula="of:=IF([$'- Hero Starting -'.H94]=&quot;&quot;;&quot;&quot;;[$'- Hero Starting -'.H94])">
            <text:p/>
          </table:table-cell>
          <table:table-cell table:style-name="ce13" table:formula="of:=IF([$'- Hero Starting -'.I94]=&quot;&quot;;&quot;&quot;;[$'- Hero Starting -'.I94])">
            <text:p/>
          </table:table-cell>
          <table:table-cell table:style-name="ce28" table:formula="of:=IF([.I94]&lt;&gt;&quot;&quot;;[.F88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/>
          <table:table-cell table:style-name="Default"/>
          <table:table-cell table:number-columns-repeated="6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95]=&quot;&quot;;&quot;&quot;;[$'- Hero Starting -'.A95])">
            <text:p/>
          </table:table-cell>
          <table:table-cell table:style-name="ce13" table:formula="of:=IF([$'- Hero Starting -'.B95]=&quot;&quot;;&quot;&quot;;[$'- Hero Starting -'.B95])">
            <text:p/>
          </table:table-cell>
          <table:table-cell table:style-name="ce13" table:formula="of:=IF([$'- Hero Starting -'.C95]=&quot;&quot;;&quot;&quot;;[$'- Hero Starting -'.C95])">
            <text:p/>
          </table:table-cell>
          <table:table-cell table:style-name="ce13" table:formula="of:=IF([$'- Hero Starting -'.D95]=&quot;&quot;;&quot;&quot;;[$'- Hero Starting -'.D95])">
            <text:p/>
          </table:table-cell>
          <table:table-cell table:style-name="ce13" table:formula="of:=IF([$'- Hero Starting -'.E95]=&quot;&quot;;&quot;&quot;;[$'- Hero Starting -'.E95])">
            <text:p/>
          </table:table-cell>
          <table:table-cell table:style-name="ce13" table:formula="of:=IF([$'- Hero Starting -'.F95]=&quot;&quot;;&quot;&quot;;[$'- Hero Starting -'.F95])">
            <text:p/>
          </table:table-cell>
          <table:table-cell table:style-name="ce13" table:formula="of:=IF([$'- Hero Starting -'.G95]=&quot;&quot;;&quot;&quot;;[$'- Hero Starting -'.G95])">
            <text:p/>
          </table:table-cell>
          <table:table-cell table:style-name="ce13" table:formula="of:=IF([$'- Hero Starting -'.H95]=&quot;&quot;;&quot;&quot;;[$'- Hero Starting -'.H95])">
            <text:p/>
          </table:table-cell>
          <table:table-cell table:style-name="ce13" table:formula="of:=IF([$'- Hero Starting -'.I95]=&quot;&quot;;&quot;&quot;;[$'- Hero Starting -'.I95])">
            <text:p/>
          </table:table-cell>
          <table:table-cell table:style-name="ce28" table:formula="of:=IF([.I95]&lt;&gt;&quot;&quot;;[.F89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96]=&quot;&quot;;&quot;&quot;;[$'- Hero Starting -'.A96])">
            <text:p/>
          </table:table-cell>
          <table:table-cell table:style-name="ce13" table:formula="of:=IF([$'- Hero Starting -'.B96]=&quot;&quot;;&quot;&quot;;[$'- Hero Starting -'.B96])">
            <text:p/>
          </table:table-cell>
          <table:table-cell table:style-name="ce13" table:formula="of:=IF([$'- Hero Starting -'.C96]=&quot;&quot;;&quot;&quot;;[$'- Hero Starting -'.C96])">
            <text:p/>
          </table:table-cell>
          <table:table-cell table:style-name="ce13" table:formula="of:=IF([$'- Hero Starting -'.D96]=&quot;&quot;;&quot;&quot;;[$'- Hero Starting -'.D96])">
            <text:p/>
          </table:table-cell>
          <table:table-cell table:style-name="ce13" table:formula="of:=IF([$'- Hero Starting -'.E96]=&quot;&quot;;&quot;&quot;;[$'- Hero Starting -'.E96])">
            <text:p/>
          </table:table-cell>
          <table:table-cell table:style-name="ce13" table:formula="of:=IF([$'- Hero Starting -'.F96]=&quot;&quot;;&quot;&quot;;[$'- Hero Starting -'.F96])">
            <text:p/>
          </table:table-cell>
          <table:table-cell table:style-name="ce13" table:formula="of:=IF([$'- Hero Starting -'.G96]=&quot;&quot;;&quot;&quot;;[$'- Hero Starting -'.G96])">
            <text:p/>
          </table:table-cell>
          <table:table-cell table:style-name="ce13" table:formula="of:=IF([$'- Hero Starting -'.H96]=&quot;&quot;;&quot;&quot;;[$'- Hero Starting -'.H96])">
            <text:p/>
          </table:table-cell>
          <table:table-cell table:style-name="ce13" table:formula="of:=IF([$'- Hero Starting -'.I96]=&quot;&quot;;&quot;&quot;;[$'- Hero Starting -'.I96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97]=&quot;&quot;;&quot;&quot;;[$'- Hero Starting -'.A97])">
            <text:p/>
          </table:table-cell>
          <table:table-cell table:style-name="ce13" table:formula="of:=IF([$'- Hero Starting -'.B97]=&quot;&quot;;&quot;&quot;;[$'- Hero Starting -'.B97])">
            <text:p/>
          </table:table-cell>
          <table:table-cell table:style-name="ce13" table:formula="of:=IF([$'- Hero Starting -'.C97]=&quot;&quot;;&quot;&quot;;[$'- Hero Starting -'.C97])">
            <text:p/>
          </table:table-cell>
          <table:table-cell table:style-name="ce13" table:formula="of:=IF([$'- Hero Starting -'.D97]=&quot;&quot;;&quot;&quot;;[$'- Hero Starting -'.D97])">
            <text:p/>
          </table:table-cell>
          <table:table-cell table:style-name="ce13" table:formula="of:=IF([$'- Hero Starting -'.E97]=&quot;&quot;;&quot;&quot;;[$'- Hero Starting -'.E97])">
            <text:p/>
          </table:table-cell>
          <table:table-cell table:style-name="ce13" table:formula="of:=IF([$'- Hero Starting -'.F97]=&quot;&quot;;&quot;&quot;;[$'- Hero Starting -'.F97])">
            <text:p/>
          </table:table-cell>
          <table:table-cell table:style-name="ce13" table:formula="of:=IF([$'- Hero Starting -'.G97]=&quot;&quot;;&quot;&quot;;[$'- Hero Starting -'.G97])">
            <text:p/>
          </table:table-cell>
          <table:table-cell table:style-name="ce13" table:formula="of:=IF([$'- Hero Starting -'.H97]=&quot;&quot;;&quot;&quot;;[$'- Hero Starting -'.H97])">
            <text:p/>
          </table:table-cell>
          <table:table-cell table:style-name="ce13" table:formula="of:=IF([$'- Hero Starting -'.I97]=&quot;&quot;;&quot;&quot;;[$'- Hero Starting -'.I97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98]=&quot;&quot;;&quot;&quot;;[$'- Hero Starting -'.A98])">
            <text:p/>
          </table:table-cell>
          <table:table-cell table:style-name="ce13" table:formula="of:=IF([$'- Hero Starting -'.B98]=&quot;&quot;;&quot;&quot;;[$'- Hero Starting -'.B98])">
            <text:p/>
          </table:table-cell>
          <table:table-cell table:style-name="ce13" table:formula="of:=IF([$'- Hero Starting -'.C98]=&quot;&quot;;&quot;&quot;;[$'- Hero Starting -'.C98])">
            <text:p/>
          </table:table-cell>
          <table:table-cell table:style-name="ce13" table:formula="of:=IF([$'- Hero Starting -'.D98]=&quot;&quot;;&quot;&quot;;[$'- Hero Starting -'.D98])">
            <text:p/>
          </table:table-cell>
          <table:table-cell table:style-name="ce13" table:formula="of:=IF([$'- Hero Starting -'.E98]=&quot;&quot;;&quot;&quot;;[$'- Hero Starting -'.E98])">
            <text:p/>
          </table:table-cell>
          <table:table-cell table:style-name="ce13" table:formula="of:=IF([$'- Hero Starting -'.F98]=&quot;&quot;;&quot;&quot;;[$'- Hero Starting -'.F98])">
            <text:p/>
          </table:table-cell>
          <table:table-cell table:style-name="ce13" table:formula="of:=IF([$'- Hero Starting -'.G98]=&quot;&quot;;&quot;&quot;;[$'- Hero Starting -'.G98])">
            <text:p/>
          </table:table-cell>
          <table:table-cell table:style-name="ce13" table:formula="of:=IF([$'- Hero Starting -'.H98]=&quot;&quot;;&quot;&quot;;[$'- Hero Starting -'.H98])">
            <text:p/>
          </table:table-cell>
          <table:table-cell table:style-name="ce13" table:formula="of:=IF([$'- Hero Starting -'.I98]=&quot;&quot;;&quot;&quot;;[$'- Hero Starting -'.I98])">
            <text:p/>
          </table:table-cell>
          <table:table-cell table:style-name="ce28"/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99]=&quot;&quot;;&quot;&quot;;[$'- Hero Starting -'.A99])">
            <text:p/>
          </table:table-cell>
          <table:table-cell table:style-name="ce13" table:formula="of:=IF([$'- Hero Starting -'.B99]=&quot;&quot;;&quot;&quot;;[$'- Hero Starting -'.B99])">
            <text:p/>
          </table:table-cell>
          <table:table-cell table:style-name="ce13" table:formula="of:=IF([$'- Hero Starting -'.C99]=&quot;&quot;;&quot;&quot;;[$'- Hero Starting -'.C99])">
            <text:p/>
          </table:table-cell>
          <table:table-cell table:style-name="ce13" table:formula="of:=IF([$'- Hero Starting -'.D99]=&quot;&quot;;&quot;&quot;;[$'- Hero Starting -'.D99])">
            <text:p/>
          </table:table-cell>
          <table:table-cell table:style-name="ce13" table:formula="of:=IF([$'- Hero Starting -'.E99]=&quot;&quot;;&quot;&quot;;[$'- Hero Starting -'.E99])">
            <text:p/>
          </table:table-cell>
          <table:table-cell table:style-name="ce13" table:formula="of:=IF([$'- Hero Starting -'.F99]=&quot;&quot;;&quot;&quot;;[$'- Hero Starting -'.F99])">
            <text:p/>
          </table:table-cell>
          <table:table-cell table:style-name="ce13" table:formula="of:=IF([$'- Hero Starting -'.G99]=&quot;&quot;;&quot;&quot;;[$'- Hero Starting -'.G99])">
            <text:p/>
          </table:table-cell>
          <table:table-cell table:style-name="ce13" table:formula="of:=IF([$'- Hero Starting -'.H99]=&quot;&quot;;&quot;&quot;;[$'- Hero Starting -'.H99])">
            <text:p/>
          </table:table-cell>
          <table:table-cell table:style-name="ce13" table:formula="of:=IF([$'- Hero Starting -'.I99]=&quot;&quot;;&quot;&quot;;[$'- Hero Starting -'.I99])">
            <text:p/>
          </table:table-cell>
          <table:table-cell table:style-name="ce28" table:formula="of:=IF([.I99]&lt;&gt;&quot;&quot;;[.F99]+1&amp;&quot;D&quot;;&quot;&quot;)">
            <text:p/>
          </table:table-cell>
          <table:table-cell table:number-columns-repeated="2"/>
          <table:table-cell table:style-name="Default"/>
          <table:table-cell table:style-name="ce56"/>
          <table:table-cell table:style-name="ce43"/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2" office:value-type="string">
            <text:p>Power Name</text:p>
          </table:table-cell>
          <table:table-cell table:style-name="ce28"/>
          <table:table-cell table:style-name="ce28" table:formula="of:=[.B100]-SUM([.C101:.C106])" office:value-type="float" office:value="0">
            <text:p>0</text:p>
          </table:table-cell>
          <table:table-cell table:style-name="ce28"/>
          <table:table-cell table:style-name="ce28" office:value-type="float" office:value="0">
            <text:p>0</text:p>
          </table:table-cell>
          <table:table-cell table:style-name="ce28" table:formula="of:=SUM([.F101:.F107])" office:value-type="float" office:value="0">
            <text:p>0</text:p>
          </table:table-cell>
          <table:table-cell table:style-name="ce28" table:formula="of:=SUM([.C100:.F100])" office:value-type="float" office:value="0">
            <text:p>0</text:p>
          </table:table-cell>
          <table:table-cell table:style-name="ce28" table:formula="of:=SUM([.H101:.H106])" office:value-type="float" office:value="0">
            <text:p>0</text:p>
          </table:table-cell>
          <table:table-cell table:style-name="ce28" table:formula="of:=IF(([.G100]-[.H100])&gt;=CEILING([.G100]/4;1;1);([.G100]-[.H100]);CEILING([.G100]/4;1;1))" office:value-type="float" office:value="0">
            <text:p>0</text:p>
          </table:table-cell>
          <table:table-cell table:style-name="ce28" table:formula="of:=IF([.C100]&lt;&gt;0;[.D100]+1&amp;&quot;D&quot;;&quot;&quot;)">
            <text:p/>
          </table:table-cell>
          <table:table-cell/>
          <table:table-cell table:style-name="Default" table:number-columns-repeated="2"/>
          <table:table-cell table:style-name="ce56"/>
          <table:table-cell table:style-name="ce43" table:formula="of:=[.C100]*2+[.D100]+1" office:value-type="float" office:value="1">
            <text:p>1</text:p>
          </table:table-cell>
          <table:table-cell table:number-columns-repeated="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101]=&quot;&quot;;&quot;&quot;;[$'- Hero Starting -'.A101])">
            <text:p/>
          </table:table-cell>
          <table:table-cell table:style-name="ce13" table:formula="of:=IF([$'- Hero Starting -'.B101]=&quot;&quot;;&quot;&quot;;[$'- Hero Starting -'.B101])">
            <text:p/>
          </table:table-cell>
          <table:table-cell table:style-name="ce13" table:formula="of:=IF([$'- Hero Starting -'.C101]=&quot;&quot;;&quot;&quot;;[$'- Hero Starting -'.C101])">
            <text:p/>
          </table:table-cell>
          <table:table-cell table:style-name="ce13" table:formula="of:=IF([$'- Hero Starting -'.D101]=&quot;&quot;;&quot;&quot;;[$'- Hero Starting -'.D101])">
            <text:p/>
          </table:table-cell>
          <table:table-cell table:style-name="ce13" table:formula="of:=IF([$'- Hero Starting -'.E101]=&quot;&quot;;&quot;&quot;;[$'- Hero Starting -'.E101])">
            <text:p/>
          </table:table-cell>
          <table:table-cell table:style-name="ce13" table:formula="of:=IF([$'- Hero Starting -'.F101]=&quot;&quot;;&quot;&quot;;[$'- Hero Starting -'.F101])">
            <text:p/>
          </table:table-cell>
          <table:table-cell table:style-name="ce13" table:formula="of:=IF([$'- Hero Starting -'.G101]=&quot;&quot;;&quot;&quot;;[$'- Hero Starting -'.G101])">
            <text:p/>
          </table:table-cell>
          <table:table-cell table:style-name="ce13" table:formula="of:=IF([$'- Hero Starting -'.H101]=&quot;&quot;;&quot;&quot;;[$'- Hero Starting -'.H101])">
            <text:p/>
          </table:table-cell>
          <table:table-cell table:style-name="ce13" table:formula="of:=IF([$'- Hero Starting -'.I101]=&quot;&quot;;&quot;&quot;;[$'- Hero Starting -'.I101])">
            <text:p/>
          </table:table-cell>
          <table:table-cell table:style-name="ce28" table:formula="of:=IF([.I101]&lt;&gt;&quot;&quot;;[.F101]+1&amp;&quot;D&quot;;&quot;&quot;)">
            <text:p/>
          </table:table-cell>
          <table:table-cell table:number-columns-repeated="2"/>
          <table:table-cell table:style-name="ce43"/>
          <table:table-cell table:style-name="ce56"/>
          <table:table-cell table:number-columns-repeated="8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102]=&quot;&quot;;&quot;&quot;;[$'- Hero Starting -'.A102])">
            <text:p/>
          </table:table-cell>
          <table:table-cell table:style-name="ce13" table:formula="of:=IF([$'- Hero Starting -'.B102]=&quot;&quot;;&quot;&quot;;[$'- Hero Starting -'.B102])">
            <text:p/>
          </table:table-cell>
          <table:table-cell table:style-name="ce13" table:formula="of:=IF([$'- Hero Starting -'.C102]=&quot;&quot;;&quot;&quot;;[$'- Hero Starting -'.C102])">
            <text:p/>
          </table:table-cell>
          <table:table-cell table:style-name="ce13" table:formula="of:=IF([$'- Hero Starting -'.D102]=&quot;&quot;;&quot;&quot;;[$'- Hero Starting -'.D102])">
            <text:p/>
          </table:table-cell>
          <table:table-cell table:style-name="ce13" table:formula="of:=IF([$'- Hero Starting -'.E102]=&quot;&quot;;&quot;&quot;;[$'- Hero Starting -'.E102])">
            <text:p/>
          </table:table-cell>
          <table:table-cell table:style-name="ce13" table:formula="of:=IF([$'- Hero Starting -'.F102]=&quot;&quot;;&quot;&quot;;[$'- Hero Starting -'.F102])">
            <text:p/>
          </table:table-cell>
          <table:table-cell table:style-name="ce13" table:formula="of:=IF([$'- Hero Starting -'.G102]=&quot;&quot;;&quot;&quot;;[$'- Hero Starting -'.G102])">
            <text:p/>
          </table:table-cell>
          <table:table-cell table:style-name="ce13" table:formula="of:=IF([$'- Hero Starting -'.H102]=&quot;&quot;;&quot;&quot;;[$'- Hero Starting -'.H102])">
            <text:p/>
          </table:table-cell>
          <table:table-cell table:style-name="ce13" table:formula="of:=IF([$'- Hero Starting -'.I102]=&quot;&quot;;&quot;&quot;;[$'- Hero Starting -'.I102])">
            <text:p/>
          </table:table-cell>
          <table:table-cell table:style-name="ce28" table:formula="of:=IF([.I102]&lt;&gt;&quot;&quot;;[.F101]+1&amp;&quot;D&quot;;&quot;&quot;)">
            <text:p/>
          </table:table-cell>
          <table:table-cell table:number-columns-repeated="2"/>
          <table:table-cell table:style-name="ce43"/>
          <table:table-cell table:style-name="ce56"/>
          <table:table-cell table:number-columns-repeated="8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103]=&quot;&quot;;&quot;&quot;;[$'- Hero Starting -'.A103])">
            <text:p/>
          </table:table-cell>
          <table:table-cell table:style-name="ce13" table:formula="of:=IF([$'- Hero Starting -'.B103]=&quot;&quot;;&quot;&quot;;[$'- Hero Starting -'.B103])">
            <text:p/>
          </table:table-cell>
          <table:table-cell table:style-name="ce13" table:formula="of:=IF([$'- Hero Starting -'.C103]=&quot;&quot;;&quot;&quot;;[$'- Hero Starting -'.C103])">
            <text:p/>
          </table:table-cell>
          <table:table-cell table:style-name="ce13" table:formula="of:=IF([$'- Hero Starting -'.D103]=&quot;&quot;;&quot;&quot;;[$'- Hero Starting -'.D103])">
            <text:p/>
          </table:table-cell>
          <table:table-cell table:style-name="ce13" table:formula="of:=IF([$'- Hero Starting -'.E103]=&quot;&quot;;&quot;&quot;;[$'- Hero Starting -'.E103])">
            <text:p/>
          </table:table-cell>
          <table:table-cell table:style-name="ce13" table:formula="of:=IF([$'- Hero Starting -'.F103]=&quot;&quot;;&quot;&quot;;[$'- Hero Starting -'.F103])">
            <text:p/>
          </table:table-cell>
          <table:table-cell table:style-name="ce13" table:formula="of:=IF([$'- Hero Starting -'.G103]=&quot;&quot;;&quot;&quot;;[$'- Hero Starting -'.G103])">
            <text:p/>
          </table:table-cell>
          <table:table-cell table:style-name="ce13" table:formula="of:=IF([$'- Hero Starting -'.H103]=&quot;&quot;;&quot;&quot;;[$'- Hero Starting -'.H103])">
            <text:p/>
          </table:table-cell>
          <table:table-cell table:style-name="ce13" table:formula="of:=IF([$'- Hero Starting -'.I103]=&quot;&quot;;&quot;&quot;;[$'- Hero Starting -'.I103])">
            <text:p/>
          </table:table-cell>
          <table:table-cell table:style-name="ce28"/>
          <table:table-cell table:number-columns-repeated="2"/>
          <table:table-cell table:style-name="ce43"/>
          <table:table-cell table:style-name="ce56"/>
          <table:table-cell table:number-columns-repeated="8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104]=&quot;&quot;;&quot;&quot;;[$'- Hero Starting -'.A104])">
            <text:p/>
          </table:table-cell>
          <table:table-cell table:style-name="ce13" table:formula="of:=IF([$'- Hero Starting -'.B104]=&quot;&quot;;&quot;&quot;;[$'- Hero Starting -'.B104])">
            <text:p/>
          </table:table-cell>
          <table:table-cell table:style-name="ce13" table:formula="of:=IF([$'- Hero Starting -'.C104]=&quot;&quot;;&quot;&quot;;[$'- Hero Starting -'.C104])">
            <text:p/>
          </table:table-cell>
          <table:table-cell table:style-name="ce13" table:formula="of:=IF([$'- Hero Starting -'.D104]=&quot;&quot;;&quot;&quot;;[$'- Hero Starting -'.D104])">
            <text:p/>
          </table:table-cell>
          <table:table-cell table:style-name="ce13" table:formula="of:=IF([$'- Hero Starting -'.E104]=&quot;&quot;;&quot;&quot;;[$'- Hero Starting -'.E104])">
            <text:p/>
          </table:table-cell>
          <table:table-cell table:style-name="ce13" table:formula="of:=IF([$'- Hero Starting -'.F104]=&quot;&quot;;&quot;&quot;;[$'- Hero Starting -'.F104])">
            <text:p/>
          </table:table-cell>
          <table:table-cell table:style-name="ce13" table:formula="of:=IF([$'- Hero Starting -'.G104]=&quot;&quot;;&quot;&quot;;[$'- Hero Starting -'.G104])">
            <text:p/>
          </table:table-cell>
          <table:table-cell table:style-name="ce13" table:formula="of:=IF([$'- Hero Starting -'.H104]=&quot;&quot;;&quot;&quot;;[$'- Hero Starting -'.H104])">
            <text:p/>
          </table:table-cell>
          <table:table-cell table:style-name="ce13" table:formula="of:=IF([$'- Hero Starting -'.I104]=&quot;&quot;;&quot;&quot;;[$'- Hero Starting -'.I104])">
            <text:p/>
          </table:table-cell>
          <table:table-cell table:style-name="ce28"/>
          <table:table-cell table:number-columns-repeated="2"/>
          <table:table-cell table:style-name="ce43"/>
          <table:table-cell table:style-name="ce56"/>
          <table:table-cell table:number-columns-repeated="8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105]=&quot;&quot;;&quot;&quot;;[$'- Hero Starting -'.A105])">
            <text:p/>
          </table:table-cell>
          <table:table-cell table:style-name="ce13" table:formula="of:=IF([$'- Hero Starting -'.B105]=&quot;&quot;;&quot;&quot;;[$'- Hero Starting -'.B105])">
            <text:p/>
          </table:table-cell>
          <table:table-cell table:style-name="ce13" table:formula="of:=IF([$'- Hero Starting -'.C105]=&quot;&quot;;&quot;&quot;;[$'- Hero Starting -'.C105])">
            <text:p/>
          </table:table-cell>
          <table:table-cell table:style-name="ce13" table:formula="of:=IF([$'- Hero Starting -'.D105]=&quot;&quot;;&quot;&quot;;[$'- Hero Starting -'.D105])">
            <text:p/>
          </table:table-cell>
          <table:table-cell table:style-name="ce13" table:formula="of:=IF([$'- Hero Starting -'.E105]=&quot;&quot;;&quot;&quot;;[$'- Hero Starting -'.E105])">
            <text:p/>
          </table:table-cell>
          <table:table-cell table:style-name="ce13" table:formula="of:=IF([$'- Hero Starting -'.F105]=&quot;&quot;;&quot;&quot;;[$'- Hero Starting -'.F105])">
            <text:p/>
          </table:table-cell>
          <table:table-cell table:style-name="ce13" table:formula="of:=IF([$'- Hero Starting -'.G105]=&quot;&quot;;&quot;&quot;;[$'- Hero Starting -'.G105])">
            <text:p/>
          </table:table-cell>
          <table:table-cell table:style-name="ce13" table:formula="of:=IF([$'- Hero Starting -'.H105]=&quot;&quot;;&quot;&quot;;[$'- Hero Starting -'.H105])">
            <text:p/>
          </table:table-cell>
          <table:table-cell table:style-name="ce13" table:formula="of:=IF([$'- Hero Starting -'.I105]=&quot;&quot;;&quot;&quot;;[$'- Hero Starting -'.I105])">
            <text:p/>
          </table:table-cell>
          <table:table-cell table:style-name="ce28" table:formula="of:=IF([.I105]&lt;&gt;&quot;&quot;;[.F102]+1&amp;&quot;D&quot;;&quot;&quot;)">
            <text:p/>
          </table:table-cell>
          <table:table-cell table:number-columns-repeated="2"/>
          <table:table-cell table:style-name="ce43"/>
          <table:table-cell table:style-name="ce56"/>
          <table:table-cell table:number-columns-repeated="8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3" table:formula="of:=IF([$'- Hero Starting -'.A106]=&quot;&quot;;&quot;&quot;;[$'- Hero Starting -'.A106])">
            <text:p/>
          </table:table-cell>
          <table:table-cell table:style-name="ce13" table:formula="of:=IF([$'- Hero Starting -'.B106]=&quot;&quot;;&quot;&quot;;[$'- Hero Starting -'.B106])">
            <text:p/>
          </table:table-cell>
          <table:table-cell table:style-name="ce13" table:formula="of:=IF([$'- Hero Starting -'.C106]=&quot;&quot;;&quot;&quot;;[$'- Hero Starting -'.C106])">
            <text:p/>
          </table:table-cell>
          <table:table-cell table:style-name="ce13" table:formula="of:=IF([$'- Hero Starting -'.D106]=&quot;&quot;;&quot;&quot;;[$'- Hero Starting -'.D106])">
            <text:p/>
          </table:table-cell>
          <table:table-cell table:style-name="ce13" table:formula="of:=IF([$'- Hero Starting -'.E106]=&quot;&quot;;&quot;&quot;;[$'- Hero Starting -'.E106])">
            <text:p/>
          </table:table-cell>
          <table:table-cell table:style-name="ce13" table:formula="of:=IF([$'- Hero Starting -'.F106]=&quot;&quot;;&quot;&quot;;[$'- Hero Starting -'.F106])">
            <text:p/>
          </table:table-cell>
          <table:table-cell table:style-name="ce13" table:formula="of:=IF([$'- Hero Starting -'.G106]=&quot;&quot;;&quot;&quot;;[$'- Hero Starting -'.G106])">
            <text:p/>
          </table:table-cell>
          <table:table-cell table:style-name="ce13" table:formula="of:=IF([$'- Hero Starting -'.H106]=&quot;&quot;;&quot;&quot;;[$'- Hero Starting -'.H106])">
            <text:p/>
          </table:table-cell>
          <table:table-cell table:style-name="ce13" table:formula="of:=IF([$'- Hero Starting -'.I106]=&quot;&quot;;&quot;&quot;;[$'- Hero Starting -'.I106])">
            <text:p/>
          </table:table-cell>
          <table:table-cell table:style-name="ce28" table:formula="of:=IF([.I106]&lt;&gt;&quot;&quot;;[.F105]+1&amp;&quot;D&quot;;&quot;&quot;)">
            <text:p/>
          </table:table-cell>
          <table:table-cell table:number-columns-repeated="3"/>
          <table:table-cell table:style-name="ce56"/>
          <table:table-cell table:number-columns-repeated="8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4"/>
          <table:table-cell table:style-name="Default" table:number-columns-repeated="4"/>
          <table:table-cell table:number-columns-repeated="17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office:value-type="string">
            <text:p>Additional Use Notes</text:p>
          </table:table-cell>
          <table:table-cell table:style-name="Default" table:number-columns-repeated="2"/>
          <table:table-cell table:number-columns-repeated="19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6" office:value-type="string">
            <text:p>State</text:p>
          </table:table-cell>
          <table:table-cell table:style-name="ce31" office:value-type="string">
            <text:p>Available powers</text:p>
          </table:table-cell>
          <table:table-cell table:style-name="ce31" table:number-columns-repeated="4"/>
          <table:table-cell table:style-name="ce57"/>
          <table:table-cell table:style-name="ce31" table:number-columns-repeated="2"/>
          <table:table-cell table:style-name="ce63"/>
          <table:table-cell table:number-columns-repeated="12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7"/>
          <table:table-cell table:style-name="Default"/>
          <table:table-cell table:number-columns-repeated="7"/>
          <table:table-cell table:style-name="ce64"/>
          <table:table-cell table:number-columns-repeated="12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7"/>
          <table:table-cell table:style-name="Default" table:number-columns-repeated="3"/>
          <table:table-cell table:number-columns-repeated="5"/>
          <table:table-cell table:style-name="ce64"/>
          <table:table-cell table:number-columns-repeated="12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64"/>
          <table:table-cell table:number-columns-repeated="12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8"/>
          <table:table-cell table:number-columns-repeated="2"/>
          <table:table-cell table:style-name="Default"/>
          <table:table-cell table:number-columns-repeated="5"/>
          <table:table-cell table:style-name="ce64"/>
          <table:table-cell table:number-columns-repeated="12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7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ce64"/>
          <table:table-cell table:number-columns-repeated="12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7"/>
          <table:table-cell/>
          <table:table-cell table:style-name="Default"/>
          <table:table-cell table:number-columns-repeated="6"/>
          <table:table-cell table:style-name="ce64"/>
          <table:table-cell table:number-columns-repeated="12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64"/>
          <table:table-cell table:number-columns-repeated="12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19"/>
          <table:table-cell table:style-name="ce32" table:number-columns-repeated="5"/>
          <table:table-cell table:style-name="ce58"/>
          <table:table-cell table:style-name="ce32" table:number-columns-repeated="2"/>
          <table:table-cell table:style-name="ce65"/>
          <table:table-cell table:number-columns-repeated="12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20"/>
          <table:table-cell table:style-name="ce33" table:number-columns-repeated="5"/>
          <table:table-cell table:style-name="ce59"/>
          <table:table-cell table:style-name="ce33" table:number-columns-repeated="2"/>
          <table:table-cell table:style-name="ce66"/>
          <table:table-cell table:number-columns-repeated="12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20"/>
          <table:table-cell table:style-name="ce33" table:number-columns-repeated="5"/>
          <table:table-cell table:style-name="ce59"/>
          <table:table-cell table:style-name="ce33" table:number-columns-repeated="2"/>
          <table:table-cell table:style-name="ce67"/>
          <table:table-cell table:number-columns-repeated="12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 table:style-name="ce21"/>
          <table:table-cell table:style-name="ce34" table:number-columns-repeated="5"/>
          <table:table-cell table:style-name="ce60"/>
          <table:table-cell table:style-name="ce34" table:number-columns-repeated="2"/>
          <table:table-cell table:style-name="ce68"/>
          <table:table-cell table:number-columns-repeated="12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 table:number-rows-repeated="2">
          <table:table-cell table:style-name="Default" table:number-columns-repeated="6"/>
          <table:table-cell table:style-name="ce55"/>
          <table:table-cell table:style-name="Default" table:number-columns-repeated="3"/>
          <table:table-cell table:number-columns-repeated="12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 table:number-rows-repeated="2">
          <table:table-cell table:style-name="Default" table:number-columns-repeated="6"/>
          <table:table-cell table:style-name="ce55"/>
          <table:table-cell table:style-name="Default" table:number-columns-repeated="2"/>
          <table:table-cell table:number-columns-repeated="13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>
          <table:table-cell/>
          <table:table-cell table:style-name="Default"/>
          <table:table-cell table:number-columns-repeated="20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 table:number-rows-repeated="25">
          <table:table-cell table:number-columns-repeated="22"/>
          <table:table-cell table:style-name="ce112" table:number-columns-repeated="2"/>
          <table:table-cell table:style-name="ce117"/>
          <table:table-cell table:style-name="ce112"/>
          <table:table-cell table:number-columns-repeated="230"/>
        </table:table-row>
        <table:table-row table:style-name="ro1" table:number-rows-repeated="10484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intsLog" table:style-name="ta3" table:print="false">
        <office:forms form:automatic-focus="false" form:apply-design-mode="false"/>
        <table:table-column table:style-name="co23" table:default-cell-style-name="ce29"/>
        <table:table-column table:style-name="co15" table:default-cell-style-name="ce29"/>
        <table:table-column table:style-name="co24" table:default-cell-style-name="Default"/>
        <table:table-column table:style-name="co25" table:number-columns-repeated="9" table:default-cell-style-name="ce29"/>
        <table:table-row table:style-name="ro3">
          <table:table-cell table:number-columns-repeated="2"/>
          <table:table-cell table:style-name="ce125" office:value-type="string">
            <text:p>Character Point Total</text:p>
          </table:table-cell>
          <table:table-cell table:style-name="ce129" table:formula="of:=SUM([.D6:.D117])-SUM([.E6:.E117])" office:value-type="float" office:value="77">
            <text:p>77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125" office:value-type="string">
            <text:p>Hero Point Total</text:p>
          </table:table-cell>
          <table:table-cell table:style-name="ce129" table:formula="of:=SUM([.G6:.G117])-SUM([.H6:.H117])" office:value-type="float" office:value="1">
            <text:p>1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125" office:value-type="string">
            <text:p>Villain Point Total</text:p>
          </table:table-cell>
          <table:table-cell table:style-name="ce129" table:formula="of:=SUM([.J6:.J117])-SUM([.K6:.K117])"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126" office:value-type="string">
            <text:p>Points Awarded AFTER Hero Generation</text:p>
          </table:table-cell>
          <table:table-cell table:style-name="ce129" table:formula="of:=SUM([.D7:.D117])" office:value-type="float" office:value="0">
            <text:p>0</text:p>
          </table:table-cell>
          <table:table-cell table:formula="of:=SUM([.E7:.E117])" office:value-type="float" office:value="0">
            <text:p>0</text:p>
          </table:table-cell>
          <table:table-cell/>
          <table:table-cell table:formula="of:=SUM([.G7:.G117])" office:value-type="float" office:value="0">
            <text:p>0</text:p>
          </table:table-cell>
          <table:table-cell table:formula="of:=SUM([.H7:.H117])" office:value-type="float" office:value="0">
            <text:p>0</text:p>
          </table:table-cell>
          <table:table-cell/>
          <table:table-cell table:formula="of:=SUM([.J7:.J117])" office:value-type="float" office:value="0">
            <text:p>0</text:p>
          </table:table-cell>
          <table:table-cell table:formula="of:=SUM([.K7:.K117])" office:value-type="float" office:value="0">
            <text:p>0</text:p>
          </table:table-cell>
          <table:table-cell/>
        </table:table-row>
        <table:table-row table:style-name="ro3">
          <table:table-cell table:style-name="ce122" office:value-type="string">
            <text:p>Session</text:p>
          </table:table-cell>
          <table:table-cell table:style-name="ce122" office:value-type="string">
            <text:p>Date</text:p>
          </table:table-cell>
          <table:table-cell table:style-name="ce127" office:value-type="string">
            <text:p>Event</text:p>
          </table:table-cell>
          <table:table-cell table:style-name="ce130" office:value-type="string">
            <text:p>CP+</text:p>
          </table:table-cell>
          <table:table-cell table:style-name="ce130" office:value-type="string">
            <text:p>CP-</text:p>
          </table:table-cell>
          <table:table-cell table:style-name="ce130" office:value-type="string">
            <text:p>CP RT</text:p>
          </table:table-cell>
          <table:table-cell table:style-name="ce132" office:value-type="string">
            <text:p>Hero+</text:p>
          </table:table-cell>
          <table:table-cell table:style-name="ce132" office:value-type="string">
            <text:p>Hero-</text:p>
          </table:table-cell>
          <table:table-cell table:style-name="ce132" office:value-type="string">
            <text:p>Hero RT</text:p>
          </table:table-cell>
          <table:table-cell table:style-name="ce134" office:value-type="string">
            <text:p>Villain+</text:p>
          </table:table-cell>
          <table:table-cell table:style-name="ce134" office:value-type="string">
            <text:p>Villain-</text:p>
          </table:table-cell>
          <table:table-cell table:style-name="ce134" office:value-type="string">
            <text:p>Villain RT</text:p>
          </table:table-cell>
        </table:table-row>
        <table:table-row table:style-name="ro3">
          <table:table-cell table:style-name="ce123" office:value-type="float" office:value="0">
            <text:p>0</text:p>
          </table:table-cell>
          <table:table-cell table:style-name="ce123"/>
          <table:table-cell table:style-name="ce128" office:value-type="string">
            <text:p>Hero Generation</text:p>
          </table:table-cell>
          <table:table-cell table:style-name="ce131" table:formula="of:=['- Hero Starting -'.G1]" office:value-type="float" office:value="77">
            <text:p>77</text:p>
          </table:table-cell>
          <table:table-cell table:style-name="ce131" table:formula="of:=['- Hero Starting -'.B1]" office:value-type="float" office:value="0">
            <text:p>0</text:p>
          </table:table-cell>
          <table:table-cell table:style-name="ce131" table:formula="of:=IF(OR([.D6]&lt;&gt;&quot;&quot;;[.E6]&lt;&gt;&quot;&quot;);[.D6]-[.E6];&quot;&quot;)" office:value-type="float" office:value="77">
            <text:p>77</text:p>
          </table:table-cell>
          <table:table-cell table:style-name="ce133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3" table:formula="of:=IF(OR([.G6]&lt;&gt;&quot;&quot;;[.H6]&lt;&gt;&quot;&quot;);[.G6]-[.H6];&quot;&quot;)" office:value-type="float" office:value="1"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formula="of:=IF(OR([.J6]&lt;&gt;&quot;&quot;;[.K6]&lt;&gt;&quot;&quot;);[.J6]-[.K6];&quot;&quot;)" office:value-type="float" office:value="0">
            <text:p>0</text:p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7]&lt;&gt;&quot;&quot;;[.E7]&lt;&gt;&quot;&quot;;[.C7]&lt;&gt;&quot;&quot;);[.F6]+[.D7]-[.E7];&quot;&quot;)">
            <text:p/>
          </table:table-cell>
          <table:table-cell table:number-columns-repeated="2" table:style-name="ce133"/>
          <table:table-cell table:style-name="ce133" table:formula="of:=IF(OR([.G7]&lt;&gt;&quot;&quot;;[.H7]&lt;&gt;&quot;&quot;;[.C7]&lt;&gt;&quot;&quot;);[.I6]+[.G7]-[.H7];&quot;&quot;)">
            <text:p/>
          </table:table-cell>
          <table:table-cell table:number-columns-repeated="2" table:style-name="ce135"/>
          <table:table-cell table:style-name="ce135" table:formula="of:=IF(OR([.J7]&lt;&gt;&quot;&quot;;[.K7]&lt;&gt;&quot;&quot;;[.C7]&lt;&gt;&quot;&quot;);[.L6]+[.J7]-[.K7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8]&lt;&gt;&quot;&quot;;[.E8]&lt;&gt;&quot;&quot;;[.C8]&lt;&gt;&quot;&quot;);[.F7]+[.D8]-[.E8];&quot;&quot;)">
            <text:p/>
          </table:table-cell>
          <table:table-cell table:number-columns-repeated="2" table:style-name="ce133"/>
          <table:table-cell table:style-name="ce133" table:formula="of:=IF(OR([.G8]&lt;&gt;&quot;&quot;;[.H8]&lt;&gt;&quot;&quot;;[.C8]&lt;&gt;&quot;&quot;);[.I7]+[.G8]-[.H8];&quot;&quot;)">
            <text:p/>
          </table:table-cell>
          <table:table-cell table:number-columns-repeated="2" table:style-name="ce135"/>
          <table:table-cell table:style-name="ce135" table:formula="of:=IF(OR([.J8]&lt;&gt;&quot;&quot;;[.K8]&lt;&gt;&quot;&quot;;[.C8]&lt;&gt;&quot;&quot;);[.L7]+[.J8]-[.K8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9]&lt;&gt;&quot;&quot;;[.E9]&lt;&gt;&quot;&quot;;[.C9]&lt;&gt;&quot;&quot;);[.F8]+[.D9]-[.E9];&quot;&quot;)">
            <text:p/>
          </table:table-cell>
          <table:table-cell table:number-columns-repeated="2" table:style-name="ce133"/>
          <table:table-cell table:style-name="ce133" table:formula="of:=IF(OR([.G9]&lt;&gt;&quot;&quot;;[.H9]&lt;&gt;&quot;&quot;;[.C9]&lt;&gt;&quot;&quot;);[.I8]+[.G9]-[.H9];&quot;&quot;)">
            <text:p/>
          </table:table-cell>
          <table:table-cell table:number-columns-repeated="2" table:style-name="ce135"/>
          <table:table-cell table:style-name="ce135" table:formula="of:=IF(OR([.J9]&lt;&gt;&quot;&quot;;[.K9]&lt;&gt;&quot;&quot;;[.C9]&lt;&gt;&quot;&quot;);[.L8]+[.J9]-[.K9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0]&lt;&gt;&quot;&quot;;[.E10]&lt;&gt;&quot;&quot;;[.C10]&lt;&gt;&quot;&quot;);[.F9]+[.D10]-[.E10];&quot;&quot;)">
            <text:p/>
          </table:table-cell>
          <table:table-cell table:number-columns-repeated="2" table:style-name="ce133"/>
          <table:table-cell table:style-name="ce133" table:formula="of:=IF(OR([.G10]&lt;&gt;&quot;&quot;;[.H10]&lt;&gt;&quot;&quot;;[.C10]&lt;&gt;&quot;&quot;);[.I9]+[.G10]-[.H10];&quot;&quot;)">
            <text:p/>
          </table:table-cell>
          <table:table-cell table:number-columns-repeated="2" table:style-name="ce135"/>
          <table:table-cell table:style-name="ce135" table:formula="of:=IF(OR([.J10]&lt;&gt;&quot;&quot;;[.K10]&lt;&gt;&quot;&quot;;[.C10]&lt;&gt;&quot;&quot;);[.L9]+[.J10]-[.K10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1]&lt;&gt;&quot;&quot;;[.E11]&lt;&gt;&quot;&quot;;[.C11]&lt;&gt;&quot;&quot;);[.F10]+[.D11]-[.E11];&quot;&quot;)">
            <text:p/>
          </table:table-cell>
          <table:table-cell table:number-columns-repeated="2" table:style-name="ce133"/>
          <table:table-cell table:style-name="ce133" table:formula="of:=IF(OR([.G11]&lt;&gt;&quot;&quot;;[.H11]&lt;&gt;&quot;&quot;;[.C11]&lt;&gt;&quot;&quot;);[.I10]+[.G11]-[.H11];&quot;&quot;)">
            <text:p/>
          </table:table-cell>
          <table:table-cell table:number-columns-repeated="2" table:style-name="ce135"/>
          <table:table-cell table:style-name="ce135" table:formula="of:=IF(OR([.J11]&lt;&gt;&quot;&quot;;[.K11]&lt;&gt;&quot;&quot;;[.C11]&lt;&gt;&quot;&quot;);[.L10]+[.J11]-[.K11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2]&lt;&gt;&quot;&quot;;[.E12]&lt;&gt;&quot;&quot;;[.C12]&lt;&gt;&quot;&quot;);[.F11]+[.D12]-[.E12];&quot;&quot;)">
            <text:p/>
          </table:table-cell>
          <table:table-cell table:number-columns-repeated="2" table:style-name="ce133"/>
          <table:table-cell table:style-name="ce133" table:formula="of:=IF(OR([.G12]&lt;&gt;&quot;&quot;;[.H12]&lt;&gt;&quot;&quot;;[.C12]&lt;&gt;&quot;&quot;);[.I11]+[.G12]-[.H12];&quot;&quot;)">
            <text:p/>
          </table:table-cell>
          <table:table-cell table:number-columns-repeated="2" table:style-name="ce135"/>
          <table:table-cell table:style-name="ce135" table:formula="of:=IF(OR([.J12]&lt;&gt;&quot;&quot;;[.K12]&lt;&gt;&quot;&quot;;[.C12]&lt;&gt;&quot;&quot;);[.L11]+[.J12]-[.K12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3]&lt;&gt;&quot;&quot;;[.E13]&lt;&gt;&quot;&quot;;[.C13]&lt;&gt;&quot;&quot;);[.F12]+[.D13]-[.E13];&quot;&quot;)">
            <text:p/>
          </table:table-cell>
          <table:table-cell table:number-columns-repeated="2" table:style-name="ce133"/>
          <table:table-cell table:style-name="ce133" table:formula="of:=IF(OR([.G13]&lt;&gt;&quot;&quot;;[.H13]&lt;&gt;&quot;&quot;;[.C13]&lt;&gt;&quot;&quot;);[.I12]+[.G13]-[.H13];&quot;&quot;)">
            <text:p/>
          </table:table-cell>
          <table:table-cell table:number-columns-repeated="2" table:style-name="ce135"/>
          <table:table-cell table:style-name="ce135" table:formula="of:=IF(OR([.J13]&lt;&gt;&quot;&quot;;[.K13]&lt;&gt;&quot;&quot;;[.C13]&lt;&gt;&quot;&quot;);[.L12]+[.J13]-[.K13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4]&lt;&gt;&quot;&quot;;[.E14]&lt;&gt;&quot;&quot;;[.C14]&lt;&gt;&quot;&quot;);[.F13]+[.D14]-[.E14];&quot;&quot;)">
            <text:p/>
          </table:table-cell>
          <table:table-cell table:number-columns-repeated="2" table:style-name="ce133"/>
          <table:table-cell table:style-name="ce133" table:formula="of:=IF(OR([.G14]&lt;&gt;&quot;&quot;;[.H14]&lt;&gt;&quot;&quot;;[.C14]&lt;&gt;&quot;&quot;);[.I13]+[.G14]-[.H14];&quot;&quot;)">
            <text:p/>
          </table:table-cell>
          <table:table-cell table:number-columns-repeated="2" table:style-name="ce135"/>
          <table:table-cell table:style-name="ce135" table:formula="of:=IF(OR([.J14]&lt;&gt;&quot;&quot;;[.K14]&lt;&gt;&quot;&quot;;[.C14]&lt;&gt;&quot;&quot;);[.L13]+[.J14]-[.K14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5]&lt;&gt;&quot;&quot;;[.E15]&lt;&gt;&quot;&quot;;[.C15]&lt;&gt;&quot;&quot;);[.F14]+[.D15]-[.E15];&quot;&quot;)">
            <text:p/>
          </table:table-cell>
          <table:table-cell table:number-columns-repeated="2" table:style-name="ce133"/>
          <table:table-cell table:style-name="ce133" table:formula="of:=IF(OR([.G15]&lt;&gt;&quot;&quot;;[.H15]&lt;&gt;&quot;&quot;;[.C15]&lt;&gt;&quot;&quot;);[.I14]+[.G15]-[.H15];&quot;&quot;)">
            <text:p/>
          </table:table-cell>
          <table:table-cell table:number-columns-repeated="2" table:style-name="ce135"/>
          <table:table-cell table:style-name="ce135" table:formula="of:=IF(OR([.J15]&lt;&gt;&quot;&quot;;[.K15]&lt;&gt;&quot;&quot;;[.C15]&lt;&gt;&quot;&quot;);[.L14]+[.J15]-[.K15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6]&lt;&gt;&quot;&quot;;[.E16]&lt;&gt;&quot;&quot;;[.C16]&lt;&gt;&quot;&quot;);[.F15]+[.D16]-[.E16];&quot;&quot;)">
            <text:p/>
          </table:table-cell>
          <table:table-cell table:number-columns-repeated="2" table:style-name="ce133"/>
          <table:table-cell table:style-name="ce133" table:formula="of:=IF(OR([.G16]&lt;&gt;&quot;&quot;;[.H16]&lt;&gt;&quot;&quot;;[.C16]&lt;&gt;&quot;&quot;);[.I15]+[.G16]-[.H16];&quot;&quot;)">
            <text:p/>
          </table:table-cell>
          <table:table-cell table:number-columns-repeated="2" table:style-name="ce135"/>
          <table:table-cell table:style-name="ce135" table:formula="of:=IF(OR([.J16]&lt;&gt;&quot;&quot;;[.K16]&lt;&gt;&quot;&quot;;[.C16]&lt;&gt;&quot;&quot;);[.L15]+[.J16]-[.K16];&quot;&quot;)">
            <text:p/>
          </table:table-cell>
        </table:table-row>
        <table:table-row table:style-name="ro3">
          <table:table-cell table:style-name="ce123"/>
          <table:table-cell table:style-name="ce124"/>
          <table:table-cell table:style-name="ce128"/>
          <table:table-cell table:number-columns-repeated="2" table:style-name="ce131"/>
          <table:table-cell table:style-name="ce131" table:formula="of:=IF(OR([.D17]&lt;&gt;&quot;&quot;;[.E17]&lt;&gt;&quot;&quot;;[.C17]&lt;&gt;&quot;&quot;);[.F16]+[.D17]-[.E17];&quot;&quot;)">
            <text:p/>
          </table:table-cell>
          <table:table-cell table:number-columns-repeated="2" table:style-name="ce133"/>
          <table:table-cell table:style-name="ce133" table:formula="of:=IF(OR([.G17]&lt;&gt;&quot;&quot;;[.H17]&lt;&gt;&quot;&quot;;[.C17]&lt;&gt;&quot;&quot;);[.I16]+[.G17]-[.H17];&quot;&quot;)">
            <text:p/>
          </table:table-cell>
          <table:table-cell table:number-columns-repeated="2" table:style-name="ce135"/>
          <table:table-cell table:style-name="ce135" table:formula="of:=IF(OR([.J17]&lt;&gt;&quot;&quot;;[.K17]&lt;&gt;&quot;&quot;;[.C17]&lt;&gt;&quot;&quot;);[.L16]+[.J17]-[.K17];&quot;&quot;)">
            <text:p/>
          </table:table-cell>
        </table:table-row>
        <table:table-row table:style-name="ro3">
          <table:table-cell table:style-name="ce123"/>
          <table:table-cell table:style-name="ce124"/>
          <table:table-cell table:style-name="ce128"/>
          <table:table-cell table:number-columns-repeated="2" table:style-name="ce131"/>
          <table:table-cell table:style-name="ce131" table:formula="of:=IF(OR([.D18]&lt;&gt;&quot;&quot;;[.E18]&lt;&gt;&quot;&quot;;[.C18]&lt;&gt;&quot;&quot;);[.F17]+[.D18]-[.E18];&quot;&quot;)">
            <text:p/>
          </table:table-cell>
          <table:table-cell table:number-columns-repeated="2" table:style-name="ce133"/>
          <table:table-cell table:style-name="ce133" table:formula="of:=IF(OR([.G18]&lt;&gt;&quot;&quot;;[.H18]&lt;&gt;&quot;&quot;;[.C18]&lt;&gt;&quot;&quot;);[.I17]+[.G18]-[.H18];&quot;&quot;)">
            <text:p/>
          </table:table-cell>
          <table:table-cell table:number-columns-repeated="2" table:style-name="ce135"/>
          <table:table-cell table:style-name="ce135" table:formula="of:=IF(OR([.J18]&lt;&gt;&quot;&quot;;[.K18]&lt;&gt;&quot;&quot;;[.C18]&lt;&gt;&quot;&quot;);[.L17]+[.J18]-[.K18];&quot;&quot;)">
            <text:p/>
          </table:table-cell>
        </table:table-row>
        <table:table-row table:style-name="ro3">
          <table:table-cell table:style-name="ce123"/>
          <table:table-cell table:style-name="ce124"/>
          <table:table-cell table:style-name="ce128"/>
          <table:table-cell table:number-columns-repeated="2" table:style-name="ce131"/>
          <table:table-cell table:style-name="ce131" table:formula="of:=IF(OR([.D19]&lt;&gt;&quot;&quot;;[.E19]&lt;&gt;&quot;&quot;;[.C19]&lt;&gt;&quot;&quot;);[.F18]+[.D19]-[.E19];&quot;&quot;)">
            <text:p/>
          </table:table-cell>
          <table:table-cell table:number-columns-repeated="2" table:style-name="ce133"/>
          <table:table-cell table:style-name="ce133" table:formula="of:=IF(OR([.G19]&lt;&gt;&quot;&quot;;[.H19]&lt;&gt;&quot;&quot;;[.C19]&lt;&gt;&quot;&quot;);[.I18]+[.G19]-[.H19];&quot;&quot;)">
            <text:p/>
          </table:table-cell>
          <table:table-cell table:number-columns-repeated="2" table:style-name="ce135"/>
          <table:table-cell table:style-name="ce135" table:formula="of:=IF(OR([.J19]&lt;&gt;&quot;&quot;;[.K19]&lt;&gt;&quot;&quot;;[.C19]&lt;&gt;&quot;&quot;);[.L18]+[.J19]-[.K19];&quot;&quot;)">
            <text:p/>
          </table:table-cell>
        </table:table-row>
        <table:table-row table:style-name="ro3">
          <table:table-cell table:style-name="ce123"/>
          <table:table-cell table:style-name="ce124"/>
          <table:table-cell table:style-name="ce128"/>
          <table:table-cell table:number-columns-repeated="2" table:style-name="ce131"/>
          <table:table-cell table:style-name="ce131" table:formula="of:=IF(OR([.D20]&lt;&gt;&quot;&quot;;[.E20]&lt;&gt;&quot;&quot;;[.C20]&lt;&gt;&quot;&quot;);[.F19]+[.D20]-[.E20];&quot;&quot;)">
            <text:p/>
          </table:table-cell>
          <table:table-cell table:number-columns-repeated="2" table:style-name="ce133"/>
          <table:table-cell table:style-name="ce133" table:formula="of:=IF(OR([.G20]&lt;&gt;&quot;&quot;;[.H20]&lt;&gt;&quot;&quot;;[.C20]&lt;&gt;&quot;&quot;);[.I19]+[.G20]-[.H20];&quot;&quot;)">
            <text:p/>
          </table:table-cell>
          <table:table-cell table:number-columns-repeated="2" table:style-name="ce135"/>
          <table:table-cell table:style-name="ce135" table:formula="of:=IF(OR([.J20]&lt;&gt;&quot;&quot;;[.K20]&lt;&gt;&quot;&quot;;[.C20]&lt;&gt;&quot;&quot;);[.L19]+[.J20]-[.K20];&quot;&quot;)">
            <text:p/>
          </table:table-cell>
        </table:table-row>
        <table:table-row table:style-name="ro3">
          <table:table-cell table:style-name="ce123"/>
          <table:table-cell table:style-name="ce124"/>
          <table:table-cell table:style-name="ce128"/>
          <table:table-cell table:number-columns-repeated="2" table:style-name="ce131"/>
          <table:table-cell table:style-name="ce131" table:formula="of:=IF(OR([.D21]&lt;&gt;&quot;&quot;;[.E21]&lt;&gt;&quot;&quot;;[.C21]&lt;&gt;&quot;&quot;);[.F20]+[.D21]-[.E21];&quot;&quot;)">
            <text:p/>
          </table:table-cell>
          <table:table-cell table:number-columns-repeated="2" table:style-name="ce133"/>
          <table:table-cell table:style-name="ce133" table:formula="of:=IF(OR([.G21]&lt;&gt;&quot;&quot;;[.H21]&lt;&gt;&quot;&quot;;[.C21]&lt;&gt;&quot;&quot;);[.I20]+[.G21]-[.H21];&quot;&quot;)">
            <text:p/>
          </table:table-cell>
          <table:table-cell table:number-columns-repeated="2" table:style-name="ce135"/>
          <table:table-cell table:style-name="ce135" table:formula="of:=IF(OR([.J21]&lt;&gt;&quot;&quot;;[.K21]&lt;&gt;&quot;&quot;;[.C21]&lt;&gt;&quot;&quot;);[.L20]+[.J21]-[.K21];&quot;&quot;)">
            <text:p/>
          </table:table-cell>
        </table:table-row>
        <table:table-row table:style-name="ro3">
          <table:table-cell table:style-name="ce123"/>
          <table:table-cell table:style-name="ce124"/>
          <table:table-cell table:style-name="ce128"/>
          <table:table-cell table:number-columns-repeated="2" table:style-name="ce131"/>
          <table:table-cell table:style-name="ce131" table:formula="of:=IF(OR([.D22]&lt;&gt;&quot;&quot;;[.E22]&lt;&gt;&quot;&quot;;[.C22]&lt;&gt;&quot;&quot;);[.F21]+[.D22]-[.E22];&quot;&quot;)">
            <text:p/>
          </table:table-cell>
          <table:table-cell table:number-columns-repeated="2" table:style-name="ce133"/>
          <table:table-cell table:style-name="ce133" table:formula="of:=IF(OR([.G22]&lt;&gt;&quot;&quot;;[.H22]&lt;&gt;&quot;&quot;;[.C22]&lt;&gt;&quot;&quot;);[.I21]+[.G22]-[.H22];&quot;&quot;)">
            <text:p/>
          </table:table-cell>
          <table:table-cell table:number-columns-repeated="2" table:style-name="ce135"/>
          <table:table-cell table:style-name="ce135" table:formula="of:=IF(OR([.J22]&lt;&gt;&quot;&quot;;[.K22]&lt;&gt;&quot;&quot;;[.C22]&lt;&gt;&quot;&quot;);[.L21]+[.J22]-[.K22];&quot;&quot;)">
            <text:p/>
          </table:table-cell>
        </table:table-row>
        <table:table-row table:style-name="ro3">
          <table:table-cell table:style-name="ce123"/>
          <table:table-cell table:style-name="ce124"/>
          <table:table-cell table:style-name="ce128"/>
          <table:table-cell table:number-columns-repeated="2" table:style-name="ce131"/>
          <table:table-cell table:style-name="ce131" table:formula="of:=IF(OR([.D23]&lt;&gt;&quot;&quot;;[.E23]&lt;&gt;&quot;&quot;;[.C23]&lt;&gt;&quot;&quot;);[.F22]+[.D23]-[.E23];&quot;&quot;)">
            <text:p/>
          </table:table-cell>
          <table:table-cell table:number-columns-repeated="2" table:style-name="ce133"/>
          <table:table-cell table:style-name="ce133" table:formula="of:=IF(OR([.G23]&lt;&gt;&quot;&quot;;[.H23]&lt;&gt;&quot;&quot;;[.C23]&lt;&gt;&quot;&quot;);[.I22]+[.G23]-[.H23];&quot;&quot;)">
            <text:p/>
          </table:table-cell>
          <table:table-cell table:number-columns-repeated="2" table:style-name="ce135"/>
          <table:table-cell table:style-name="ce135" table:formula="of:=IF(OR([.J23]&lt;&gt;&quot;&quot;;[.K23]&lt;&gt;&quot;&quot;;[.C23]&lt;&gt;&quot;&quot;);[.L22]+[.J23]-[.K23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24]&lt;&gt;&quot;&quot;;[.E24]&lt;&gt;&quot;&quot;;[.C24]&lt;&gt;&quot;&quot;);[.F23]+[.D24]-[.E24];&quot;&quot;)">
            <text:p/>
          </table:table-cell>
          <table:table-cell table:number-columns-repeated="2" table:style-name="ce133"/>
          <table:table-cell table:style-name="ce133" table:formula="of:=IF(OR([.G24]&lt;&gt;&quot;&quot;;[.H24]&lt;&gt;&quot;&quot;;[.C24]&lt;&gt;&quot;&quot;);[.I23]+[.G24]-[.H24];&quot;&quot;)">
            <text:p/>
          </table:table-cell>
          <table:table-cell table:number-columns-repeated="2" table:style-name="ce135"/>
          <table:table-cell table:style-name="ce135" table:formula="of:=IF(OR([.J24]&lt;&gt;&quot;&quot;;[.K24]&lt;&gt;&quot;&quot;;[.C24]&lt;&gt;&quot;&quot;);[.L23]+[.J24]-[.K24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25]&lt;&gt;&quot;&quot;;[.E25]&lt;&gt;&quot;&quot;;[.C25]&lt;&gt;&quot;&quot;);[.F24]+[.D25]-[.E25];&quot;&quot;)">
            <text:p/>
          </table:table-cell>
          <table:table-cell table:number-columns-repeated="2" table:style-name="ce133"/>
          <table:table-cell table:style-name="ce133" table:formula="of:=IF(OR([.G25]&lt;&gt;&quot;&quot;;[.H25]&lt;&gt;&quot;&quot;;[.C25]&lt;&gt;&quot;&quot;);[.I24]+[.G25]-[.H25];&quot;&quot;)">
            <text:p/>
          </table:table-cell>
          <table:table-cell table:number-columns-repeated="2" table:style-name="ce135"/>
          <table:table-cell table:style-name="ce135" table:formula="of:=IF(OR([.J25]&lt;&gt;&quot;&quot;;[.K25]&lt;&gt;&quot;&quot;;[.C25]&lt;&gt;&quot;&quot;);[.L24]+[.J25]-[.K25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26]&lt;&gt;&quot;&quot;;[.E26]&lt;&gt;&quot;&quot;;[.C26]&lt;&gt;&quot;&quot;);[.F25]+[.D26]-[.E26];&quot;&quot;)">
            <text:p/>
          </table:table-cell>
          <table:table-cell table:number-columns-repeated="2" table:style-name="ce133"/>
          <table:table-cell table:style-name="ce133" table:formula="of:=IF(OR([.G26]&lt;&gt;&quot;&quot;;[.H26]&lt;&gt;&quot;&quot;;[.C26]&lt;&gt;&quot;&quot;);[.I25]+[.G26]-[.H26];&quot;&quot;)">
            <text:p/>
          </table:table-cell>
          <table:table-cell table:number-columns-repeated="2" table:style-name="ce135"/>
          <table:table-cell table:style-name="ce135" table:formula="of:=IF(OR([.J26]&lt;&gt;&quot;&quot;;[.K26]&lt;&gt;&quot;&quot;;[.C26]&lt;&gt;&quot;&quot;);[.L25]+[.J26]-[.K26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27]&lt;&gt;&quot;&quot;;[.E27]&lt;&gt;&quot;&quot;;[.C27]&lt;&gt;&quot;&quot;);[.F26]+[.D27]-[.E27];&quot;&quot;)">
            <text:p/>
          </table:table-cell>
          <table:table-cell table:number-columns-repeated="2" table:style-name="ce133"/>
          <table:table-cell table:style-name="ce133" table:formula="of:=IF(OR([.G27]&lt;&gt;&quot;&quot;;[.H27]&lt;&gt;&quot;&quot;;[.C27]&lt;&gt;&quot;&quot;);[.I26]+[.G27]-[.H27];&quot;&quot;)">
            <text:p/>
          </table:table-cell>
          <table:table-cell table:number-columns-repeated="2" table:style-name="ce135"/>
          <table:table-cell table:style-name="ce135" table:formula="of:=IF(OR([.J27]&lt;&gt;&quot;&quot;;[.K27]&lt;&gt;&quot;&quot;;[.C27]&lt;&gt;&quot;&quot;);[.L26]+[.J27]-[.K27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28]&lt;&gt;&quot;&quot;;[.E28]&lt;&gt;&quot;&quot;;[.C28]&lt;&gt;&quot;&quot;);[.F27]+[.D28]-[.E28];&quot;&quot;)">
            <text:p/>
          </table:table-cell>
          <table:table-cell table:number-columns-repeated="2" table:style-name="ce133"/>
          <table:table-cell table:style-name="ce133" table:formula="of:=IF(OR([.G28]&lt;&gt;&quot;&quot;;[.H28]&lt;&gt;&quot;&quot;;[.C28]&lt;&gt;&quot;&quot;);[.I27]+[.G28]-[.H28];&quot;&quot;)">
            <text:p/>
          </table:table-cell>
          <table:table-cell table:number-columns-repeated="2" table:style-name="ce135"/>
          <table:table-cell table:style-name="ce135" table:formula="of:=IF(OR([.J28]&lt;&gt;&quot;&quot;;[.K28]&lt;&gt;&quot;&quot;;[.C28]&lt;&gt;&quot;&quot;);[.L27]+[.J28]-[.K28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29]&lt;&gt;&quot;&quot;;[.E29]&lt;&gt;&quot;&quot;;[.C29]&lt;&gt;&quot;&quot;);[.F28]+[.D29]-[.E29];&quot;&quot;)">
            <text:p/>
          </table:table-cell>
          <table:table-cell table:number-columns-repeated="2" table:style-name="ce133"/>
          <table:table-cell table:style-name="ce133" table:formula="of:=IF(OR([.G29]&lt;&gt;&quot;&quot;;[.H29]&lt;&gt;&quot;&quot;;[.C29]&lt;&gt;&quot;&quot;);[.I28]+[.G29]-[.H29];&quot;&quot;)">
            <text:p/>
          </table:table-cell>
          <table:table-cell table:number-columns-repeated="2" table:style-name="ce135"/>
          <table:table-cell table:style-name="ce135" table:formula="of:=IF(OR([.J29]&lt;&gt;&quot;&quot;;[.K29]&lt;&gt;&quot;&quot;;[.C29]&lt;&gt;&quot;&quot;);[.L28]+[.J29]-[.K29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30]&lt;&gt;&quot;&quot;;[.E30]&lt;&gt;&quot;&quot;;[.C30]&lt;&gt;&quot;&quot;);[.F29]+[.D30]-[.E30];&quot;&quot;)">
            <text:p/>
          </table:table-cell>
          <table:table-cell table:number-columns-repeated="2" table:style-name="ce133"/>
          <table:table-cell table:style-name="ce133" table:formula="of:=IF(OR([.G30]&lt;&gt;&quot;&quot;;[.H30]&lt;&gt;&quot;&quot;;[.C30]&lt;&gt;&quot;&quot;);[.I29]+[.G30]-[.H30];&quot;&quot;)">
            <text:p/>
          </table:table-cell>
          <table:table-cell table:number-columns-repeated="2" table:style-name="ce135"/>
          <table:table-cell table:style-name="ce135" table:formula="of:=IF(OR([.J30]&lt;&gt;&quot;&quot;;[.K30]&lt;&gt;&quot;&quot;;[.C30]&lt;&gt;&quot;&quot;);[.L29]+[.J30]-[.K30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31]&lt;&gt;&quot;&quot;;[.E31]&lt;&gt;&quot;&quot;;[.C31]&lt;&gt;&quot;&quot;);[.F30]+[.D31]-[.E31];&quot;&quot;)">
            <text:p/>
          </table:table-cell>
          <table:table-cell table:number-columns-repeated="2" table:style-name="ce133"/>
          <table:table-cell table:style-name="ce133" table:formula="of:=IF(OR([.G31]&lt;&gt;&quot;&quot;;[.H31]&lt;&gt;&quot;&quot;;[.C31]&lt;&gt;&quot;&quot;);[.I30]+[.G31]-[.H31];&quot;&quot;)">
            <text:p/>
          </table:table-cell>
          <table:table-cell table:number-columns-repeated="2" table:style-name="ce135"/>
          <table:table-cell table:style-name="ce135" table:formula="of:=IF(OR([.J31]&lt;&gt;&quot;&quot;;[.K31]&lt;&gt;&quot;&quot;;[.C31]&lt;&gt;&quot;&quot;);[.L30]+[.J31]-[.K31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32]&lt;&gt;&quot;&quot;;[.E32]&lt;&gt;&quot;&quot;;[.C32]&lt;&gt;&quot;&quot;);[.F31]+[.D32]-[.E32];&quot;&quot;)">
            <text:p/>
          </table:table-cell>
          <table:table-cell table:number-columns-repeated="2" table:style-name="ce133"/>
          <table:table-cell table:style-name="ce133" table:formula="of:=IF(OR([.G32]&lt;&gt;&quot;&quot;;[.H32]&lt;&gt;&quot;&quot;;[.C32]&lt;&gt;&quot;&quot;);[.I31]+[.G32]-[.H32];&quot;&quot;)">
            <text:p/>
          </table:table-cell>
          <table:table-cell table:number-columns-repeated="2" table:style-name="ce135"/>
          <table:table-cell table:style-name="ce135" table:formula="of:=IF(OR([.J32]&lt;&gt;&quot;&quot;;[.K32]&lt;&gt;&quot;&quot;;[.C32]&lt;&gt;&quot;&quot;);[.L31]+[.J32]-[.K32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33]&lt;&gt;&quot;&quot;;[.E33]&lt;&gt;&quot;&quot;;[.C33]&lt;&gt;&quot;&quot;);[.F32]+[.D33]-[.E33];&quot;&quot;)">
            <text:p/>
          </table:table-cell>
          <table:table-cell table:number-columns-repeated="2" table:style-name="ce133"/>
          <table:table-cell table:style-name="ce133" table:formula="of:=IF(OR([.G33]&lt;&gt;&quot;&quot;;[.H33]&lt;&gt;&quot;&quot;;[.C33]&lt;&gt;&quot;&quot;);[.I32]+[.G33]-[.H33];&quot;&quot;)">
            <text:p/>
          </table:table-cell>
          <table:table-cell table:number-columns-repeated="2" table:style-name="ce135"/>
          <table:table-cell table:style-name="ce135" table:formula="of:=IF(OR([.J33]&lt;&gt;&quot;&quot;;[.K33]&lt;&gt;&quot;&quot;;[.C33]&lt;&gt;&quot;&quot;);[.L32]+[.J33]-[.K33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34]&lt;&gt;&quot;&quot;;[.E34]&lt;&gt;&quot;&quot;;[.C34]&lt;&gt;&quot;&quot;);[.F33]+[.D34]-[.E34];&quot;&quot;)">
            <text:p/>
          </table:table-cell>
          <table:table-cell table:number-columns-repeated="2" table:style-name="ce133"/>
          <table:table-cell table:style-name="ce133" table:formula="of:=IF(OR([.G34]&lt;&gt;&quot;&quot;;[.H34]&lt;&gt;&quot;&quot;;[.C34]&lt;&gt;&quot;&quot;);[.I33]+[.G34]-[.H34];&quot;&quot;)">
            <text:p/>
          </table:table-cell>
          <table:table-cell table:number-columns-repeated="2" table:style-name="ce135"/>
          <table:table-cell table:style-name="ce135" table:formula="of:=IF(OR([.J34]&lt;&gt;&quot;&quot;;[.K34]&lt;&gt;&quot;&quot;;[.C34]&lt;&gt;&quot;&quot;);[.L33]+[.J34]-[.K34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35]&lt;&gt;&quot;&quot;;[.E35]&lt;&gt;&quot;&quot;;[.C35]&lt;&gt;&quot;&quot;);[.F34]+[.D35]-[.E35];&quot;&quot;)">
            <text:p/>
          </table:table-cell>
          <table:table-cell table:number-columns-repeated="2" table:style-name="ce133"/>
          <table:table-cell table:style-name="ce133" table:formula="of:=IF(OR([.G35]&lt;&gt;&quot;&quot;;[.H35]&lt;&gt;&quot;&quot;;[.C35]&lt;&gt;&quot;&quot;);[.I34]+[.G35]-[.H35];&quot;&quot;)">
            <text:p/>
          </table:table-cell>
          <table:table-cell table:number-columns-repeated="2" table:style-name="ce135"/>
          <table:table-cell table:style-name="ce135" table:formula="of:=IF(OR([.J35]&lt;&gt;&quot;&quot;;[.K35]&lt;&gt;&quot;&quot;;[.C35]&lt;&gt;&quot;&quot;);[.L34]+[.J35]-[.K35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36]&lt;&gt;&quot;&quot;;[.E36]&lt;&gt;&quot;&quot;;[.C36]&lt;&gt;&quot;&quot;);[.F35]+[.D36]-[.E36];&quot;&quot;)">
            <text:p/>
          </table:table-cell>
          <table:table-cell table:number-columns-repeated="2" table:style-name="ce133"/>
          <table:table-cell table:style-name="ce133" table:formula="of:=IF(OR([.G36]&lt;&gt;&quot;&quot;;[.H36]&lt;&gt;&quot;&quot;;[.C36]&lt;&gt;&quot;&quot;);[.I35]+[.G36]-[.H36];&quot;&quot;)">
            <text:p/>
          </table:table-cell>
          <table:table-cell table:number-columns-repeated="2" table:style-name="ce135"/>
          <table:table-cell table:style-name="ce135" table:formula="of:=IF(OR([.J36]&lt;&gt;&quot;&quot;;[.K36]&lt;&gt;&quot;&quot;;[.C36]&lt;&gt;&quot;&quot;);[.L35]+[.J36]-[.K36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37]&lt;&gt;&quot;&quot;;[.E37]&lt;&gt;&quot;&quot;;[.C37]&lt;&gt;&quot;&quot;);[.F36]+[.D37]-[.E37];&quot;&quot;)">
            <text:p/>
          </table:table-cell>
          <table:table-cell table:number-columns-repeated="2" table:style-name="ce133"/>
          <table:table-cell table:style-name="ce133" table:formula="of:=IF(OR([.G37]&lt;&gt;&quot;&quot;;[.H37]&lt;&gt;&quot;&quot;;[.C37]&lt;&gt;&quot;&quot;);[.I36]+[.G37]-[.H37];&quot;&quot;)">
            <text:p/>
          </table:table-cell>
          <table:table-cell table:number-columns-repeated="2" table:style-name="ce135"/>
          <table:table-cell table:style-name="ce135" table:formula="of:=IF(OR([.J37]&lt;&gt;&quot;&quot;;[.K37]&lt;&gt;&quot;&quot;;[.C37]&lt;&gt;&quot;&quot;);[.L36]+[.J37]-[.K37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38]&lt;&gt;&quot;&quot;;[.E38]&lt;&gt;&quot;&quot;;[.C38]&lt;&gt;&quot;&quot;);[.F37]+[.D38]-[.E38];&quot;&quot;)">
            <text:p/>
          </table:table-cell>
          <table:table-cell table:number-columns-repeated="2" table:style-name="ce133"/>
          <table:table-cell table:style-name="ce133" table:formula="of:=IF(OR([.G38]&lt;&gt;&quot;&quot;;[.H38]&lt;&gt;&quot;&quot;;[.C38]&lt;&gt;&quot;&quot;);[.I37]+[.G38]-[.H38];&quot;&quot;)">
            <text:p/>
          </table:table-cell>
          <table:table-cell table:number-columns-repeated="2" table:style-name="ce135"/>
          <table:table-cell table:style-name="ce135" table:formula="of:=IF(OR([.J38]&lt;&gt;&quot;&quot;;[.K38]&lt;&gt;&quot;&quot;;[.C38]&lt;&gt;&quot;&quot;);[.L37]+[.J38]-[.K38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39]&lt;&gt;&quot;&quot;;[.E39]&lt;&gt;&quot;&quot;;[.C39]&lt;&gt;&quot;&quot;);[.F38]+[.D39]-[.E39];&quot;&quot;)">
            <text:p/>
          </table:table-cell>
          <table:table-cell table:number-columns-repeated="2" table:style-name="ce133"/>
          <table:table-cell table:style-name="ce133" table:formula="of:=IF(OR([.G39]&lt;&gt;&quot;&quot;;[.H39]&lt;&gt;&quot;&quot;;[.C39]&lt;&gt;&quot;&quot;);[.I38]+[.G39]-[.H39];&quot;&quot;)">
            <text:p/>
          </table:table-cell>
          <table:table-cell table:number-columns-repeated="2" table:style-name="ce135"/>
          <table:table-cell table:style-name="ce135" table:formula="of:=IF(OR([.J39]&lt;&gt;&quot;&quot;;[.K39]&lt;&gt;&quot;&quot;;[.C39]&lt;&gt;&quot;&quot;);[.L38]+[.J39]-[.K39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40]&lt;&gt;&quot;&quot;;[.E40]&lt;&gt;&quot;&quot;;[.C40]&lt;&gt;&quot;&quot;);[.F39]+[.D40]-[.E40];&quot;&quot;)">
            <text:p/>
          </table:table-cell>
          <table:table-cell table:number-columns-repeated="2" table:style-name="ce133"/>
          <table:table-cell table:style-name="ce133" table:formula="of:=IF(OR([.G40]&lt;&gt;&quot;&quot;;[.H40]&lt;&gt;&quot;&quot;;[.C40]&lt;&gt;&quot;&quot;);[.I39]+[.G40]-[.H40];&quot;&quot;)">
            <text:p/>
          </table:table-cell>
          <table:table-cell table:number-columns-repeated="2" table:style-name="ce135"/>
          <table:table-cell table:style-name="ce135" table:formula="of:=IF(OR([.J40]&lt;&gt;&quot;&quot;;[.K40]&lt;&gt;&quot;&quot;;[.C40]&lt;&gt;&quot;&quot;);[.L39]+[.J40]-[.K40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41]&lt;&gt;&quot;&quot;;[.E41]&lt;&gt;&quot;&quot;;[.C41]&lt;&gt;&quot;&quot;);[.F40]+[.D41]-[.E41];&quot;&quot;)">
            <text:p/>
          </table:table-cell>
          <table:table-cell table:number-columns-repeated="2" table:style-name="ce133"/>
          <table:table-cell table:style-name="ce133" table:formula="of:=IF(OR([.G41]&lt;&gt;&quot;&quot;;[.H41]&lt;&gt;&quot;&quot;;[.C41]&lt;&gt;&quot;&quot;);[.I40]+[.G41]-[.H41];&quot;&quot;)">
            <text:p/>
          </table:table-cell>
          <table:table-cell table:number-columns-repeated="2" table:style-name="ce135"/>
          <table:table-cell table:style-name="ce135" table:formula="of:=IF(OR([.J41]&lt;&gt;&quot;&quot;;[.K41]&lt;&gt;&quot;&quot;;[.C41]&lt;&gt;&quot;&quot;);[.L40]+[.J41]-[.K41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42]&lt;&gt;&quot;&quot;;[.E42]&lt;&gt;&quot;&quot;;[.C42]&lt;&gt;&quot;&quot;);[.F41]+[.D42]-[.E42];&quot;&quot;)">
            <text:p/>
          </table:table-cell>
          <table:table-cell table:number-columns-repeated="2" table:style-name="ce133"/>
          <table:table-cell table:style-name="ce133" table:formula="of:=IF(OR([.G42]&lt;&gt;&quot;&quot;;[.H42]&lt;&gt;&quot;&quot;;[.C42]&lt;&gt;&quot;&quot;);[.I41]+[.G42]-[.H42];&quot;&quot;)">
            <text:p/>
          </table:table-cell>
          <table:table-cell table:number-columns-repeated="2" table:style-name="ce135"/>
          <table:table-cell table:style-name="ce135" table:formula="of:=IF(OR([.J42]&lt;&gt;&quot;&quot;;[.K42]&lt;&gt;&quot;&quot;;[.C42]&lt;&gt;&quot;&quot;);[.L41]+[.J42]-[.K42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43]&lt;&gt;&quot;&quot;;[.E43]&lt;&gt;&quot;&quot;;[.C43]&lt;&gt;&quot;&quot;);[.F42]+[.D43]-[.E43];&quot;&quot;)">
            <text:p/>
          </table:table-cell>
          <table:table-cell table:number-columns-repeated="2" table:style-name="ce133"/>
          <table:table-cell table:style-name="ce133" table:formula="of:=IF(OR([.G43]&lt;&gt;&quot;&quot;;[.H43]&lt;&gt;&quot;&quot;;[.C43]&lt;&gt;&quot;&quot;);[.I42]+[.G43]-[.H43];&quot;&quot;)">
            <text:p/>
          </table:table-cell>
          <table:table-cell table:number-columns-repeated="2" table:style-name="ce135"/>
          <table:table-cell table:style-name="ce135" table:formula="of:=IF(OR([.J43]&lt;&gt;&quot;&quot;;[.K43]&lt;&gt;&quot;&quot;;[.C43]&lt;&gt;&quot;&quot;);[.L42]+[.J43]-[.K43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44]&lt;&gt;&quot;&quot;;[.E44]&lt;&gt;&quot;&quot;;[.C44]&lt;&gt;&quot;&quot;);[.F43]+[.D44]-[.E44];&quot;&quot;)">
            <text:p/>
          </table:table-cell>
          <table:table-cell table:number-columns-repeated="2" table:style-name="ce133"/>
          <table:table-cell table:style-name="ce133" table:formula="of:=IF(OR([.G44]&lt;&gt;&quot;&quot;;[.H44]&lt;&gt;&quot;&quot;;[.C44]&lt;&gt;&quot;&quot;);[.I43]+[.G44]-[.H44];&quot;&quot;)">
            <text:p/>
          </table:table-cell>
          <table:table-cell table:number-columns-repeated="2" table:style-name="ce135"/>
          <table:table-cell table:style-name="ce135" table:formula="of:=IF(OR([.J44]&lt;&gt;&quot;&quot;;[.K44]&lt;&gt;&quot;&quot;;[.C44]&lt;&gt;&quot;&quot;);[.L43]+[.J44]-[.K44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45]&lt;&gt;&quot;&quot;;[.E45]&lt;&gt;&quot;&quot;;[.C45]&lt;&gt;&quot;&quot;);[.F44]+[.D45]-[.E45];&quot;&quot;)">
            <text:p/>
          </table:table-cell>
          <table:table-cell table:number-columns-repeated="2" table:style-name="ce133"/>
          <table:table-cell table:style-name="ce133" table:formula="of:=IF(OR([.G45]&lt;&gt;&quot;&quot;;[.H45]&lt;&gt;&quot;&quot;;[.C45]&lt;&gt;&quot;&quot;);[.I44]+[.G45]-[.H45];&quot;&quot;)">
            <text:p/>
          </table:table-cell>
          <table:table-cell table:number-columns-repeated="2" table:style-name="ce135"/>
          <table:table-cell table:style-name="ce135" table:formula="of:=IF(OR([.J45]&lt;&gt;&quot;&quot;;[.K45]&lt;&gt;&quot;&quot;;[.C45]&lt;&gt;&quot;&quot;);[.L44]+[.J45]-[.K45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46]&lt;&gt;&quot;&quot;;[.E46]&lt;&gt;&quot;&quot;;[.C46]&lt;&gt;&quot;&quot;);[.F45]+[.D46]-[.E46];&quot;&quot;)">
            <text:p/>
          </table:table-cell>
          <table:table-cell table:number-columns-repeated="2" table:style-name="ce133"/>
          <table:table-cell table:style-name="ce133" table:formula="of:=IF(OR([.G46]&lt;&gt;&quot;&quot;;[.H46]&lt;&gt;&quot;&quot;;[.C46]&lt;&gt;&quot;&quot;);[.I45]+[.G46]-[.H46];&quot;&quot;)">
            <text:p/>
          </table:table-cell>
          <table:table-cell table:number-columns-repeated="2" table:style-name="ce135"/>
          <table:table-cell table:style-name="ce135" table:formula="of:=IF(OR([.J46]&lt;&gt;&quot;&quot;;[.K46]&lt;&gt;&quot;&quot;;[.C46]&lt;&gt;&quot;&quot;);[.L45]+[.J46]-[.K46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47]&lt;&gt;&quot;&quot;;[.E47]&lt;&gt;&quot;&quot;;[.C47]&lt;&gt;&quot;&quot;);[.F46]+[.D47]-[.E47];&quot;&quot;)">
            <text:p/>
          </table:table-cell>
          <table:table-cell table:number-columns-repeated="2" table:style-name="ce133"/>
          <table:table-cell table:style-name="ce133" table:formula="of:=IF(OR([.G47]&lt;&gt;&quot;&quot;;[.H47]&lt;&gt;&quot;&quot;;[.C47]&lt;&gt;&quot;&quot;);[.I46]+[.G47]-[.H47];&quot;&quot;)">
            <text:p/>
          </table:table-cell>
          <table:table-cell table:number-columns-repeated="2" table:style-name="ce135"/>
          <table:table-cell table:style-name="ce135" table:formula="of:=IF(OR([.J47]&lt;&gt;&quot;&quot;;[.K47]&lt;&gt;&quot;&quot;;[.C47]&lt;&gt;&quot;&quot;);[.L46]+[.J47]-[.K47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48]&lt;&gt;&quot;&quot;;[.E48]&lt;&gt;&quot;&quot;;[.C48]&lt;&gt;&quot;&quot;);[.F47]+[.D48]-[.E48];&quot;&quot;)">
            <text:p/>
          </table:table-cell>
          <table:table-cell table:number-columns-repeated="2" table:style-name="ce133"/>
          <table:table-cell table:style-name="ce133" table:formula="of:=IF(OR([.G48]&lt;&gt;&quot;&quot;;[.H48]&lt;&gt;&quot;&quot;;[.C48]&lt;&gt;&quot;&quot;);[.I47]+[.G48]-[.H48];&quot;&quot;)">
            <text:p/>
          </table:table-cell>
          <table:table-cell table:number-columns-repeated="2" table:style-name="ce135"/>
          <table:table-cell table:style-name="ce135" table:formula="of:=IF(OR([.J48]&lt;&gt;&quot;&quot;;[.K48]&lt;&gt;&quot;&quot;;[.C48]&lt;&gt;&quot;&quot;);[.L47]+[.J48]-[.K48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49]&lt;&gt;&quot;&quot;;[.E49]&lt;&gt;&quot;&quot;;[.C49]&lt;&gt;&quot;&quot;);[.F48]+[.D49]-[.E49];&quot;&quot;)">
            <text:p/>
          </table:table-cell>
          <table:table-cell table:number-columns-repeated="2" table:style-name="ce133"/>
          <table:table-cell table:style-name="ce133" table:formula="of:=IF(OR([.G49]&lt;&gt;&quot;&quot;;[.H49]&lt;&gt;&quot;&quot;;[.C49]&lt;&gt;&quot;&quot;);[.I48]+[.G49]-[.H49];&quot;&quot;)">
            <text:p/>
          </table:table-cell>
          <table:table-cell table:number-columns-repeated="2" table:style-name="ce135"/>
          <table:table-cell table:style-name="ce135" table:formula="of:=IF(OR([.J49]&lt;&gt;&quot;&quot;;[.K49]&lt;&gt;&quot;&quot;;[.C49]&lt;&gt;&quot;&quot;);[.L48]+[.J49]-[.K49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50]&lt;&gt;&quot;&quot;;[.E50]&lt;&gt;&quot;&quot;;[.C50]&lt;&gt;&quot;&quot;);[.F49]+[.D50]-[.E50];&quot;&quot;)">
            <text:p/>
          </table:table-cell>
          <table:table-cell table:number-columns-repeated="2" table:style-name="ce133"/>
          <table:table-cell table:style-name="ce133" table:formula="of:=IF(OR([.G50]&lt;&gt;&quot;&quot;;[.H50]&lt;&gt;&quot;&quot;;[.C50]&lt;&gt;&quot;&quot;);[.I49]+[.G50]-[.H50];&quot;&quot;)">
            <text:p/>
          </table:table-cell>
          <table:table-cell table:number-columns-repeated="2" table:style-name="ce135"/>
          <table:table-cell table:style-name="ce135" table:formula="of:=IF(OR([.J50]&lt;&gt;&quot;&quot;;[.K50]&lt;&gt;&quot;&quot;;[.C50]&lt;&gt;&quot;&quot;);[.L49]+[.J50]-[.K50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51]&lt;&gt;&quot;&quot;;[.E51]&lt;&gt;&quot;&quot;;[.C51]&lt;&gt;&quot;&quot;);[.F50]+[.D51]-[.E51];&quot;&quot;)">
            <text:p/>
          </table:table-cell>
          <table:table-cell table:number-columns-repeated="2" table:style-name="ce133"/>
          <table:table-cell table:style-name="ce133" table:formula="of:=IF(OR([.G51]&lt;&gt;&quot;&quot;;[.H51]&lt;&gt;&quot;&quot;;[.C51]&lt;&gt;&quot;&quot;);[.I50]+[.G51]-[.H51];&quot;&quot;)">
            <text:p/>
          </table:table-cell>
          <table:table-cell table:number-columns-repeated="2" table:style-name="ce135"/>
          <table:table-cell table:style-name="ce135" table:formula="of:=IF(OR([.J51]&lt;&gt;&quot;&quot;;[.K51]&lt;&gt;&quot;&quot;;[.C51]&lt;&gt;&quot;&quot;);[.L50]+[.J51]-[.K51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52]&lt;&gt;&quot;&quot;;[.E52]&lt;&gt;&quot;&quot;;[.C52]&lt;&gt;&quot;&quot;);[.F51]+[.D52]-[.E52];&quot;&quot;)">
            <text:p/>
          </table:table-cell>
          <table:table-cell table:number-columns-repeated="2" table:style-name="ce133"/>
          <table:table-cell table:style-name="ce133" table:formula="of:=IF(OR([.G52]&lt;&gt;&quot;&quot;;[.H52]&lt;&gt;&quot;&quot;;[.C52]&lt;&gt;&quot;&quot;);[.I51]+[.G52]-[.H52];&quot;&quot;)">
            <text:p/>
          </table:table-cell>
          <table:table-cell table:number-columns-repeated="2" table:style-name="ce135"/>
          <table:table-cell table:style-name="ce135" table:formula="of:=IF(OR([.J52]&lt;&gt;&quot;&quot;;[.K52]&lt;&gt;&quot;&quot;;[.C52]&lt;&gt;&quot;&quot;);[.L51]+[.J52]-[.K52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53]&lt;&gt;&quot;&quot;;[.E53]&lt;&gt;&quot;&quot;;[.C53]&lt;&gt;&quot;&quot;);[.F52]+[.D53]-[.E53];&quot;&quot;)">
            <text:p/>
          </table:table-cell>
          <table:table-cell table:number-columns-repeated="2" table:style-name="ce133"/>
          <table:table-cell table:style-name="ce133" table:formula="of:=IF(OR([.G53]&lt;&gt;&quot;&quot;;[.H53]&lt;&gt;&quot;&quot;;[.C53]&lt;&gt;&quot;&quot;);[.I52]+[.G53]-[.H53];&quot;&quot;)">
            <text:p/>
          </table:table-cell>
          <table:table-cell table:number-columns-repeated="2" table:style-name="ce135"/>
          <table:table-cell table:style-name="ce135" table:formula="of:=IF(OR([.J53]&lt;&gt;&quot;&quot;;[.K53]&lt;&gt;&quot;&quot;;[.C53]&lt;&gt;&quot;&quot;);[.L52]+[.J53]-[.K53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54]&lt;&gt;&quot;&quot;;[.E54]&lt;&gt;&quot;&quot;;[.C54]&lt;&gt;&quot;&quot;);[.F53]+[.D54]-[.E54];&quot;&quot;)">
            <text:p/>
          </table:table-cell>
          <table:table-cell table:number-columns-repeated="2" table:style-name="ce133"/>
          <table:table-cell table:style-name="ce133" table:formula="of:=IF(OR([.G54]&lt;&gt;&quot;&quot;;[.H54]&lt;&gt;&quot;&quot;;[.C54]&lt;&gt;&quot;&quot;);[.I53]+[.G54]-[.H54];&quot;&quot;)">
            <text:p/>
          </table:table-cell>
          <table:table-cell table:number-columns-repeated="2" table:style-name="ce135"/>
          <table:table-cell table:style-name="ce135" table:formula="of:=IF(OR([.J54]&lt;&gt;&quot;&quot;;[.K54]&lt;&gt;&quot;&quot;;[.C54]&lt;&gt;&quot;&quot;);[.L53]+[.J54]-[.K54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55]&lt;&gt;&quot;&quot;;[.E55]&lt;&gt;&quot;&quot;;[.C55]&lt;&gt;&quot;&quot;);[.F54]+[.D55]-[.E55];&quot;&quot;)">
            <text:p/>
          </table:table-cell>
          <table:table-cell table:number-columns-repeated="2" table:style-name="ce133"/>
          <table:table-cell table:style-name="ce133" table:formula="of:=IF(OR([.G55]&lt;&gt;&quot;&quot;;[.H55]&lt;&gt;&quot;&quot;;[.C55]&lt;&gt;&quot;&quot;);[.I54]+[.G55]-[.H55];&quot;&quot;)">
            <text:p/>
          </table:table-cell>
          <table:table-cell table:number-columns-repeated="2" table:style-name="ce135"/>
          <table:table-cell table:style-name="ce135" table:formula="of:=IF(OR([.J55]&lt;&gt;&quot;&quot;;[.K55]&lt;&gt;&quot;&quot;;[.C55]&lt;&gt;&quot;&quot;);[.L54]+[.J55]-[.K55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56]&lt;&gt;&quot;&quot;;[.E56]&lt;&gt;&quot;&quot;;[.C56]&lt;&gt;&quot;&quot;);[.F55]+[.D56]-[.E56];&quot;&quot;)">
            <text:p/>
          </table:table-cell>
          <table:table-cell table:number-columns-repeated="2" table:style-name="ce133"/>
          <table:table-cell table:style-name="ce133" table:formula="of:=IF(OR([.G56]&lt;&gt;&quot;&quot;;[.H56]&lt;&gt;&quot;&quot;;[.C56]&lt;&gt;&quot;&quot;);[.I55]+[.G56]-[.H56];&quot;&quot;)">
            <text:p/>
          </table:table-cell>
          <table:table-cell table:number-columns-repeated="2" table:style-name="ce135"/>
          <table:table-cell table:style-name="ce135" table:formula="of:=IF(OR([.J56]&lt;&gt;&quot;&quot;;[.K56]&lt;&gt;&quot;&quot;;[.C56]&lt;&gt;&quot;&quot;);[.L55]+[.J56]-[.K56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57]&lt;&gt;&quot;&quot;;[.E57]&lt;&gt;&quot;&quot;;[.C57]&lt;&gt;&quot;&quot;);[.F56]+[.D57]-[.E57];&quot;&quot;)">
            <text:p/>
          </table:table-cell>
          <table:table-cell table:number-columns-repeated="2" table:style-name="ce133"/>
          <table:table-cell table:style-name="ce133" table:formula="of:=IF(OR([.G57]&lt;&gt;&quot;&quot;;[.H57]&lt;&gt;&quot;&quot;;[.C57]&lt;&gt;&quot;&quot;);[.I56]+[.G57]-[.H57];&quot;&quot;)">
            <text:p/>
          </table:table-cell>
          <table:table-cell table:number-columns-repeated="2" table:style-name="ce135"/>
          <table:table-cell table:style-name="ce135" table:formula="of:=IF(OR([.J57]&lt;&gt;&quot;&quot;;[.K57]&lt;&gt;&quot;&quot;;[.C57]&lt;&gt;&quot;&quot;);[.L56]+[.J57]-[.K57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58]&lt;&gt;&quot;&quot;;[.E58]&lt;&gt;&quot;&quot;;[.C58]&lt;&gt;&quot;&quot;);[.F57]+[.D58]-[.E58];&quot;&quot;)">
            <text:p/>
          </table:table-cell>
          <table:table-cell table:number-columns-repeated="2" table:style-name="ce133"/>
          <table:table-cell table:style-name="ce133" table:formula="of:=IF(OR([.G58]&lt;&gt;&quot;&quot;;[.H58]&lt;&gt;&quot;&quot;;[.C58]&lt;&gt;&quot;&quot;);[.I57]+[.G58]-[.H58];&quot;&quot;)">
            <text:p/>
          </table:table-cell>
          <table:table-cell table:number-columns-repeated="2" table:style-name="ce135"/>
          <table:table-cell table:style-name="ce135" table:formula="of:=IF(OR([.J58]&lt;&gt;&quot;&quot;;[.K58]&lt;&gt;&quot;&quot;;[.C58]&lt;&gt;&quot;&quot;);[.L57]+[.J58]-[.K58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59]&lt;&gt;&quot;&quot;;[.E59]&lt;&gt;&quot;&quot;;[.C59]&lt;&gt;&quot;&quot;);[.F58]+[.D59]-[.E59];&quot;&quot;)">
            <text:p/>
          </table:table-cell>
          <table:table-cell table:number-columns-repeated="2" table:style-name="ce133"/>
          <table:table-cell table:style-name="ce133" table:formula="of:=IF(OR([.G59]&lt;&gt;&quot;&quot;;[.H59]&lt;&gt;&quot;&quot;;[.C59]&lt;&gt;&quot;&quot;);[.I58]+[.G59]-[.H59];&quot;&quot;)">
            <text:p/>
          </table:table-cell>
          <table:table-cell table:number-columns-repeated="2" table:style-name="ce135"/>
          <table:table-cell table:style-name="ce135" table:formula="of:=IF(OR([.J59]&lt;&gt;&quot;&quot;;[.K59]&lt;&gt;&quot;&quot;;[.C59]&lt;&gt;&quot;&quot;);[.L58]+[.J59]-[.K59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60]&lt;&gt;&quot;&quot;;[.E60]&lt;&gt;&quot;&quot;;[.C60]&lt;&gt;&quot;&quot;);[.F59]+[.D60]-[.E60];&quot;&quot;)">
            <text:p/>
          </table:table-cell>
          <table:table-cell table:number-columns-repeated="2" table:style-name="ce133"/>
          <table:table-cell table:style-name="ce133" table:formula="of:=IF(OR([.G60]&lt;&gt;&quot;&quot;;[.H60]&lt;&gt;&quot;&quot;;[.C60]&lt;&gt;&quot;&quot;);[.I59]+[.G60]-[.H60];&quot;&quot;)">
            <text:p/>
          </table:table-cell>
          <table:table-cell table:number-columns-repeated="2" table:style-name="ce135"/>
          <table:table-cell table:style-name="ce135" table:formula="of:=IF(OR([.J60]&lt;&gt;&quot;&quot;;[.K60]&lt;&gt;&quot;&quot;;[.C60]&lt;&gt;&quot;&quot;);[.L59]+[.J60]-[.K60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61]&lt;&gt;&quot;&quot;;[.E61]&lt;&gt;&quot;&quot;;[.C61]&lt;&gt;&quot;&quot;);[.F60]+[.D61]-[.E61];&quot;&quot;)">
            <text:p/>
          </table:table-cell>
          <table:table-cell table:number-columns-repeated="2" table:style-name="ce133"/>
          <table:table-cell table:style-name="ce133" table:formula="of:=IF(OR([.G61]&lt;&gt;&quot;&quot;;[.H61]&lt;&gt;&quot;&quot;;[.C61]&lt;&gt;&quot;&quot;);[.I60]+[.G61]-[.H61];&quot;&quot;)">
            <text:p/>
          </table:table-cell>
          <table:table-cell table:number-columns-repeated="2" table:style-name="ce135"/>
          <table:table-cell table:style-name="ce135" table:formula="of:=IF(OR([.J61]&lt;&gt;&quot;&quot;;[.K61]&lt;&gt;&quot;&quot;;[.C61]&lt;&gt;&quot;&quot;);[.L60]+[.J61]-[.K61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62]&lt;&gt;&quot;&quot;;[.E62]&lt;&gt;&quot;&quot;;[.C62]&lt;&gt;&quot;&quot;);[.F61]+[.D62]-[.E62];&quot;&quot;)">
            <text:p/>
          </table:table-cell>
          <table:table-cell table:number-columns-repeated="2" table:style-name="ce133"/>
          <table:table-cell table:style-name="ce133" table:formula="of:=IF(OR([.G62]&lt;&gt;&quot;&quot;;[.H62]&lt;&gt;&quot;&quot;;[.C62]&lt;&gt;&quot;&quot;);[.I61]+[.G62]-[.H62];&quot;&quot;)">
            <text:p/>
          </table:table-cell>
          <table:table-cell table:number-columns-repeated="2" table:style-name="ce135"/>
          <table:table-cell table:style-name="ce135" table:formula="of:=IF(OR([.J62]&lt;&gt;&quot;&quot;;[.K62]&lt;&gt;&quot;&quot;;[.C62]&lt;&gt;&quot;&quot;);[.L61]+[.J62]-[.K62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63]&lt;&gt;&quot;&quot;;[.E63]&lt;&gt;&quot;&quot;;[.C63]&lt;&gt;&quot;&quot;);[.F62]+[.D63]-[.E63];&quot;&quot;)">
            <text:p/>
          </table:table-cell>
          <table:table-cell table:number-columns-repeated="2" table:style-name="ce133"/>
          <table:table-cell table:style-name="ce133" table:formula="of:=IF(OR([.G63]&lt;&gt;&quot;&quot;;[.H63]&lt;&gt;&quot;&quot;;[.C63]&lt;&gt;&quot;&quot;);[.I62]+[.G63]-[.H63];&quot;&quot;)">
            <text:p/>
          </table:table-cell>
          <table:table-cell table:number-columns-repeated="2" table:style-name="ce135"/>
          <table:table-cell table:style-name="ce135" table:formula="of:=IF(OR([.J63]&lt;&gt;&quot;&quot;;[.K63]&lt;&gt;&quot;&quot;;[.C63]&lt;&gt;&quot;&quot;);[.L62]+[.J63]-[.K63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64]&lt;&gt;&quot;&quot;;[.E64]&lt;&gt;&quot;&quot;;[.C64]&lt;&gt;&quot;&quot;);[.F63]+[.D64]-[.E64];&quot;&quot;)">
            <text:p/>
          </table:table-cell>
          <table:table-cell table:number-columns-repeated="2" table:style-name="ce133"/>
          <table:table-cell table:style-name="ce133" table:formula="of:=IF(OR([.G64]&lt;&gt;&quot;&quot;;[.H64]&lt;&gt;&quot;&quot;;[.C64]&lt;&gt;&quot;&quot;);[.I63]+[.G64]-[.H64];&quot;&quot;)">
            <text:p/>
          </table:table-cell>
          <table:table-cell table:number-columns-repeated="2" table:style-name="ce135"/>
          <table:table-cell table:style-name="ce135" table:formula="of:=IF(OR([.J64]&lt;&gt;&quot;&quot;;[.K64]&lt;&gt;&quot;&quot;;[.C64]&lt;&gt;&quot;&quot;);[.L63]+[.J64]-[.K64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65]&lt;&gt;&quot;&quot;;[.E65]&lt;&gt;&quot;&quot;;[.C65]&lt;&gt;&quot;&quot;);[.F64]+[.D65]-[.E65];&quot;&quot;)">
            <text:p/>
          </table:table-cell>
          <table:table-cell table:number-columns-repeated="2" table:style-name="ce133"/>
          <table:table-cell table:style-name="ce133" table:formula="of:=IF(OR([.G65]&lt;&gt;&quot;&quot;;[.H65]&lt;&gt;&quot;&quot;;[.C65]&lt;&gt;&quot;&quot;);[.I64]+[.G65]-[.H65];&quot;&quot;)">
            <text:p/>
          </table:table-cell>
          <table:table-cell table:number-columns-repeated="2" table:style-name="ce135"/>
          <table:table-cell table:style-name="ce135" table:formula="of:=IF(OR([.J65]&lt;&gt;&quot;&quot;;[.K65]&lt;&gt;&quot;&quot;;[.C65]&lt;&gt;&quot;&quot;);[.L64]+[.J65]-[.K65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66]&lt;&gt;&quot;&quot;;[.E66]&lt;&gt;&quot;&quot;;[.C66]&lt;&gt;&quot;&quot;);[.F65]+[.D66]-[.E66];&quot;&quot;)">
            <text:p/>
          </table:table-cell>
          <table:table-cell table:number-columns-repeated="2" table:style-name="ce133"/>
          <table:table-cell table:style-name="ce133" table:formula="of:=IF(OR([.G66]&lt;&gt;&quot;&quot;;[.H66]&lt;&gt;&quot;&quot;;[.C66]&lt;&gt;&quot;&quot;);[.I65]+[.G66]-[.H66];&quot;&quot;)">
            <text:p/>
          </table:table-cell>
          <table:table-cell table:number-columns-repeated="2" table:style-name="ce135"/>
          <table:table-cell table:style-name="ce135" table:formula="of:=IF(OR([.J66]&lt;&gt;&quot;&quot;;[.K66]&lt;&gt;&quot;&quot;;[.C66]&lt;&gt;&quot;&quot;);[.L65]+[.J66]-[.K66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67]&lt;&gt;&quot;&quot;;[.E67]&lt;&gt;&quot;&quot;;[.C67]&lt;&gt;&quot;&quot;);[.F66]+[.D67]-[.E67];&quot;&quot;)">
            <text:p/>
          </table:table-cell>
          <table:table-cell table:number-columns-repeated="2" table:style-name="ce133"/>
          <table:table-cell table:style-name="ce133" table:formula="of:=IF(OR([.G67]&lt;&gt;&quot;&quot;;[.H67]&lt;&gt;&quot;&quot;;[.C67]&lt;&gt;&quot;&quot;);[.I66]+[.G67]-[.H67];&quot;&quot;)">
            <text:p/>
          </table:table-cell>
          <table:table-cell table:number-columns-repeated="2" table:style-name="ce135"/>
          <table:table-cell table:style-name="ce135" table:formula="of:=IF(OR([.J67]&lt;&gt;&quot;&quot;;[.K67]&lt;&gt;&quot;&quot;;[.C67]&lt;&gt;&quot;&quot;);[.L66]+[.J67]-[.K67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68]&lt;&gt;&quot;&quot;;[.E68]&lt;&gt;&quot;&quot;;[.C68]&lt;&gt;&quot;&quot;);[.F67]+[.D68]-[.E68];&quot;&quot;)">
            <text:p/>
          </table:table-cell>
          <table:table-cell table:number-columns-repeated="2" table:style-name="ce133"/>
          <table:table-cell table:style-name="ce133" table:formula="of:=IF(OR([.G68]&lt;&gt;&quot;&quot;;[.H68]&lt;&gt;&quot;&quot;;[.C68]&lt;&gt;&quot;&quot;);[.I67]+[.G68]-[.H68];&quot;&quot;)">
            <text:p/>
          </table:table-cell>
          <table:table-cell table:number-columns-repeated="2" table:style-name="ce135"/>
          <table:table-cell table:style-name="ce135" table:formula="of:=IF(OR([.J68]&lt;&gt;&quot;&quot;;[.K68]&lt;&gt;&quot;&quot;;[.C68]&lt;&gt;&quot;&quot;);[.L67]+[.J68]-[.K68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69]&lt;&gt;&quot;&quot;;[.E69]&lt;&gt;&quot;&quot;;[.C69]&lt;&gt;&quot;&quot;);[.F68]+[.D69]-[.E69];&quot;&quot;)">
            <text:p/>
          </table:table-cell>
          <table:table-cell table:number-columns-repeated="2" table:style-name="ce133"/>
          <table:table-cell table:style-name="ce133" table:formula="of:=IF(OR([.G69]&lt;&gt;&quot;&quot;;[.H69]&lt;&gt;&quot;&quot;;[.C69]&lt;&gt;&quot;&quot;);[.I68]+[.G69]-[.H69];&quot;&quot;)">
            <text:p/>
          </table:table-cell>
          <table:table-cell table:number-columns-repeated="2" table:style-name="ce135"/>
          <table:table-cell table:style-name="ce135" table:formula="of:=IF(OR([.J69]&lt;&gt;&quot;&quot;;[.K69]&lt;&gt;&quot;&quot;;[.C69]&lt;&gt;&quot;&quot;);[.L68]+[.J69]-[.K69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70]&lt;&gt;&quot;&quot;;[.E70]&lt;&gt;&quot;&quot;;[.C70]&lt;&gt;&quot;&quot;);[.F69]+[.D70]-[.E70];&quot;&quot;)">
            <text:p/>
          </table:table-cell>
          <table:table-cell table:number-columns-repeated="2" table:style-name="ce133"/>
          <table:table-cell table:style-name="ce133" table:formula="of:=IF(OR([.G70]&lt;&gt;&quot;&quot;;[.H70]&lt;&gt;&quot;&quot;;[.C70]&lt;&gt;&quot;&quot;);[.I69]+[.G70]-[.H70];&quot;&quot;)">
            <text:p/>
          </table:table-cell>
          <table:table-cell table:number-columns-repeated="2" table:style-name="ce135"/>
          <table:table-cell table:style-name="ce135" table:formula="of:=IF(OR([.J70]&lt;&gt;&quot;&quot;;[.K70]&lt;&gt;&quot;&quot;;[.C70]&lt;&gt;&quot;&quot;);[.L69]+[.J70]-[.K70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71]&lt;&gt;&quot;&quot;;[.E71]&lt;&gt;&quot;&quot;;[.C71]&lt;&gt;&quot;&quot;);[.F70]+[.D71]-[.E71];&quot;&quot;)">
            <text:p/>
          </table:table-cell>
          <table:table-cell table:number-columns-repeated="2" table:style-name="ce133"/>
          <table:table-cell table:style-name="ce133" table:formula="of:=IF(OR([.G71]&lt;&gt;&quot;&quot;;[.H71]&lt;&gt;&quot;&quot;;[.C71]&lt;&gt;&quot;&quot;);[.I70]+[.G71]-[.H71];&quot;&quot;)">
            <text:p/>
          </table:table-cell>
          <table:table-cell table:number-columns-repeated="2" table:style-name="ce135"/>
          <table:table-cell table:style-name="ce135" table:formula="of:=IF(OR([.J71]&lt;&gt;&quot;&quot;;[.K71]&lt;&gt;&quot;&quot;;[.C71]&lt;&gt;&quot;&quot;);[.L70]+[.J71]-[.K71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72]&lt;&gt;&quot;&quot;;[.E72]&lt;&gt;&quot;&quot;;[.C72]&lt;&gt;&quot;&quot;);[.F71]+[.D72]-[.E72];&quot;&quot;)">
            <text:p/>
          </table:table-cell>
          <table:table-cell table:number-columns-repeated="2" table:style-name="ce133"/>
          <table:table-cell table:style-name="ce133" table:formula="of:=IF(OR([.G72]&lt;&gt;&quot;&quot;;[.H72]&lt;&gt;&quot;&quot;;[.C72]&lt;&gt;&quot;&quot;);[.I71]+[.G72]-[.H72];&quot;&quot;)">
            <text:p/>
          </table:table-cell>
          <table:table-cell table:number-columns-repeated="2" table:style-name="ce135"/>
          <table:table-cell table:style-name="ce135" table:formula="of:=IF(OR([.J72]&lt;&gt;&quot;&quot;;[.K72]&lt;&gt;&quot;&quot;;[.C72]&lt;&gt;&quot;&quot;);[.L71]+[.J72]-[.K72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73]&lt;&gt;&quot;&quot;;[.E73]&lt;&gt;&quot;&quot;;[.C73]&lt;&gt;&quot;&quot;);[.F72]+[.D73]-[.E73];&quot;&quot;)">
            <text:p/>
          </table:table-cell>
          <table:table-cell table:number-columns-repeated="2" table:style-name="ce133"/>
          <table:table-cell table:style-name="ce133" table:formula="of:=IF(OR([.G73]&lt;&gt;&quot;&quot;;[.H73]&lt;&gt;&quot;&quot;;[.C73]&lt;&gt;&quot;&quot;);[.I72]+[.G73]-[.H73];&quot;&quot;)">
            <text:p/>
          </table:table-cell>
          <table:table-cell table:number-columns-repeated="2" table:style-name="ce135"/>
          <table:table-cell table:style-name="ce135" table:formula="of:=IF(OR([.J73]&lt;&gt;&quot;&quot;;[.K73]&lt;&gt;&quot;&quot;;[.C73]&lt;&gt;&quot;&quot;);[.L72]+[.J73]-[.K73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74]&lt;&gt;&quot;&quot;;[.E74]&lt;&gt;&quot;&quot;;[.C74]&lt;&gt;&quot;&quot;);[.F73]+[.D74]-[.E74];&quot;&quot;)">
            <text:p/>
          </table:table-cell>
          <table:table-cell table:number-columns-repeated="2" table:style-name="ce133"/>
          <table:table-cell table:style-name="ce133" table:formula="of:=IF(OR([.G74]&lt;&gt;&quot;&quot;;[.H74]&lt;&gt;&quot;&quot;;[.C74]&lt;&gt;&quot;&quot;);[.I73]+[.G74]-[.H74];&quot;&quot;)">
            <text:p/>
          </table:table-cell>
          <table:table-cell table:number-columns-repeated="2" table:style-name="ce135"/>
          <table:table-cell table:style-name="ce135" table:formula="of:=IF(OR([.J74]&lt;&gt;&quot;&quot;;[.K74]&lt;&gt;&quot;&quot;;[.C74]&lt;&gt;&quot;&quot;);[.L73]+[.J74]-[.K74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75]&lt;&gt;&quot;&quot;;[.E75]&lt;&gt;&quot;&quot;;[.C75]&lt;&gt;&quot;&quot;);[.F74]+[.D75]-[.E75];&quot;&quot;)">
            <text:p/>
          </table:table-cell>
          <table:table-cell table:number-columns-repeated="2" table:style-name="ce133"/>
          <table:table-cell table:style-name="ce133" table:formula="of:=IF(OR([.G75]&lt;&gt;&quot;&quot;;[.H75]&lt;&gt;&quot;&quot;;[.C75]&lt;&gt;&quot;&quot;);[.I74]+[.G75]-[.H75];&quot;&quot;)">
            <text:p/>
          </table:table-cell>
          <table:table-cell table:number-columns-repeated="2" table:style-name="ce135"/>
          <table:table-cell table:style-name="ce135" table:formula="of:=IF(OR([.J75]&lt;&gt;&quot;&quot;;[.K75]&lt;&gt;&quot;&quot;;[.C75]&lt;&gt;&quot;&quot;);[.L74]+[.J75]-[.K75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76]&lt;&gt;&quot;&quot;;[.E76]&lt;&gt;&quot;&quot;;[.C76]&lt;&gt;&quot;&quot;);[.F75]+[.D76]-[.E76];&quot;&quot;)">
            <text:p/>
          </table:table-cell>
          <table:table-cell table:number-columns-repeated="2" table:style-name="ce133"/>
          <table:table-cell table:style-name="ce133" table:formula="of:=IF(OR([.G76]&lt;&gt;&quot;&quot;;[.H76]&lt;&gt;&quot;&quot;;[.C76]&lt;&gt;&quot;&quot;);[.I75]+[.G76]-[.H76];&quot;&quot;)">
            <text:p/>
          </table:table-cell>
          <table:table-cell table:number-columns-repeated="2" table:style-name="ce135"/>
          <table:table-cell table:style-name="ce135" table:formula="of:=IF(OR([.J76]&lt;&gt;&quot;&quot;;[.K76]&lt;&gt;&quot;&quot;;[.C76]&lt;&gt;&quot;&quot;);[.L75]+[.J76]-[.K76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77]&lt;&gt;&quot;&quot;;[.E77]&lt;&gt;&quot;&quot;;[.C77]&lt;&gt;&quot;&quot;);[.F76]+[.D77]-[.E77];&quot;&quot;)">
            <text:p/>
          </table:table-cell>
          <table:table-cell table:number-columns-repeated="2" table:style-name="ce133"/>
          <table:table-cell table:style-name="ce133" table:formula="of:=IF(OR([.G77]&lt;&gt;&quot;&quot;;[.H77]&lt;&gt;&quot;&quot;;[.C77]&lt;&gt;&quot;&quot;);[.I76]+[.G77]-[.H77];&quot;&quot;)">
            <text:p/>
          </table:table-cell>
          <table:table-cell table:number-columns-repeated="2" table:style-name="ce135"/>
          <table:table-cell table:style-name="ce135" table:formula="of:=IF(OR([.J77]&lt;&gt;&quot;&quot;;[.K77]&lt;&gt;&quot;&quot;;[.C77]&lt;&gt;&quot;&quot;);[.L76]+[.J77]-[.K77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78]&lt;&gt;&quot;&quot;;[.E78]&lt;&gt;&quot;&quot;;[.C78]&lt;&gt;&quot;&quot;);[.F77]+[.D78]-[.E78];&quot;&quot;)">
            <text:p/>
          </table:table-cell>
          <table:table-cell table:number-columns-repeated="2" table:style-name="ce133"/>
          <table:table-cell table:style-name="ce133" table:formula="of:=IF(OR([.G78]&lt;&gt;&quot;&quot;;[.H78]&lt;&gt;&quot;&quot;;[.C78]&lt;&gt;&quot;&quot;);[.I77]+[.G78]-[.H78];&quot;&quot;)">
            <text:p/>
          </table:table-cell>
          <table:table-cell table:number-columns-repeated="2" table:style-name="ce135"/>
          <table:table-cell table:style-name="ce135" table:formula="of:=IF(OR([.J78]&lt;&gt;&quot;&quot;;[.K78]&lt;&gt;&quot;&quot;;[.C78]&lt;&gt;&quot;&quot;);[.L77]+[.J78]-[.K78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79]&lt;&gt;&quot;&quot;;[.E79]&lt;&gt;&quot;&quot;;[.C79]&lt;&gt;&quot;&quot;);[.F78]+[.D79]-[.E79];&quot;&quot;)">
            <text:p/>
          </table:table-cell>
          <table:table-cell table:number-columns-repeated="2" table:style-name="ce133"/>
          <table:table-cell table:style-name="ce133" table:formula="of:=IF(OR([.G79]&lt;&gt;&quot;&quot;;[.H79]&lt;&gt;&quot;&quot;;[.C79]&lt;&gt;&quot;&quot;);[.I78]+[.G79]-[.H79];&quot;&quot;)">
            <text:p/>
          </table:table-cell>
          <table:table-cell table:number-columns-repeated="2" table:style-name="ce135"/>
          <table:table-cell table:style-name="ce135" table:formula="of:=IF(OR([.J79]&lt;&gt;&quot;&quot;;[.K79]&lt;&gt;&quot;&quot;;[.C79]&lt;&gt;&quot;&quot;);[.L78]+[.J79]-[.K79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80]&lt;&gt;&quot;&quot;;[.E80]&lt;&gt;&quot;&quot;;[.C80]&lt;&gt;&quot;&quot;);[.F79]+[.D80]-[.E80];&quot;&quot;)">
            <text:p/>
          </table:table-cell>
          <table:table-cell table:number-columns-repeated="2" table:style-name="ce133"/>
          <table:table-cell table:style-name="ce133" table:formula="of:=IF(OR([.G80]&lt;&gt;&quot;&quot;;[.H80]&lt;&gt;&quot;&quot;;[.C80]&lt;&gt;&quot;&quot;);[.I79]+[.G80]-[.H80];&quot;&quot;)">
            <text:p/>
          </table:table-cell>
          <table:table-cell table:number-columns-repeated="2" table:style-name="ce135"/>
          <table:table-cell table:style-name="ce135" table:formula="of:=IF(OR([.J80]&lt;&gt;&quot;&quot;;[.K80]&lt;&gt;&quot;&quot;;[.C80]&lt;&gt;&quot;&quot;);[.L79]+[.J80]-[.K80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81]&lt;&gt;&quot;&quot;;[.E81]&lt;&gt;&quot;&quot;;[.C81]&lt;&gt;&quot;&quot;);[.F80]+[.D81]-[.E81];&quot;&quot;)">
            <text:p/>
          </table:table-cell>
          <table:table-cell table:number-columns-repeated="2" table:style-name="ce133"/>
          <table:table-cell table:style-name="ce133" table:formula="of:=IF(OR([.G81]&lt;&gt;&quot;&quot;;[.H81]&lt;&gt;&quot;&quot;;[.C81]&lt;&gt;&quot;&quot;);[.I80]+[.G81]-[.H81];&quot;&quot;)">
            <text:p/>
          </table:table-cell>
          <table:table-cell table:number-columns-repeated="2" table:style-name="ce135"/>
          <table:table-cell table:style-name="ce135" table:formula="of:=IF(OR([.J81]&lt;&gt;&quot;&quot;;[.K81]&lt;&gt;&quot;&quot;;[.C81]&lt;&gt;&quot;&quot;);[.L80]+[.J81]-[.K81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82]&lt;&gt;&quot;&quot;;[.E82]&lt;&gt;&quot;&quot;;[.C82]&lt;&gt;&quot;&quot;);[.F81]+[.D82]-[.E82];&quot;&quot;)">
            <text:p/>
          </table:table-cell>
          <table:table-cell table:number-columns-repeated="2" table:style-name="ce133"/>
          <table:table-cell table:style-name="ce133" table:formula="of:=IF(OR([.G82]&lt;&gt;&quot;&quot;;[.H82]&lt;&gt;&quot;&quot;;[.C82]&lt;&gt;&quot;&quot;);[.I81]+[.G82]-[.H82];&quot;&quot;)">
            <text:p/>
          </table:table-cell>
          <table:table-cell table:number-columns-repeated="2" table:style-name="ce135"/>
          <table:table-cell table:style-name="ce135" table:formula="of:=IF(OR([.J82]&lt;&gt;&quot;&quot;;[.K82]&lt;&gt;&quot;&quot;;[.C82]&lt;&gt;&quot;&quot;);[.L81]+[.J82]-[.K82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83]&lt;&gt;&quot;&quot;;[.E83]&lt;&gt;&quot;&quot;;[.C83]&lt;&gt;&quot;&quot;);[.F82]+[.D83]-[.E83];&quot;&quot;)">
            <text:p/>
          </table:table-cell>
          <table:table-cell table:number-columns-repeated="2" table:style-name="ce133"/>
          <table:table-cell table:style-name="ce133" table:formula="of:=IF(OR([.G83]&lt;&gt;&quot;&quot;;[.H83]&lt;&gt;&quot;&quot;;[.C83]&lt;&gt;&quot;&quot;);[.I82]+[.G83]-[.H83];&quot;&quot;)">
            <text:p/>
          </table:table-cell>
          <table:table-cell table:number-columns-repeated="2" table:style-name="ce135"/>
          <table:table-cell table:style-name="ce135" table:formula="of:=IF(OR([.J83]&lt;&gt;&quot;&quot;;[.K83]&lt;&gt;&quot;&quot;;[.C83]&lt;&gt;&quot;&quot;);[.L82]+[.J83]-[.K83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84]&lt;&gt;&quot;&quot;;[.E84]&lt;&gt;&quot;&quot;;[.C84]&lt;&gt;&quot;&quot;);[.F83]+[.D84]-[.E84];&quot;&quot;)">
            <text:p/>
          </table:table-cell>
          <table:table-cell table:number-columns-repeated="2" table:style-name="ce133"/>
          <table:table-cell table:style-name="ce133" table:formula="of:=IF(OR([.G84]&lt;&gt;&quot;&quot;;[.H84]&lt;&gt;&quot;&quot;;[.C84]&lt;&gt;&quot;&quot;);[.I83]+[.G84]-[.H84];&quot;&quot;)">
            <text:p/>
          </table:table-cell>
          <table:table-cell table:number-columns-repeated="2" table:style-name="ce135"/>
          <table:table-cell table:style-name="ce135" table:formula="of:=IF(OR([.J84]&lt;&gt;&quot;&quot;;[.K84]&lt;&gt;&quot;&quot;;[.C84]&lt;&gt;&quot;&quot;);[.L83]+[.J84]-[.K84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85]&lt;&gt;&quot;&quot;;[.E85]&lt;&gt;&quot;&quot;;[.C85]&lt;&gt;&quot;&quot;);[.F84]+[.D85]-[.E85];&quot;&quot;)">
            <text:p/>
          </table:table-cell>
          <table:table-cell table:number-columns-repeated="2" table:style-name="ce133"/>
          <table:table-cell table:style-name="ce133" table:formula="of:=IF(OR([.G85]&lt;&gt;&quot;&quot;;[.H85]&lt;&gt;&quot;&quot;;[.C85]&lt;&gt;&quot;&quot;);[.I84]+[.G85]-[.H85];&quot;&quot;)">
            <text:p/>
          </table:table-cell>
          <table:table-cell table:number-columns-repeated="2" table:style-name="ce135"/>
          <table:table-cell table:style-name="ce135" table:formula="of:=IF(OR([.J85]&lt;&gt;&quot;&quot;;[.K85]&lt;&gt;&quot;&quot;;[.C85]&lt;&gt;&quot;&quot;);[.L84]+[.J85]-[.K85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86]&lt;&gt;&quot;&quot;;[.E86]&lt;&gt;&quot;&quot;;[.C86]&lt;&gt;&quot;&quot;);[.F85]+[.D86]-[.E86];&quot;&quot;)">
            <text:p/>
          </table:table-cell>
          <table:table-cell table:number-columns-repeated="2" table:style-name="ce133"/>
          <table:table-cell table:style-name="ce133" table:formula="of:=IF(OR([.G86]&lt;&gt;&quot;&quot;;[.H86]&lt;&gt;&quot;&quot;;[.C86]&lt;&gt;&quot;&quot;);[.I85]+[.G86]-[.H86];&quot;&quot;)">
            <text:p/>
          </table:table-cell>
          <table:table-cell table:number-columns-repeated="2" table:style-name="ce135"/>
          <table:table-cell table:style-name="ce135" table:formula="of:=IF(OR([.J86]&lt;&gt;&quot;&quot;;[.K86]&lt;&gt;&quot;&quot;;[.C86]&lt;&gt;&quot;&quot;);[.L85]+[.J86]-[.K86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87]&lt;&gt;&quot;&quot;;[.E87]&lt;&gt;&quot;&quot;;[.C87]&lt;&gt;&quot;&quot;);[.F86]+[.D87]-[.E87];&quot;&quot;)">
            <text:p/>
          </table:table-cell>
          <table:table-cell table:number-columns-repeated="2" table:style-name="ce133"/>
          <table:table-cell table:style-name="ce133" table:formula="of:=IF(OR([.G87]&lt;&gt;&quot;&quot;;[.H87]&lt;&gt;&quot;&quot;;[.C87]&lt;&gt;&quot;&quot;);[.I86]+[.G87]-[.H87];&quot;&quot;)">
            <text:p/>
          </table:table-cell>
          <table:table-cell table:number-columns-repeated="2" table:style-name="ce135"/>
          <table:table-cell table:style-name="ce135" table:formula="of:=IF(OR([.J87]&lt;&gt;&quot;&quot;;[.K87]&lt;&gt;&quot;&quot;;[.C87]&lt;&gt;&quot;&quot;);[.L86]+[.J87]-[.K87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88]&lt;&gt;&quot;&quot;;[.E88]&lt;&gt;&quot;&quot;;[.C88]&lt;&gt;&quot;&quot;);[.F87]+[.D88]-[.E88];&quot;&quot;)">
            <text:p/>
          </table:table-cell>
          <table:table-cell table:number-columns-repeated="2" table:style-name="ce133"/>
          <table:table-cell table:style-name="ce133" table:formula="of:=IF(OR([.G88]&lt;&gt;&quot;&quot;;[.H88]&lt;&gt;&quot;&quot;;[.C88]&lt;&gt;&quot;&quot;);[.I87]+[.G88]-[.H88];&quot;&quot;)">
            <text:p/>
          </table:table-cell>
          <table:table-cell table:number-columns-repeated="2" table:style-name="ce135"/>
          <table:table-cell table:style-name="ce135" table:formula="of:=IF(OR([.J88]&lt;&gt;&quot;&quot;;[.K88]&lt;&gt;&quot;&quot;;[.C88]&lt;&gt;&quot;&quot;);[.L87]+[.J88]-[.K88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89]&lt;&gt;&quot;&quot;;[.E89]&lt;&gt;&quot;&quot;;[.C89]&lt;&gt;&quot;&quot;);[.F88]+[.D89]-[.E89];&quot;&quot;)">
            <text:p/>
          </table:table-cell>
          <table:table-cell table:number-columns-repeated="2" table:style-name="ce133"/>
          <table:table-cell table:style-name="ce133" table:formula="of:=IF(OR([.G89]&lt;&gt;&quot;&quot;;[.H89]&lt;&gt;&quot;&quot;;[.C89]&lt;&gt;&quot;&quot;);[.I88]+[.G89]-[.H89];&quot;&quot;)">
            <text:p/>
          </table:table-cell>
          <table:table-cell table:number-columns-repeated="2" table:style-name="ce135"/>
          <table:table-cell table:style-name="ce135" table:formula="of:=IF(OR([.J89]&lt;&gt;&quot;&quot;;[.K89]&lt;&gt;&quot;&quot;;[.C89]&lt;&gt;&quot;&quot;);[.L88]+[.J89]-[.K89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90]&lt;&gt;&quot;&quot;;[.E90]&lt;&gt;&quot;&quot;;[.C90]&lt;&gt;&quot;&quot;);[.F89]+[.D90]-[.E90];&quot;&quot;)">
            <text:p/>
          </table:table-cell>
          <table:table-cell table:number-columns-repeated="2" table:style-name="ce133"/>
          <table:table-cell table:style-name="ce133" table:formula="of:=IF(OR([.G90]&lt;&gt;&quot;&quot;;[.H90]&lt;&gt;&quot;&quot;;[.C90]&lt;&gt;&quot;&quot;);[.I89]+[.G90]-[.H90];&quot;&quot;)">
            <text:p/>
          </table:table-cell>
          <table:table-cell table:number-columns-repeated="2" table:style-name="ce135"/>
          <table:table-cell table:style-name="ce135" table:formula="of:=IF(OR([.J90]&lt;&gt;&quot;&quot;;[.K90]&lt;&gt;&quot;&quot;;[.C90]&lt;&gt;&quot;&quot;);[.L89]+[.J90]-[.K90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91]&lt;&gt;&quot;&quot;;[.E91]&lt;&gt;&quot;&quot;;[.C91]&lt;&gt;&quot;&quot;);[.F90]+[.D91]-[.E91];&quot;&quot;)">
            <text:p/>
          </table:table-cell>
          <table:table-cell table:number-columns-repeated="2" table:style-name="ce133"/>
          <table:table-cell table:style-name="ce133" table:formula="of:=IF(OR([.G91]&lt;&gt;&quot;&quot;;[.H91]&lt;&gt;&quot;&quot;;[.C91]&lt;&gt;&quot;&quot;);[.I90]+[.G91]-[.H91];&quot;&quot;)">
            <text:p/>
          </table:table-cell>
          <table:table-cell table:number-columns-repeated="2" table:style-name="ce135"/>
          <table:table-cell table:style-name="ce135" table:formula="of:=IF(OR([.J91]&lt;&gt;&quot;&quot;;[.K91]&lt;&gt;&quot;&quot;;[.C91]&lt;&gt;&quot;&quot;);[.L90]+[.J91]-[.K91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92]&lt;&gt;&quot;&quot;;[.E92]&lt;&gt;&quot;&quot;;[.C92]&lt;&gt;&quot;&quot;);[.F91]+[.D92]-[.E92];&quot;&quot;)">
            <text:p/>
          </table:table-cell>
          <table:table-cell table:number-columns-repeated="2" table:style-name="ce133"/>
          <table:table-cell table:style-name="ce133" table:formula="of:=IF(OR([.G92]&lt;&gt;&quot;&quot;;[.H92]&lt;&gt;&quot;&quot;;[.C92]&lt;&gt;&quot;&quot;);[.I91]+[.G92]-[.H92];&quot;&quot;)">
            <text:p/>
          </table:table-cell>
          <table:table-cell table:number-columns-repeated="2" table:style-name="ce135"/>
          <table:table-cell table:style-name="ce135" table:formula="of:=IF(OR([.J92]&lt;&gt;&quot;&quot;;[.K92]&lt;&gt;&quot;&quot;;[.C92]&lt;&gt;&quot;&quot;);[.L91]+[.J92]-[.K92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93]&lt;&gt;&quot;&quot;;[.E93]&lt;&gt;&quot;&quot;;[.C93]&lt;&gt;&quot;&quot;);[.F92]+[.D93]-[.E93];&quot;&quot;)">
            <text:p/>
          </table:table-cell>
          <table:table-cell table:number-columns-repeated="2" table:style-name="ce133"/>
          <table:table-cell table:style-name="ce133" table:formula="of:=IF(OR([.G93]&lt;&gt;&quot;&quot;;[.H93]&lt;&gt;&quot;&quot;;[.C93]&lt;&gt;&quot;&quot;);[.I92]+[.G93]-[.H93];&quot;&quot;)">
            <text:p/>
          </table:table-cell>
          <table:table-cell table:number-columns-repeated="2" table:style-name="ce135"/>
          <table:table-cell table:style-name="ce135" table:formula="of:=IF(OR([.J93]&lt;&gt;&quot;&quot;;[.K93]&lt;&gt;&quot;&quot;;[.C93]&lt;&gt;&quot;&quot;);[.L92]+[.J93]-[.K93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94]&lt;&gt;&quot;&quot;;[.E94]&lt;&gt;&quot;&quot;;[.C94]&lt;&gt;&quot;&quot;);[.F93]+[.D94]-[.E94];&quot;&quot;)">
            <text:p/>
          </table:table-cell>
          <table:table-cell table:number-columns-repeated="2" table:style-name="ce133"/>
          <table:table-cell table:style-name="ce133" table:formula="of:=IF(OR([.G94]&lt;&gt;&quot;&quot;;[.H94]&lt;&gt;&quot;&quot;;[.C94]&lt;&gt;&quot;&quot;);[.I93]+[.G94]-[.H94];&quot;&quot;)">
            <text:p/>
          </table:table-cell>
          <table:table-cell table:number-columns-repeated="2" table:style-name="ce135"/>
          <table:table-cell table:style-name="ce135" table:formula="of:=IF(OR([.J94]&lt;&gt;&quot;&quot;;[.K94]&lt;&gt;&quot;&quot;;[.C94]&lt;&gt;&quot;&quot;);[.L93]+[.J94]-[.K94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95]&lt;&gt;&quot;&quot;;[.E95]&lt;&gt;&quot;&quot;;[.C95]&lt;&gt;&quot;&quot;);[.F94]+[.D95]-[.E95];&quot;&quot;)">
            <text:p/>
          </table:table-cell>
          <table:table-cell table:number-columns-repeated="2" table:style-name="ce133"/>
          <table:table-cell table:style-name="ce133" table:formula="of:=IF(OR([.G95]&lt;&gt;&quot;&quot;;[.H95]&lt;&gt;&quot;&quot;;[.C95]&lt;&gt;&quot;&quot;);[.I94]+[.G95]-[.H95];&quot;&quot;)">
            <text:p/>
          </table:table-cell>
          <table:table-cell table:number-columns-repeated="2" table:style-name="ce135"/>
          <table:table-cell table:style-name="ce135" table:formula="of:=IF(OR([.J95]&lt;&gt;&quot;&quot;;[.K95]&lt;&gt;&quot;&quot;;[.C95]&lt;&gt;&quot;&quot;);[.L94]+[.J95]-[.K95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96]&lt;&gt;&quot;&quot;;[.E96]&lt;&gt;&quot;&quot;;[.C96]&lt;&gt;&quot;&quot;);[.F95]+[.D96]-[.E96];&quot;&quot;)">
            <text:p/>
          </table:table-cell>
          <table:table-cell table:number-columns-repeated="2" table:style-name="ce133"/>
          <table:table-cell table:style-name="ce133" table:formula="of:=IF(OR([.G96]&lt;&gt;&quot;&quot;;[.H96]&lt;&gt;&quot;&quot;;[.C96]&lt;&gt;&quot;&quot;);[.I95]+[.G96]-[.H96];&quot;&quot;)">
            <text:p/>
          </table:table-cell>
          <table:table-cell table:number-columns-repeated="2" table:style-name="ce135"/>
          <table:table-cell table:style-name="ce135" table:formula="of:=IF(OR([.J96]&lt;&gt;&quot;&quot;;[.K96]&lt;&gt;&quot;&quot;;[.C96]&lt;&gt;&quot;&quot;);[.L95]+[.J96]-[.K96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97]&lt;&gt;&quot;&quot;;[.E97]&lt;&gt;&quot;&quot;;[.C97]&lt;&gt;&quot;&quot;);[.F96]+[.D97]-[.E97];&quot;&quot;)">
            <text:p/>
          </table:table-cell>
          <table:table-cell table:number-columns-repeated="2" table:style-name="ce133"/>
          <table:table-cell table:style-name="ce133" table:formula="of:=IF(OR([.G97]&lt;&gt;&quot;&quot;;[.H97]&lt;&gt;&quot;&quot;;[.C97]&lt;&gt;&quot;&quot;);[.I96]+[.G97]-[.H97];&quot;&quot;)">
            <text:p/>
          </table:table-cell>
          <table:table-cell table:number-columns-repeated="2" table:style-name="ce135"/>
          <table:table-cell table:style-name="ce135" table:formula="of:=IF(OR([.J97]&lt;&gt;&quot;&quot;;[.K97]&lt;&gt;&quot;&quot;;[.C97]&lt;&gt;&quot;&quot;);[.L96]+[.J97]-[.K97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98]&lt;&gt;&quot;&quot;;[.E98]&lt;&gt;&quot;&quot;;[.C98]&lt;&gt;&quot;&quot;);[.F97]+[.D98]-[.E98];&quot;&quot;)">
            <text:p/>
          </table:table-cell>
          <table:table-cell table:number-columns-repeated="2" table:style-name="ce133"/>
          <table:table-cell table:style-name="ce133" table:formula="of:=IF(OR([.G98]&lt;&gt;&quot;&quot;;[.H98]&lt;&gt;&quot;&quot;;[.C98]&lt;&gt;&quot;&quot;);[.I97]+[.G98]-[.H98];&quot;&quot;)">
            <text:p/>
          </table:table-cell>
          <table:table-cell table:number-columns-repeated="2" table:style-name="ce135"/>
          <table:table-cell table:style-name="ce135" table:formula="of:=IF(OR([.J98]&lt;&gt;&quot;&quot;;[.K98]&lt;&gt;&quot;&quot;;[.C98]&lt;&gt;&quot;&quot;);[.L97]+[.J98]-[.K98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99]&lt;&gt;&quot;&quot;;[.E99]&lt;&gt;&quot;&quot;;[.C99]&lt;&gt;&quot;&quot;);[.F98]+[.D99]-[.E99];&quot;&quot;)">
            <text:p/>
          </table:table-cell>
          <table:table-cell table:number-columns-repeated="2" table:style-name="ce133"/>
          <table:table-cell table:style-name="ce133" table:formula="of:=IF(OR([.G99]&lt;&gt;&quot;&quot;;[.H99]&lt;&gt;&quot;&quot;;[.C99]&lt;&gt;&quot;&quot;);[.I98]+[.G99]-[.H99];&quot;&quot;)">
            <text:p/>
          </table:table-cell>
          <table:table-cell table:number-columns-repeated="2" table:style-name="ce135"/>
          <table:table-cell table:style-name="ce135" table:formula="of:=IF(OR([.J99]&lt;&gt;&quot;&quot;;[.K99]&lt;&gt;&quot;&quot;;[.C99]&lt;&gt;&quot;&quot;);[.L98]+[.J99]-[.K99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00]&lt;&gt;&quot;&quot;;[.E100]&lt;&gt;&quot;&quot;;[.C100]&lt;&gt;&quot;&quot;);[.F99]+[.D100]-[.E100];&quot;&quot;)">
            <text:p/>
          </table:table-cell>
          <table:table-cell table:number-columns-repeated="2" table:style-name="ce133"/>
          <table:table-cell table:style-name="ce133" table:formula="of:=IF(OR([.G100]&lt;&gt;&quot;&quot;;[.H100]&lt;&gt;&quot;&quot;;[.C100]&lt;&gt;&quot;&quot;);[.I99]+[.G100]-[.H100];&quot;&quot;)">
            <text:p/>
          </table:table-cell>
          <table:table-cell table:number-columns-repeated="2" table:style-name="ce135"/>
          <table:table-cell table:style-name="ce135" table:formula="of:=IF(OR([.J100]&lt;&gt;&quot;&quot;;[.K100]&lt;&gt;&quot;&quot;;[.C100]&lt;&gt;&quot;&quot;);[.L99]+[.J100]-[.K100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01]&lt;&gt;&quot;&quot;;[.E101]&lt;&gt;&quot;&quot;;[.C101]&lt;&gt;&quot;&quot;);[.F100]+[.D101]-[.E101];&quot;&quot;)">
            <text:p/>
          </table:table-cell>
          <table:table-cell table:number-columns-repeated="2" table:style-name="ce133"/>
          <table:table-cell table:style-name="ce133" table:formula="of:=IF(OR([.G101]&lt;&gt;&quot;&quot;;[.H101]&lt;&gt;&quot;&quot;;[.C101]&lt;&gt;&quot;&quot;);[.I100]+[.G101]-[.H101];&quot;&quot;)">
            <text:p/>
          </table:table-cell>
          <table:table-cell table:number-columns-repeated="2" table:style-name="ce135"/>
          <table:table-cell table:style-name="ce135" table:formula="of:=IF(OR([.J101]&lt;&gt;&quot;&quot;;[.K101]&lt;&gt;&quot;&quot;;[.C101]&lt;&gt;&quot;&quot;);[.L100]+[.J101]-[.K101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02]&lt;&gt;&quot;&quot;;[.E102]&lt;&gt;&quot;&quot;;[.C102]&lt;&gt;&quot;&quot;);[.F101]+[.D102]-[.E102];&quot;&quot;)">
            <text:p/>
          </table:table-cell>
          <table:table-cell table:number-columns-repeated="2" table:style-name="ce133"/>
          <table:table-cell table:style-name="ce133" table:formula="of:=IF(OR([.G102]&lt;&gt;&quot;&quot;;[.H102]&lt;&gt;&quot;&quot;;[.C102]&lt;&gt;&quot;&quot;);[.I101]+[.G102]-[.H102];&quot;&quot;)">
            <text:p/>
          </table:table-cell>
          <table:table-cell table:number-columns-repeated="2" table:style-name="ce135"/>
          <table:table-cell table:style-name="ce135" table:formula="of:=IF(OR([.J102]&lt;&gt;&quot;&quot;;[.K102]&lt;&gt;&quot;&quot;;[.C102]&lt;&gt;&quot;&quot;);[.L101]+[.J102]-[.K102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03]&lt;&gt;&quot;&quot;;[.E103]&lt;&gt;&quot;&quot;;[.C103]&lt;&gt;&quot;&quot;);[.F102]+[.D103]-[.E103];&quot;&quot;)">
            <text:p/>
          </table:table-cell>
          <table:table-cell table:number-columns-repeated="2" table:style-name="ce133"/>
          <table:table-cell table:style-name="ce133" table:formula="of:=IF(OR([.G103]&lt;&gt;&quot;&quot;;[.H103]&lt;&gt;&quot;&quot;;[.C103]&lt;&gt;&quot;&quot;);[.I102]+[.G103]-[.H103];&quot;&quot;)">
            <text:p/>
          </table:table-cell>
          <table:table-cell table:number-columns-repeated="2" table:style-name="ce135"/>
          <table:table-cell table:style-name="ce135" table:formula="of:=IF(OR([.J103]&lt;&gt;&quot;&quot;;[.K103]&lt;&gt;&quot;&quot;;[.C103]&lt;&gt;&quot;&quot;);[.L102]+[.J103]-[.K103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04]&lt;&gt;&quot;&quot;;[.E104]&lt;&gt;&quot;&quot;;[.C104]&lt;&gt;&quot;&quot;);[.F103]+[.D104]-[.E104];&quot;&quot;)">
            <text:p/>
          </table:table-cell>
          <table:table-cell table:number-columns-repeated="2" table:style-name="ce133"/>
          <table:table-cell table:style-name="ce133" table:formula="of:=IF(OR([.G104]&lt;&gt;&quot;&quot;;[.H104]&lt;&gt;&quot;&quot;;[.C104]&lt;&gt;&quot;&quot;);[.I103]+[.G104]-[.H104];&quot;&quot;)">
            <text:p/>
          </table:table-cell>
          <table:table-cell table:number-columns-repeated="2" table:style-name="ce135"/>
          <table:table-cell table:style-name="ce135" table:formula="of:=IF(OR([.J104]&lt;&gt;&quot;&quot;;[.K104]&lt;&gt;&quot;&quot;;[.C104]&lt;&gt;&quot;&quot;);[.L103]+[.J104]-[.K104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05]&lt;&gt;&quot;&quot;;[.E105]&lt;&gt;&quot;&quot;;[.C105]&lt;&gt;&quot;&quot;);[.F104]+[.D105]-[.E105];&quot;&quot;)">
            <text:p/>
          </table:table-cell>
          <table:table-cell table:number-columns-repeated="2" table:style-name="ce133"/>
          <table:table-cell table:style-name="ce133" table:formula="of:=IF(OR([.G105]&lt;&gt;&quot;&quot;;[.H105]&lt;&gt;&quot;&quot;;[.C105]&lt;&gt;&quot;&quot;);[.I104]+[.G105]-[.H105];&quot;&quot;)">
            <text:p/>
          </table:table-cell>
          <table:table-cell table:number-columns-repeated="2" table:style-name="ce135"/>
          <table:table-cell table:style-name="ce135" table:formula="of:=IF(OR([.J105]&lt;&gt;&quot;&quot;;[.K105]&lt;&gt;&quot;&quot;;[.C105]&lt;&gt;&quot;&quot;);[.L104]+[.J105]-[.K105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06]&lt;&gt;&quot;&quot;;[.E106]&lt;&gt;&quot;&quot;;[.C106]&lt;&gt;&quot;&quot;);[.F105]+[.D106]-[.E106];&quot;&quot;)">
            <text:p/>
          </table:table-cell>
          <table:table-cell table:number-columns-repeated="2" table:style-name="ce133"/>
          <table:table-cell table:style-name="ce133" table:formula="of:=IF(OR([.G106]&lt;&gt;&quot;&quot;;[.H106]&lt;&gt;&quot;&quot;;[.C106]&lt;&gt;&quot;&quot;);[.I105]+[.G106]-[.H106];&quot;&quot;)">
            <text:p/>
          </table:table-cell>
          <table:table-cell table:number-columns-repeated="2" table:style-name="ce135"/>
          <table:table-cell table:style-name="ce135" table:formula="of:=IF(OR([.J106]&lt;&gt;&quot;&quot;;[.K106]&lt;&gt;&quot;&quot;;[.C106]&lt;&gt;&quot;&quot;);[.L105]+[.J106]-[.K106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07]&lt;&gt;&quot;&quot;;[.E107]&lt;&gt;&quot;&quot;;[.C107]&lt;&gt;&quot;&quot;);[.F106]+[.D107]-[.E107];&quot;&quot;)">
            <text:p/>
          </table:table-cell>
          <table:table-cell table:number-columns-repeated="2" table:style-name="ce133"/>
          <table:table-cell table:style-name="ce133" table:formula="of:=IF(OR([.G107]&lt;&gt;&quot;&quot;;[.H107]&lt;&gt;&quot;&quot;;[.C107]&lt;&gt;&quot;&quot;);[.I106]+[.G107]-[.H107];&quot;&quot;)">
            <text:p/>
          </table:table-cell>
          <table:table-cell table:number-columns-repeated="2" table:style-name="ce135"/>
          <table:table-cell table:style-name="ce135" table:formula="of:=IF(OR([.J107]&lt;&gt;&quot;&quot;;[.K107]&lt;&gt;&quot;&quot;;[.C107]&lt;&gt;&quot;&quot;);[.L106]+[.J107]-[.K107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08]&lt;&gt;&quot;&quot;;[.E108]&lt;&gt;&quot;&quot;;[.C108]&lt;&gt;&quot;&quot;);[.F107]+[.D108]-[.E108];&quot;&quot;)">
            <text:p/>
          </table:table-cell>
          <table:table-cell table:number-columns-repeated="2" table:style-name="ce133"/>
          <table:table-cell table:style-name="ce133" table:formula="of:=IF(OR([.G108]&lt;&gt;&quot;&quot;;[.H108]&lt;&gt;&quot;&quot;;[.C108]&lt;&gt;&quot;&quot;);[.I107]+[.G108]-[.H108];&quot;&quot;)">
            <text:p/>
          </table:table-cell>
          <table:table-cell table:number-columns-repeated="2" table:style-name="ce135"/>
          <table:table-cell table:style-name="ce135" table:formula="of:=IF(OR([.J108]&lt;&gt;&quot;&quot;;[.K108]&lt;&gt;&quot;&quot;;[.C108]&lt;&gt;&quot;&quot;);[.L107]+[.J108]-[.K108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09]&lt;&gt;&quot;&quot;;[.E109]&lt;&gt;&quot;&quot;;[.C109]&lt;&gt;&quot;&quot;);[.F108]+[.D109]-[.E109];&quot;&quot;)">
            <text:p/>
          </table:table-cell>
          <table:table-cell table:number-columns-repeated="2" table:style-name="ce133"/>
          <table:table-cell table:style-name="ce133" table:formula="of:=IF(OR([.G109]&lt;&gt;&quot;&quot;;[.H109]&lt;&gt;&quot;&quot;;[.C109]&lt;&gt;&quot;&quot;);[.I108]+[.G109]-[.H109];&quot;&quot;)">
            <text:p/>
          </table:table-cell>
          <table:table-cell table:number-columns-repeated="2" table:style-name="ce135"/>
          <table:table-cell table:style-name="ce135" table:formula="of:=IF(OR([.J109]&lt;&gt;&quot;&quot;;[.K109]&lt;&gt;&quot;&quot;;[.C109]&lt;&gt;&quot;&quot;);[.L108]+[.J109]-[.K109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10]&lt;&gt;&quot;&quot;;[.E110]&lt;&gt;&quot;&quot;;[.C110]&lt;&gt;&quot;&quot;);[.F109]+[.D110]-[.E110];&quot;&quot;)">
            <text:p/>
          </table:table-cell>
          <table:table-cell table:number-columns-repeated="2" table:style-name="ce133"/>
          <table:table-cell table:style-name="ce133" table:formula="of:=IF(OR([.G110]&lt;&gt;&quot;&quot;;[.H110]&lt;&gt;&quot;&quot;;[.C110]&lt;&gt;&quot;&quot;);[.I109]+[.G110]-[.H110];&quot;&quot;)">
            <text:p/>
          </table:table-cell>
          <table:table-cell table:number-columns-repeated="2" table:style-name="ce135"/>
          <table:table-cell table:style-name="ce135" table:formula="of:=IF(OR([.J110]&lt;&gt;&quot;&quot;;[.K110]&lt;&gt;&quot;&quot;;[.C110]&lt;&gt;&quot;&quot;);[.L109]+[.J110]-[.K110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11]&lt;&gt;&quot;&quot;;[.E111]&lt;&gt;&quot;&quot;;[.C111]&lt;&gt;&quot;&quot;);[.F110]+[.D111]-[.E111];&quot;&quot;)">
            <text:p/>
          </table:table-cell>
          <table:table-cell table:number-columns-repeated="2" table:style-name="ce133"/>
          <table:table-cell table:style-name="ce133" table:formula="of:=IF(OR([.G111]&lt;&gt;&quot;&quot;;[.H111]&lt;&gt;&quot;&quot;;[.C111]&lt;&gt;&quot;&quot;);[.I110]+[.G111]-[.H111];&quot;&quot;)">
            <text:p/>
          </table:table-cell>
          <table:table-cell table:number-columns-repeated="2" table:style-name="ce135"/>
          <table:table-cell table:style-name="ce135" table:formula="of:=IF(OR([.J111]&lt;&gt;&quot;&quot;;[.K111]&lt;&gt;&quot;&quot;;[.C111]&lt;&gt;&quot;&quot;);[.L110]+[.J111]-[.K111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12]&lt;&gt;&quot;&quot;;[.E112]&lt;&gt;&quot;&quot;;[.C112]&lt;&gt;&quot;&quot;);[.F111]+[.D112]-[.E112];&quot;&quot;)">
            <text:p/>
          </table:table-cell>
          <table:table-cell table:number-columns-repeated="2" table:style-name="ce133"/>
          <table:table-cell table:style-name="ce133" table:formula="of:=IF(OR([.G112]&lt;&gt;&quot;&quot;;[.H112]&lt;&gt;&quot;&quot;;[.C112]&lt;&gt;&quot;&quot;);[.I111]+[.G112]-[.H112];&quot;&quot;)">
            <text:p/>
          </table:table-cell>
          <table:table-cell table:number-columns-repeated="2" table:style-name="ce135"/>
          <table:table-cell table:style-name="ce135" table:formula="of:=IF(OR([.J112]&lt;&gt;&quot;&quot;;[.K112]&lt;&gt;&quot;&quot;;[.C112]&lt;&gt;&quot;&quot;);[.L111]+[.J112]-[.K112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13]&lt;&gt;&quot;&quot;;[.E113]&lt;&gt;&quot;&quot;;[.C113]&lt;&gt;&quot;&quot;);[.F112]+[.D113]-[.E113];&quot;&quot;)">
            <text:p/>
          </table:table-cell>
          <table:table-cell table:number-columns-repeated="2" table:style-name="ce133"/>
          <table:table-cell table:style-name="ce133" table:formula="of:=IF(OR([.G113]&lt;&gt;&quot;&quot;;[.H113]&lt;&gt;&quot;&quot;;[.C113]&lt;&gt;&quot;&quot;);[.I112]+[.G113]-[.H113];&quot;&quot;)">
            <text:p/>
          </table:table-cell>
          <table:table-cell table:number-columns-repeated="2" table:style-name="ce135"/>
          <table:table-cell table:style-name="ce135" table:formula="of:=IF(OR([.J113]&lt;&gt;&quot;&quot;;[.K113]&lt;&gt;&quot;&quot;;[.C113]&lt;&gt;&quot;&quot;);[.L112]+[.J113]-[.K113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14]&lt;&gt;&quot;&quot;;[.E114]&lt;&gt;&quot;&quot;;[.C114]&lt;&gt;&quot;&quot;);[.F113]+[.D114]-[.E114];&quot;&quot;)">
            <text:p/>
          </table:table-cell>
          <table:table-cell table:number-columns-repeated="2" table:style-name="ce133"/>
          <table:table-cell table:style-name="ce133" table:formula="of:=IF(OR([.G114]&lt;&gt;&quot;&quot;;[.H114]&lt;&gt;&quot;&quot;;[.C114]&lt;&gt;&quot;&quot;);[.I113]+[.G114]-[.H114];&quot;&quot;)">
            <text:p/>
          </table:table-cell>
          <table:table-cell table:number-columns-repeated="2" table:style-name="ce135"/>
          <table:table-cell table:style-name="ce135" table:formula="of:=IF(OR([.J114]&lt;&gt;&quot;&quot;;[.K114]&lt;&gt;&quot;&quot;;[.C114]&lt;&gt;&quot;&quot;);[.L113]+[.J114]-[.K114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15]&lt;&gt;&quot;&quot;;[.E115]&lt;&gt;&quot;&quot;;[.C115]&lt;&gt;&quot;&quot;);[.F114]+[.D115]-[.E115];&quot;&quot;)">
            <text:p/>
          </table:table-cell>
          <table:table-cell table:number-columns-repeated="2" table:style-name="ce133"/>
          <table:table-cell table:style-name="ce133" table:formula="of:=IF(OR([.G115]&lt;&gt;&quot;&quot;;[.H115]&lt;&gt;&quot;&quot;;[.C115]&lt;&gt;&quot;&quot;);[.I114]+[.G115]-[.H115];&quot;&quot;)">
            <text:p/>
          </table:table-cell>
          <table:table-cell table:number-columns-repeated="2" table:style-name="ce135"/>
          <table:table-cell table:style-name="ce135" table:formula="of:=IF(OR([.J115]&lt;&gt;&quot;&quot;;[.K115]&lt;&gt;&quot;&quot;;[.C115]&lt;&gt;&quot;&quot;);[.L114]+[.J115]-[.K115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16]&lt;&gt;&quot;&quot;;[.E116]&lt;&gt;&quot;&quot;;[.C116]&lt;&gt;&quot;&quot;);[.F115]+[.D116]-[.E116];&quot;&quot;)">
            <text:p/>
          </table:table-cell>
          <table:table-cell table:number-columns-repeated="2" table:style-name="ce133"/>
          <table:table-cell table:style-name="ce133" table:formula="of:=IF(OR([.G116]&lt;&gt;&quot;&quot;;[.H116]&lt;&gt;&quot;&quot;;[.C116]&lt;&gt;&quot;&quot;);[.I115]+[.G116]-[.H116];&quot;&quot;)">
            <text:p/>
          </table:table-cell>
          <table:table-cell table:number-columns-repeated="2" table:style-name="ce135"/>
          <table:table-cell table:style-name="ce135" table:formula="of:=IF(OR([.J116]&lt;&gt;&quot;&quot;;[.K116]&lt;&gt;&quot;&quot;;[.C116]&lt;&gt;&quot;&quot;);[.L115]+[.J116]-[.K116];&quot;&quot;)">
            <text:p/>
          </table:table-cell>
        </table:table-row>
        <table:table-row table:style-name="ro3">
          <table:table-cell table:style-name="ce123" table:number-columns-repeated="2"/>
          <table:table-cell table:style-name="ce128"/>
          <table:table-cell table:number-columns-repeated="2" table:style-name="ce131"/>
          <table:table-cell table:style-name="ce131" table:formula="of:=IF(OR([.D117]&lt;&gt;&quot;&quot;;[.E117]&lt;&gt;&quot;&quot;;[.C117]&lt;&gt;&quot;&quot;);[.F116]+[.D117]-[.E117];&quot;&quot;)">
            <text:p/>
          </table:table-cell>
          <table:table-cell table:number-columns-repeated="2" table:style-name="ce133"/>
          <table:table-cell table:style-name="ce133" table:formula="of:=IF(OR([.G117]&lt;&gt;&quot;&quot;;[.H117]&lt;&gt;&quot;&quot;;[.C117]&lt;&gt;&quot;&quot;);[.I116]+[.G117]-[.H117];&quot;&quot;)">
            <text:p/>
          </table:table-cell>
          <table:table-cell table:number-columns-repeated="2" table:style-name="ce135"/>
          <table:table-cell table:style-name="ce135" table:formula="of:=IF(OR([.J117]&lt;&gt;&quot;&quot;;[.K117]&lt;&gt;&quot;&quot;;[.C117]&lt;&gt;&quot;&quot;);[.L116]+[.J117]-[.K117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18]&lt;&gt;&quot;&quot;;[.E118]&lt;&gt;&quot;&quot;);[.F117]+[.D118]-[.E118];&quot;&quot;)">
            <text:p/>
          </table:table-cell>
          <table:table-cell table:number-columns-repeated="2"/>
          <table:table-cell table:formula="of:=IF(OR([.G118]&lt;&gt;&quot;&quot;;[.H118]&lt;&gt;&quot;&quot;);[.I117]+[.G118]-[.H118];&quot;&quot;)">
            <text:p/>
          </table:table-cell>
          <table:table-cell table:number-columns-repeated="2"/>
          <table:table-cell table:formula="of:=IF(OR([.J118]&lt;&gt;&quot;&quot;;[.K118]&lt;&gt;&quot;&quot;);[.L117]+[.J118]-[.K118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19]&lt;&gt;&quot;&quot;;[.E119]&lt;&gt;&quot;&quot;);[.F118]+[.D119]-[.E119];&quot;&quot;)">
            <text:p/>
          </table:table-cell>
          <table:table-cell table:number-columns-repeated="2"/>
          <table:table-cell table:formula="of:=IF(OR([.G119]&lt;&gt;&quot;&quot;;[.H119]&lt;&gt;&quot;&quot;);[.I118]+[.G119]-[.H119];&quot;&quot;)">
            <text:p/>
          </table:table-cell>
          <table:table-cell table:number-columns-repeated="2"/>
          <table:table-cell table:formula="of:=IF(OR([.J119]&lt;&gt;&quot;&quot;;[.K119]&lt;&gt;&quot;&quot;);[.L118]+[.J119]-[.K119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20]&lt;&gt;&quot;&quot;;[.E120]&lt;&gt;&quot;&quot;);[.F119]+[.D120]-[.E120];&quot;&quot;)">
            <text:p/>
          </table:table-cell>
          <table:table-cell table:number-columns-repeated="2"/>
          <table:table-cell table:formula="of:=IF(OR([.G120]&lt;&gt;&quot;&quot;;[.H120]&lt;&gt;&quot;&quot;);[.I119]+[.G120]-[.H120];&quot;&quot;)">
            <text:p/>
          </table:table-cell>
          <table:table-cell table:number-columns-repeated="2"/>
          <table:table-cell table:formula="of:=IF(OR([.J120]&lt;&gt;&quot;&quot;;[.K120]&lt;&gt;&quot;&quot;);[.L119]+[.J120]-[.K120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21]&lt;&gt;&quot;&quot;;[.E121]&lt;&gt;&quot;&quot;);[.F120]+[.D121]-[.E121];&quot;&quot;)">
            <text:p/>
          </table:table-cell>
          <table:table-cell table:number-columns-repeated="2"/>
          <table:table-cell table:formula="of:=IF(OR([.G121]&lt;&gt;&quot;&quot;;[.H121]&lt;&gt;&quot;&quot;);[.I120]+[.G121]-[.H121];&quot;&quot;)">
            <text:p/>
          </table:table-cell>
          <table:table-cell table:number-columns-repeated="2"/>
          <table:table-cell table:formula="of:=IF(OR([.J121]&lt;&gt;&quot;&quot;;[.K121]&lt;&gt;&quot;&quot;);[.L120]+[.J121]-[.K121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22]&lt;&gt;&quot;&quot;;[.E122]&lt;&gt;&quot;&quot;);[.F121]+[.D122]-[.E122];&quot;&quot;)">
            <text:p/>
          </table:table-cell>
          <table:table-cell table:number-columns-repeated="2"/>
          <table:table-cell table:formula="of:=IF(OR([.G122]&lt;&gt;&quot;&quot;;[.H122]&lt;&gt;&quot;&quot;);[.I121]+[.G122]-[.H122];&quot;&quot;)">
            <text:p/>
          </table:table-cell>
          <table:table-cell table:number-columns-repeated="2"/>
          <table:table-cell table:formula="of:=IF(OR([.J122]&lt;&gt;&quot;&quot;;[.K122]&lt;&gt;&quot;&quot;);[.L121]+[.J122]-[.K122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23]&lt;&gt;&quot;&quot;;[.E123]&lt;&gt;&quot;&quot;);[.F122]+[.D123]-[.E123];&quot;&quot;)">
            <text:p/>
          </table:table-cell>
          <table:table-cell table:number-columns-repeated="2"/>
          <table:table-cell table:formula="of:=IF(OR([.G123]&lt;&gt;&quot;&quot;;[.H123]&lt;&gt;&quot;&quot;);[.I122]+[.G123]-[.H123];&quot;&quot;)">
            <text:p/>
          </table:table-cell>
          <table:table-cell table:number-columns-repeated="2"/>
          <table:table-cell table:formula="of:=IF(OR([.J123]&lt;&gt;&quot;&quot;;[.K123]&lt;&gt;&quot;&quot;);[.L122]+[.J123]-[.K123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24]&lt;&gt;&quot;&quot;;[.E124]&lt;&gt;&quot;&quot;);[.F123]+[.D124]-[.E124];&quot;&quot;)">
            <text:p/>
          </table:table-cell>
          <table:table-cell table:number-columns-repeated="2"/>
          <table:table-cell table:formula="of:=IF(OR([.G124]&lt;&gt;&quot;&quot;;[.H124]&lt;&gt;&quot;&quot;);[.I123]+[.G124]-[.H124];&quot;&quot;)">
            <text:p/>
          </table:table-cell>
          <table:table-cell table:number-columns-repeated="2"/>
          <table:table-cell table:formula="of:=IF(OR([.J124]&lt;&gt;&quot;&quot;;[.K124]&lt;&gt;&quot;&quot;);[.L123]+[.J124]-[.K124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25]&lt;&gt;&quot;&quot;;[.E125]&lt;&gt;&quot;&quot;);[.F124]+[.D125]-[.E125];&quot;&quot;)">
            <text:p/>
          </table:table-cell>
          <table:table-cell table:number-columns-repeated="2"/>
          <table:table-cell table:formula="of:=IF(OR([.G125]&lt;&gt;&quot;&quot;;[.H125]&lt;&gt;&quot;&quot;);[.I124]+[.G125]-[.H125];&quot;&quot;)">
            <text:p/>
          </table:table-cell>
          <table:table-cell table:number-columns-repeated="2"/>
          <table:table-cell table:formula="of:=IF(OR([.J125]&lt;&gt;&quot;&quot;;[.K125]&lt;&gt;&quot;&quot;);[.L124]+[.J125]-[.K125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26]&lt;&gt;&quot;&quot;;[.E126]&lt;&gt;&quot;&quot;);[.F125]+[.D126]-[.E126];&quot;&quot;)">
            <text:p/>
          </table:table-cell>
          <table:table-cell table:number-columns-repeated="2"/>
          <table:table-cell table:formula="of:=IF(OR([.G126]&lt;&gt;&quot;&quot;;[.H126]&lt;&gt;&quot;&quot;);[.I125]+[.G126]-[.H126];&quot;&quot;)">
            <text:p/>
          </table:table-cell>
          <table:table-cell table:number-columns-repeated="2"/>
          <table:table-cell table:formula="of:=IF(OR([.J126]&lt;&gt;&quot;&quot;;[.K126]&lt;&gt;&quot;&quot;);[.L125]+[.J126]-[.K126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27]&lt;&gt;&quot;&quot;;[.E127]&lt;&gt;&quot;&quot;);[.F126]+[.D127]-[.E127];&quot;&quot;)">
            <text:p/>
          </table:table-cell>
          <table:table-cell table:number-columns-repeated="2"/>
          <table:table-cell table:formula="of:=IF(OR([.G127]&lt;&gt;&quot;&quot;;[.H127]&lt;&gt;&quot;&quot;);[.I126]+[.G127]-[.H127];&quot;&quot;)">
            <text:p/>
          </table:table-cell>
          <table:table-cell table:number-columns-repeated="2"/>
          <table:table-cell table:formula="of:=IF(OR([.J127]&lt;&gt;&quot;&quot;;[.K127]&lt;&gt;&quot;&quot;);[.L126]+[.J127]-[.K127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28]&lt;&gt;&quot;&quot;;[.E128]&lt;&gt;&quot;&quot;);[.F127]+[.D128]-[.E128];&quot;&quot;)">
            <text:p/>
          </table:table-cell>
          <table:table-cell table:number-columns-repeated="2"/>
          <table:table-cell table:formula="of:=IF(OR([.G128]&lt;&gt;&quot;&quot;;[.H128]&lt;&gt;&quot;&quot;);[.I127]+[.G128]-[.H128];&quot;&quot;)">
            <text:p/>
          </table:table-cell>
          <table:table-cell table:number-columns-repeated="2"/>
          <table:table-cell table:formula="of:=IF(OR([.J128]&lt;&gt;&quot;&quot;;[.K128]&lt;&gt;&quot;&quot;);[.L127]+[.J128]-[.K128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29]&lt;&gt;&quot;&quot;;[.E129]&lt;&gt;&quot;&quot;);[.F128]+[.D129]-[.E129];&quot;&quot;)">
            <text:p/>
          </table:table-cell>
          <table:table-cell table:number-columns-repeated="2"/>
          <table:table-cell table:formula="of:=IF(OR([.G129]&lt;&gt;&quot;&quot;;[.H129]&lt;&gt;&quot;&quot;);[.I128]+[.G129]-[.H129];&quot;&quot;)">
            <text:p/>
          </table:table-cell>
          <table:table-cell table:number-columns-repeated="2"/>
          <table:table-cell table:formula="of:=IF(OR([.J129]&lt;&gt;&quot;&quot;;[.K129]&lt;&gt;&quot;&quot;);[.L128]+[.J129]-[.K129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30]&lt;&gt;&quot;&quot;;[.E130]&lt;&gt;&quot;&quot;);[.F129]+[.D130]-[.E130];&quot;&quot;)">
            <text:p/>
          </table:table-cell>
          <table:table-cell table:number-columns-repeated="2"/>
          <table:table-cell table:formula="of:=IF(OR([.G130]&lt;&gt;&quot;&quot;;[.H130]&lt;&gt;&quot;&quot;);[.I129]+[.G130]-[.H130];&quot;&quot;)">
            <text:p/>
          </table:table-cell>
          <table:table-cell table:number-columns-repeated="2"/>
          <table:table-cell table:formula="of:=IF(OR([.J130]&lt;&gt;&quot;&quot;;[.K130]&lt;&gt;&quot;&quot;);[.L129]+[.J130]-[.K130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31]&lt;&gt;&quot;&quot;;[.E131]&lt;&gt;&quot;&quot;);[.F130]+[.D131]-[.E131];&quot;&quot;)">
            <text:p/>
          </table:table-cell>
          <table:table-cell table:number-columns-repeated="2"/>
          <table:table-cell table:formula="of:=IF(OR([.G131]&lt;&gt;&quot;&quot;;[.H131]&lt;&gt;&quot;&quot;);[.I130]+[.G131]-[.H131];&quot;&quot;)">
            <text:p/>
          </table:table-cell>
          <table:table-cell table:number-columns-repeated="2"/>
          <table:table-cell table:formula="of:=IF(OR([.J131]&lt;&gt;&quot;&quot;;[.K131]&lt;&gt;&quot;&quot;);[.L130]+[.J131]-[.K131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32]&lt;&gt;&quot;&quot;;[.E132]&lt;&gt;&quot;&quot;);[.F131]+[.D132]-[.E132];&quot;&quot;)">
            <text:p/>
          </table:table-cell>
          <table:table-cell table:number-columns-repeated="2"/>
          <table:table-cell table:formula="of:=IF(OR([.G132]&lt;&gt;&quot;&quot;;[.H132]&lt;&gt;&quot;&quot;);[.I131]+[.G132]-[.H132];&quot;&quot;)">
            <text:p/>
          </table:table-cell>
          <table:table-cell table:number-columns-repeated="2"/>
          <table:table-cell table:formula="of:=IF(OR([.J132]&lt;&gt;&quot;&quot;;[.K132]&lt;&gt;&quot;&quot;);[.L131]+[.J132]-[.K132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33]&lt;&gt;&quot;&quot;;[.E133]&lt;&gt;&quot;&quot;);[.F132]+[.D133]-[.E133];&quot;&quot;)">
            <text:p/>
          </table:table-cell>
          <table:table-cell table:number-columns-repeated="2"/>
          <table:table-cell table:formula="of:=IF(OR([.G133]&lt;&gt;&quot;&quot;;[.H133]&lt;&gt;&quot;&quot;);[.I132]+[.G133]-[.H133];&quot;&quot;)">
            <text:p/>
          </table:table-cell>
          <table:table-cell table:number-columns-repeated="2"/>
          <table:table-cell table:formula="of:=IF(OR([.J133]&lt;&gt;&quot;&quot;;[.K133]&lt;&gt;&quot;&quot;);[.L132]+[.J133]-[.K133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34]&lt;&gt;&quot;&quot;;[.E134]&lt;&gt;&quot;&quot;);[.F133]+[.D134]-[.E134];&quot;&quot;)">
            <text:p/>
          </table:table-cell>
          <table:table-cell table:number-columns-repeated="2"/>
          <table:table-cell table:formula="of:=IF(OR([.G134]&lt;&gt;&quot;&quot;;[.H134]&lt;&gt;&quot;&quot;);[.I133]+[.G134]-[.H134];&quot;&quot;)">
            <text:p/>
          </table:table-cell>
          <table:table-cell table:number-columns-repeated="2"/>
          <table:table-cell table:formula="of:=IF(OR([.J134]&lt;&gt;&quot;&quot;;[.K134]&lt;&gt;&quot;&quot;);[.L133]+[.J134]-[.K134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35]&lt;&gt;&quot;&quot;;[.E135]&lt;&gt;&quot;&quot;);[.F134]+[.D135]-[.E135];&quot;&quot;)">
            <text:p/>
          </table:table-cell>
          <table:table-cell table:number-columns-repeated="2"/>
          <table:table-cell table:formula="of:=IF(OR([.G135]&lt;&gt;&quot;&quot;;[.H135]&lt;&gt;&quot;&quot;);[.I134]+[.G135]-[.H135];&quot;&quot;)">
            <text:p/>
          </table:table-cell>
          <table:table-cell table:number-columns-repeated="2"/>
          <table:table-cell table:formula="of:=IF(OR([.J135]&lt;&gt;&quot;&quot;;[.K135]&lt;&gt;&quot;&quot;);[.L134]+[.J135]-[.K135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36]&lt;&gt;&quot;&quot;;[.E136]&lt;&gt;&quot;&quot;);[.F135]+[.D136]-[.E136];&quot;&quot;)">
            <text:p/>
          </table:table-cell>
          <table:table-cell table:number-columns-repeated="2"/>
          <table:table-cell table:formula="of:=IF(OR([.G136]&lt;&gt;&quot;&quot;;[.H136]&lt;&gt;&quot;&quot;);[.I135]+[.G136]-[.H136];&quot;&quot;)">
            <text:p/>
          </table:table-cell>
          <table:table-cell table:number-columns-repeated="2"/>
          <table:table-cell table:formula="of:=IF(OR([.J136]&lt;&gt;&quot;&quot;;[.K136]&lt;&gt;&quot;&quot;);[.L135]+[.J136]-[.K136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37]&lt;&gt;&quot;&quot;;[.E137]&lt;&gt;&quot;&quot;);[.F136]+[.D137]-[.E137];&quot;&quot;)">
            <text:p/>
          </table:table-cell>
          <table:table-cell table:number-columns-repeated="2"/>
          <table:table-cell table:formula="of:=IF(OR([.G137]&lt;&gt;&quot;&quot;;[.H137]&lt;&gt;&quot;&quot;);[.I136]+[.G137]-[.H137];&quot;&quot;)">
            <text:p/>
          </table:table-cell>
          <table:table-cell table:number-columns-repeated="2"/>
          <table:table-cell table:formula="of:=IF(OR([.J137]&lt;&gt;&quot;&quot;;[.K137]&lt;&gt;&quot;&quot;);[.L136]+[.J137]-[.K137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38]&lt;&gt;&quot;&quot;;[.E138]&lt;&gt;&quot;&quot;);[.F137]+[.D138]-[.E138];&quot;&quot;)">
            <text:p/>
          </table:table-cell>
          <table:table-cell table:number-columns-repeated="2"/>
          <table:table-cell table:formula="of:=IF(OR([.G138]&lt;&gt;&quot;&quot;;[.H138]&lt;&gt;&quot;&quot;);[.I137]+[.G138]-[.H138];&quot;&quot;)">
            <text:p/>
          </table:table-cell>
          <table:table-cell table:number-columns-repeated="2"/>
          <table:table-cell table:formula="of:=IF(OR([.J138]&lt;&gt;&quot;&quot;;[.K138]&lt;&gt;&quot;&quot;);[.L137]+[.J138]-[.K138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39]&lt;&gt;&quot;&quot;;[.E139]&lt;&gt;&quot;&quot;);[.F138]+[.D139]-[.E139];&quot;&quot;)">
            <text:p/>
          </table:table-cell>
          <table:table-cell table:number-columns-repeated="2"/>
          <table:table-cell table:formula="of:=IF(OR([.G139]&lt;&gt;&quot;&quot;;[.H139]&lt;&gt;&quot;&quot;);[.I138]+[.G139]-[.H139];&quot;&quot;)">
            <text:p/>
          </table:table-cell>
          <table:table-cell table:number-columns-repeated="2"/>
          <table:table-cell table:formula="of:=IF(OR([.J139]&lt;&gt;&quot;&quot;;[.K139]&lt;&gt;&quot;&quot;);[.L138]+[.J139]-[.K139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40]&lt;&gt;&quot;&quot;;[.E140]&lt;&gt;&quot;&quot;);[.F139]+[.D140]-[.E140];&quot;&quot;)">
            <text:p/>
          </table:table-cell>
          <table:table-cell table:number-columns-repeated="2"/>
          <table:table-cell table:formula="of:=IF(OR([.G140]&lt;&gt;&quot;&quot;;[.H140]&lt;&gt;&quot;&quot;);[.I139]+[.G140]-[.H140];&quot;&quot;)">
            <text:p/>
          </table:table-cell>
          <table:table-cell table:number-columns-repeated="2"/>
          <table:table-cell table:formula="of:=IF(OR([.J140]&lt;&gt;&quot;&quot;;[.K140]&lt;&gt;&quot;&quot;);[.L139]+[.J140]-[.K140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41]&lt;&gt;&quot;&quot;;[.E141]&lt;&gt;&quot;&quot;);[.F140]+[.D141]-[.E141];&quot;&quot;)">
            <text:p/>
          </table:table-cell>
          <table:table-cell table:number-columns-repeated="2"/>
          <table:table-cell table:formula="of:=IF(OR([.G141]&lt;&gt;&quot;&quot;;[.H141]&lt;&gt;&quot;&quot;);[.I140]+[.G141]-[.H141];&quot;&quot;)">
            <text:p/>
          </table:table-cell>
          <table:table-cell table:number-columns-repeated="2"/>
          <table:table-cell table:formula="of:=IF(OR([.J141]&lt;&gt;&quot;&quot;;[.K141]&lt;&gt;&quot;&quot;);[.L140]+[.J141]-[.K141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42]&lt;&gt;&quot;&quot;;[.E142]&lt;&gt;&quot;&quot;);[.F141]+[.D142]-[.E142];&quot;&quot;)">
            <text:p/>
          </table:table-cell>
          <table:table-cell table:number-columns-repeated="2"/>
          <table:table-cell table:formula="of:=IF(OR([.G142]&lt;&gt;&quot;&quot;;[.H142]&lt;&gt;&quot;&quot;);[.I141]+[.G142]-[.H142];&quot;&quot;)">
            <text:p/>
          </table:table-cell>
          <table:table-cell table:number-columns-repeated="2"/>
          <table:table-cell table:formula="of:=IF(OR([.J142]&lt;&gt;&quot;&quot;;[.K142]&lt;&gt;&quot;&quot;);[.L141]+[.J142]-[.K142];&quot;&quot;)">
            <text:p/>
          </table:table-cell>
        </table:table-row>
        <table:table-row table:style-name="ro3">
          <table:table-cell table:number-columns-repeated="3"/>
          <table:table-cell table:number-columns-repeated="2"/>
          <table:table-cell table:formula="of:=IF(OR([.D143]&lt;&gt;&quot;&quot;;[.E143]&lt;&gt;&quot;&quot;);[.F142]+[.D143]-[.E143];&quot;&quot;)">
            <text:p/>
          </table:table-cell>
          <table:table-cell table:number-columns-repeated="2"/>
          <table:table-cell table:formula="of:=IF(OR([.G143]&lt;&gt;&quot;&quot;;[.H143]&lt;&gt;&quot;&quot;);[.I142]+[.G143]-[.H143];&quot;&quot;)">
            <text:p/>
          </table:table-cell>
          <table:table-cell table:number-columns-repeated="2"/>
          <table:table-cell table:formula="of:=IF(OR([.J143]&lt;&gt;&quot;&quot;;[.K143]&lt;&gt;&quot;&quot;);[.L142]+[.J143]-[.K143];&quot;&quot;)">
            <text:p/>
          </table:table-cell>
        </table:table-row>
        <table:table-row table:style-name="ro3" table:number-rows-repeated="1048432">
          <table:table-cell table:number-columns-repeated="12"/>
        </table:table-row>
        <table:table-row table:style-name="ro3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25in" fo:margin-right="0.25in" style:first-page-number="continue" style:scale-to="100%" style:writing-mode="lr-tb"/>
      <style:header-style>
        <style:header-footer-properties fo:min-height="0.2957in" fo:margin-left="0.498in" fo:margin-right="0.498in" fo:margin-bottom="0in"/>
      </style:header-style>
      <style:footer-style>
        <style:header-footer-properties fo:min-height="0.2957in" fo:margin-left="0.498in" fo:margin-right="0.49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5">
      <style:page-layout-properties fo:page-width="11in" fo:page-height="8.5in" style:num-format="1" style:print-orientation="landscape" fo:margin-top="0.75in" fo:margin-bottom="0.75in" fo:margin-left="0.25in" fo:margin-right="0.25in" style:first-page-number="continue" style:scale-to-X="1" style:scale-to-Y="1" style:writing-mode="lr-tb"/>
      <style:header-style>
        <style:header-footer-properties fo:min-height="0.2957in" fo:margin-left="0.498in" fo:margin-right="0.498in" fo:margin-bottom="0in"/>
      </style:header-style>
      <style:footer-style>
        <style:header-footer-properties fo:min-height="0.2957in" fo:margin-left="0.498in" fo:margin-right="0.49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5">08/15/2023</text:date>, <text:time>12:3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SH" style:display-name="PageStyle_PS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-_20_Character_5f_v5_20_-" style:display-name="PageStyle_- Character_v5 -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haracter_5f_Priliminary" style:display-name="PageStyle_Character_Priliminar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haracter_5f_2_5f_BadMath" style:display-name="PageStyle_Character_2_BadMath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-_20_Character_5f_v6_20_-" style:display-name="PageStyle_- Character_v6 -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ointsLog" style:display-name="PageStyle_PointsLog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b v</dc:creator>
    <dc:date>2023-08-15T12:32:57.93</dc:date>
    <meta:editing-cycles>122</meta:editing-cycles>
    <meta:editing-duration>P5DT2H18M33S</meta:editing-duration>
    <meta:generator>OpenOffice/4.1.7$Win32 OpenOffice.org_project/417m1$Build-9800</meta:generator>
    <meta:document-statistic meta:table-count="4" meta:cell-count="3822" meta:object-count="0"/>
  </office:meta>
</office:document-meta>
</file>